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92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9" table:style-name="ce1">
            <text:p>109</text:p>
          </table:table-cell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" table:style-name="ce1">
            <text:p>112</text:p>
          </table:table-cell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office:value-type="float" office:value="0.1674066438913914" table:style-name="ce1">
            <text:p>0.167406644</text:p>
          </table:table-cell>
          <table:table-cell office:value-type="float" office:value="-4.3884455934386164" table:style-name="ce1">
            <text:p>-4.38844559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7" table:style-name="ce1">
            <text:p>117</text:p>
          </table:table-cell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8" table:style-name="ce1">
            <text:p>128</text:p>
          </table:table-cell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3" table:style-name="ce1">
            <text:p>133</text:p>
          </table:table-cell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26258561839207" table:style-name="ce1">
            <text:p>0.262625856</text:p>
          </table:table-cell>
          <table:table-cell office:value-type="float" office:value="-5.8040989347382173" table:style-name="ce1">
            <text:p>-5.8040989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0" table:style-name="ce1">
            <text:p>140</text:p>
          </table:table-cell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1" table:style-name="ce1">
            <text:p>141</text:p>
          </table:table-cell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2" table:style-name="ce1">
            <text:p>142</text:p>
          </table:table-cell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6" table:style-name="ce1">
            <text:p>146</text:p>
          </table:table-cell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9" table:style-name="ce1">
            <text:p>149</text:p>
          </table:table-cell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1" table:style-name="ce1">
            <text:p>151</text:p>
          </table:table-cell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2" table:style-name="ce1">
            <text:p>102</text:p>
          </table:table-cell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9" table:style-name="ce1">
            <text:p>159</text:p>
          </table:table-cell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2" table:style-name="ce1">
            <text:p>162</text:p>
          </table:table-cell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9" table:style-name="ce1">
            <text:p>169</text:p>
          </table:table-cell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7" table:style-name="ce1">
            <text:p>107</text:p>
          </table:table-cell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7924746861411909" table:style-name="ce1">
            <text:p>0.279247469</text:p>
          </table:table-cell>
          <table:table-cell office:value-type="float" office:value="-6.1491277722368229" table:style-name="ce1">
            <text:p>-6.1491277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1" table:style-name="ce1">
            <text:p>171</text:p>
          </table:table-cell>
          <table:table-cell office:value-type="float" office:value="0.28098265383633819" table:style-name="ce1">
            <text:p>0.280982654</text:p>
          </table:table-cell>
          <table:table-cell office:value-type="float" office:value="-6.3659624954423553" table:style-name="ce1">
            <text:p>-6.36596249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9" table:style-name="ce1">
            <text:p>109</text:p>
          </table:table-cell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1" table:style-name="ce1">
            <text:p>111</text:p>
          </table:table-cell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4" table:style-name="ce1">
            <text:p>114</text:p>
          </table:table-cell>
          <table:table-cell office:value-type="float" office:value="0.36628859766097854" table:style-name="ce1">
            <text:p>0.366288598</text:p>
          </table:table-cell>
          <table:table-cell office:value-type="float" office:value="-11.174927557991424" table:style-name="ce1">
            <text:p>-11.174927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5" table:style-name="ce1">
            <text:p>115</text:p>
          </table:table-cell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6" table:style-name="ce1">
            <text:p>116</text:p>
          </table:table-cell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8" table:style-name="ce1">
            <text:p>118</text:p>
          </table:table-cell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0" table:style-name="ce1">
            <text:p>120</text:p>
          </table:table-cell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4" table:style-name="ce1">
            <text:p>124</text:p>
          </table:table-cell>
          <table:table-cell office:value-type="float" office:value="0.37225489135531448" table:style-name="ce1">
            <text:p>0.372254891</text:p>
          </table:table-cell>
          <table:table-cell office:value-type="float" office:value="-11.096154079405764" table:style-name="ce1">
            <text:p>-11.096154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34252854759704343" table:style-name="ce1">
            <text:p>0.342528548</text:p>
          </table:table-cell>
          <table:table-cell office:value-type="float" office:value="-11.517190505443224" table:style-name="ce1">
            <text:p>-11.517190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5" table:style-name="ce1">
            <text:p>125</text:p>
          </table:table-cell>
          <table:table-cell office:value-type="float" office:value="0.42271453472993925" table:style-name="ce1">
            <text:p>0.422714535</text:p>
          </table:table-cell>
          <table:table-cell office:value-type="float" office:value="-11.823409519416545" table:style-name="ce1">
            <text:p>-11.8234095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3593213665903594" table:style-name="ce1">
            <text:p>0.359321367</text:p>
          </table:table-cell>
          <table:table-cell office:value-type="float" office:value="-11.425112834422192" table:style-name="ce1">
            <text:p>-11.425112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7" table:style-name="ce1">
            <text:p>127</text:p>
          </table:table-cell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9" table:style-name="ce1">
            <text:p>129</text:p>
          </table:table-cell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0" table:style-name="ce1">
            <text:p>130</text:p>
          </table:table-cell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499999999999998" table:style-name="ce1">
            <text:p>0.9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2" table:style-name="ce1">
            <text:p>132</text:p>
          </table:table-cell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4" table:style-name="ce1">
            <text:p>134</text:p>
          </table:table-cell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6" table:style-name="ce1">
            <text:p>136</text:p>
          </table:table-cell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39" table:style-name="ce1">
            <text:p>139</text:p>
          </table:table-cell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3" table:style-name="ce1">
            <text:p>143</text:p>
          </table:table-cell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2" table:style-name="ce1">
            <text:p>152</text:p>
          </table:table-cell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3" table:style-name="ce1">
            <text:p>153</text:p>
          </table:table-cell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4" table:style-name="ce1">
            <text:p>154</text:p>
          </table:table-cell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5" table:style-name="ce1">
            <text:p>155</text:p>
          </table:table-cell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6" table:style-name="ce1">
            <text:p>156</text:p>
          </table:table-cell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7" table:style-name="ce1">
            <text:p>157</text:p>
          </table:table-cell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1" table:style-name="ce1">
            <text:p>101</text:p>
          </table:table-cell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float" office:value="0.49429261299398014" table:style-name="ce1">
            <text:p>0.494292613</text:p>
          </table:table-cell>
          <table:table-cell office:value-type="float" office:value="-12.597309487428573" table:style-name="ce1">
            <text:p>-12.5973094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68" table:style-name="ce1">
            <text:p>168</text:p>
          </table:table-cell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6" table:style-name="ce1">
            <text:p>106</text:p>
          </table:table-cell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0" table:style-name="ce1">
            <text:p>170</text:p>
          </table:table-cell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2" table:style-name="ce1">
            <text:p>172</text:p>
          </table:table-cell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6" table:style-name="ce1">
            <text:p>116</text:p>
          </table:table-cell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" table:style-name="ce1">
            <text:p>119</text:p>
          </table:table-cell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2" table:style-name="ce1">
            <text:p>122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1" table:style-name="ce1">
            <text:p>131</text:p>
          </table:table-cell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47" table:style-name="ce1">
            <text:p>147</text:p>
          </table:table-cell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58" table:style-name="ce1">
            <text:p>158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60" table:style-name="ce1">
            <text:p>160</text:p>
          </table:table-cell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64" table:style-name="ce1">
            <text:p>164</text:p>
          </table:table-cell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37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6100000000000003" table:style-name="ce3">
            <text:p>0.661</text:p>
          </table:table-cell>
          <table:table-cell office:value-type="float" office:value="0.61299999999999999" table:style-name="ce3">
            <text:p>0.613</text:p>
          </table:table-cell>
          <table:table-cell office:value-type="float" office:value="0.58599999999999997" table:style-name="ce3">
            <text:p>0.586</text:p>
          </table:table-cell>
          <table:table-cell office:value-type="float" office:value="0.57299999999999995" table:style-name="ce3">
            <text:p>0.573</text:p>
          </table:table-cell>
          <table:table-cell office:value-type="float" office:value="0.57199999999999995" table:style-name="ce3">
            <text:p>0.572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625" table:style-name="ce3">
            <text:p>0.625</text:p>
          </table:table-cell>
          <table:table-cell office:value-type="float" office:value="0.71899999999999997" table:style-name="ce3">
            <text:p>0.719</text:p>
          </table:table-cell>
          <table:table-cell office:value-type="float" office:value="0.82499999999999996" table:style-name="ce3">
            <text:p>0.825</text:p>
          </table:table-cell>
          <table:table-cell office:value-type="float" office:value="0.874" table:style-name="ce3">
            <text:p>0.874</text:p>
          </table:table-cell>
          <table:table-cell office:value-type="float" office:value="0.876" table:style-name="ce3">
            <text:p>0.876</text:p>
          </table:table-cell>
          <table:table-cell office:value-type="float" office:value="0.88" table:style-name="ce3">
            <text:p>0.88</text:p>
          </table:table-cell>
          <table:table-cell office:value-type="float" office:value="0.85599999999999998" table:style-name="ce3">
            <text:p>0.856</text:p>
          </table:table-cell>
          <table:table-cell office:value-type="float" office:value="0.84" table:style-name="ce3">
            <text:p>0.84</text:p>
          </table:table-cell>
          <table:table-cell office:value-type="float" office:value="0.85" table:style-name="ce3">
            <text:p>0.85</text:p>
          </table:table-cell>
          <table:table-cell office:value-type="float" office:value="0.84599999999999997" table:style-name="ce3">
            <text:p>0.846</text:p>
          </table:table-cell>
          <table:table-cell office:value-type="float" office:value="0.85099999999999998" table:style-name="ce3">
            <text:p>0.851</text:p>
          </table:table-cell>
          <table:table-cell office:value-type="float" office:value="0.873" table:style-name="ce3">
            <text:p>0.873</text:p>
          </table:table-cell>
          <table:table-cell office:value-type="float" office:value="0.94199999999999995" table:style-name="ce3">
            <text:p>0.942</text:p>
          </table:table-cell>
          <table:table-cell office:value-type="float" office:value="0.96699999999999997" table:style-name="ce3">
            <text:p>0.967</text:p>
          </table:table-cell>
          <table:table-cell office:value-type="float" office:value="0.96499999999999997" table:style-name="ce3">
            <text:p>0.965</text:p>
          </table:table-cell>
          <table:table-cell office:value-type="float" office:value="0.92400000000000004" table:style-name="ce3">
            <text:p>0.924</text:p>
          </table:table-cell>
          <table:table-cell office:value-type="float" office:value="0.84899999999999998" table:style-name="ce3">
            <text:p>0.849</text:p>
          </table:table-cell>
          <table:table-cell office:value-type="float" office:value="0.748" table:style-name="ce3">
            <text:p>0.748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6419999999999999" table:style-name="ce3">
            <text:p>2.642</text:p>
          </table:table-cell>
          <table:table-cell office:value-type="float" office:value="2.4510000000000001" table:style-name="ce3">
            <text:p>2.451</text:p>
          </table:table-cell>
          <table:table-cell office:value-type="float" office:value="2.3450000000000002" table:style-name="ce3">
            <text:p>2.345</text:p>
          </table:table-cell>
          <table:table-cell office:value-type="float" office:value="2.2909999999999999" table:style-name="ce3">
            <text:p>2.291</text:p>
          </table:table-cell>
          <table:table-cell office:value-type="float" office:value="2.286" table:style-name="ce3">
            <text:p>2.286</text:p>
          </table:table-cell>
          <table:table-cell office:value-type="float" office:value="2.3210000000000002" table:style-name="ce3">
            <text:p>2.321</text:p>
          </table:table-cell>
          <table:table-cell office:value-type="float" office:value="2.5019999999999998" table:style-name="ce3">
            <text:p>2.502</text:p>
          </table:table-cell>
          <table:table-cell office:value-type="float" office:value="2.875" table:style-name="ce3">
            <text:p>2.875</text:p>
          </table:table-cell>
          <table:table-cell office:value-type="float" office:value="3.3010000000000002" table:style-name="ce3">
            <text:p>3.301</text:p>
          </table:table-cell>
          <table:table-cell office:value-type="float" office:value="3.496" table:style-name="ce3">
            <text:p>3.496</text:p>
          </table:table-cell>
          <table:table-cell office:value-type="float" office:value="3.5030000000000001" table:style-name="ce3">
            <text:p>3.503</text:p>
          </table:table-cell>
          <table:table-cell office:value-type="float" office:value="3.5219999999999998" table:style-name="ce3">
            <text:p>3.522</text:p>
          </table:table-cell>
          <table:table-cell office:value-type="float" office:value="3.4260000000000002" table:style-name="ce3">
            <text:p>3.426</text:p>
          </table:table-cell>
          <table:table-cell office:value-type="float" office:value="3.36" table:style-name="ce3">
            <text:p>3.36</text:p>
          </table:table-cell>
          <table:table-cell office:value-type="float" office:value="3.4009999999999998" table:style-name="ce3">
            <text:p>3.401</text:p>
          </table:table-cell>
          <table:table-cell office:value-type="float" office:value="3.383" table:style-name="ce3">
            <text:p>3.383</text:p>
          </table:table-cell>
          <table:table-cell office:value-type="float" office:value="3.403" table:style-name="ce3">
            <text:p>3.403</text:p>
          </table:table-cell>
          <table:table-cell office:value-type="float" office:value="3.4940000000000002" table:style-name="ce3">
            <text:p>3.494</text:p>
          </table:table-cell>
          <table:table-cell office:value-type="float" office:value="3.766" table:style-name="ce3">
            <text:p>3.766</text:p>
          </table:table-cell>
          <table:table-cell office:value-type="float" office:value="3.87" table:style-name="ce3">
            <text:p>3.87</text:p>
          </table:table-cell>
          <table:table-cell office:value-type="float" office:value="3.859" table:style-name="ce3">
            <text:p>3.859</text:p>
          </table:table-cell>
          <table:table-cell office:value-type="float" office:value="3.6949999999999998" table:style-name="ce3">
            <text:p>3.695</text:p>
          </table:table-cell>
          <table:table-cell office:value-type="float" office:value="3.3969999999999998" table:style-name="ce3">
            <text:p>3.397</text:p>
          </table:table-cell>
          <table:table-cell office:value-type="float" office:value="2.9929999999999999" table:style-name="ce3">
            <text:p>2.99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46" table:style-name="ce3">
            <text:p>2.246</text:p>
          </table:table-cell>
          <table:table-cell office:value-type="float" office:value="2.0830000000000002" table:style-name="ce3">
            <text:p>2.083</text:p>
          </table:table-cell>
          <table:table-cell office:value-type="float" office:value="1.9930000000000001" table:style-name="ce3">
            <text:p>1.993</text:p>
          </table:table-cell>
          <table:table-cell office:value-type="float" office:value="1.9470000000000001" table:style-name="ce3">
            <text:p>1.947</text:p>
          </table:table-cell>
          <table:table-cell office:value-type="float" office:value="1.9430000000000001" table:style-name="ce3">
            <text:p>1.943</text:p>
          </table:table-cell>
          <table:table-cell office:value-type="float" office:value="1.9730000000000001" table:style-name="ce3">
            <text:p>1.973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4430000000000001" table:style-name="ce3">
            <text:p>2.443</text:p>
          </table:table-cell>
          <table:table-cell office:value-type="float" office:value="2.806" table:style-name="ce3">
            <text:p>2.806</text:p>
          </table:table-cell>
          <table:table-cell office:value-type="float" office:value="2.972" table:style-name="ce3">
            <text:p>2.972</text:p>
          </table:table-cell>
          <table:table-cell office:value-type="float" office:value="2.9780000000000002" table:style-name="ce3">
            <text:p>2.978</text:p>
          </table:table-cell>
          <table:table-cell office:value-type="float" office:value="2.9940000000000002" table:style-name="ce3">
            <text:p>2.994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8559999999999999" table:style-name="ce3">
            <text:p>2.856</text:p>
          </table:table-cell>
          <table:table-cell office:value-type="float" office:value="2.891" table:style-name="ce3">
            <text:p>2.891</text:p>
          </table:table-cell>
          <table:table-cell office:value-type="float" office:value="2.875" table:style-name="ce3">
            <text:p>2.875</text:p>
          </table:table-cell>
          <table:table-cell office:value-type="float" office:value="2.8929999999999998" table:style-name="ce3">
            <text:p>2.893</text:p>
          </table:table-cell>
          <table:table-cell office:value-type="float" office:value="2.97" table:style-name="ce3">
            <text:p>2.97</text:p>
          </table:table-cell>
          <table:table-cell office:value-type="float" office:value="3.2010000000000001" table:style-name="ce3">
            <text:p>3.201</text:p>
          </table:table-cell>
          <table:table-cell office:value-type="float" office:value="3.2890000000000001" table:style-name="ce3">
            <text:p>3.289</text:p>
          </table:table-cell>
          <table:table-cell office:value-type="float" office:value="3.2810000000000001" table:style-name="ce3">
            <text:p>3.281</text:p>
          </table:table-cell>
          <table:table-cell office:value-type="float" office:value="3.141" table:style-name="ce3">
            <text:p>3.141</text:p>
          </table:table-cell>
          <table:table-cell office:value-type="float" office:value="2.8879999999999999" table:style-name="ce3">
            <text:p>2.888</text:p>
          </table:table-cell>
          <table:table-cell office:value-type="float" office:value="2.544" table:style-name="ce3">
            <text:p>2.544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23" table:style-name="ce3">
            <text:p>0.123</text:p>
          </table:table-cell>
          <table:table-cell office:value-type="float" office:value="0.11700000000000001" table:style-name="ce3">
            <text:p>0.117</text:p>
          </table:table-cell>
          <table:table-cell office:value-type="float" office:value="0.115" table:style-name="ce3">
            <text:p>0.115</text:p>
          </table:table-cell>
          <table:table-cell office:value-type="float" office:value="0.114" table:style-name="ce3">
            <text:p>0.114</text:p>
          </table:table-cell>
          <table:table-cell office:value-type="float" office:value="0.11600000000000001" table:style-name="ce3">
            <text:p>0.116</text:p>
          </table:table-cell>
          <table:table-cell office:value-type="float" office:value="0.125" table:style-name="ce3">
            <text:p>0.125</text:p>
          </table:table-cell>
          <table:table-cell office:value-type="float" office:value="0.14399999999999999" table:style-name="ce3">
            <text:p>0.144</text:p>
          </table:table-cell>
          <table:table-cell office:value-type="float" office:value="0.16500000000000001" table:style-name="ce3">
            <text:p>0.165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7599999999999999" table:style-name="ce3">
            <text:p>0.176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7" table:style-name="ce3">
            <text:p>0.17</text:p>
          </table:table-cell>
          <table:table-cell office:value-type="float" office:value="0.16900000000000001" table:style-name="ce3">
            <text:p>0.169</text:p>
          </table:table-cell>
          <table:table-cell office:value-type="float" office:value="0.17" table:style-name="ce3">
            <text:p>0.1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88" table:style-name="ce3">
            <text:p>0.188</text:p>
          </table:table-cell>
          <table:table-cell office:value-type="float" office:value="0.193" table:style-name="ce3">
            <text:p>0.193</text:p>
          </table:table-cell>
          <table:table-cell office:value-type="float" office:value="0.193" table:style-name="ce3">
            <text:p>0.193</text:p>
          </table:table-cell>
          <table:table-cell office:value-type="float" office:value="0.185" table:style-name="ce3">
            <text:p>0.185</text:p>
          </table:table-cell>
          <table:table-cell office:value-type="float" office:value="0.17" table:style-name="ce3">
            <text:p>0.17</text:p>
          </table:table-cell>
          <table:table-cell office:value-type="float" office:value="0.15" table:style-name="ce3">
            <text:p>0.15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79300000000000004" table:style-name="ce3">
            <text:p>0.793</text:p>
          </table:table-cell>
          <table:table-cell office:value-type="float" office:value="0.73499999999999999" table:style-name="ce3">
            <text:p>0.735</text:p>
          </table:table-cell>
          <table:table-cell office:value-type="float" office:value="0.70299999999999996" table:style-name="ce3">
            <text:p>0.703</text:p>
          </table:table-cell>
          <table:table-cell office:value-type="float" office:value="0.68700000000000006" table:style-name="ce3">
            <text:p>0.687</text:p>
          </table:table-cell>
          <table:table-cell office:value-type="float" office:value="0.68600000000000005" table:style-name="ce3">
            <text:p>0.686</text:p>
          </table:table-cell>
          <table:table-cell office:value-type="float" office:value="0.69599999999999995" table:style-name="ce3">
            <text:p>0.696</text:p>
          </table:table-cell>
          <table:table-cell office:value-type="float" office:value="0.751" table:style-name="ce3">
            <text:p>0.751</text:p>
          </table:table-cell>
          <table:table-cell office:value-type="float" office:value="0.86199999999999999" table:style-name="ce3">
            <text:p>0.862</text:p>
          </table:table-cell>
          <table:table-cell office:value-type="float" office:value="0.99" table:style-name="ce3">
            <text:p>0.99</text:p>
          </table:table-cell>
          <table:table-cell office:value-type="float" office:value="1.0489999999999999" table:style-name="ce3">
            <text:p>1.049</text:p>
          </table:table-cell>
          <table:table-cell office:value-type="float" office:value="1.0509999999999999" table:style-name="ce3">
            <text:p>1.051</text:p>
          </table:table-cell>
          <table:table-cell office:value-type="float" office:value="1.0569999999999999" table:style-name="ce3">
            <text:p>1.057</text:p>
          </table:table-cell>
          <table:table-cell office:value-type="float" office:value="1.028" table:style-name="ce3">
            <text:p>1.028</text:p>
          </table:table-cell>
          <table:table-cell office:value-type="float" office:value="1.008" table:style-name="ce3">
            <text:p>1.008</text:p>
          </table:table-cell>
          <table:table-cell office:value-type="float" office:value="1.02" table:style-name="ce3">
            <text:p>1.02</text:p>
          </table:table-cell>
          <table:table-cell office:value-type="float" office:value="1.0149999999999999" table:style-name="ce3">
            <text:p>1.015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1.048" table:style-name="ce3">
            <text:p>1.048</text:p>
          </table:table-cell>
          <table:table-cell office:value-type="float" office:value="1.1299999999999999" table:style-name="ce3">
            <text:p>1.13</text:p>
          </table:table-cell>
          <table:table-cell office:value-type="float" office:value="1.161" table:style-name="ce3">
            <text:p>1.161</text:p>
          </table:table-cell>
          <table:table-cell office:value-type="float" office:value="1.1579999999999999" table:style-name="ce3">
            <text:p>1.158</text:p>
          </table:table-cell>
          <table:table-cell office:value-type="float" office:value="1.1080000000000001" table:style-name="ce3">
            <text:p>1.108</text:p>
          </table:table-cell>
          <table:table-cell office:value-type="float" office:value="1.0189999999999999" table:style-name="ce3">
            <text:p>1.019</text:p>
          </table:table-cell>
          <table:table-cell office:value-type="float" office:value="0.89800000000000002" table:style-name="ce3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1.276999999999999" table:style-name="ce3">
            <text:p>11.277</text:p>
          </table:table-cell>
          <table:table-cell office:value-type="float" office:value="10.458" table:style-name="ce3">
            <text:p>10.458</text:p>
          </table:table-cell>
          <table:table-cell office:value-type="float" office:value="10.006" table:style-name="ce3">
            <text:p>10.006</text:p>
          </table:table-cell>
          <table:table-cell office:value-type="float" office:value="9.7759999999999998" table:style-name="ce3">
            <text:p>9.776</text:p>
          </table:table-cell>
          <table:table-cell office:value-type="float" office:value="9.7560000000000002" table:style-name="ce3">
            <text:p>9.756</text:p>
          </table:table-cell>
          <table:table-cell office:value-type="float" office:value="9.9060000000000006" table:style-name="ce3">
            <text:p>9.906</text:p>
          </table:table-cell>
          <table:table-cell office:value-type="float" office:value="10.676" table:style-name="ce3">
            <text:p>10.676</text:p>
          </table:table-cell>
          <table:table-cell office:value-type="float" office:value="12.266999999999999" table:style-name="ce3">
            <text:p>12.267</text:p>
          </table:table-cell>
          <table:table-cell office:value-type="float" office:value="14.089" table:style-name="ce3">
            <text:p>14.089</text:p>
          </table:table-cell>
          <table:table-cell office:value-type="float" office:value="14.92" table:style-name="ce3">
            <text:p>14.92</text:p>
          </table:table-cell>
          <table:table-cell office:value-type="float" office:value="14.951000000000001" table:style-name="ce3">
            <text:p>14.951</text:p>
          </table:table-cell>
          <table:table-cell office:value-type="float" office:value="15.03" table:style-name="ce3">
            <text:p>15.03</text:p>
          </table:table-cell>
          <table:table-cell office:value-type="float" office:value="14.62" table:style-name="ce3">
            <text:p>14.62</text:p>
          </table:table-cell>
          <table:table-cell office:value-type="float" office:value="14.34" table:style-name="ce3">
            <text:p>14.34</text:p>
          </table:table-cell>
          <table:table-cell office:value-type="float" office:value="14.516" table:style-name="ce3">
            <text:p>14.516</text:p>
          </table:table-cell>
          <table:table-cell office:value-type="float" office:value="14.436999999999999" table:style-name="ce3">
            <text:p>14.437</text:p>
          </table:table-cell>
          <table:table-cell office:value-type="float" office:value="14.523999999999999" table:style-name="ce3">
            <text:p>14.524</text:p>
          </table:table-cell>
          <table:table-cell office:value-type="float" office:value="14.91" table:style-name="ce3">
            <text:p>14.91</text:p>
          </table:table-cell>
          <table:table-cell office:value-type="float" office:value="16.073" table:style-name="ce3">
            <text:p>16.073</text:p>
          </table:table-cell>
          <table:table-cell office:value-type="float" office:value="16.515000000000001" table:style-name="ce3">
            <text:p>16.515</text:p>
          </table:table-cell>
          <table:table-cell office:value-type="float" office:value="16.47" table:style-name="ce3">
            <text:p>16.47</text:p>
          </table:table-cell>
          <table:table-cell office:value-type="float" office:value="15.766999999999999" table:style-name="ce3">
            <text:p>15.767</text:p>
          </table:table-cell>
          <table:table-cell office:value-type="float" office:value="14.497" table:style-name="ce3">
            <text:p>14.497</text:p>
          </table:table-cell>
          <table:table-cell office:value-type="float" office:value="12.773999999999999" table:style-name="ce3">
            <text:p>12.774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6.678" table:style-name="ce3">
            <text:p>196.678</text:p>
          </table:table-cell>
          <table:table-cell office:value-type="float" office:value="182.40100000000001" table:style-name="ce3">
            <text:p>182.401</text:p>
          </table:table-cell>
          <table:table-cell office:value-type="float" office:value="174.51900000000001" table:style-name="ce3">
            <text:p>174.519</text:p>
          </table:table-cell>
          <table:table-cell office:value-type="float" office:value="170.506" table:style-name="ce3">
            <text:p>170.506</text:p>
          </table:table-cell>
          <table:table-cell office:value-type="float" office:value="170.16300000000001" table:style-name="ce3">
            <text:p>170.163</text:p>
          </table:table-cell>
          <table:table-cell office:value-type="float" office:value="172.77799999999999" table:style-name="ce3">
            <text:p>172.778</text:p>
          </table:table-cell>
          <table:table-cell office:value-type="float" office:value="186.20699999999999" table:style-name="ce3">
            <text:p>186.207</text:p>
          </table:table-cell>
          <table:table-cell office:value-type="float" office:value="213.95500000000001" table:style-name="ce3">
            <text:p>213.955</text:p>
          </table:table-cell>
          <table:table-cell office:value-type="float" office:value="245.727" table:style-name="ce3">
            <text:p>245.727</text:p>
          </table:table-cell>
          <table:table-cell office:value-type="float" office:value="260.221" table:style-name="ce3">
            <text:p>260.221</text:p>
          </table:table-cell>
          <table:table-cell office:value-type="float" office:value="260.75700000000001" table:style-name="ce3">
            <text:p>260.757</text:p>
          </table:table-cell>
          <table:table-cell office:value-type="float" office:value="262.14" table:style-name="ce3">
            <text:p>262.14</text:p>
          </table:table-cell>
          <table:table-cell office:value-type="float" office:value="254.98500000000001" table:style-name="ce3">
            <text:p>254.985</text:p>
          </table:table-cell>
          <table:table-cell office:value-type="float" office:value="250.095" table:style-name="ce3">
            <text:p>250.095</text:p>
          </table:table-cell>
          <table:table-cell office:value-type="float" office:value="253.17099999999999" table:style-name="ce3">
            <text:p>253.171</text:p>
          </table:table-cell>
          <table:table-cell office:value-type="float" office:value="251.78800000000001" table:style-name="ce3">
            <text:p>251.788</text:p>
          </table:table-cell>
          <table:table-cell office:value-type="float" office:value="253.31299999999999" table:style-name="ce3">
            <text:p>253.313</text:p>
          </table:table-cell>
          <table:table-cell office:value-type="float" office:value="260.04500000000002" table:style-name="ce3">
            <text:p>260.045</text:p>
          </table:table-cell>
          <table:table-cell office:value-type="float" office:value="280.33" table:style-name="ce3">
            <text:p>280.33</text:p>
          </table:table-cell>
          <table:table-cell office:value-type="float" office:value="288.03800000000001" table:style-name="ce3">
            <text:p>288.038</text:p>
          </table:table-cell>
          <table:table-cell office:value-type="float" office:value="287.25700000000001" table:style-name="ce3">
            <text:p>287.257</text:p>
          </table:table-cell>
          <table:table-cell office:value-type="float" office:value="274.99799999999999" table:style-name="ce3">
            <text:p>274.998</text:p>
          </table:table-cell>
          <table:table-cell office:value-type="float" office:value="252.84299999999999" table:style-name="ce3">
            <text:p>252.843</text:p>
          </table:table-cell>
          <table:table-cell office:value-type="float" office:value="222.79300000000001" table:style-name="ce3">
            <text:p>222.793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23.29600000000001" table:style-name="ce3">
            <text:p>123.296</text:p>
          </table:table-cell>
          <table:table-cell office:value-type="float" office:value="114.346" table:style-name="ce3">
            <text:p>114.346</text:p>
          </table:table-cell>
          <table:table-cell office:value-type="float" office:value="109.405" table:style-name="ce3">
            <text:p>109.405</text:p>
          </table:table-cell>
          <table:table-cell office:value-type="float" office:value="106.889" table:style-name="ce3">
            <text:p>106.889</text:p>
          </table:table-cell>
          <table:table-cell office:value-type="float" office:value="106.67400000000001" table:style-name="ce3">
            <text:p>106.674</text:p>
          </table:table-cell>
          <table:table-cell office:value-type="float" office:value="108.313" table:style-name="ce3">
            <text:p>108.313</text:p>
          </table:table-cell>
          <table:table-cell office:value-type="float" office:value="116.732" table:style-name="ce3">
            <text:p>116.732</text:p>
          </table:table-cell>
          <table:table-cell office:value-type="float" office:value="134.12700000000001" table:style-name="ce3">
            <text:p>134.127</text:p>
          </table:table-cell>
          <table:table-cell office:value-type="float" office:value="154.04499999999999" table:style-name="ce3">
            <text:p>154.045</text:p>
          </table:table-cell>
          <table:table-cell office:value-type="float" office:value="163.131" table:style-name="ce3">
            <text:p>163.131</text:p>
          </table:table-cell>
          <table:table-cell office:value-type="float" office:value="163.46700000000001" table:style-name="ce3">
            <text:p>163.467</text:p>
          </table:table-cell>
          <table:table-cell office:value-type="float" office:value="164.334" table:style-name="ce3">
            <text:p>164.334</text:p>
          </table:table-cell>
          <table:table-cell office:value-type="float" office:value="159.84800000000001" table:style-name="ce3">
            <text:p>159.848</text:p>
          </table:table-cell>
          <table:table-cell office:value-type="float" office:value="156.78299999999999" table:style-name="ce3">
            <text:p>156.783</text:p>
          </table:table-cell>
          <table:table-cell office:value-type="float" office:value="158.71100000000001" table:style-name="ce3">
            <text:p>158.711</text:p>
          </table:table-cell>
          <table:table-cell office:value-type="float" office:value="157.84399999999999" table:style-name="ce3">
            <text:p>157.844</text:p>
          </table:table-cell>
          <table:table-cell office:value-type="float" office:value="158.80000000000001" table:style-name="ce3">
            <text:p>158.8</text:p>
          </table:table-cell>
          <table:table-cell office:value-type="float" office:value="163.02000000000001" table:style-name="ce3">
            <text:p>163.02</text:p>
          </table:table-cell>
          <table:table-cell office:value-type="float" office:value="175.73699999999999" table:style-name="ce3">
            <text:p>175.737</text:p>
          </table:table-cell>
          <table:table-cell office:value-type="float" office:value="180.56899999999999" table:style-name="ce3">
            <text:p>180.569</text:p>
          </table:table-cell>
          <table:table-cell office:value-type="float" office:value="180.08" table:style-name="ce3">
            <text:p>180.08</text:p>
          </table:table-cell>
          <table:table-cell office:value-type="float" office:value="172.39400000000001" table:style-name="ce3">
            <text:p>172.394</text:p>
          </table:table-cell>
          <table:table-cell office:value-type="float" office:value="158.506" table:style-name="ce3">
            <text:p>158.506</text:p>
          </table:table-cell>
          <table:table-cell office:value-type="float" office:value="139.66800000000001" table:style-name="ce3">
            <text:p>139.668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7.039" table:style-name="ce3">
            <text:p>117.039</text:p>
          </table:table-cell>
          <table:table-cell office:value-type="float" office:value="108.544" table:style-name="ce3">
            <text:p>108.544</text:p>
          </table:table-cell>
          <table:table-cell office:value-type="float" office:value="103.85299999999999" table:style-name="ce3">
            <text:p>103.853</text:p>
          </table:table-cell>
          <table:table-cell office:value-type="float" office:value="101.465" table:style-name="ce3">
            <text:p>101.465</text:p>
          </table:table-cell>
          <table:table-cell office:value-type="float" office:value="101.261" table:style-name="ce3">
            <text:p>101.261</text:p>
          </table:table-cell>
          <table:table-cell office:value-type="float" office:value="102.81699999999999" table:style-name="ce3">
            <text:p>102.817</text:p>
          </table:table-cell>
          <table:table-cell office:value-type="float" office:value="110.809" table:style-name="ce3">
            <text:p>110.809</text:p>
          </table:table-cell>
          <table:table-cell office:value-type="float" office:value="127.321" table:style-name="ce3">
            <text:p>127.321</text:p>
          </table:table-cell>
          <table:table-cell office:value-type="float" office:value="146.22800000000001" table:style-name="ce3">
            <text:p>146.228</text:p>
          </table:table-cell>
          <table:table-cell office:value-type="float" office:value="154.85300000000001" table:style-name="ce3">
            <text:p>154.853</text:p>
          </table:table-cell>
          <table:table-cell office:value-type="float" office:value="155.172" table:style-name="ce3">
            <text:p>155.172</text:p>
          </table:table-cell>
          <table:table-cell office:value-type="float" office:value="155.995" table:style-name="ce3">
            <text:p>155.995</text:p>
          </table:table-cell>
          <table:table-cell office:value-type="float" office:value="151.73699999999999" table:style-name="ce3">
            <text:p>151.737</text:p>
          </table:table-cell>
          <table:table-cell office:value-type="float" office:value="148.827" table:style-name="ce3">
            <text:p>148.827</text:p>
          </table:table-cell>
          <table:table-cell office:value-type="float" office:value="150.65799999999999" table:style-name="ce3">
            <text:p>150.658</text:p>
          </table:table-cell>
          <table:table-cell office:value-type="float" office:value="149.83500000000001" table:style-name="ce3">
            <text:p>149.835</text:p>
          </table:table-cell>
          <table:table-cell office:value-type="float" office:value="150.74199999999999" table:style-name="ce3">
            <text:p>150.742</text:p>
          </table:table-cell>
          <table:table-cell office:value-type="float" office:value="154.74799999999999" table:style-name="ce3">
            <text:p>154.748</text:p>
          </table:table-cell>
          <table:table-cell office:value-type="float" office:value="166.81899999999999" table:style-name="ce3">
            <text:p>166.819</text:p>
          </table:table-cell>
          <table:table-cell office:value-type="float" office:value="171.40600000000001" table:style-name="ce3">
            <text:p>171.406</text:p>
          </table:table-cell>
          <table:table-cell office:value-type="float" office:value="170.94200000000001" table:style-name="ce3">
            <text:p>170.942</text:p>
          </table:table-cell>
          <table:table-cell office:value-type="float" office:value="163.64699999999999" table:style-name="ce3">
            <text:p>163.647</text:p>
          </table:table-cell>
          <table:table-cell office:value-type="float" office:value="150.46299999999999" table:style-name="ce3">
            <text:p>150.463</text:p>
          </table:table-cell>
          <table:table-cell office:value-type="float" office:value="132.58000000000001" table:style-name="ce3">
            <text:p>132.5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5.297" table:style-name="ce3">
            <text:p>155.297</text:p>
          </table:table-cell>
          <table:table-cell office:value-type="float" office:value="144.024" table:style-name="ce3">
            <text:p>144.024</text:p>
          </table:table-cell>
          <table:table-cell office:value-type="float" office:value="137.80099999999999" table:style-name="ce3">
            <text:p>137.801</text:p>
          </table:table-cell>
          <table:table-cell office:value-type="float" office:value="134.63200000000001" table:style-name="ce3">
            <text:p>134.632</text:p>
          </table:table-cell>
          <table:table-cell office:value-type="float" office:value="134.36199999999999" table:style-name="ce3">
            <text:p>134.362</text:p>
          </table:table-cell>
          <table:table-cell office:value-type="float" office:value="136.42599999999999" table:style-name="ce3">
            <text:p>136.426</text:p>
          </table:table-cell>
          <table:table-cell office:value-type="float" office:value="147.03" table:style-name="ce3">
            <text:p>147.03</text:p>
          </table:table-cell>
          <table:table-cell office:value-type="float" office:value="168.94" table:style-name="ce3">
            <text:p>168.94</text:p>
          </table:table-cell>
          <table:table-cell office:value-type="float" office:value="194.02699999999999" table:style-name="ce3">
            <text:p>194.027</text:p>
          </table:table-cell>
          <table:table-cell office:value-type="float" office:value="205.47200000000001" table:style-name="ce3">
            <text:p>205.472</text:p>
          </table:table-cell>
          <table:table-cell office:value-type="float" office:value="205.89400000000001" table:style-name="ce3">
            <text:p>205.894</text:p>
          </table:table-cell>
          <table:table-cell office:value-type="float" office:value="206.98699999999999" table:style-name="ce3">
            <text:p>206.987</text:p>
          </table:table-cell>
          <table:table-cell office:value-type="float" office:value="201.33699999999999" table:style-name="ce3">
            <text:p>201.337</text:p>
          </table:table-cell>
          <table:table-cell office:value-type="float" office:value="197.476" table:style-name="ce3">
            <text:p>197.476</text:p>
          </table:table-cell>
          <table:table-cell office:value-type="float" office:value="199.905" table:style-name="ce3">
            <text:p>199.905</text:p>
          </table:table-cell>
          <table:table-cell office:value-type="float" office:value="198.81299999999999" table:style-name="ce3">
            <text:p>198.813</text:p>
          </table:table-cell>
          <table:table-cell office:value-type="float" office:value="200.017" table:style-name="ce3">
            <text:p>200.017</text:p>
          </table:table-cell>
          <table:table-cell office:value-type="float" office:value="205.333" table:style-name="ce3">
            <text:p>205.333</text:p>
          </table:table-cell>
          <table:table-cell office:value-type="float" office:value="221.34899999999999" table:style-name="ce3">
            <text:p>221.349</text:p>
          </table:table-cell>
          <table:table-cell office:value-type="float" office:value="227.43600000000001" table:style-name="ce3">
            <text:p>227.436</text:p>
          </table:table-cell>
          <table:table-cell office:value-type="float" office:value="226.81899999999999" table:style-name="ce3">
            <text:p>226.819</text:p>
          </table:table-cell>
          <table:table-cell office:value-type="float" office:value="217.13900000000001" table:style-name="ce3">
            <text:p>217.139</text:p>
          </table:table-cell>
          <table:table-cell office:value-type="float" office:value="199.64599999999999" table:style-name="ce3">
            <text:p>199.646</text:p>
          </table:table-cell>
          <table:table-cell office:value-type="float" office:value="175.91800000000001" table:style-name="ce3">
            <text:p>175.91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3.762" table:style-name="ce3">
            <text:p>53.762</text:p>
          </table:table-cell>
          <table:table-cell office:value-type="float" office:value="49.859000000000002" table:style-name="ce3">
            <text:p>49.859</text:p>
          </table:table-cell>
          <table:table-cell office:value-type="float" office:value="47.704999999999998" table:style-name="ce3">
            <text:p>47.705</text:p>
          </table:table-cell>
          <table:table-cell office:value-type="float" office:value="46.607999999999997" table:style-name="ce3">
            <text:p>46.608</text:p>
          </table:table-cell>
          <table:table-cell office:value-type="float" office:value="46.514000000000003" table:style-name="ce3">
            <text:p>46.514</text:p>
          </table:table-cell>
          <table:table-cell office:value-type="float" office:value="47.228999999999999" table:style-name="ce3">
            <text:p>47.229</text:p>
          </table:table-cell>
          <table:table-cell office:value-type="float" office:value="50.9" table:style-name="ce3">
            <text:p>50.9</text:p>
          </table:table-cell>
          <table:table-cell office:value-type="float" office:value="58.484999999999999" table:style-name="ce3">
            <text:p>58.485</text:p>
          </table:table-cell>
          <table:table-cell office:value-type="float" office:value="67.17" table:style-name="ce3">
            <text:p>67.17</text:p>
          </table:table-cell>
          <table:table-cell office:value-type="float" office:value="71.132000000000005" table:style-name="ce3">
            <text:p>71.132</text:p>
          </table:table-cell>
          <table:table-cell office:value-type="float" office:value="71.278000000000006" table:style-name="ce3">
            <text:p>71.278</text:p>
          </table:table-cell>
          <table:table-cell office:value-type="float" office:value="71.656000000000006" table:style-name="ce3">
            <text:p>71.656</text:p>
          </table:table-cell>
          <table:table-cell office:value-type="float" office:value="69.7" table:style-name="ce3">
            <text:p>69.7</text:p>
          </table:table-cell>
          <table:table-cell office:value-type="float" office:value="68.364000000000004" table:style-name="ce3">
            <text:p>68.364</text:p>
          </table:table-cell>
          <table:table-cell office:value-type="float" office:value="69.203999999999994" table:style-name="ce3">
            <text:p>69.204</text:p>
          </table:table-cell>
          <table:table-cell office:value-type="float" office:value="68.825999999999993" table:style-name="ce3">
            <text:p>68.826</text:p>
          </table:table-cell>
          <table:table-cell office:value-type="float" office:value="69.242999999999995" table:style-name="ce3">
            <text:p>69.243</text:p>
          </table:table-cell>
          <table:table-cell office:value-type="float" office:value="71.082999999999998" table:style-name="ce3">
            <text:p>71.083</text:p>
          </table:table-cell>
          <table:table-cell office:value-type="float" office:value="76.628" table:style-name="ce3">
            <text:p>76.628</text:p>
          </table:table-cell>
          <table:table-cell office:value-type="float" office:value="78.734999999999999" table:style-name="ce3">
            <text:p>78.735</text:p>
          </table:table-cell>
          <table:table-cell office:value-type="float" office:value="78.522000000000006" table:style-name="ce3">
            <text:p>78.522</text:p>
          </table:table-cell>
          <table:table-cell office:value-type="float" office:value="75.171000000000006" table:style-name="ce3">
            <text:p>75.171</text:p>
          </table:table-cell>
          <table:table-cell office:value-type="float" office:value="69.114999999999995" table:style-name="ce3">
            <text:p>69.115</text:p>
          </table:table-cell>
          <table:table-cell office:value-type="float" office:value="60.901000000000003" table:style-name="ce3">
            <text:p>60.901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20.10599999999999" table:style-name="ce3">
            <text:p>120.106</text:p>
          </table:table-cell>
          <table:table-cell office:value-type="float" office:value="111.387" table:style-name="ce3">
            <text:p>111.387</text:p>
          </table:table-cell>
          <table:table-cell office:value-type="float" office:value="106.574" table:style-name="ce3">
            <text:p>106.574</text:p>
          </table:table-cell>
          <table:table-cell office:value-type="float" office:value="104.123" table:style-name="ce3">
            <text:p>104.123</text:p>
          </table:table-cell>
          <table:table-cell office:value-type="float" office:value="103.914" table:style-name="ce3">
            <text:p>103.914</text:p>
          </table:table-cell>
          <table:table-cell office:value-type="float" office:value="105.511" table:style-name="ce3">
            <text:p>105.511</text:p>
          </table:table-cell>
          <table:table-cell office:value-type="float" office:value="113.712" table:style-name="ce3">
            <text:p>113.712</text:p>
          </table:table-cell>
          <table:table-cell office:value-type="float" office:value="130.65700000000001" table:style-name="ce3">
            <text:p>130.657</text:p>
          </table:table-cell>
          <table:table-cell office:value-type="float" office:value="150.059" table:style-name="ce3">
            <text:p>150.059</text:p>
          </table:table-cell>
          <table:table-cell office:value-type="float" office:value="158.91" table:style-name="ce3">
            <text:p>158.91</text:p>
          </table:table-cell>
          <table:table-cell office:value-type="float" office:value="159.23699999999999" table:style-name="ce3">
            <text:p>159.237</text:p>
          </table:table-cell>
          <table:table-cell office:value-type="float" office:value="160.08199999999999" table:style-name="ce3">
            <text:p>160.082</text:p>
          </table:table-cell>
          <table:table-cell office:value-type="float" office:value="155.71199999999999" table:style-name="ce3">
            <text:p>155.712</text:p>
          </table:table-cell>
          <table:table-cell office:value-type="float" office:value="152.726" table:style-name="ce3">
            <text:p>152.726</text:p>
          </table:table-cell>
          <table:table-cell office:value-type="float" office:value="154.60499999999999" table:style-name="ce3">
            <text:p>154.605</text:p>
          </table:table-cell>
          <table:table-cell office:value-type="float" office:value="153.76" table:style-name="ce3">
            <text:p>153.76</text:p>
          </table:table-cell>
          <table:table-cell office:value-type="float" office:value="154.691" table:style-name="ce3">
            <text:p>154.691</text:p>
          </table:table-cell>
          <table:table-cell office:value-type="float" office:value="158.80199999999999" table:style-name="ce3">
            <text:p>158.802</text:p>
          </table:table-cell>
          <table:table-cell office:value-type="float" office:value="171.19" table:style-name="ce3">
            <text:p>171.19</text:p>
          </table:table-cell>
          <table:table-cell office:value-type="float" office:value="175.89699999999999" table:style-name="ce3">
            <text:p>175.897</text:p>
          </table:table-cell>
          <table:table-cell office:value-type="float" office:value="175.42" table:style-name="ce3">
            <text:p>175.42</text:p>
          </table:table-cell>
          <table:table-cell office:value-type="float" office:value="167.934" table:style-name="ce3">
            <text:p>167.934</text:p>
          </table:table-cell>
          <table:table-cell office:value-type="float" office:value="154.404" table:style-name="ce3">
            <text:p>154.404</text:p>
          </table:table-cell>
          <table:table-cell office:value-type="float" office:value="136.054" table:style-name="ce3">
            <text:p>136.054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4.094000000000001" table:style-name="ce3">
            <text:p>44.094</text:p>
          </table:table-cell>
          <table:table-cell office:value-type="float" office:value="40.893000000000001" table:style-name="ce3">
            <text:p>40.893</text:p>
          </table:table-cell>
          <table:table-cell office:value-type="float" office:value="39.125999999999998" table:style-name="ce3">
            <text:p>39.126</text:p>
          </table:table-cell>
          <table:table-cell office:value-type="float" office:value="38.226999999999997" table:style-name="ce3">
            <text:p>38.227</text:p>
          </table:table-cell>
          <table:table-cell office:value-type="float" office:value="38.15" table:style-name="ce3">
            <text:p>38.15</text:p>
          </table:table-cell>
          <table:table-cell office:value-type="float" office:value="38.735999999999997" table:style-name="ce3">
            <text:p>38.736</text:p>
          </table:table-cell>
          <table:table-cell office:value-type="float" office:value="41.747" table:style-name="ce3">
            <text:p>41.747</text:p>
          </table:table-cell>
          <table:table-cell office:value-type="float" office:value="47.968000000000004" table:style-name="ce3">
            <text:p>47.968</text:p>
          </table:table-cell>
          <table:table-cell office:value-type="float" office:value="55.091000000000001" table:style-name="ce3">
            <text:p>55.091</text:p>
          </table:table-cell>
          <table:table-cell office:value-type="float" office:value="58.34" table:style-name="ce3">
            <text:p>58.34</text:p>
          </table:table-cell>
          <table:table-cell office:value-type="float" office:value="58.46" table:style-name="ce3">
            <text:p>58.46</text:p>
          </table:table-cell>
          <table:table-cell office:value-type="float" office:value="58.77" table:style-name="ce3">
            <text:p>58.77</text:p>
          </table:table-cell>
          <table:table-cell office:value-type="float" office:value="57.165999999999997" table:style-name="ce3">
            <text:p>57.166</text:p>
          </table:table-cell>
          <table:table-cell office:value-type="float" office:value="56.07" table:style-name="ce3">
            <text:p>56.07</text:p>
          </table:table-cell>
          <table:table-cell office:value-type="float" office:value="56.76" table:style-name="ce3">
            <text:p>56.76</text:p>
          </table:table-cell>
          <table:table-cell office:value-type="float" office:value="56.45" table:style-name="ce3">
            <text:p>56.45</text:p>
          </table:table-cell>
          <table:table-cell office:value-type="float" office:value="56.792000000000002" table:style-name="ce3">
            <text:p>56.792</text:p>
          </table:table-cell>
          <table:table-cell office:value-type="float" office:value="58.301000000000002" table:style-name="ce3">
            <text:p>58.301</text:p>
          </table:table-cell>
          <table:table-cell office:value-type="float" office:value="62.848999999999997" table:style-name="ce3">
            <text:p>62.849</text:p>
          </table:table-cell>
          <table:table-cell office:value-type="float" office:value="64.576999999999998" table:style-name="ce3">
            <text:p>64.577</text:p>
          </table:table-cell>
          <table:table-cell office:value-type="float" office:value="64.402000000000001" table:style-name="ce3">
            <text:p>64.402</text:p>
          </table:table-cell>
          <table:table-cell office:value-type="float" office:value="61.652999999999999" table:style-name="ce3">
            <text:p>61.653</text:p>
          </table:table-cell>
          <table:table-cell office:value-type="float" office:value="56.686" table:style-name="ce3">
            <text:p>56.686</text:p>
          </table:table-cell>
          <table:table-cell office:value-type="float" office:value="49.948999999999998" table:style-name="ce3">
            <text:p>49.949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37.619" table:style-name="ce3">
            <text:p>237.619</text:p>
          </table:table-cell>
          <table:table-cell office:value-type="float" office:value="220.37" table:style-name="ce3">
            <text:p>220.37</text:p>
          </table:table-cell>
          <table:table-cell office:value-type="float" office:value="210.84700000000001" table:style-name="ce3">
            <text:p>210.847</text:p>
          </table:table-cell>
          <table:table-cell office:value-type="float" office:value="205.999" table:style-name="ce3">
            <text:p>205.999</text:p>
          </table:table-cell>
          <table:table-cell office:value-type="float" office:value="205.58500000000001" table:style-name="ce3">
            <text:p>205.585</text:p>
          </table:table-cell>
          <table:table-cell office:value-type="float" office:value="208.744" table:style-name="ce3">
            <text:p>208.744</text:p>
          </table:table-cell>
          <table:table-cell office:value-type="float" office:value="224.96899999999999" table:style-name="ce3">
            <text:p>224.969</text:p>
          </table:table-cell>
          <table:table-cell office:value-type="float" office:value="258.49299999999999" table:style-name="ce3">
            <text:p>258.493</text:p>
          </table:table-cell>
          <table:table-cell office:value-type="float" office:value="296.87900000000002" table:style-name="ce3">
            <text:p>296.879</text:p>
          </table:table-cell>
          <table:table-cell office:value-type="float" office:value="314.39" table:style-name="ce3">
            <text:p>314.39</text:p>
          </table:table-cell>
          <table:table-cell office:value-type="float" office:value="315.03699999999998" table:style-name="ce3">
            <text:p>315.037</text:p>
          </table:table-cell>
          <table:table-cell office:value-type="float" office:value="316.70800000000003" table:style-name="ce3">
            <text:p>316.708</text:p>
          </table:table-cell>
          <table:table-cell office:value-type="float" office:value="308.06400000000002" table:style-name="ce3">
            <text:p>308.064</text:p>
          </table:table-cell>
          <table:table-cell office:value-type="float" office:value="302.15699999999998" table:style-name="ce3">
            <text:p>302.157</text:p>
          </table:table-cell>
          <table:table-cell office:value-type="float" office:value="305.87299999999999" table:style-name="ce3">
            <text:p>305.873</text:p>
          </table:table-cell>
          <table:table-cell office:value-type="float" office:value="304.20100000000002" table:style-name="ce3">
            <text:p>304.201</text:p>
          </table:table-cell>
          <table:table-cell office:value-type="float" office:value="306.04399999999998" table:style-name="ce3">
            <text:p>306.044</text:p>
          </table:table-cell>
          <table:table-cell office:value-type="float" office:value="314.17700000000002" table:style-name="ce3">
            <text:p>314.177</text:p>
          </table:table-cell>
          <table:table-cell office:value-type="float" office:value="338.68400000000003" table:style-name="ce3">
            <text:p>338.684</text:p>
          </table:table-cell>
          <table:table-cell office:value-type="float" office:value="347.99799999999999" table:style-name="ce3">
            <text:p>347.998</text:p>
          </table:table-cell>
          <table:table-cell office:value-type="float" office:value="347.05399999999997" table:style-name="ce3">
            <text:p>347.054</text:p>
          </table:table-cell>
          <table:table-cell office:value-type="float" office:value="332.24299999999999" table:style-name="ce3">
            <text:p>332.243</text:p>
          </table:table-cell>
          <table:table-cell office:value-type="float" office:value="305.476" table:style-name="ce3">
            <text:p>305.476</text:p>
          </table:table-cell>
          <table:table-cell office:value-type="float" office:value="269.17099999999999" table:style-name="ce3">
            <text:p>269.171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.570999999999998" table:style-name="ce3">
            <text:p>39.571</text:p>
          </table:table-cell>
          <table:table-cell office:value-type="float" office:value="36.698" table:style-name="ce3">
            <text:p>36.698</text:p>
          </table:table-cell>
          <table:table-cell office:value-type="float" office:value="35.112000000000002" table:style-name="ce3">
            <text:p>35.112</text:p>
          </table:table-cell>
          <table:table-cell office:value-type="float" office:value="34.305" table:style-name="ce3">
            <text:p>34.305</text:p>
          </table:table-cell>
          <table:table-cell office:value-type="float" office:value="34.235999999999997" table:style-name="ce3">
            <text:p>34.236</text:p>
          </table:table-cell>
          <table:table-cell office:value-type="float" office:value="34.762" table:style-name="ce3">
            <text:p>34.762</text:p>
          </table:table-cell>
          <table:table-cell office:value-type="float" office:value="37.463999999999999" table:style-name="ce3">
            <text:p>37.464</text:p>
          </table:table-cell>
          <table:table-cell office:value-type="float" office:value="43.046999999999997" table:style-name="ce3">
            <text:p>43.047</text:p>
          </table:table-cell>
          <table:table-cell office:value-type="float" office:value="49.439" table:style-name="ce3">
            <text:p>49.439</text:p>
          </table:table-cell>
          <table:table-cell office:value-type="float" office:value="52.356000000000002" table:style-name="ce3">
            <text:p>52.356</text:p>
          </table:table-cell>
          <table:table-cell office:value-type="float" office:value="52.463000000000001" table:style-name="ce3">
            <text:p>52.463</text:p>
          </table:table-cell>
          <table:table-cell office:value-type="float" office:value="52.741" table:style-name="ce3">
            <text:p>52.741</text:p>
          </table:table-cell>
          <table:table-cell office:value-type="float" office:value="51.302" table:style-name="ce3">
            <text:p>51.302</text:p>
          </table:table-cell>
          <table:table-cell office:value-type="float" office:value="50.317999999999998" table:style-name="ce3">
            <text:p>50.318</text:p>
          </table:table-cell>
          <table:table-cell office:value-type="float" office:value="50.936999999999998" table:style-name="ce3">
            <text:p>50.937</text:p>
          </table:table-cell>
          <table:table-cell office:value-type="float" office:value="50.658999999999999" table:style-name="ce3">
            <text:p>50.659</text:p>
          </table:table-cell>
          <table:table-cell office:value-type="float" office:value="50.966000000000001" table:style-name="ce3">
            <text:p>50.966</text:p>
          </table:table-cell>
          <table:table-cell office:value-type="float" office:value="52.32" table:style-name="ce3">
            <text:p>52.32</text:p>
          </table:table-cell>
          <table:table-cell office:value-type="float" office:value="56.401000000000003" table:style-name="ce3">
            <text:p>56.401</text:p>
          </table:table-cell>
          <table:table-cell office:value-type="float" office:value="57.951999999999998" table:style-name="ce3">
            <text:p>57.952</text:p>
          </table:table-cell>
          <table:table-cell office:value-type="float" office:value="57.795000000000002" table:style-name="ce3">
            <text:p>57.795</text:p>
          </table:table-cell>
          <table:table-cell office:value-type="float" office:value="55.328000000000003" table:style-name="ce3">
            <text:p>55.328</text:p>
          </table:table-cell>
          <table:table-cell office:value-type="float" office:value="50.871000000000002" table:style-name="ce3">
            <text:p>50.871</text:p>
          </table:table-cell>
          <table:table-cell office:value-type="float" office:value="44.825000000000003" table:style-name="ce3">
            <text:p>44.825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9.061999999999998" table:style-name="ce3">
            <text:p>89.062</text:p>
          </table:table-cell>
          <table:table-cell office:value-type="float" office:value="82.597999999999999" table:style-name="ce3">
            <text:p>82.598</text:p>
          </table:table-cell>
          <table:table-cell office:value-type="float" office:value="79.028000000000006" table:style-name="ce3">
            <text:p>79.028</text:p>
          </table:table-cell>
          <table:table-cell office:value-type="float" office:value="77.210999999999999" table:style-name="ce3">
            <text:p>77.211</text:p>
          </table:table-cell>
          <table:table-cell office:value-type="float" office:value="77.055999999999997" table:style-name="ce3">
            <text:p>77.056</text:p>
          </table:table-cell>
          <table:table-cell office:value-type="float" office:value="78.239999999999995" table:style-name="ce3">
            <text:p>78.24</text:p>
          </table:table-cell>
          <table:table-cell office:value-type="float" office:value="84.320999999999998" table:style-name="ce3">
            <text:p>84.321</text:p>
          </table:table-cell>
          <table:table-cell office:value-type="float" office:value="96.885999999999996" table:style-name="ce3">
            <text:p>96.886</text:p>
          </table:table-cell>
          <table:table-cell office:value-type="float" office:value="111.274" table:style-name="ce3">
            <text:p>111.274</text:p>
          </table:table-cell>
          <table:table-cell office:value-type="float" office:value="117.837" table:style-name="ce3">
            <text:p>117.837</text:p>
          </table:table-cell>
          <table:table-cell office:value-type="float" office:value="118.08" table:style-name="ce3">
            <text:p>118.08</text:p>
          </table:table-cell>
          <table:table-cell office:value-type="float" office:value="118.706" table:style-name="ce3">
            <text:p>118.706</text:p>
          </table:table-cell>
          <table:table-cell office:value-type="float" office:value="115.46599999999999" table:style-name="ce3">
            <text:p>115.466</text:p>
          </table:table-cell>
          <table:table-cell office:value-type="float" office:value="113.252" table:style-name="ce3">
            <text:p>113.252</text:p>
          </table:table-cell>
          <table:table-cell office:value-type="float" office:value="114.645" table:style-name="ce3">
            <text:p>114.645</text:p>
          </table:table-cell>
          <table:table-cell office:value-type="float" office:value="114.018" table:style-name="ce3">
            <text:p>114.018</text:p>
          </table:table-cell>
          <table:table-cell office:value-type="float" office:value="114.709" table:style-name="ce3">
            <text:p>114.709</text:p>
          </table:table-cell>
          <table:table-cell office:value-type="float" office:value="117.758" table:style-name="ce3">
            <text:p>117.758</text:p>
          </table:table-cell>
          <table:table-cell office:value-type="float" office:value="126.943" table:style-name="ce3">
            <text:p>126.943</text:p>
          </table:table-cell>
          <table:table-cell office:value-type="float" office:value="130.434" table:style-name="ce3">
            <text:p>130.434</text:p>
          </table:table-cell>
          <table:table-cell office:value-type="float" office:value="130.08000000000001" table:style-name="ce3">
            <text:p>130.08</text:p>
          </table:table-cell>
          <table:table-cell office:value-type="float" office:value="124.529" table:style-name="ce3">
            <text:p>124.529</text:p>
          </table:table-cell>
          <table:table-cell office:value-type="float" office:value="114.496" table:style-name="ce3">
            <text:p>114.496</text:p>
          </table:table-cell>
          <table:table-cell office:value-type="float" office:value="100.889" table:style-name="ce3">
            <text:p>100.889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9.83799999999999" table:style-name="ce3">
            <text:p>179.838</text:p>
          </table:table-cell>
          <table:table-cell office:value-type="float" office:value="166.78399999999999" table:style-name="ce3">
            <text:p>166.784</text:p>
          </table:table-cell>
          <table:table-cell office:value-type="float" office:value="159.577" table:style-name="ce3">
            <text:p>159.577</text:p>
          </table:table-cell>
          <table:table-cell office:value-type="float" office:value="155.90700000000001" table:style-name="ce3">
            <text:p>155.907</text:p>
          </table:table-cell>
          <table:table-cell office:value-type="float" office:value="155.59399999999999" table:style-name="ce3">
            <text:p>155.594</text:p>
          </table:table-cell>
          <table:table-cell office:value-type="float" office:value="157.98500000000001" table:style-name="ce3">
            <text:p>157.985</text:p>
          </table:table-cell>
          <table:table-cell office:value-type="float" office:value="170.26499999999999" table:style-name="ce3">
            <text:p>170.265</text:p>
          </table:table-cell>
          <table:table-cell office:value-type="float" office:value="195.637" table:style-name="ce3">
            <text:p>195.637</text:p>
          </table:table-cell>
          <table:table-cell office:value-type="float" office:value="224.68899999999999" table:style-name="ce3">
            <text:p>224.689</text:p>
          </table:table-cell>
          <table:table-cell office:value-type="float" office:value="237.94200000000001" table:style-name="ce3">
            <text:p>237.942</text:p>
          </table:table-cell>
          <table:table-cell office:value-type="float" office:value="238.43100000000001" table:style-name="ce3">
            <text:p>238.431</text:p>
          </table:table-cell>
          <table:table-cell office:value-type="float" office:value="239.696" table:style-name="ce3">
            <text:p>239.696</text:p>
          </table:table-cell>
          <table:table-cell office:value-type="float" office:value="233.154" table:style-name="ce3">
            <text:p>233.154</text:p>
          </table:table-cell>
          <table:table-cell office:value-type="float" office:value="228.68299999999999" table:style-name="ce3">
            <text:p>228.683</text:p>
          </table:table-cell>
          <table:table-cell office:value-type="float" office:value="231.495" table:style-name="ce3">
            <text:p>231.495</text:p>
          </table:table-cell>
          <table:table-cell office:value-type="float" office:value="230.23" table:style-name="ce3">
            <text:p>230.23</text:p>
          </table:table-cell>
          <table:table-cell office:value-type="float" office:value="231.625" table:style-name="ce3">
            <text:p>231.625</text:p>
          </table:table-cell>
          <table:table-cell office:value-type="float" office:value="237.78100000000001" table:style-name="ce3">
            <text:p>237.781</text:p>
          </table:table-cell>
          <table:table-cell office:value-type="float" office:value="256.32799999999997" table:style-name="ce3">
            <text:p>256.328</text:p>
          </table:table-cell>
          <table:table-cell office:value-type="float" office:value="263.37700000000001" table:style-name="ce3">
            <text:p>263.377</text:p>
          </table:table-cell>
          <table:table-cell office:value-type="float" office:value="262.66300000000001" table:style-name="ce3">
            <text:p>262.663</text:p>
          </table:table-cell>
          <table:table-cell office:value-type="float" office:value="251.453" table:style-name="ce3">
            <text:p>251.453</text:p>
          </table:table-cell>
          <table:table-cell office:value-type="float" office:value="231.19499999999999" table:style-name="ce3">
            <text:p>231.195</text:p>
          </table:table-cell>
          <table:table-cell office:value-type="float" office:value="203.71799999999999" table:style-name="ce3">
            <text:p>203.718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3.054" table:style-name="ce3">
            <text:p>103.054</text:p>
          </table:table-cell>
          <table:table-cell office:value-type="float" office:value="95.572999999999993" table:style-name="ce3">
            <text:p>95.573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40999999999994" table:style-name="ce3">
            <text:p>89.341</text:p>
          </table:table-cell>
          <table:table-cell office:value-type="float" office:value="89.161000000000001" table:style-name="ce3">
            <text:p>89.161</text:p>
          </table:table-cell>
          <table:table-cell office:value-type="float" office:value="90.531000000000006" table:style-name="ce3">
            <text:p>90.531</text:p>
          </table:table-cell>
          <table:table-cell office:value-type="float" office:value="97.567999999999998" table:style-name="ce3">
            <text:p>97.568</text:p>
          </table:table-cell>
          <table:table-cell office:value-type="float" office:value="112.107" table:style-name="ce3">
            <text:p>112.107</text:p>
          </table:table-cell>
          <table:table-cell office:value-type="float" office:value="128.755" table:style-name="ce3">
            <text:p>128.755</text:p>
          </table:table-cell>
          <table:table-cell office:value-type="float" office:value="136.34899999999999" table:style-name="ce3">
            <text:p>136.349</text:p>
          </table:table-cell>
          <table:table-cell office:value-type="float" office:value="136.63" table:style-name="ce3">
            <text:p>136.63</text:p>
          </table:table-cell>
          <table:table-cell office:value-type="float" office:value="137.35400000000001" table:style-name="ce3">
            <text:p>137.354</text:p>
          </table:table-cell>
          <table:table-cell office:value-type="float" office:value="133.60499999999999" table:style-name="ce3">
            <text:p>133.605</text:p>
          </table:table-cell>
          <table:table-cell office:value-type="float" office:value="131.04300000000001" table:style-name="ce3">
            <text:p>131.043</text:p>
          </table:table-cell>
          <table:table-cell office:value-type="float" office:value="132.655" table:style-name="ce3">
            <text:p>132.655</text:p>
          </table:table-cell>
          <table:table-cell office:value-type="float" office:value="131.93" table:style-name="ce3">
            <text:p>131.93</text:p>
          </table:table-cell>
          <table:table-cell office:value-type="float" office:value="132.72900000000001" table:style-name="ce3">
            <text:p>132.729</text:p>
          </table:table-cell>
          <table:table-cell office:value-type="float" office:value="136.25700000000001" table:style-name="ce3">
            <text:p>136.257</text:p>
          </table:table-cell>
          <table:table-cell office:value-type="float" office:value="146.88499999999999" table:style-name="ce3">
            <text:p>146.885</text:p>
          </table:table-cell>
          <table:table-cell office:value-type="float" office:value="150.92400000000001" table:style-name="ce3">
            <text:p>150.924</text:p>
          </table:table-cell>
          <table:table-cell office:value-type="float" office:value="150.51499999999999" table:style-name="ce3">
            <text:p>150.515</text:p>
          </table:table-cell>
          <table:table-cell office:value-type="float" office:value="144.09200000000001" table:style-name="ce3">
            <text:p>144.092</text:p>
          </table:table-cell>
          <table:table-cell office:value-type="float" office:value="132.483" table:style-name="ce3">
            <text:p>132.483</text:p>
          </table:table-cell>
          <table:table-cell office:value-type="float" office:value="116.738" table:style-name="ce3">
            <text:p>116.738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7.959000000000003" table:style-name="ce3">
            <text:p>87.959</text:p>
          </table:table-cell>
          <table:table-cell office:value-type="float" office:value="81.573999999999998" table:style-name="ce3">
            <text:p>81.574</text:p>
          </table:table-cell>
          <table:table-cell office:value-type="float" office:value="78.049000000000007" table:style-name="ce3">
            <text:p>78.049</text:p>
          </table:table-cell>
          <table:table-cell office:value-type="float" office:value="76.254000000000005" table:style-name="ce3">
            <text:p>76.254</text:p>
          </table:table-cell>
          <table:table-cell office:value-type="float" office:value="76.100999999999999" table:style-name="ce3">
            <text:p>76.101</text:p>
          </table:table-cell>
          <table:table-cell office:value-type="float" office:value="77.27" table:style-name="ce3">
            <text:p>77.27</text:p>
          </table:table-cell>
          <table:table-cell office:value-type="float" office:value="83.277000000000001" table:style-name="ce3">
            <text:p>83.277</text:p>
          </table:table-cell>
          <table:table-cell office:value-type="float" office:value="95.686000000000007" table:style-name="ce3">
            <text:p>95.686</text:p>
          </table:table-cell>
          <table:table-cell office:value-type="float" office:value="109.895" table:style-name="ce3">
            <text:p>109.895</text:p>
          </table:table-cell>
          <table:table-cell office:value-type="float" office:value="116.377" table:style-name="ce3">
            <text:p>116.377</text:p>
          </table:table-cell>
          <table:table-cell office:value-type="float" office:value="116.617" table:style-name="ce3">
            <text:p>116.617</text:p>
          </table:table-cell>
          <table:table-cell office:value-type="float" office:value="117.235" table:style-name="ce3">
            <text:p>117.235</text:p>
          </table:table-cell>
          <table:table-cell office:value-type="float" office:value="114.036" table:style-name="ce3">
            <text:p>114.036</text:p>
          </table:table-cell>
          <table:table-cell office:value-type="float" office:value="111.849" table:style-name="ce3">
            <text:p>111.849</text:p>
          </table:table-cell>
          <table:table-cell office:value-type="float" office:value="113.224" table:style-name="ce3">
            <text:p>113.224</text:p>
          </table:table-cell>
          <table:table-cell office:value-type="float" office:value="112.60599999999999" table:style-name="ce3">
            <text:p>112.606</text:p>
          </table:table-cell>
          <table:table-cell office:value-type="float" office:value="113.288" table:style-name="ce3">
            <text:p>113.288</text:p>
          </table:table-cell>
          <table:table-cell office:value-type="float" office:value="116.29900000000001" table:style-name="ce3">
            <text:p>116.299</text:p>
          </table:table-cell>
          <table:table-cell office:value-type="float" office:value="125.37" table:style-name="ce3">
            <text:p>125.37</text:p>
          </table:table-cell>
          <table:table-cell office:value-type="float" office:value="128.81800000000001" table:style-name="ce3">
            <text:p>128.818</text:p>
          </table:table-cell>
          <table:table-cell office:value-type="float" office:value="128.46799999999999" table:style-name="ce3">
            <text:p>128.468</text:p>
          </table:table-cell>
          <table:table-cell office:value-type="float" office:value="122.986" table:style-name="ce3">
            <text:p>122.986</text:p>
          </table:table-cell>
          <table:table-cell office:value-type="float" office:value="113.078" table:style-name="ce3">
            <text:p>113.078</text:p>
          </table:table-cell>
          <table:table-cell office:value-type="float" office:value="99.638999999999996" table:style-name="ce3">
            <text:p>99.639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64.16499999999999" table:style-name="ce3">
            <text:p>164.165</text:p>
          </table:table-cell>
          <table:table-cell office:value-type="float" office:value="152.24799999999999" table:style-name="ce3">
            <text:p>152.248</text:p>
          </table:table-cell>
          <table:table-cell office:value-type="float" office:value="145.66900000000001" table:style-name="ce3">
            <text:p>145.669</text:p>
          </table:table-cell>
          <table:table-cell office:value-type="float" office:value="142.31899999999999" table:style-name="ce3">
            <text:p>142.319</text:p>
          </table:table-cell>
          <table:table-cell office:value-type="float" office:value="142.03399999999999" table:style-name="ce3">
            <text:p>142.034</text:p>
          </table:table-cell>
          <table:table-cell office:value-type="float" office:value="144.21600000000001" table:style-name="ce3">
            <text:p>144.216</text:p>
          </table:table-cell>
          <table:table-cell office:value-type="float" office:value="155.42599999999999" table:style-name="ce3">
            <text:p>155.426</text:p>
          </table:table-cell>
          <table:table-cell office:value-type="float" office:value="178.58600000000001" table:style-name="ce3">
            <text:p>178.586</text:p>
          </table:table-cell>
          <table:table-cell office:value-type="float" office:value="205.10599999999999" table:style-name="ce3">
            <text:p>205.106</text:p>
          </table:table-cell>
          <table:table-cell office:value-type="float" office:value="217.20400000000001" table:style-name="ce3">
            <text:p>217.204</text:p>
          </table:table-cell>
          <table:table-cell office:value-type="float" office:value="217.65100000000001" table:style-name="ce3">
            <text:p>217.651</text:p>
          </table:table-cell>
          <table:table-cell office:value-type="float" office:value="218.80600000000001" table:style-name="ce3">
            <text:p>218.806</text:p>
          </table:table-cell>
          <table:table-cell office:value-type="float" office:value="212.833" table:style-name="ce3">
            <text:p>212.833</text:p>
          </table:table-cell>
          <table:table-cell office:value-type="float" office:value="208.75200000000001" table:style-name="ce3">
            <text:p>208.752</text:p>
          </table:table-cell>
          <table:table-cell office:value-type="float" office:value="211.32" table:style-name="ce3">
            <text:p>211.32</text:p>
          </table:table-cell>
          <table:table-cell office:value-type="float" office:value="210.16499999999999" table:style-name="ce3">
            <text:p>210.165</text:p>
          </table:table-cell>
          <table:table-cell office:value-type="float" office:value="211.43799999999999" table:style-name="ce3">
            <text:p>211.438</text:p>
          </table:table-cell>
          <table:table-cell office:value-type="float" office:value="217.05699999999999" table:style-name="ce3">
            <text:p>217.057</text:p>
          </table:table-cell>
          <table:table-cell office:value-type="float" office:value="233.988" table:style-name="ce3">
            <text:p>233.988</text:p>
          </table:table-cell>
          <table:table-cell office:value-type="float" office:value="240.423" table:style-name="ce3">
            <text:p>240.423</text:p>
          </table:table-cell>
          <table:table-cell office:value-type="float" office:value="239.77099999999999" table:style-name="ce3">
            <text:p>239.771</text:p>
          </table:table-cell>
          <table:table-cell office:value-type="float" office:value="229.53800000000001" table:style-name="ce3">
            <text:p>229.538</text:p>
          </table:table-cell>
          <table:table-cell office:value-type="float" office:value="211.04599999999999" table:style-name="ce3">
            <text:p>211.046</text:p>
          </table:table-cell>
          <table:table-cell office:value-type="float" office:value="185.96299999999999" table:style-name="ce3">
            <text:p>185.963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2.23099999999999" table:style-name="ce3">
            <text:p>142.231</text:p>
          </table:table-cell>
          <table:table-cell office:value-type="float" office:value="131.90700000000001" table:style-name="ce3">
            <text:p>131.907</text:p>
          </table:table-cell>
          <table:table-cell office:value-type="float" office:value="126.206" table:style-name="ce3">
            <text:p>126.206</text:p>
          </table:table-cell>
          <table:table-cell office:value-type="float" office:value="123.304" table:style-name="ce3">
            <text:p>123.304</text:p>
          </table:table-cell>
          <table:table-cell office:value-type="float" office:value="123.057" table:style-name="ce3">
            <text:p>123.057</text:p>
          </table:table-cell>
          <table:table-cell office:value-type="float" office:value="124.947" table:style-name="ce3">
            <text:p>124.947</text:p>
          </table:table-cell>
          <table:table-cell office:value-type="float" office:value="134.65899999999999" table:style-name="ce3">
            <text:p>134.659</text:p>
          </table:table-cell>
          <table:table-cell office:value-type="float" office:value="154.726" table:style-name="ce3">
            <text:p>154.726</text:p>
          </table:table-cell>
          <table:table-cell office:value-type="float" office:value="177.702" table:style-name="ce3">
            <text:p>177.702</text:p>
          </table:table-cell>
          <table:table-cell office:value-type="float" office:value="188.184" table:style-name="ce3">
            <text:p>188.184</text:p>
          </table:table-cell>
          <table:table-cell office:value-type="float" office:value="188.571" table:style-name="ce3">
            <text:p>188.571</text:p>
          </table:table-cell>
          <table:table-cell office:value-type="float" office:value="189.571" table:style-name="ce3">
            <text:p>189.571</text:p>
          </table:table-cell>
          <table:table-cell office:value-type="float" office:value="184.39699999999999" table:style-name="ce3">
            <text:p>184.397</text:p>
          </table:table-cell>
          <table:table-cell office:value-type="float" office:value="180.86099999999999" table:style-name="ce3">
            <text:p>180.861</text:p>
          </table:table-cell>
          <table:table-cell office:value-type="float" office:value="183.08500000000001" table:style-name="ce3">
            <text:p>183.085</text:p>
          </table:table-cell>
          <table:table-cell office:value-type="float" office:value="182.08500000000001" table:style-name="ce3">
            <text:p>182.085</text:p>
          </table:table-cell>
          <table:table-cell office:value-type="float" office:value="183.18799999999999" table:style-name="ce3">
            <text:p>183.188</text:p>
          </table:table-cell>
          <table:table-cell office:value-type="float" office:value="188.05600000000001" table:style-name="ce3">
            <text:p>188.056</text:p>
          </table:table-cell>
          <table:table-cell office:value-type="float" office:value="202.72499999999999" table:style-name="ce3">
            <text:p>202.725</text:p>
          </table:table-cell>
          <table:table-cell office:value-type="float" office:value="208.3" table:style-name="ce3">
            <text:p>208.3</text:p>
          </table:table-cell>
          <table:table-cell office:value-type="float" office:value="207.73500000000001" table:style-name="ce3">
            <text:p>207.735</text:p>
          </table:table-cell>
          <table:table-cell office:value-type="float" office:value="198.87" table:style-name="ce3">
            <text:p>198.87</text:p>
          </table:table-cell>
          <table:table-cell office:value-type="float" office:value="182.84800000000001" table:style-name="ce3">
            <text:p>182.848</text:p>
          </table:table-cell>
          <table:table-cell office:value-type="float" office:value="161.11699999999999" table:style-name="ce3">
            <text:p>161.11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6.947999999999993" table:style-name="ce3">
            <text:p>96.948</text:p>
          </table:table-cell>
          <table:table-cell office:value-type="float" office:value="89.911000000000001" table:style-name="ce3">
            <text:p>89.911</text:p>
          </table:table-cell>
          <table:table-cell office:value-type="float" office:value="86.025000000000006" table:style-name="ce3">
            <text:p>86.025</text:p>
          </table:table-cell>
          <table:table-cell office:value-type="float" office:value="84.046999999999997" table:style-name="ce3">
            <text:p>84.047</text:p>
          </table:table-cell>
          <table:table-cell office:value-type="float" office:value="83.878" table:style-name="ce3">
            <text:p>83.878</text:p>
          </table:table-cell>
          <table:table-cell office:value-type="float" office:value="85.167000000000002" table:style-name="ce3">
            <text:p>85.167</text:p>
          </table:table-cell>
          <table:table-cell office:value-type="float" office:value="91.787000000000006" table:style-name="ce3">
            <text:p>91.787</text:p>
          </table:table-cell>
          <table:table-cell office:value-type="float" office:value="105.465" table:style-name="ce3">
            <text:p>105.465</text:p>
          </table:table-cell>
          <table:table-cell office:value-type="float" office:value="121.126" table:style-name="ce3">
            <text:p>121.126</text:p>
          </table:table-cell>
          <table:table-cell office:value-type="float" office:value="128.27099999999999" table:style-name="ce3">
            <text:p>128.271</text:p>
          </table:table-cell>
          <table:table-cell office:value-type="float" office:value="128.53399999999999" table:style-name="ce3">
            <text:p>128.534</text:p>
          </table:table-cell>
          <table:table-cell office:value-type="float" office:value="129.21600000000001" table:style-name="ce3">
            <text:p>129.216</text:p>
          </table:table-cell>
          <table:table-cell office:value-type="float" office:value="125.68899999999999" table:style-name="ce3">
            <text:p>125.689</text:p>
          </table:table-cell>
          <table:table-cell office:value-type="float" office:value="123.279" table:style-name="ce3">
            <text:p>123.279</text:p>
          </table:table-cell>
          <table:table-cell office:value-type="float" office:value="124.795" table:style-name="ce3">
            <text:p>124.795</text:p>
          </table:table-cell>
          <table:table-cell office:value-type="float" office:value="124.113" table:style-name="ce3">
            <text:p>124.113</text:p>
          </table:table-cell>
          <table:table-cell office:value-type="float" office:value="124.86499999999999" table:style-name="ce3">
            <text:p>124.865</text:p>
          </table:table-cell>
          <table:table-cell office:value-type="float" office:value="128.184" table:style-name="ce3">
            <text:p>128.184</text:p>
          </table:table-cell>
          <table:table-cell office:value-type="float" office:value="138.18299999999999" table:style-name="ce3">
            <text:p>138.183</text:p>
          </table:table-cell>
          <table:table-cell office:value-type="float" office:value="141.982" table:style-name="ce3">
            <text:p>141.982</text:p>
          </table:table-cell>
          <table:table-cell office:value-type="float" office:value="141.59700000000001" table:style-name="ce3">
            <text:p>141.597</text:p>
          </table:table-cell>
          <table:table-cell office:value-type="float" office:value="135.554" table:style-name="ce3">
            <text:p>135.554</text:p>
          </table:table-cell>
          <table:table-cell office:value-type="float" office:value="124.634" table:style-name="ce3">
            <text:p>124.634</text:p>
          </table:table-cell>
          <table:table-cell office:value-type="float" office:value="109.821" table:style-name="ce3">
            <text:p>109.821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2.698999999999998" table:style-name="ce3">
            <text:p>92.699</text:p>
          </table:table-cell>
          <table:table-cell office:value-type="float" office:value="85.97" table:style-name="ce3">
            <text:p>85.97</text:p>
          </table:table-cell>
          <table:table-cell office:value-type="float" office:value="82.254999999999995" table:style-name="ce3">
            <text:p>82.255</text:p>
          </table:table-cell>
          <table:table-cell office:value-type="float" office:value="80.364000000000004" table:style-name="ce3">
            <text:p>80.364</text:p>
          </table:table-cell>
          <table:table-cell office:value-type="float" office:value="80.201999999999998" table:style-name="ce3">
            <text:p>80.202</text:p>
          </table:table-cell>
          <table:table-cell office:value-type="float" office:value="81.433999999999997" table:style-name="ce3">
            <text:p>81.434</text:p>
          </table:table-cell>
          <table:table-cell office:value-type="float" office:value="87.763999999999996" table:style-name="ce3">
            <text:p>87.764</text:p>
          </table:table-cell>
          <table:table-cell office:value-type="float" office:value="100.842" table:style-name="ce3">
            <text:p>100.842</text:p>
          </table:table-cell>
          <table:table-cell office:value-type="float" office:value="115.81699999999999" table:style-name="ce3">
            <text:p>115.817</text:p>
          </table:table-cell>
          <table:table-cell office:value-type="float" office:value="122.649" table:style-name="ce3">
            <text:p>122.649</text:p>
          </table:table-cell>
          <table:table-cell office:value-type="float" office:value="122.901" table:style-name="ce3">
            <text:p>122.901</text:p>
          </table:table-cell>
          <table:table-cell office:value-type="float" office:value="123.553" table:style-name="ce3">
            <text:p>123.553</text:p>
          </table:table-cell>
          <table:table-cell office:value-type="float" office:value="120.181" table:style-name="ce3">
            <text:p>120.181</text:p>
          </table:table-cell>
          <table:table-cell office:value-type="float" office:value="117.876" table:style-name="ce3">
            <text:p>117.876</text:p>
          </table:table-cell>
          <table:table-cell office:value-type="float" office:value="119.32599999999999" table:style-name="ce3">
            <text:p>119.326</text:p>
          </table:table-cell>
          <table:table-cell office:value-type="float" office:value="118.67400000000001" table:style-name="ce3">
            <text:p>118.674</text:p>
          </table:table-cell>
          <table:table-cell office:value-type="float" office:value="119.393" table:style-name="ce3">
            <text:p>119.393</text:p>
          </table:table-cell>
          <table:table-cell office:value-type="float" office:value="122.566" table:style-name="ce3">
            <text:p>122.566</text:p>
          </table:table-cell>
          <table:table-cell office:value-type="float" office:value="132.126" table:style-name="ce3">
            <text:p>132.126</text:p>
          </table:table-cell>
          <table:table-cell office:value-type="float" office:value="135.76" table:style-name="ce3">
            <text:p>135.76</text:p>
          </table:table-cell>
          <table:table-cell office:value-type="float" office:value="135.392" table:style-name="ce3">
            <text:p>135.392</text:p>
          </table:table-cell>
          <table:table-cell office:value-type="float" office:value="129.613" table:style-name="ce3">
            <text:p>129.613</text:p>
          </table:table-cell>
          <table:table-cell office:value-type="float" office:value="119.17100000000001" table:style-name="ce3">
            <text:p>119.171</text:p>
          </table:table-cell>
          <table:table-cell office:value-type="float" office:value="105.008" table:style-name="ce3">
            <text:p>105.008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8.739999999999995" table:style-name="ce3">
            <text:p>68.74</text:p>
          </table:table-cell>
          <table:table-cell office:value-type="float" office:value="63.750999999999998" table:style-name="ce3">
            <text:p>63.751</text:p>
          </table:table-cell>
          <table:table-cell office:value-type="float" office:value="60.996000000000002" table:style-name="ce3">
            <text:p>60.996</text:p>
          </table:table-cell>
          <table:table-cell office:value-type="float" office:value="59.593000000000004" table:style-name="ce3">
            <text:p>59.593</text:p>
          </table:table-cell>
          <table:table-cell office:value-type="float" office:value="59.472999999999999" table:style-name="ce3">
            <text:p>59.473</text:p>
          </table:table-cell>
          <table:table-cell office:value-type="float" office:value="60.387" table:style-name="ce3">
            <text:p>60.387</text:p>
          </table:table-cell>
          <table:table-cell office:value-type="float" office:value="65.081000000000003" table:style-name="ce3">
            <text:p>65.081</text:p>
          </table:table-cell>
          <table:table-cell office:value-type="float" office:value="74.778999999999996" table:style-name="ce3">
            <text:p>74.779</text:p>
          </table:table-cell>
          <table:table-cell office:value-type="float" office:value="85.884" table:style-name="ce3">
            <text:p>85.884</text:p>
          </table:table-cell>
          <table:table-cell office:value-type="float" office:value="90.95" table:style-name="ce3">
            <text:p>90.95</text:p>
          </table:table-cell>
          <table:table-cell office:value-type="float" office:value="91.137" table:style-name="ce3">
            <text:p>91.137</text:p>
          </table:table-cell>
          <table:table-cell office:value-type="float" office:value="91.62" table:style-name="ce3">
            <text:p>91.62</text:p>
          </table:table-cell>
          <table:table-cell office:value-type="float" office:value="89.119" table:style-name="ce3">
            <text:p>89.119</text:p>
          </table:table-cell>
          <table:table-cell office:value-type="float" office:value="87.41" table:style-name="ce3">
            <text:p>87.41</text:p>
          </table:table-cell>
          <table:table-cell office:value-type="float" office:value="88.484999999999999" table:style-name="ce3">
            <text:p>88.485</text:p>
          </table:table-cell>
          <table:table-cell office:value-type="float" office:value="88.001999999999995" table:style-name="ce3">
            <text:p>88.002</text:p>
          </table:table-cell>
          <table:table-cell office:value-type="float" office:value="88.534999999999997" table:style-name="ce3">
            <text:p>88.535</text:p>
          </table:table-cell>
          <table:table-cell office:value-type="float" office:value="90.888000000000005" table:style-name="ce3">
            <text:p>90.888</text:p>
          </table:table-cell>
          <table:table-cell office:value-type="float" office:value="97.977000000000004" table:style-name="ce3">
            <text:p>97.977</text:p>
          </table:table-cell>
          <table:table-cell office:value-type="float" office:value="100.672" table:style-name="ce3">
            <text:p>100.672</text:p>
          </table:table-cell>
          <table:table-cell office:value-type="float" office:value="100.399" table:style-name="ce3">
            <text:p>100.399</text:p>
          </table:table-cell>
          <table:table-cell office:value-type="float" office:value="96.114000000000004" table:style-name="ce3">
            <text:p>96.114</text:p>
          </table:table-cell>
          <table:table-cell office:value-type="float" office:value="88.370999999999995" table:style-name="ce3">
            <text:p>88.371</text:p>
          </table:table-cell>
          <table:table-cell office:value-type="float" office:value="77.867999999999995" table:style-name="ce3">
            <text:p>77.868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0.761000000000003" table:style-name="ce3">
            <text:p>60.761</text:p>
          </table:table-cell>
          <table:table-cell office:value-type="float" office:value="56.35" table:style-name="ce3">
            <text:p>56.35</text:p>
          </table:table-cell>
          <table:table-cell office:value-type="float" office:value="53.914999999999999" table:style-name="ce3">
            <text:p>53.915</text:p>
          </table:table-cell>
          <table:table-cell office:value-type="float" office:value="52.674999999999997" table:style-name="ce3">
            <text:p>52.675</text:p>
          </table:table-cell>
          <table:table-cell office:value-type="float" office:value="52.57" table:style-name="ce3">
            <text:p>52.57</text:p>
          </table:table-cell>
          <table:table-cell office:value-type="float" office:value="53.377000000000002" table:style-name="ce3">
            <text:p>53.377</text:p>
          </table:table-cell>
          <table:table-cell office:value-type="float" office:value="57.526000000000003" table:style-name="ce3">
            <text:p>57.526</text:p>
          </table:table-cell>
          <table:table-cell office:value-type="float" office:value="66.099000000000004" table:style-name="ce3">
            <text:p>66.099</text:p>
          </table:table-cell>
          <table:table-cell office:value-type="float" office:value="75.914000000000001" table:style-name="ce3">
            <text:p>75.914</text:p>
          </table:table-cell>
          <table:table-cell office:value-type="float" office:value="80.391999999999996" table:style-name="ce3">
            <text:p>80.392</text:p>
          </table:table-cell>
          <table:table-cell office:value-type="float" office:value="80.557000000000002" table:style-name="ce3">
            <text:p>80.557</text:p>
          </table:table-cell>
          <table:table-cell office:value-type="float" office:value="80.983999999999995" table:style-name="ce3">
            <text:p>80.984</text:p>
          </table:table-cell>
          <table:table-cell office:value-type="float" office:value="78.774000000000001" table:style-name="ce3">
            <text:p>78.774</text:p>
          </table:table-cell>
          <table:table-cell office:value-type="float" office:value="77.263999999999996" table:style-name="ce3">
            <text:p>77.264</text:p>
          </table:table-cell>
          <table:table-cell office:value-type="float" office:value="78.213999999999999" table:style-name="ce3">
            <text:p>78.214</text:p>
          </table:table-cell>
          <table:table-cell office:value-type="float" office:value="77.786000000000001" table:style-name="ce3">
            <text:p>77.786</text:p>
          </table:table-cell>
          <table:table-cell office:value-type="float" office:value="78.257999999999996" table:style-name="ce3">
            <text:p>78.258</text:p>
          </table:table-cell>
          <table:table-cell office:value-type="float" office:value="80.337000000000003" table:style-name="ce3">
            <text:p>80.337</text:p>
          </table:table-cell>
          <table:table-cell office:value-type="float" office:value="86.603999999999999" table:style-name="ce3">
            <text:p>86.604</text:p>
          </table:table-cell>
          <table:table-cell office:value-type="float" office:value="88.984999999999999" table:style-name="ce3">
            <text:p>88.985</text:p>
          </table:table-cell>
          <table:table-cell office:value-type="float" office:value="88.744" table:style-name="ce3">
            <text:p>88.744</text:p>
          </table:table-cell>
          <table:table-cell office:value-type="float" office:value="84.956999999999994" table:style-name="ce3">
            <text:p>84.957</text:p>
          </table:table-cell>
          <table:table-cell office:value-type="float" office:value="78.111999999999995" table:style-name="ce3">
            <text:p>78.112</text:p>
          </table:table-cell>
          <table:table-cell office:value-type="float" office:value="68.828999999999994" table:style-name="ce3">
            <text:p>68.829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30.49299999999999" table:style-name="ce3">
            <text:p>230.493</text:p>
          </table:table-cell>
          <table:table-cell office:value-type="float" office:value="213.762" table:style-name="ce3">
            <text:p>213.762</text:p>
          </table:table-cell>
          <table:table-cell office:value-type="float" office:value="204.524" table:style-name="ce3">
            <text:p>204.524</text:p>
          </table:table-cell>
          <table:table-cell office:value-type="float" office:value="199.821" table:style-name="ce3">
            <text:p>199.821</text:p>
          </table:table-cell>
          <table:table-cell office:value-type="float" office:value="199.42" table:style-name="ce3">
            <text:p>199.42</text:p>
          </table:table-cell>
          <table:table-cell office:value-type="float" office:value="202.48400000000001" table:style-name="ce3">
            <text:p>202.484</text:p>
          </table:table-cell>
          <table:table-cell office:value-type="float" office:value="218.22300000000001" table:style-name="ce3">
            <text:p>218.223</text:p>
          </table:table-cell>
          <table:table-cell office:value-type="float" office:value="250.74100000000001" table:style-name="ce3">
            <text:p>250.741</text:p>
          </table:table-cell>
          <table:table-cell office:value-type="float" office:value="287.976" table:style-name="ce3">
            <text:p>287.976</text:p>
          </table:table-cell>
          <table:table-cell office:value-type="float" office:value="304.96199999999999" table:style-name="ce3">
            <text:p>304.962</text:p>
          </table:table-cell>
          <table:table-cell office:value-type="float" office:value="305.58999999999997" table:style-name="ce3">
            <text:p>305.59</text:p>
          </table:table-cell>
          <table:table-cell office:value-type="float" office:value="307.20999999999998" table:style-name="ce3">
            <text:p>307.21</text:p>
          </table:table-cell>
          <table:table-cell office:value-type="float" office:value="298.82499999999999" table:style-name="ce3">
            <text:p>298.825</text:p>
          </table:table-cell>
          <table:table-cell office:value-type="float" office:value="293.09500000000003" table:style-name="ce3">
            <text:p>293.095</text:p>
          </table:table-cell>
          <table:table-cell office:value-type="float" office:value="296.7" table:style-name="ce3">
            <text:p>296.7</text:p>
          </table:table-cell>
          <table:table-cell office:value-type="float" office:value="295.07900000000001" table:style-name="ce3">
            <text:p>295.079</text:p>
          </table:table-cell>
          <table:table-cell office:value-type="float" office:value="296.86599999999999" table:style-name="ce3">
            <text:p>296.866</text:p>
          </table:table-cell>
          <table:table-cell office:value-type="float" office:value="304.75599999999997" table:style-name="ce3">
            <text:p>304.756</text:p>
          </table:table-cell>
          <table:table-cell office:value-type="float" office:value="328.52800000000002" table:style-name="ce3">
            <text:p>328.528</text:p>
          </table:table-cell>
          <table:table-cell office:value-type="float" office:value="337.56200000000001" table:style-name="ce3">
            <text:p>337.562</text:p>
          </table:table-cell>
          <table:table-cell office:value-type="float" office:value="336.64600000000002" table:style-name="ce3">
            <text:p>336.646</text:p>
          </table:table-cell>
          <table:table-cell office:value-type="float" office:value="322.27999999999997" table:style-name="ce3">
            <text:p>322.28</text:p>
          </table:table-cell>
          <table:table-cell office:value-type="float" office:value="296.315" table:style-name="ce3">
            <text:p>296.315</text:p>
          </table:table-cell>
          <table:table-cell office:value-type="float" office:value="261.09899999999999" table:style-name="ce3">
            <text:p>261.099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8.42" table:style-name="ce3">
            <text:p>208.42</text:p>
          </table:table-cell>
          <table:table-cell office:value-type="float" office:value="193.291" table:style-name="ce3">
            <text:p>193.291</text:p>
          </table:table-cell>
          <table:table-cell office:value-type="float" office:value="184.93799999999999" table:style-name="ce3">
            <text:p>184.938</text:p>
          </table:table-cell>
          <table:table-cell office:value-type="float" office:value="180.68600000000001" table:style-name="ce3">
            <text:p>180.686</text:p>
          </table:table-cell>
          <table:table-cell office:value-type="float" office:value="180.32300000000001" table:style-name="ce3">
            <text:p>180.323</text:p>
          </table:table-cell>
          <table:table-cell office:value-type="float" office:value="183.09299999999999" table:style-name="ce3">
            <text:p>183.093</text:p>
          </table:table-cell>
          <table:table-cell office:value-type="float" office:value="197.32499999999999" table:style-name="ce3">
            <text:p>197.325</text:p>
          </table:table-cell>
          <table:table-cell office:value-type="float" office:value="226.73" table:style-name="ce3">
            <text:p>226.73</text:p>
          </table:table-cell>
          <table:table-cell office:value-type="float" office:value="260.399" table:style-name="ce3">
            <text:p>260.399</text:p>
          </table:table-cell>
          <table:table-cell office:value-type="float" office:value="275.75799999999998" table:style-name="ce3">
            <text:p>275.758</text:p>
          </table:table-cell>
          <table:table-cell office:value-type="float" office:value="276.32499999999999" table:style-name="ce3">
            <text:p>276.325</text:p>
          </table:table-cell>
          <table:table-cell office:value-type="float" office:value="277.791" table:style-name="ce3">
            <text:p>277.791</text:p>
          </table:table-cell>
          <table:table-cell office:value-type="float" office:value="270.209" table:style-name="ce3">
            <text:p>270.209</text:p>
          </table:table-cell>
          <table:table-cell office:value-type="float" office:value="265.02800000000002" table:style-name="ce3">
            <text:p>265.028</text:p>
          </table:table-cell>
          <table:table-cell office:value-type="float" office:value="268.28699999999998" table:style-name="ce3">
            <text:p>268.287</text:p>
          </table:table-cell>
          <table:table-cell office:value-type="float" office:value="266.82100000000003" table:style-name="ce3">
            <text:p>266.821</text:p>
          </table:table-cell>
          <table:table-cell office:value-type="float" office:value="268.43700000000001" table:style-name="ce3">
            <text:p>268.437</text:p>
          </table:table-cell>
          <table:table-cell office:value-type="float" office:value="275.57100000000003" table:style-name="ce3">
            <text:p>275.571</text:p>
          </table:table-cell>
          <table:table-cell office:value-type="float" office:value="297.06700000000001" table:style-name="ce3">
            <text:p>297.067</text:p>
          </table:table-cell>
          <table:table-cell office:value-type="float" office:value="305.23599999999999" table:style-name="ce3">
            <text:p>305.236</text:p>
          </table:table-cell>
          <table:table-cell office:value-type="float" office:value="304.40800000000002" table:style-name="ce3">
            <text:p>304.408</text:p>
          </table:table-cell>
          <table:table-cell office:value-type="float" office:value="291.41699999999997" table:style-name="ce3">
            <text:p>291.417</text:p>
          </table:table-cell>
          <table:table-cell office:value-type="float" office:value="267.93900000000002" table:style-name="ce3">
            <text:p>267.939</text:p>
          </table:table-cell>
          <table:table-cell office:value-type="float" office:value="236.095" table:style-name="ce3">
            <text:p>236.09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1.54400000000001" table:style-name="ce3">
            <text:p>251.544</text:p>
          </table:table-cell>
          <table:table-cell office:value-type="float" office:value="233.285" table:style-name="ce3">
            <text:p>233.285</text:p>
          </table:table-cell>
          <table:table-cell office:value-type="float" office:value="223.20400000000001" table:style-name="ce3">
            <text:p>223.204</text:p>
          </table:table-cell>
          <table:table-cell office:value-type="float" office:value="218.071" table:style-name="ce3">
            <text:p>218.071</text:p>
          </table:table-cell>
          <table:table-cell office:value-type="float" office:value="217.63300000000001" table:style-name="ce3">
            <text:p>217.633</text:p>
          </table:table-cell>
          <table:table-cell office:value-type="float" office:value="220.977" table:style-name="ce3">
            <text:p>220.977</text:p>
          </table:table-cell>
          <table:table-cell office:value-type="float" office:value="238.15299999999999" table:style-name="ce3">
            <text:p>238.153</text:p>
          </table:table-cell>
          <table:table-cell office:value-type="float" office:value="273.642" table:style-name="ce3">
            <text:p>273.642</text:p>
          </table:table-cell>
          <table:table-cell office:value-type="float" office:value="314.27800000000002" table:style-name="ce3">
            <text:p>314.278</text:p>
          </table:table-cell>
          <table:table-cell office:value-type="float" office:value="332.815" table:style-name="ce3">
            <text:p>332.815</text:p>
          </table:table-cell>
          <table:table-cell office:value-type="float" office:value="333.5" table:style-name="ce3">
            <text:p>333.5</text:p>
          </table:table-cell>
          <table:table-cell office:value-type="float" office:value="335.26799999999997" table:style-name="ce3">
            <text:p>335.268</text:p>
          </table:table-cell>
          <table:table-cell office:value-type="float" office:value="326.11799999999999" table:style-name="ce3">
            <text:p>326.118</text:p>
          </table:table-cell>
          <table:table-cell office:value-type="float" office:value="319.86399999999998" table:style-name="ce3">
            <text:p>319.864</text:p>
          </table:table-cell>
          <table:table-cell office:value-type="float" office:value="323.798" table:style-name="ce3">
            <text:p>323.798</text:p>
          </table:table-cell>
          <table:table-cell office:value-type="float" office:value="322.029" table:style-name="ce3">
            <text:p>322.029</text:p>
          </table:table-cell>
          <table:table-cell office:value-type="float" office:value="323.98" table:style-name="ce3">
            <text:p>323.98</text:p>
          </table:table-cell>
          <table:table-cell office:value-type="float" office:value="332.59" table:style-name="ce3">
            <text:p>332.59</text:p>
          </table:table-cell>
          <table:table-cell office:value-type="float" office:value="358.53300000000002" table:style-name="ce3">
            <text:p>358.533</text:p>
          </table:table-cell>
          <table:table-cell office:value-type="float" office:value="368.392" table:style-name="ce3">
            <text:p>368.392</text:p>
          </table:table-cell>
          <table:table-cell office:value-type="float" office:value="367.39299999999997" table:style-name="ce3">
            <text:p>367.393</text:p>
          </table:table-cell>
          <table:table-cell office:value-type="float" office:value="351.714" table:style-name="ce3">
            <text:p>351.714</text:p>
          </table:table-cell>
          <table:table-cell office:value-type="float" office:value="323.37799999999999" table:style-name="ce3">
            <text:p>323.378</text:p>
          </table:table-cell>
          <table:table-cell office:value-type="float" office:value="284.94600000000003" table:style-name="ce3">
            <text:p>284.946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8.75700000000001" table:style-name="ce3">
            <text:p>108.757</text:p>
          </table:table-cell>
          <table:table-cell office:value-type="float" office:value="100.863" table:style-name="ce3">
            <text:p>100.863</text:p>
          </table:table-cell>
          <table:table-cell office:value-type="float" office:value="96.504000000000005" table:style-name="ce3">
            <text:p>96.504</text:p>
          </table:table-cell>
          <table:table-cell office:value-type="float" office:value="94.284999999999997" table:style-name="ce3">
            <text:p>94.285</text:p>
          </table:table-cell>
          <table:table-cell office:value-type="float" office:value="94.094999999999999" table:style-name="ce3">
            <text:p>94.095</text:p>
          </table:table-cell>
          <table:table-cell office:value-type="float" office:value="95.540999999999997" table:style-name="ce3">
            <text:p>95.541</text:p>
          </table:table-cell>
          <table:table-cell office:value-type="float" office:value="102.967" table:style-name="ce3">
            <text:p>102.967</text:p>
          </table:table-cell>
          <table:table-cell office:value-type="float" office:value="118.31100000000001" table:style-name="ce3">
            <text:p>118.311</text:p>
          </table:table-cell>
          <table:table-cell office:value-type="float" office:value="135.88" table:style-name="ce3">
            <text:p>135.88</text:p>
          </table:table-cell>
          <table:table-cell office:value-type="float" office:value="143.89500000000001" table:style-name="ce3">
            <text:p>143.895</text:p>
          </table:table-cell>
          <table:table-cell office:value-type="float" office:value="144.191" table:style-name="ce3">
            <text:p>144.191</text:p>
          </table:table-cell>
          <table:table-cell office:value-type="float" office:value="144.95599999999999" table:style-name="ce3">
            <text:p>144.956</text:p>
          </table:table-cell>
          <table:table-cell office:value-type="float" office:value="140.999" table:style-name="ce3">
            <text:p>140.999</text:p>
          </table:table-cell>
          <table:table-cell office:value-type="float" office:value="138.29599999999999" table:style-name="ce3">
            <text:p>138.296</text:p>
          </table:table-cell>
          <table:table-cell office:value-type="float" office:value="139.99600000000001" table:style-name="ce3">
            <text:p>139.996</text:p>
          </table:table-cell>
          <table:table-cell office:value-type="float" office:value="139.232" table:style-name="ce3">
            <text:p>139.232</text:p>
          </table:table-cell>
          <table:table-cell office:value-type="float" office:value="140.07499999999999" table:style-name="ce3">
            <text:p>140.075</text:p>
          </table:table-cell>
          <table:table-cell office:value-type="float" office:value="143.798" table:style-name="ce3">
            <text:p>143.798</text:p>
          </table:table-cell>
          <table:table-cell office:value-type="float" office:value="155.01400000000001" table:style-name="ce3">
            <text:p>155.014</text:p>
          </table:table-cell>
          <table:table-cell office:value-type="float" office:value="159.27699999999999" table:style-name="ce3">
            <text:p>159.277</text:p>
          </table:table-cell>
          <table:table-cell office:value-type="float" office:value="158.845" table:style-name="ce3">
            <text:p>158.845</text:p>
          </table:table-cell>
          <table:table-cell office:value-type="float" office:value="152.066" table:style-name="ce3">
            <text:p>152.066</text:p>
          </table:table-cell>
          <table:table-cell office:value-type="float" office:value="139.815" table:style-name="ce3">
            <text:p>139.815</text:p>
          </table:table-cell>
          <table:table-cell office:value-type="float" office:value="123.19799999999999" table:style-name="ce3">
            <text:p>123.198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8.0340000000000007" table:style-name="ce3">
            <text:p>8.034</text:p>
          </table:table-cell>
          <table:table-cell office:value-type="float" office:value="7.4509999999999996" table:style-name="ce3">
            <text:p>7.451</text:p>
          </table:table-cell>
          <table:table-cell office:value-type="float" office:value="7.1289999999999996" table:style-name="ce3">
            <text:p>7.129</text:p>
          </table:table-cell>
          <table:table-cell office:value-type="float" office:value="6.9649999999999999" table:style-name="ce3">
            <text:p>6.965</text:p>
          </table:table-cell>
          <table:table-cell office:value-type="float" office:value="6.9509999999999996" table:style-name="ce3">
            <text:p>6.951</text:p>
          </table:table-cell>
          <table:table-cell office:value-type="float" office:value="7.0579999999999998" table:style-name="ce3">
            <text:p>7.058</text:p>
          </table:table-cell>
          <table:table-cell office:value-type="float" office:value="7.6070000000000002" table:style-name="ce3">
            <text:p>7.607</text:p>
          </table:table-cell>
          <table:table-cell office:value-type="float" office:value="8.74" table:style-name="ce3">
            <text:p>8.74</text:p>
          </table:table-cell>
          <table:table-cell office:value-type="float" office:value="10.038" table:style-name="ce3">
            <text:p>10.038</text:p>
          </table:table-cell>
          <table:table-cell office:value-type="float" office:value="10.63" table:style-name="ce3">
            <text:p>10.63</text:p>
          </table:table-cell>
          <table:table-cell office:value-type="float" office:value="10.651999999999999" table:style-name="ce3">
            <text:p>10.652</text:p>
          </table:table-cell>
          <table:table-cell office:value-type="float" office:value="10.708" table:style-name="ce3">
            <text:p>10.708</text:p>
          </table:table-cell>
          <table:table-cell office:value-type="float" office:value="10.416" table:style-name="ce3">
            <text:p>10.416</text:p>
          </table:table-cell>
          <table:table-cell office:value-type="float" office:value="10.215999999999999" table:style-name="ce3">
            <text:p>10.216</text:p>
          </table:table-cell>
          <table:table-cell office:value-type="float" office:value="10.342000000000001" table:style-name="ce3">
            <text:p>10.342</text:p>
          </table:table-cell>
          <table:table-cell office:value-type="float" office:value="10.286" table:style-name="ce3">
            <text:p>10.286</text:p>
          </table:table-cell>
          <table:table-cell office:value-type="float" office:value="10.348000000000001" table:style-name="ce3">
            <text:p>10.348</text:p>
          </table:table-cell>
          <table:table-cell office:value-type="float" office:value="10.622999999999999" table:style-name="ce3">
            <text:p>10.623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766" table:style-name="ce3">
            <text:p>11.766</text:p>
          </table:table-cell>
          <table:table-cell office:value-type="float" office:value="11.734" table:style-name="ce3">
            <text:p>11.734</text:p>
          </table:table-cell>
          <table:table-cell office:value-type="float" office:value="11.234" table:style-name="ce3">
            <text:p>11.234</text:p>
          </table:table-cell>
          <table:table-cell office:value-type="float" office:value="10.329000000000001" table:style-name="ce3">
            <text:p>10.329</text:p>
          </table:table-cell>
          <table:table-cell office:value-type="float" office:value="9.1010000000000009" table:style-name="ce3">
            <text:p>9.101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6.334999999999994" table:style-name="ce3">
            <text:p>96.335</text:p>
          </table:table-cell>
          <table:table-cell office:value-type="float" office:value="89.341999999999999" table:style-name="ce3">
            <text:p>89.342</text:p>
          </table:table-cell>
          <table:table-cell office:value-type="float" office:value="85.481999999999999" table:style-name="ce3">
            <text:p>85.482</text:p>
          </table:table-cell>
          <table:table-cell office:value-type="float" office:value="83.516000000000005" table:style-name="ce3">
            <text:p>83.516</text:p>
          </table:table-cell>
          <table:table-cell office:value-type="float" office:value="83.347999999999999" table:style-name="ce3">
            <text:p>83.348</text:p>
          </table:table-cell>
          <table:table-cell office:value-type="float" office:value="84.629000000000005" table:style-name="ce3">
            <text:p>84.629</text:p>
          </table:table-cell>
          <table:table-cell office:value-type="float" office:value="91.206999999999994" table:style-name="ce3">
            <text:p>91.207</text:p>
          </table:table-cell>
          <table:table-cell office:value-type="float" office:value="104.798" table:style-name="ce3">
            <text:p>104.798</text:p>
          </table:table-cell>
          <table:table-cell office:value-type="float" office:value="120.361" table:style-name="ce3">
            <text:p>120.361</text:p>
          </table:table-cell>
          <table:table-cell office:value-type="float" office:value="127.46" table:style-name="ce3">
            <text:p>127.46</text:p>
          </table:table-cell>
          <table:table-cell office:value-type="float" office:value="127.72199999999999" table:style-name="ce3">
            <text:p>127.722</text:p>
          </table:table-cell>
          <table:table-cell office:value-type="float" office:value="128.4" table:style-name="ce3">
            <text:p>128.4</text:p>
          </table:table-cell>
          <table:table-cell office:value-type="float" office:value="124.895" table:style-name="ce3">
            <text:p>124.895</text:p>
          </table:table-cell>
          <table:table-cell office:value-type="float" office:value="122.5" table:style-name="ce3">
            <text:p>122.5</text:p>
          </table:table-cell>
          <table:table-cell office:value-type="float" office:value="124.00700000000001" table:style-name="ce3">
            <text:p>124.007</text:p>
          </table:table-cell>
          <table:table-cell office:value-type="float" office:value="123.32899999999999" table:style-name="ce3">
            <text:p>123.329</text:p>
          </table:table-cell>
          <table:table-cell office:value-type="float" office:value="124.07599999999999" table:style-name="ce3">
            <text:p>124.076</text:p>
          </table:table-cell>
          <table:table-cell office:value-type="float" office:value="127.374" table:style-name="ce3">
            <text:p>127.374</text:p>
          </table:table-cell>
          <table:table-cell office:value-type="float" office:value="137.309" table:style-name="ce3">
            <text:p>137.309</text:p>
          </table:table-cell>
          <table:table-cell office:value-type="float" office:value="141.08500000000001" table:style-name="ce3">
            <text:p>141.085</text:p>
          </table:table-cell>
          <table:table-cell office:value-type="float" office:value="140.702" table:style-name="ce3">
            <text:p>140.702</text:p>
          </table:table-cell>
          <table:table-cell office:value-type="float" office:value="134.69800000000001" table:style-name="ce3">
            <text:p>134.698</text:p>
          </table:table-cell>
          <table:table-cell office:value-type="float" office:value="123.846" table:style-name="ce3">
            <text:p>123.846</text:p>
          </table:table-cell>
          <table:table-cell office:value-type="float" office:value="109.127" table:style-name="ce3">
            <text:p>109.127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3.91300000000001" table:style-name="ce3">
            <text:p>133.913</text:p>
          </table:table-cell>
          <table:table-cell office:value-type="float" office:value="124.19199999999999" table:style-name="ce3">
            <text:p>124.192</text:p>
          </table:table-cell>
          <table:table-cell office:value-type="float" office:value="118.825" table:style-name="ce3">
            <text:p>118.825</text:p>
          </table:table-cell>
          <table:table-cell office:value-type="float" office:value="116.093" table:style-name="ce3">
            <text:p>116.093</text:p>
          </table:table-cell>
          <table:table-cell office:value-type="float" office:value="115.86" table:style-name="ce3">
            <text:p>115.86</text:p>
          </table:table-cell>
          <table:table-cell office:value-type="float" office:value="117.64" table:style-name="ce3">
            <text:p>117.64</text:p>
          </table:table-cell>
          <table:table-cell office:value-type="float" office:value="126.78400000000001" table:style-name="ce3">
            <text:p>126.784</text:p>
          </table:table-cell>
          <table:table-cell office:value-type="float" office:value="145.67699999999999" table:style-name="ce3">
            <text:p>145.677</text:p>
          </table:table-cell>
          <table:table-cell office:value-type="float" office:value="167.309" table:style-name="ce3">
            <text:p>167.309</text:p>
          </table:table-cell>
          <table:table-cell office:value-type="float" office:value="177.178" table:style-name="ce3">
            <text:p>177.178</text:p>
          </table:table-cell>
          <table:table-cell office:value-type="float" office:value="177.542" table:style-name="ce3">
            <text:p>177.542</text:p>
          </table:table-cell>
          <table:table-cell office:value-type="float" office:value="178.48400000000001" table:style-name="ce3">
            <text:p>178.484</text:p>
          </table:table-cell>
          <table:table-cell office:value-type="float" office:value="173.613" table:style-name="ce3">
            <text:p>173.613</text:p>
          </table:table-cell>
          <table:table-cell office:value-type="float" office:value="170.28299999999999" table:style-name="ce3">
            <text:p>170.283</text:p>
          </table:table-cell>
          <table:table-cell office:value-type="float" office:value="172.37799999999999" table:style-name="ce3">
            <text:p>172.378</text:p>
          </table:table-cell>
          <table:table-cell office:value-type="float" office:value="171.43600000000001" table:style-name="ce3">
            <text:p>171.436</text:p>
          </table:table-cell>
          <table:table-cell office:value-type="float" office:value="172.47399999999999" table:style-name="ce3">
            <text:p>172.474</text:p>
          </table:table-cell>
          <table:table-cell office:value-type="float" office:value="177.05799999999999" table:style-name="ce3">
            <text:p>177.058</text:p>
          </table:table-cell>
          <table:table-cell office:value-type="float" office:value="190.869" table:style-name="ce3">
            <text:p>190.869</text:p>
          </table:table-cell>
          <table:table-cell office:value-type="float" office:value="196.11799999999999" table:style-name="ce3">
            <text:p>196.118</text:p>
          </table:table-cell>
          <table:table-cell office:value-type="float" office:value="195.58600000000001" table:style-name="ce3">
            <text:p>195.586</text:p>
          </table:table-cell>
          <table:table-cell office:value-type="float" office:value="187.239" table:style-name="ce3">
            <text:p>187.239</text:p>
          </table:table-cell>
          <table:table-cell office:value-type="float" office:value="172.154" table:style-name="ce3">
            <text:p>172.154</text:p>
          </table:table-cell>
          <table:table-cell office:value-type="float" office:value="151.69399999999999" table:style-name="ce3">
            <text:p>151.694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46.06200000000001" table:style-name="ce3">
            <text:p>146.062</text:p>
          </table:table-cell>
          <table:table-cell office:value-type="float" office:value="135.459" table:style-name="ce3">
            <text:p>135.459</text:p>
          </table:table-cell>
          <table:table-cell office:value-type="float" office:value="129.60499999999999" table:style-name="ce3">
            <text:p>129.605</text:p>
          </table:table-cell>
          <table:table-cell office:value-type="float" office:value="126.625" table:style-name="ce3">
            <text:p>126.625</text:p>
          </table:table-cell>
          <table:table-cell office:value-type="float" office:value="126.371" table:style-name="ce3">
            <text:p>126.371</text:p>
          </table:table-cell>
          <table:table-cell office:value-type="float" office:value="128.31200000000001" table:style-name="ce3">
            <text:p>128.312</text:p>
          </table:table-cell>
          <table:table-cell office:value-type="float" office:value="138.286" table:style-name="ce3">
            <text:p>138.286</text:p>
          </table:table-cell>
          <table:table-cell office:value-type="float" office:value="158.893" table:style-name="ce3">
            <text:p>158.893</text:p>
          </table:table-cell>
          <table:table-cell office:value-type="float" office:value="182.488" table:style-name="ce3">
            <text:p>182.488</text:p>
          </table:table-cell>
          <table:table-cell office:value-type="float" office:value="193.25200000000001" table:style-name="ce3">
            <text:p>193.252</text:p>
          </table:table-cell>
          <table:table-cell office:value-type="float" office:value="193.65" table:style-name="ce3">
            <text:p>193.65</text:p>
          </table:table-cell>
          <table:table-cell office:value-type="float" office:value="194.67699999999999" table:style-name="ce3">
            <text:p>194.677</text:p>
          </table:table-cell>
          <table:table-cell office:value-type="float" office:value="189.363" table:style-name="ce3">
            <text:p>189.363</text:p>
          </table:table-cell>
          <table:table-cell office:value-type="float" office:value="185.732" table:style-name="ce3">
            <text:p>185.732</text:p>
          </table:table-cell>
          <table:table-cell office:value-type="float" office:value="188.01599999999999" table:style-name="ce3">
            <text:p>188.016</text:p>
          </table:table-cell>
          <table:table-cell office:value-type="float" office:value="186.989" table:style-name="ce3">
            <text:p>186.989</text:p>
          </table:table-cell>
          <table:table-cell office:value-type="float" office:value="188.12200000000001" table:style-name="ce3">
            <text:p>188.122</text:p>
          </table:table-cell>
          <table:table-cell office:value-type="float" office:value="193.12100000000001" table:style-name="ce3">
            <text:p>193.121</text:p>
          </table:table-cell>
          <table:table-cell office:value-type="float" office:value="208.185" table:style-name="ce3">
            <text:p>208.185</text:p>
          </table:table-cell>
          <table:table-cell office:value-type="float" office:value="213.91" table:style-name="ce3">
            <text:p>213.91</text:p>
          </table:table-cell>
          <table:table-cell office:value-type="float" office:value="213.33" table:style-name="ce3">
            <text:p>213.33</text:p>
          </table:table-cell>
          <table:table-cell office:value-type="float" office:value="204.226" table:style-name="ce3">
            <text:p>204.226</text:p>
          </table:table-cell>
          <table:table-cell office:value-type="float" office:value="187.773" table:style-name="ce3">
            <text:p>187.773</text:p>
          </table:table-cell>
          <table:table-cell office:value-type="float" office:value="165.45599999999999" table:style-name="ce3">
            <text:p>165.45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65.637" table:style-name="ce3">
            <text:p>165.637</text:p>
          </table:table-cell>
          <table:table-cell office:value-type="float" office:value="153.614" table:style-name="ce3">
            <text:p>153.614</text:p>
          </table:table-cell>
          <table:table-cell office:value-type="float" office:value="146.976" table:style-name="ce3">
            <text:p>146.976</text:p>
          </table:table-cell>
          <table:table-cell office:value-type="float" office:value="143.596" table:style-name="ce3">
            <text:p>143.596</text:p>
          </table:table-cell>
          <table:table-cell office:value-type="float" office:value="143.30799999999999" table:style-name="ce3">
            <text:p>143.308</text:p>
          </table:table-cell>
          <table:table-cell office:value-type="float" office:value="145.50899999999999" table:style-name="ce3">
            <text:p>145.509</text:p>
          </table:table-cell>
          <table:table-cell office:value-type="float" office:value="156.82" table:style-name="ce3">
            <text:p>156.82</text:p>
          </table:table-cell>
          <table:table-cell office:value-type="float" office:value="180.18799999999999" table:style-name="ce3">
            <text:p>180.188</text:p>
          </table:table-cell>
          <table:table-cell office:value-type="float" office:value="206.946" table:style-name="ce3">
            <text:p>206.946</text:p>
          </table:table-cell>
          <table:table-cell office:value-type="float" office:value="219.15199999999999" table:style-name="ce3">
            <text:p>219.15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20.768" table:style-name="ce3">
            <text:p>220.768</text:p>
          </table:table-cell>
          <table:table-cell office:value-type="float" office:value="214.74199999999999" table:style-name="ce3">
            <text:p>214.742</text:p>
          </table:table-cell>
          <table:table-cell office:value-type="float" office:value="210.625" table:style-name="ce3">
            <text:p>210.625</text:p>
          </table:table-cell>
          <table:table-cell office:value-type="float" office:value="213.215" table:style-name="ce3">
            <text:p>213.215</text:p>
          </table:table-cell>
          <table:table-cell office:value-type="float" office:value="212.05" table:style-name="ce3">
            <text:p>212.05</text:p>
          </table:table-cell>
          <table:table-cell office:value-type="float" office:value="213.334" table:style-name="ce3">
            <text:p>213.334</text:p>
          </table:table-cell>
          <table:table-cell office:value-type="float" office:value="219.00399999999999" table:style-name="ce3">
            <text:p>219.004</text:p>
          </table:table-cell>
          <table:table-cell office:value-type="float" office:value="236.08699999999999" table:style-name="ce3">
            <text:p>236.087</text:p>
          </table:table-cell>
          <table:table-cell office:value-type="float" office:value="242.57900000000001" table:style-name="ce3">
            <text:p>242.579</text:p>
          </table:table-cell>
          <table:table-cell office:value-type="float" office:value="241.92099999999999" table:style-name="ce3">
            <text:p>241.921</text:p>
          </table:table-cell>
          <table:table-cell office:value-type="float" office:value="231.59700000000001" table:style-name="ce3">
            <text:p>231.597</text:p>
          </table:table-cell>
          <table:table-cell office:value-type="float" office:value="212.93899999999999" table:style-name="ce3">
            <text:p>212.939</text:p>
          </table:table-cell>
          <table:table-cell office:value-type="float" office:value="187.631" table:style-name="ce3">
            <text:p>187.63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2.787000000000006" table:style-name="ce3">
            <text:p>92.787</text:p>
          </table:table-cell>
          <table:table-cell office:value-type="float" office:value="86.052000000000007" table:style-name="ce3">
            <text:p>86.052</text:p>
          </table:table-cell>
          <table:table-cell office:value-type="float" office:value="82.332999999999998" table:style-name="ce3">
            <text:p>82.333</text:p>
          </table:table-cell>
          <table:table-cell office:value-type="float" office:value="80.44" table:style-name="ce3">
            <text:p>80.44</text:p>
          </table:table-cell>
          <table:table-cell office:value-type="float" office:value="80.278000000000006" table:style-name="ce3">
            <text:p>80.278</text:p>
          </table:table-cell>
          <table:table-cell office:value-type="float" office:value="81.512" table:style-name="ce3">
            <text:p>81.512</text:p>
          </table:table-cell>
          <table:table-cell office:value-type="float" office:value="87.846999999999994" table:style-name="ce3">
            <text:p>87.847</text:p>
          </table:table-cell>
          <table:table-cell office:value-type="float" office:value="100.938" table:style-name="ce3">
            <text:p>100.938</text:p>
          </table:table-cell>
          <table:table-cell office:value-type="float" office:value="115.92700000000001" table:style-name="ce3">
            <text:p>115.927</text:p>
          </table:table-cell>
          <table:table-cell office:value-type="float" office:value="122.765" table:style-name="ce3">
            <text:p>122.765</text:p>
          </table:table-cell>
          <table:table-cell office:value-type="float" office:value="123.018" table:style-name="ce3">
            <text:p>123.018</text:p>
          </table:table-cell>
          <table:table-cell office:value-type="float" office:value="123.67" table:style-name="ce3">
            <text:p>123.67</text:p>
          </table:table-cell>
          <table:table-cell office:value-type="float" office:value="120.295" table:style-name="ce3">
            <text:p>120.295</text:p>
          </table:table-cell>
          <table:table-cell office:value-type="float" office:value="117.988" table:style-name="ce3">
            <text:p>117.988</text:p>
          </table:table-cell>
          <table:table-cell office:value-type="float" office:value="119.43899999999999" table:style-name="ce3">
            <text:p>119.439</text:p>
          </table:table-cell>
          <table:table-cell office:value-type="float" office:value="118.786" table:style-name="ce3">
            <text:p>118.786</text:p>
          </table:table-cell>
          <table:table-cell office:value-type="float" office:value="119.506" table:style-name="ce3">
            <text:p>119.506</text:p>
          </table:table-cell>
          <table:table-cell office:value-type="float" office:value="122.682" table:style-name="ce3">
            <text:p>122.682</text:p>
          </table:table-cell>
          <table:table-cell office:value-type="float" office:value="132.25200000000001" table:style-name="ce3">
            <text:p>132.252</text:p>
          </table:table-cell>
          <table:table-cell office:value-type="float" office:value="135.88800000000001" table:style-name="ce3">
            <text:p>135.888</text:p>
          </table:table-cell>
          <table:table-cell office:value-type="float" office:value="135.52000000000001" table:style-name="ce3">
            <text:p>135.52</text:p>
          </table:table-cell>
          <table:table-cell office:value-type="float" office:value="129.73599999999999" table:style-name="ce3">
            <text:p>129.736</text:p>
          </table:table-cell>
          <table:table-cell office:value-type="float" office:value="119.28400000000001" table:style-name="ce3">
            <text:p>119.284</text:p>
          </table:table-cell>
          <table:table-cell office:value-type="float" office:value="105.108" table:style-name="ce3">
            <text:p>105.108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3.954999999999998" table:style-name="ce3">
            <text:p>93.955</text:p>
          </table:table-cell>
          <table:table-cell office:value-type="float" office:value="87.135000000000005" table:style-name="ce3">
            <text:p>87.135</text:p>
          </table:table-cell>
          <table:table-cell office:value-type="float" office:value="83.369" table:style-name="ce3">
            <text:p>83.369</text:p>
          </table:table-cell>
          <table:table-cell office:value-type="float" office:value="81.451999999999998" table:style-name="ce3">
            <text:p>81.452</text:p>
          </table:table-cell>
          <table:table-cell office:value-type="float" office:value="81.287999999999997" table:style-name="ce3">
            <text:p>81.288</text:p>
          </table:table-cell>
          <table:table-cell office:value-type="float" office:value="82.537000000000006" table:style-name="ce3">
            <text:p>82.537</text:p>
          </table:table-cell>
          <table:table-cell office:value-type="float" office:value="88.953000000000003" table:style-name="ce3">
            <text:p>88.953</text:p>
          </table:table-cell>
          <table:table-cell office:value-type="float" office:value="102.208" table:style-name="ce3">
            <text:p>102.208</text:p>
          </table:table-cell>
          <table:table-cell office:value-type="float" office:value="117.386" table:style-name="ce3">
            <text:p>117.386</text:p>
          </table:table-cell>
          <table:table-cell office:value-type="float" office:value="124.31" table:style-name="ce3">
            <text:p>124.31</text:p>
          </table:table-cell>
          <table:table-cell office:value-type="float" office:value="124.566" table:style-name="ce3">
            <text:p>124.566</text:p>
          </table:table-cell>
          <table:table-cell office:value-type="float" office:value="125.226" table:style-name="ce3">
            <text:p>125.226</text:p>
          </table:table-cell>
          <table:table-cell office:value-type="float" office:value="121.809" table:style-name="ce3">
            <text:p>121.809</text:p>
          </table:table-cell>
          <table:table-cell office:value-type="float" office:value="119.473" table:style-name="ce3">
            <text:p>119.473</text:p>
          </table:table-cell>
          <table:table-cell office:value-type="float" office:value="120.94199999999999" table:style-name="ce3">
            <text:p>120.942</text:p>
          </table:table-cell>
          <table:table-cell office:value-type="float" office:value="120.28100000000001" table:style-name="ce3">
            <text:p>120.281</text:p>
          </table:table-cell>
          <table:table-cell office:value-type="float" office:value="121.01" table:style-name="ce3">
            <text:p>121.01</text:p>
          </table:table-cell>
          <table:table-cell office:value-type="float" office:value="124.226" table:style-name="ce3">
            <text:p>124.226</text:p>
          </table:table-cell>
          <table:table-cell office:value-type="float" office:value="133.916" table:style-name="ce3">
            <text:p>133.916</text:p>
          </table:table-cell>
          <table:table-cell office:value-type="float" office:value="137.59800000000001" table:style-name="ce3">
            <text:p>137.598</text:p>
          </table:table-cell>
          <table:table-cell office:value-type="float" office:value="137.22499999999999" table:style-name="ce3">
            <text:p>137.225</text:p>
          </table:table-cell>
          <table:table-cell office:value-type="float" office:value="131.369" table:style-name="ce3">
            <text:p>131.369</text:p>
          </table:table-cell>
          <table:table-cell office:value-type="float" office:value="120.785" table:style-name="ce3">
            <text:p>120.785</text:p>
          </table:table-cell>
          <table:table-cell office:value-type="float" office:value="106.43" table:style-name="ce3">
            <text:p>106.4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15.62" table:style-name="ce3">
            <text:p>115.62</text:p>
          </table:table-cell>
          <table:table-cell office:value-type="float" office:value="107.227" table:style-name="ce3">
            <text:p>107.227</text:p>
          </table:table-cell>
          <table:table-cell office:value-type="float" office:value="102.59399999999999" table:style-name="ce3">
            <text:p>102.594</text:p>
          </table:table-cell>
          <table:table-cell office:value-type="float" office:value="100.23399999999999" table:style-name="ce3">
            <text:p>100.234</text:p>
          </table:table-cell>
          <table:table-cell office:value-type="float" office:value="100.033" table:style-name="ce3">
            <text:p>100.033</text:p>
          </table:table-cell>
          <table:table-cell office:value-type="float" office:value="101.57" table:style-name="ce3">
            <text:p>101.57</text:p>
          </table:table-cell>
          <table:table-cell office:value-type="float" office:value="109.465" table:style-name="ce3">
            <text:p>109.465</text:p>
          </table:table-cell>
          <table:table-cell office:value-type="float" office:value="125.777" table:style-name="ce3">
            <text:p>125.777</text:p>
          </table:table-cell>
          <table:table-cell office:value-type="float" office:value="144.45500000000001" table:style-name="ce3">
            <text:p>144.455</text:p>
          </table:table-cell>
          <table:table-cell office:value-type="float" office:value="152.97499999999999" table:style-name="ce3">
            <text:p>152.975</text:p>
          </table:table-cell>
          <table:table-cell office:value-type="float" office:value="153.29" table:style-name="ce3">
            <text:p>153.29</text:p>
          </table:table-cell>
          <table:table-cell office:value-type="float" office:value="154.10300000000001" table:style-name="ce3">
            <text:p>154.103</text:p>
          </table:table-cell>
          <table:table-cell office:value-type="float" office:value="149.89699999999999" table:style-name="ce3">
            <text:p>149.897</text:p>
          </table:table-cell>
          <table:table-cell office:value-type="float" office:value="147.023" table:style-name="ce3">
            <text:p>147.023</text:p>
          </table:table-cell>
          <table:table-cell office:value-type="float" office:value="148.83099999999999" table:style-name="ce3">
            <text:p>148.831</text:p>
          </table:table-cell>
          <table:table-cell office:value-type="float" office:value="148.017" table:style-name="ce3">
            <text:p>148.017</text:p>
          </table:table-cell>
          <table:table-cell office:value-type="float" office:value="148.91399999999999" table:style-name="ce3">
            <text:p>148.914</text:p>
          </table:table-cell>
          <table:table-cell office:value-type="float" office:value="152.87200000000001" table:style-name="ce3">
            <text:p>152.872</text:p>
          </table:table-cell>
          <table:table-cell office:value-type="float" office:value="164.79599999999999" table:style-name="ce3">
            <text:p>164.796</text:p>
          </table:table-cell>
          <table:table-cell office:value-type="float" office:value="169.328" table:style-name="ce3">
            <text:p>169.328</text:p>
          </table:table-cell>
          <table:table-cell office:value-type="float" office:value="168.869" table:style-name="ce3">
            <text:p>168.869</text:p>
          </table:table-cell>
          <table:table-cell office:value-type="float" office:value="161.66200000000001" table:style-name="ce3">
            <text:p>161.662</text:p>
          </table:table-cell>
          <table:table-cell office:value-type="float" office:value="148.63800000000001" table:style-name="ce3">
            <text:p>148.638</text:p>
          </table:table-cell>
          <table:table-cell office:value-type="float" office:value="130.97300000000001" table:style-name="ce3">
            <text:p>130.973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3.718000000000004" table:style-name="ce3">
            <text:p>63.718</text:p>
          </table:table-cell>
          <table:table-cell office:value-type="float" office:value="59.093000000000004" table:style-name="ce3">
            <text:p>59.093</text:p>
          </table:table-cell>
          <table:table-cell office:value-type="float" office:value="56.539000000000001" table:style-name="ce3">
            <text:p>56.539</text:p>
          </table:table-cell>
          <table:table-cell office:value-type="float" office:value="55.238999999999997" table:style-name="ce3">
            <text:p>55.239</text:p>
          </table:table-cell>
          <table:table-cell office:value-type="float" office:value="55.128" table:style-name="ce3">
            <text:p>55.128</text:p>
          </table:table-cell>
          <table:table-cell office:value-type="float" office:value="55.975000000000001" table:style-name="ce3">
            <text:p>55.975</text:p>
          </table:table-cell>
          <table:table-cell office:value-type="float" office:value="60.326000000000001" table:style-name="ce3">
            <text:p>60.326</text:p>
          </table:table-cell>
          <table:table-cell office:value-type="float" office:value="69.316000000000003" table:style-name="ce3">
            <text:p>69.316</text:p>
          </table:table-cell>
          <table:table-cell office:value-type="float" office:value="79.608999999999995" table:style-name="ce3">
            <text:p>79.609</text:p>
          </table:table-cell>
          <table:table-cell office:value-type="float" office:value="84.305000000000007" table:style-name="ce3">
            <text:p>84.305</text:p>
          </table:table-cell>
          <table:table-cell office:value-type="float" office:value="84.477999999999994" table:style-name="ce3">
            <text:p>84.478</text:p>
          </table:table-cell>
          <table:table-cell office:value-type="float" office:value="84.926000000000002" table:style-name="ce3">
            <text:p>84.926</text:p>
          </table:table-cell>
          <table:table-cell office:value-type="float" office:value="82.608000000000004" table:style-name="ce3">
            <text:p>82.608</text:p>
          </table:table-cell>
          <table:table-cell office:value-type="float" office:value="81.024000000000001" table:style-name="ce3">
            <text:p>81.024</text:p>
          </table:table-cell>
          <table:table-cell office:value-type="float" office:value="82.021000000000001" table:style-name="ce3">
            <text:p>82.021</text:p>
          </table:table-cell>
          <table:table-cell office:value-type="float" office:value="81.572999999999993" table:style-name="ce3">
            <text:p>81.573</text:p>
          </table:table-cell>
          <table:table-cell office:value-type="float" office:value="82.066999999999993" table:style-name="ce3">
            <text:p>82.067</text:p>
          </table:table-cell>
          <table:table-cell office:value-type="float" office:value="84.248000000000005" table:style-name="ce3">
            <text:p>84.248</text:p>
          </table:table-cell>
          <table:table-cell office:value-type="float" office:value="90.819000000000003" table:style-name="ce3">
            <text:p>90.819</text:p>
          </table:table-cell>
          <table:table-cell office:value-type="float" office:value="93.316999999999993" table:style-name="ce3">
            <text:p>93.317</text:p>
          </table:table-cell>
          <table:table-cell office:value-type="float" office:value="93.063999999999993" table:style-name="ce3">
            <text:p>93.064</text:p>
          </table:table-cell>
          <table:table-cell office:value-type="float" office:value="89.091999999999999" table:style-name="ce3">
            <text:p>89.092</text:p>
          </table:table-cell>
          <table:table-cell office:value-type="float" office:value="81.914000000000001" table:style-name="ce3">
            <text:p>81.914</text:p>
          </table:table-cell>
          <table:table-cell office:value-type="float" office:value="72.179000000000002" table:style-name="ce3">
            <text:p>72.179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3.498999999999995" table:style-name="ce3">
            <text:p>83.499</text:p>
          </table:table-cell>
          <table:table-cell office:value-type="float" office:value="77.438000000000002" table:style-name="ce3">
            <text:p>77.438</text:p>
          </table:table-cell>
          <table:table-cell office:value-type="float" office:value="74.090999999999994" table:style-name="ce3">
            <text:p>74.091</text:p>
          </table:table-cell>
          <table:table-cell office:value-type="float" office:value="72.388000000000005" table:style-name="ce3">
            <text:p>72.388</text:p>
          </table:table-cell>
          <table:table-cell office:value-type="float" office:value="72.242000000000004" table:style-name="ce3">
            <text:p>72.242</text:p>
          </table:table-cell>
          <table:table-cell office:value-type="float" office:value="73.352000000000004" table:style-name="ce3">
            <text:p>73.352</text:p>
          </table:table-cell>
          <table:table-cell office:value-type="float" office:value="79.054000000000002" table:style-name="ce3">
            <text:p>79.054</text:p>
          </table:table-cell>
          <table:table-cell office:value-type="float" office:value="90.834000000000003" table:style-name="ce3">
            <text:p>90.834</text:p>
          </table:table-cell>
          <table:table-cell office:value-type="float" office:value="104.32299999999999" table:style-name="ce3">
            <text:p>104.323</text:p>
          </table:table-cell>
          <table:table-cell office:value-type="float" office:value="110.476" table:style-name="ce3">
            <text:p>110.476</text:p>
          </table:table-cell>
          <table:table-cell office:value-type="float" office:value="110.703" table:style-name="ce3">
            <text:p>110.703</text:p>
          </table:table-cell>
          <table:table-cell office:value-type="float" office:value="111.291" table:style-name="ce3">
            <text:p>111.291</text:p>
          </table:table-cell>
          <table:table-cell office:value-type="float" office:value="108.253" table:style-name="ce3">
            <text:p>108.253</text:p>
          </table:table-cell>
          <table:table-cell office:value-type="float" office:value="106.17700000000001" table:style-name="ce3">
            <text:p>106.177</text:p>
          </table:table-cell>
          <table:table-cell office:value-type="float" office:value="107.483" table:style-name="ce3">
            <text:p>107.483</text:p>
          </table:table-cell>
          <table:table-cell office:value-type="float" office:value="106.896" table:style-name="ce3">
            <text:p>106.896</text:p>
          </table:table-cell>
          <table:table-cell office:value-type="float" office:value="107.54300000000001" table:style-name="ce3">
            <text:p>107.543</text:p>
          </table:table-cell>
          <table:table-cell office:value-type="float" office:value="110.401" table:style-name="ce3">
            <text:p>110.401</text:p>
          </table:table-cell>
          <table:table-cell office:value-type="float" office:value="119.01300000000001" table:style-name="ce3">
            <text:p>119.013</text:p>
          </table:table-cell>
          <table:table-cell office:value-type="float" office:value="122.286" table:style-name="ce3">
            <text:p>122.286</text:p>
          </table:table-cell>
          <table:table-cell office:value-type="float" office:value="121.95399999999999" table:style-name="ce3">
            <text:p>121.954</text:p>
          </table:table-cell>
          <table:table-cell office:value-type="float" office:value="116.749" table:style-name="ce3">
            <text:p>116.749</text:p>
          </table:table-cell>
          <table:table-cell office:value-type="float" office:value="107.34399999999999" table:style-name="ce3">
            <text:p>107.344</text:p>
          </table:table-cell>
          <table:table-cell office:value-type="float" office:value="94.585999999999999" table:style-name="ce3">
            <text:p>94.586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1.009" table:style-name="ce3">
            <text:p>101.009</text:p>
          </table:table-cell>
          <table:table-cell office:value-type="float" office:value="93.677000000000007" table:style-name="ce3">
            <text:p>93.677</text:p>
          </table:table-cell>
          <table:table-cell office:value-type="float" office:value="89.629000000000005" table:style-name="ce3">
            <text:p>89.629</text:p>
          </table:table-cell>
          <table:table-cell office:value-type="float" office:value="87.567999999999998" table:style-name="ce3">
            <text:p>87.568</text:p>
          </table:table-cell>
          <table:table-cell office:value-type="float" office:value="87.391999999999996" table:style-name="ce3">
            <text:p>87.392</text:p>
          </table:table-cell>
          <table:table-cell office:value-type="float" office:value="88.734999999999999" table:style-name="ce3">
            <text:p>88.735</text:p>
          </table:table-cell>
          <table:table-cell office:value-type="float" office:value="95.632000000000005" table:style-name="ce3">
            <text:p>95.632</text:p>
          </table:table-cell>
          <table:table-cell office:value-type="float" office:value="109.883" table:style-name="ce3">
            <text:p>109.883</text:p>
          </table:table-cell>
          <table:table-cell office:value-type="float" office:value="126.2" table:style-name="ce3">
            <text:p>126.2</text:p>
          </table:table-cell>
          <table:table-cell office:value-type="float" office:value="133.64400000000001" table:style-name="ce3">
            <text:p>133.644</text:p>
          </table:table-cell>
          <table:table-cell office:value-type="float" office:value="133.91900000000001" table:style-name="ce3">
            <text:p>133.919</text:p>
          </table:table-cell>
          <table:table-cell office:value-type="float" office:value="134.62899999999999" table:style-name="ce3">
            <text:p>134.629</text:p>
          </table:table-cell>
          <table:table-cell office:value-type="float" office:value="130.95500000000001" table:style-name="ce3">
            <text:p>130.955</text:p>
          </table:table-cell>
          <table:table-cell office:value-type="float" office:value="128.44399999999999" table:style-name="ce3">
            <text:p>128.444</text:p>
          </table:table-cell>
          <table:table-cell office:value-type="float" office:value="130.023" table:style-name="ce3">
            <text:p>130.023</text:p>
          </table:table-cell>
          <table:table-cell office:value-type="float" office:value="129.31299999999999" table:style-name="ce3">
            <text:p>129.313</text:p>
          </table:table-cell>
          <table:table-cell office:value-type="float" office:value="130.096" table:style-name="ce3">
            <text:p>130.096</text:p>
          </table:table-cell>
          <table:table-cell office:value-type="float" office:value="133.554" table:style-name="ce3">
            <text:p>133.554</text:p>
          </table:table-cell>
          <table:table-cell office:value-type="float" office:value="143.971" table:style-name="ce3">
            <text:p>143.971</text:p>
          </table:table-cell>
          <table:table-cell office:value-type="float" office:value="147.93" table:style-name="ce3">
            <text:p>147.93</text:p>
          </table:table-cell>
          <table:table-cell office:value-type="float" office:value="147.529" table:style-name="ce3">
            <text:p>147.529</text:p>
          </table:table-cell>
          <table:table-cell office:value-type="float" office:value="141.233" table:style-name="ce3">
            <text:p>141.233</text:p>
          </table:table-cell>
          <table:table-cell office:value-type="float" office:value="129.85499999999999" table:style-name="ce3">
            <text:p>129.855</text:p>
          </table:table-cell>
          <table:table-cell office:value-type="float" office:value="114.422" table:style-name="ce3">
            <text:p>114.422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3.162999999999997" table:style-name="ce3">
            <text:p>33.163</text:p>
          </table:table-cell>
          <table:table-cell office:value-type="float" office:value="30.756" table:style-name="ce3">
            <text:p>30.756</text:p>
          </table:table-cell>
          <table:table-cell office:value-type="float" office:value="29.425999999999998" table:style-name="ce3">
            <text:p>29.426</text:p>
          </table:table-cell>
          <table:table-cell office:value-type="float" office:value="28.75" table:style-name="ce3">
            <text:p>28.75</text:p>
          </table:table-cell>
          <table:table-cell office:value-type="float" office:value="28.692" table:style-name="ce3">
            <text:p>28.692</text:p>
          </table:table-cell>
          <table:table-cell office:value-type="float" office:value="29.132999999999999" table:style-name="ce3">
            <text:p>29.133</text:p>
          </table:table-cell>
          <table:table-cell office:value-type="float" office:value="31.396999999999998" table:style-name="ce3">
            <text:p>31.397</text:p>
          </table:table-cell>
          <table:table-cell office:value-type="float" office:value="36.076000000000001" table:style-name="ce3">
            <text:p>36.076</text:p>
          </table:table-cell>
          <table:table-cell office:value-type="float" office:value="41.433" table:style-name="ce3">
            <text:p>41.433</text:p>
          </table:table-cell>
          <table:table-cell office:value-type="float" office:value="43.877000000000002" table:style-name="ce3">
            <text:p>43.877</text:p>
          </table:table-cell>
          <table:table-cell office:value-type="float" office:value="43.966999999999999" table:style-name="ce3">
            <text:p>43.967</text:p>
          </table:table-cell>
          <table:table-cell office:value-type="float" office:value="44.201000000000001" table:style-name="ce3">
            <text:p>44.201</text:p>
          </table:table-cell>
          <table:table-cell office:value-type="float" office:value="42.994" table:style-name="ce3">
            <text:p>42.994</text:p>
          </table:table-cell>
          <table:table-cell office:value-type="float" office:value="42.17" table:style-name="ce3">
            <text:p>42.17</text:p>
          </table:table-cell>
          <table:table-cell office:value-type="float" office:value="42.688000000000002" table:style-name="ce3">
            <text:p>42.688</text:p>
          </table:table-cell>
          <table:table-cell office:value-type="float" office:value="42.454999999999998" table:style-name="ce3">
            <text:p>42.455</text:p>
          </table:table-cell>
          <table:table-cell office:value-type="float" office:value="42.712000000000003" table:style-name="ce3">
            <text:p>42.712</text:p>
          </table:table-cell>
          <table:table-cell office:value-type="float" office:value="43.847999999999999" table:style-name="ce3">
            <text:p>43.848</text:p>
          </table:table-cell>
          <table:table-cell office:value-type="float" office:value="47.268000000000001" table:style-name="ce3">
            <text:p>47.268</text:p>
          </table:table-cell>
          <table:table-cell office:value-type="float" office:value="48.567999999999998" table:style-name="ce3">
            <text:p>48.568</text:p>
          </table:table-cell>
          <table:table-cell office:value-type="float" office:value="48.436" table:style-name="ce3">
            <text:p>48.436</text:p>
          </table:table-cell>
          <table:table-cell office:value-type="float" office:value="46.369" table:style-name="ce3">
            <text:p>46.369</text:p>
          </table:table-cell>
          <table:table-cell office:value-type="float" office:value="42.633000000000003" table:style-name="ce3">
            <text:p>42.633</text:p>
          </table:table-cell>
          <table:table-cell office:value-type="float" office:value="37.566000000000003" table:style-name="ce3">
            <text:p>37.566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0.225000000000001" table:style-name="ce3">
            <text:p>50.225</text:p>
          </table:table-cell>
          <table:table-cell office:value-type="float" office:value="46.58" table:style-name="ce3">
            <text:p>46.58</text:p>
          </table:table-cell>
          <table:table-cell office:value-type="float" office:value="44.567" table:style-name="ce3">
            <text:p>44.567</text:p>
          </table:table-cell>
          <table:table-cell office:value-type="float" office:value="43.542000000000002" table:style-name="ce3">
            <text:p>43.542</text:p>
          </table:table-cell>
          <table:table-cell office:value-type="float" office:value="43.454999999999998" table:style-name="ce3">
            <text:p>43.455</text:p>
          </table:table-cell>
          <table:table-cell office:value-type="float" office:value="44.122" table:style-name="ce3">
            <text:p>44.122</text:p>
          </table:table-cell>
          <table:table-cell office:value-type="float" office:value="47.552" table:style-name="ce3">
            <text:p>47.552</text:p>
          </table:table-cell>
          <table:table-cell office:value-type="float" office:value="54.637999999999998" table:style-name="ce3">
            <text:p>54.638</text:p>
          </table:table-cell>
          <table:table-cell office:value-type="float" office:value="62.750999999999998" table:style-name="ce3">
            <text:p>62.751</text:p>
          </table:table-cell>
          <table:table-cell office:value-type="float" office:value="66.453000000000003" table:style-name="ce3">
            <text:p>66.453</text:p>
          </table:table-cell>
          <table:table-cell office:value-type="float" office:value="66.588999999999999" table:style-name="ce3">
            <text:p>66.589</text:p>
          </table:table-cell>
          <table:table-cell office:value-type="float" office:value="66.942999999999998" table:style-name="ce3">
            <text:p>66.943</text:p>
          </table:table-cell>
          <table:table-cell office:value-type="float" office:value="65.114999999999995" table:style-name="ce3">
            <text:p>65.115</text:p>
          </table:table-cell>
          <table:table-cell office:value-type="float" office:value="63.866999999999997" table:style-name="ce3">
            <text:p>63.867</text:p>
          </table:table-cell>
          <table:table-cell office:value-type="float" office:value="64.652000000000001" table:style-name="ce3">
            <text:p>64.652</text:p>
          </table:table-cell>
          <table:table-cell office:value-type="float" office:value="64.299000000000007" table:style-name="ce3">
            <text:p>64.299</text:p>
          </table:table-cell>
          <table:table-cell office:value-type="float" office:value="64.688000000000002" table:style-name="ce3">
            <text:p>64.688</text:p>
          </table:table-cell>
          <table:table-cell office:value-type="float" office:value="66.408000000000001" table:style-name="ce3">
            <text:p>66.408</text:p>
          </table:table-cell>
          <table:table-cell office:value-type="float" office:value="71.587999999999994" table:style-name="ce3">
            <text:p>71.588</text:p>
          </table:table-cell>
          <table:table-cell office:value-type="float" office:value="73.555999999999997" table:style-name="ce3">
            <text:p>73.556</text:p>
          </table:table-cell>
          <table:table-cell office:value-type="float" office:value="73.356999999999999" table:style-name="ce3">
            <text:p>73.357</text:p>
          </table:table-cell>
          <table:table-cell office:value-type="float" office:value="70.225999999999999" table:style-name="ce3">
            <text:p>70.226</text:p>
          </table:table-cell>
          <table:table-cell office:value-type="float" office:value="64.567999999999998" table:style-name="ce3">
            <text:p>64.568</text:p>
          </table:table-cell>
          <table:table-cell office:value-type="float" office:value="56.895000000000003" table:style-name="ce3">
            <text:p>56.895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.99" table:style-name="ce3">
            <text:p>145.99</text:p>
          </table:table-cell>
          <table:table-cell office:value-type="float" office:value="135.392" table:style-name="ce3">
            <text:p>135.392</text:p>
          </table:table-cell>
          <table:table-cell office:value-type="float" office:value="129.542" table:style-name="ce3">
            <text:p>129.542</text:p>
          </table:table-cell>
          <table:table-cell office:value-type="float" office:value="126.563" table:style-name="ce3">
            <text:p>126.563</text:p>
          </table:table-cell>
          <table:table-cell office:value-type="float" office:value="126.309" table:style-name="ce3">
            <text:p>126.309</text:p>
          </table:table-cell>
          <table:table-cell office:value-type="float" office:value="128.249" table:style-name="ce3">
            <text:p>128.249</text:p>
          </table:table-cell>
          <table:table-cell office:value-type="float" office:value="138.21799999999999" table:style-name="ce3">
            <text:p>138.218</text:p>
          </table:table-cell>
          <table:table-cell office:value-type="float" office:value="158.815" table:style-name="ce3">
            <text:p>158.815</text:p>
          </table:table-cell>
          <table:table-cell office:value-type="float" office:value="182.398" table:style-name="ce3">
            <text:p>182.398</text:p>
          </table:table-cell>
          <table:table-cell office:value-type="float" office:value="193.15700000000001" table:style-name="ce3">
            <text:p>193.157</text:p>
          </table:table-cell>
          <table:table-cell office:value-type="float" office:value="193.554" table:style-name="ce3">
            <text:p>193.554</text:p>
          </table:table-cell>
          <table:table-cell office:value-type="float" office:value="194.58099999999999" table:style-name="ce3">
            <text:p>194.581</text:p>
          </table:table-cell>
          <table:table-cell office:value-type="float" office:value="189.27" table:style-name="ce3">
            <text:p>189.27</text:p>
          </table:table-cell>
          <table:table-cell office:value-type="float" office:value="185.64099999999999" table:style-name="ce3">
            <text:p>185.641</text:p>
          </table:table-cell>
          <table:table-cell office:value-type="float" office:value="187.92400000000001" table:style-name="ce3">
            <text:p>187.924</text:p>
          </table:table-cell>
          <table:table-cell office:value-type="float" office:value="186.89699999999999" table:style-name="ce3">
            <text:p>186.897</text:p>
          </table:table-cell>
          <table:table-cell office:value-type="float" office:value="188.029" table:style-name="ce3">
            <text:p>188.029</text:p>
          </table:table-cell>
          <table:table-cell office:value-type="float" office:value="193.02600000000001" table:style-name="ce3">
            <text:p>193.026</text:p>
          </table:table-cell>
          <table:table-cell office:value-type="float" office:value="208.083" table:style-name="ce3">
            <text:p>208.083</text:p>
          </table:table-cell>
          <table:table-cell office:value-type="float" office:value="213.80500000000001" table:style-name="ce3">
            <text:p>213.805</text:p>
          </table:table-cell>
          <table:table-cell office:value-type="float" office:value="213.22499999999999" table:style-name="ce3">
            <text:p>213.225</text:p>
          </table:table-cell>
          <table:table-cell office:value-type="float" office:value="204.125" table:style-name="ce3">
            <text:p>204.125</text:p>
          </table:table-cell>
          <table:table-cell office:value-type="float" office:value="187.68" table:style-name="ce3">
            <text:p>187.68</text:p>
          </table:table-cell>
          <table:table-cell office:value-type="float" office:value="165.375" table:style-name="ce3">
            <text:p>165.375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0.57" table:style-name="ce3">
            <text:p>10.57</text:p>
          </table:table-cell>
          <table:table-cell office:value-type="float" office:value="9.8030000000000008" table:style-name="ce3">
            <text:p>9.803</text:p>
          </table:table-cell>
          <table:table-cell office:value-type="float" office:value="9.3789999999999996" table:style-name="ce3">
            <text:p>9.379</text:p>
          </table:table-cell>
          <table:table-cell office:value-type="float" office:value="9.1630000000000003" table:style-name="ce3">
            <text:p>9.163</text:p>
          </table:table-cell>
          <table:table-cell office:value-type="float" office:value="9.1449999999999996" table:style-name="ce3">
            <text:p>9.145</text:p>
          </table:table-cell>
          <table:table-cell office:value-type="float" office:value="9.2850000000000001" table:style-name="ce3">
            <text:p>9.285</text:p>
          </table:table-cell>
          <table:table-cell office:value-type="float" office:value="10.007" table:style-name="ce3">
            <text:p>10.007</text:p>
          </table:table-cell>
          <table:table-cell office:value-type="float" office:value="11.497999999999999" table:style-name="ce3">
            <text:p>11.498</text:p>
          </table:table-cell>
          <table:table-cell office:value-type="float" office:value="13.206" table:style-name="ce3">
            <text:p>13.206</text:p>
          </table:table-cell>
          <table:table-cell office:value-type="float" office:value="13.984999999999999" table:style-name="ce3">
            <text:p>13.985</text:p>
          </table:table-cell>
          <table:table-cell office:value-type="float" office:value="14.013999999999999" table:style-name="ce3">
            <text:p>14.014</text:p>
          </table:table-cell>
          <table:table-cell office:value-type="float" office:value="14.087999999999999" table:style-name="ce3">
            <text:p>14.088</text:p>
          </table:table-cell>
          <table:table-cell office:value-type="float" office:value="13.702999999999999" table:style-name="ce3">
            <text:p>13.703</text:p>
          </table:table-cell>
          <table:table-cell office:value-type="float" office:value="13.441000000000001" table:style-name="ce3">
            <text:p>13.441</text:p>
          </table:table-cell>
          <table:table-cell office:value-type="float" office:value="13.606" table:style-name="ce3">
            <text:p>13.606</text:p>
          </table:table-cell>
          <table:table-cell office:value-type="float" office:value="13.532" table:style-name="ce3">
            <text:p>13.532</text:p>
          </table:table-cell>
          <table:table-cell office:value-type="float" office:value="13.614000000000001" table:style-name="ce3">
            <text:p>13.614</text:p>
          </table:table-cell>
          <table:table-cell office:value-type="float" office:value="13.975" table:style-name="ce3">
            <text:p>13.975</text:p>
          </table:table-cell>
          <table:table-cell office:value-type="float" office:value="15.065" table:style-name="ce3">
            <text:p>15.065</text:p>
          </table:table-cell>
          <table:table-cell office:value-type="float" office:value="15.48" table:style-name="ce3">
            <text:p>15.48</text:p>
          </table:table-cell>
          <table:table-cell office:value-type="float" office:value="15.438000000000001" table:style-name="ce3">
            <text:p>15.438</text:p>
          </table:table-cell>
          <table:table-cell office:value-type="float" office:value="14.779" table:style-name="ce3">
            <text:p>14.779</text:p>
          </table:table-cell>
          <table:table-cell office:value-type="float" office:value="13.587999999999999" table:style-name="ce3">
            <text:p>13.588</text:p>
          </table:table-cell>
          <table:table-cell office:value-type="float" office:value="11.973000000000001" table:style-name="ce3">
            <text:p>11.97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4.968000000000004" table:style-name="ce3">
            <text:p>54.968</text:p>
          </table:table-cell>
          <table:table-cell office:value-type="float" office:value="50.978000000000002" table:style-name="ce3">
            <text:p>50.978</text:p>
          </table:table-cell>
          <table:table-cell office:value-type="float" office:value="48.774999999999999" table:style-name="ce3">
            <text:p>48.775</text:p>
          </table:table-cell>
          <table:table-cell office:value-type="float" office:value="47.652999999999999" table:style-name="ce3">
            <text:p>47.653</text:p>
          </table:table-cell>
          <table:table-cell office:value-type="float" office:value="47.558" table:style-name="ce3">
            <text:p>47.558</text:p>
          </table:table-cell>
          <table:table-cell office:value-type="float" office:value="48.287999999999997" table:style-name="ce3">
            <text:p>48.288</text:p>
          </table:table-cell>
          <table:table-cell office:value-type="float" office:value="52.042000000000002" table:style-name="ce3">
            <text:p>52.042</text:p>
          </table:table-cell>
          <table:table-cell office:value-type="float" office:value="59.796999999999997" table:style-name="ce3">
            <text:p>59.797</text:p>
          </table:table-cell>
          <table:table-cell office:value-type="float" office:value="68.676000000000002" table:style-name="ce3">
            <text:p>68.676</text:p>
          </table:table-cell>
          <table:table-cell office:value-type="float" office:value="72.727000000000004" table:style-name="ce3">
            <text:p>72.727</text:p>
          </table:table-cell>
          <table:table-cell office:value-type="float" office:value="72.876999999999995" table:style-name="ce3">
            <text:p>72.877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1.263999999999996" table:style-name="ce3">
            <text:p>71.264</text:p>
          </table:table-cell>
          <table:table-cell office:value-type="float" office:value="69.897000000000006" table:style-name="ce3">
            <text:p>69.897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0.37" table:style-name="ce3">
            <text:p>70.37</text:p>
          </table:table-cell>
          <table:table-cell office:value-type="float" office:value="70.796999999999997" table:style-name="ce3">
            <text:p>70.797</text:p>
          </table:table-cell>
          <table:table-cell office:value-type="float" office:value="72.677999999999997" table:style-name="ce3">
            <text:p>72.678</text:p>
          </table:table-cell>
          <table:table-cell office:value-type="float" office:value="78.346999999999994" table:style-name="ce3">
            <text:p>78.347</text:p>
          </table:table-cell>
          <table:table-cell office:value-type="float" office:value="80.501999999999995" table:style-name="ce3">
            <text:p>80.502</text:p>
          </table:table-cell>
          <table:table-cell office:value-type="float" office:value="80.283000000000001" table:style-name="ce3">
            <text:p>80.283</text:p>
          </table:table-cell>
          <table:table-cell office:value-type="float" office:value="76.856999999999999" table:style-name="ce3">
            <text:p>76.857</text:p>
          </table:table-cell>
          <table:table-cell office:value-type="float" office:value="70.665000000000006" table:style-name="ce3">
            <text:p>70.665</text:p>
          </table:table-cell>
          <table:table-cell office:value-type="float" office:value="62.267000000000003" table:style-name="ce3">
            <text:p>62.26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4.902" table:style-name="ce3">
            <text:p>104.902</text:p>
          </table:table-cell>
          <table:table-cell office:value-type="float" office:value="97.287999999999997" table:style-name="ce3">
            <text:p>97.288</text:p>
          </table:table-cell>
          <table:table-cell office:value-type="float" office:value="93.082999999999998" table:style-name="ce3">
            <text:p>93.083</text:p>
          </table:table-cell>
          <table:table-cell office:value-type="float" office:value="90.942999999999998" table:style-name="ce3">
            <text:p>90.943</text:p>
          </table:table-cell>
          <table:table-cell office:value-type="float" office:value="90.76" table:style-name="ce3">
            <text:p>90.76</text:p>
          </table:table-cell>
          <table:table-cell office:value-type="float" office:value="92.155000000000001" table:style-name="ce3">
            <text:p>92.155</text:p>
          </table:table-cell>
          <table:table-cell office:value-type="float" office:value="99.317999999999998" table:style-name="ce3">
            <text:p>99.318</text:p>
          </table:table-cell>
          <table:table-cell office:value-type="float" office:value="114.11799999999999" table:style-name="ce3">
            <text:p>114.118</text:p>
          </table:table-cell>
          <table:table-cell office:value-type="float" office:value="131.06399999999999" table:style-name="ce3">
            <text:p>131.064</text:p>
          </table:table-cell>
          <table:table-cell office:value-type="float" office:value="138.79499999999999" table:style-name="ce3">
            <text:p>138.795</text:p>
          </table:table-cell>
          <table:table-cell office:value-type="float" office:value="139.08000000000001" table:style-name="ce3">
            <text:p>139.08</text:p>
          </table:table-cell>
          <table:table-cell office:value-type="float" office:value="139.81800000000001" table:style-name="ce3">
            <text:p>139.818</text:p>
          </table:table-cell>
          <table:table-cell office:value-type="float" office:value="136.00200000000001" table:style-name="ce3">
            <text:p>136.002</text:p>
          </table:table-cell>
          <table:table-cell office:value-type="float" office:value="133.39400000000001" table:style-name="ce3">
            <text:p>133.394</text:p>
          </table:table-cell>
          <table:table-cell office:value-type="float" office:value="135.035" table:style-name="ce3">
            <text:p>135.035</text:p>
          </table:table-cell>
          <table:table-cell office:value-type="float" office:value="134.297" table:style-name="ce3">
            <text:p>134.297</text:p>
          </table:table-cell>
          <table:table-cell office:value-type="float" office:value="135.11000000000001" table:style-name="ce3">
            <text:p>135.11</text:p>
          </table:table-cell>
          <table:table-cell office:value-type="float" office:value="138.70099999999999" table:style-name="ce3">
            <text:p>138.701</text:p>
          </table:table-cell>
          <table:table-cell office:value-type="float" office:value="149.52000000000001" table:style-name="ce3">
            <text:p>149.52</text:p>
          </table:table-cell>
          <table:table-cell office:value-type="float" office:value="153.63200000000001" table:style-name="ce3">
            <text:p>153.632</text:p>
          </table:table-cell>
          <table:table-cell office:value-type="float" office:value="153.215" table:style-name="ce3">
            <text:p>153.215</text:p>
          </table:table-cell>
          <table:table-cell office:value-type="float" office:value="146.67599999999999" table:style-name="ce3">
            <text:p>146.676</text:p>
          </table:table-cell>
          <table:table-cell office:value-type="float" office:value="134.86000000000001" table:style-name="ce3">
            <text:p>134.86</text:p>
          </table:table-cell>
          <table:table-cell office:value-type="float" office:value="118.83199999999999" table:style-name="ce3">
            <text:p>118.832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9.478000000000002" table:style-name="ce3">
            <text:p>59.478</text:p>
          </table:table-cell>
          <table:table-cell office:value-type="float" office:value="55.161000000000001" table:style-name="ce3">
            <text:p>55.161</text:p>
          </table:table-cell>
          <table:table-cell office:value-type="float" office:value="52.777000000000001" table:style-name="ce3">
            <text:p>52.777</text:p>
          </table:table-cell>
          <table:table-cell office:value-type="float" office:value="51.564" table:style-name="ce3">
            <text:p>51.564</text:p>
          </table:table-cell>
          <table:table-cell office:value-type="float" office:value="51.46" table:style-name="ce3">
            <text:p>51.46</text:p>
          </table:table-cell>
          <table:table-cell office:value-type="float" office:value="52.250999999999998" table:style-name="ce3">
            <text:p>52.251</text:p>
          </table:table-cell>
          <table:table-cell office:value-type="float" office:value="56.311999999999998" table:style-name="ce3">
            <text:p>56.312</text:p>
          </table:table-cell>
          <table:table-cell office:value-type="float" office:value="64.703000000000003" table:style-name="ce3">
            <text:p>64.703</text:p>
          </table:table-cell>
          <table:table-cell office:value-type="float" office:value="74.311999999999998" table:style-name="ce3">
            <text:p>74.312</text:p>
          </table:table-cell>
          <table:table-cell office:value-type="float" office:value="78.694999999999993" table:style-name="ce3">
            <text:p>78.695</text:p>
          </table:table-cell>
          <table:table-cell office:value-type="float" office:value="78.856999999999999" table:style-name="ce3">
            <text:p>78.857</text:p>
          </table:table-cell>
          <table:table-cell office:value-type="float" office:value="79.275000000000006" table:style-name="ce3">
            <text:p>79.275</text:p>
          </table:table-cell>
          <table:table-cell office:value-type="float" office:value="77.111000000000004" table:style-name="ce3">
            <text:p>77.111</text:p>
          </table:table-cell>
          <table:table-cell office:value-type="float" office:value="75.632999999999996" table:style-name="ce3">
            <text:p>75.633</text:p>
          </table:table-cell>
          <table:table-cell office:value-type="float" office:value="76.563000000000002" table:style-name="ce3">
            <text:p>76.563</text:p>
          </table:table-cell>
          <table:table-cell office:value-type="float" office:value="76.144000000000005" table:style-name="ce3">
            <text:p>76.144</text:p>
          </table:table-cell>
          <table:table-cell office:value-type="float" office:value="76.605999999999995" table:style-name="ce3">
            <text:p>76.606</text:p>
          </table:table-cell>
          <table:table-cell office:value-type="float" office:value="78.641999999999996" table:style-name="ce3">
            <text:p>78.642</text:p>
          </table:table-cell>
          <table:table-cell office:value-type="float" office:value="84.775999999999996" table:style-name="ce3">
            <text:p>84.776</text:p>
          </table:table-cell>
          <table:table-cell office:value-type="float" office:value="87.106999999999999" table:style-name="ce3">
            <text:p>87.107</text:p>
          </table:table-cell>
          <table:table-cell office:value-type="float" office:value="86.870999999999995" table:style-name="ce3">
            <text:p>86.871</text:p>
          </table:table-cell>
          <table:table-cell office:value-type="float" office:value="83.164000000000001" table:style-name="ce3">
            <text:p>83.164</text:p>
          </table:table-cell>
          <table:table-cell office:value-type="float" office:value="76.463999999999999" table:style-name="ce3">
            <text:p>76.464</text:p>
          </table:table-cell>
          <table:table-cell office:value-type="float" office:value="67.376000000000005" table:style-name="ce3">
            <text:p>67.376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2.32900000000001" table:style-name="ce3">
            <text:p>132.329</text:p>
          </table:table-cell>
          <table:table-cell office:value-type="float" office:value="126.61" table:style-name="ce3">
            <text:p>126.61</text:p>
          </table:table-cell>
          <table:table-cell office:value-type="float" office:value="123.699" table:style-name="ce3">
            <text:p>123.699</text:p>
          </table:table-cell>
          <table:table-cell office:value-type="float" office:value="123.45099999999999" table:style-name="ce3">
            <text:p>123.451</text:p>
          </table:table-cell>
          <table:table-cell office:value-type="float" office:value="125.34699999999999" table:style-name="ce3">
            <text:p>125.347</text:p>
          </table:table-cell>
          <table:table-cell office:value-type="float" office:value="135.09" table:style-name="ce3">
            <text:p>135.09</text:p>
          </table:table-cell>
          <table:table-cell office:value-type="float" office:value="155.221" table:style-name="ce3">
            <text:p>155.221</text:p>
          </table:table-cell>
          <table:table-cell office:value-type="float" office:value="178.27099999999999" table:style-name="ce3">
            <text:p>178.271</text:p>
          </table:table-cell>
          <table:table-cell office:value-type="float" office:value="188.786" table:style-name="ce3">
            <text:p>188.786</text:p>
          </table:table-cell>
          <table:table-cell office:value-type="float" office:value="189.17500000000001" table:style-name="ce3">
            <text:p>189.175</text:p>
          </table:table-cell>
          <table:table-cell office:value-type="float" office:value="190.178" table:style-name="ce3">
            <text:p>190.178</text:p>
          </table:table-cell>
          <table:table-cell office:value-type="float" office:value="184.98699999999999" table:style-name="ce3">
            <text:p>184.987</text:p>
          </table:table-cell>
          <table:table-cell office:value-type="float" office:value="181.44" table:style-name="ce3">
            <text:p>181.44</text:p>
          </table:table-cell>
          <table:table-cell office:value-type="float" office:value="183.67099999999999" table:style-name="ce3">
            <text:p>183.671</text:p>
          </table:table-cell>
          <table:table-cell office:value-type="float" office:value="182.66800000000001" table:style-name="ce3">
            <text:p>182.668</text:p>
          </table:table-cell>
          <table:table-cell office:value-type="float" office:value="183.774" table:style-name="ce3">
            <text:p>183.774</text:p>
          </table:table-cell>
          <table:table-cell office:value-type="float" office:value="188.65799999999999" table:style-name="ce3">
            <text:p>188.658</text:p>
          </table:table-cell>
          <table:table-cell office:value-type="float" office:value="203.374" table:style-name="ce3">
            <text:p>203.374</text:p>
          </table:table-cell>
          <table:table-cell office:value-type="float" office:value="208.96700000000001" table:style-name="ce3">
            <text:p>208.967</text:p>
          </table:table-cell>
          <table:table-cell office:value-type="float" office:value="208.4" table:style-name="ce3">
            <text:p>208.4</text:p>
          </table:table-cell>
          <table:table-cell office:value-type="float" office:value="199.506" table:style-name="ce3">
            <text:p>199.506</text:p>
          </table:table-cell>
          <table:table-cell office:value-type="float" office:value="183.43299999999999" table:style-name="ce3">
            <text:p>183.433</text:p>
          </table:table-cell>
          <table:table-cell office:value-type="float" office:value="161.63300000000001" table:style-name="ce3">
            <text:p>161.63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4.063999999999993" table:style-name="ce3">
            <text:p>64.064</text:p>
          </table:table-cell>
          <table:table-cell office:value-type="float" office:value="59.412999999999997" table:style-name="ce3">
            <text:p>59.413</text:p>
          </table:table-cell>
          <table:table-cell office:value-type="float" office:value="56.845999999999997" table:style-name="ce3">
            <text:p>56.846</text:p>
          </table:table-cell>
          <table:table-cell office:value-type="float" office:value="55.539000000000001" table:style-name="ce3">
            <text:p>55.539</text:p>
          </table:table-cell>
          <table:table-cell office:value-type="float" office:value="55.427" table:style-name="ce3">
            <text:p>55.427</text:p>
          </table:table-cell>
          <table:table-cell office:value-type="float" office:value="56.279000000000003" table:style-name="ce3">
            <text:p>56.279</text:p>
          </table:table-cell>
          <table:table-cell office:value-type="float" office:value="60.652999999999999" table:style-name="ce3">
            <text:p>60.653</text:p>
          </table:table-cell>
          <table:table-cell office:value-type="float" office:value="69.691999999999993" table:style-name="ce3">
            <text:p>69.692</text:p>
          </table:table-cell>
          <table:table-cell office:value-type="float" office:value="80.040999999999997" table:style-name="ce3">
            <text:p>80.041</text:p>
          </table:table-cell>
          <table:table-cell office:value-type="float" office:value="84.762" table:style-name="ce3">
            <text:p>84.762</text:p>
          </table:table-cell>
          <table:table-cell office:value-type="float" office:value="84.936000000000007" table:style-name="ce3">
            <text:p>84.936</text:p>
          </table:table-cell>
          <table:table-cell office:value-type="float" office:value="85.387" table:style-name="ce3">
            <text:p>85.387</text:p>
          </table:table-cell>
          <table:table-cell office:value-type="float" office:value="83.055999999999997" table:style-name="ce3">
            <text:p>83.056</text:p>
          </table:table-cell>
          <table:table-cell office:value-type="float" office:value="81.462999999999994" table:style-name="ce3">
            <text:p>81.463</text:p>
          </table:table-cell>
          <table:table-cell office:value-type="float" office:value="82.465000000000003" table:style-name="ce3">
            <text:p>82.465</text:p>
          </table:table-cell>
          <table:table-cell office:value-type="float" office:value="82.015000000000001" table:style-name="ce3">
            <text:p>82.015</text:p>
          </table:table-cell>
          <table:table-cell office:value-type="float" office:value="82.512" table:style-name="ce3">
            <text:p>82.512</text:p>
          </table:table-cell>
          <table:table-cell office:value-type="float" office:value="84.703999999999994" table:style-name="ce3">
            <text:p>84.704</text:p>
          </table:table-cell>
          <table:table-cell office:value-type="float" office:value="91.311999999999998" table:style-name="ce3">
            <text:p>91.312</text:p>
          </table:table-cell>
          <table:table-cell office:value-type="float" office:value="93.822999999999993" table:style-name="ce3">
            <text:p>93.823</text:p>
          </table:table-cell>
          <table:table-cell office:value-type="float" office:value="93.567999999999998" table:style-name="ce3">
            <text:p>93.568</text:p>
          </table:table-cell>
          <table:table-cell office:value-type="float" office:value="89.575000000000003" table:style-name="ce3">
            <text:p>89.575</text:p>
          </table:table-cell>
          <table:table-cell office:value-type="float" office:value="82.358000000000004" table:style-name="ce3">
            <text:p>82.358</text:p>
          </table:table-cell>
          <table:table-cell office:value-type="float" office:value="72.569999999999993" table:style-name="ce3">
            <text:p>72.5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.9240000000000004" table:style-name="ce3">
            <text:p>6.924</text:p>
          </table:table-cell>
          <table:table-cell office:value-type="float" office:value="6.4210000000000003" table:style-name="ce3">
            <text:p>6.421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5.9909999999999997" table:style-name="ce3">
            <text:p>5.991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5549999999999997" table:style-name="ce3">
            <text:p>6.555</text:p>
          </table:table-cell>
          <table:table-cell office:value-type="float" office:value="7.532" table:style-name="ce3">
            <text:p>7.532</text:p>
          </table:table-cell>
          <table:table-cell office:value-type="float" office:value="8.6509999999999998" table:style-name="ce3">
            <text:p>8.65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9.18" table:style-name="ce3">
            <text:p>9.18</text:p>
          </table:table-cell>
          <table:table-cell office:value-type="float" office:value="9.2289999999999992" table:style-name="ce3">
            <text:p>9.229</text:p>
          </table:table-cell>
          <table:table-cell office:value-type="float" office:value="8.9770000000000003" table:style-name="ce3">
            <text:p>8.977</text:p>
          </table:table-cell>
          <table:table-cell office:value-type="float" office:value="8.8049999999999997" table:style-name="ce3">
            <text:p>8.805</text:p>
          </table:table-cell>
          <table:table-cell office:value-type="float" office:value="8.9130000000000003" table:style-name="ce3">
            <text:p>8.913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8.9179999999999993" table:style-name="ce3">
            <text:p>8.918</text:p>
          </table:table-cell>
          <table:table-cell office:value-type="float" office:value="9.1549999999999994" table:style-name="ce3">
            <text:p>9.155</text:p>
          </table:table-cell>
          <table:table-cell office:value-type="float" office:value="9.8689999999999998" table:style-name="ce3">
            <text:p>9.869</text:p>
          </table:table-cell>
          <table:table-cell office:value-type="float" office:value="10.14" table:style-name="ce3">
            <text:p>10.14</text:p>
          </table:table-cell>
          <table:table-cell office:value-type="float" office:value="10.113" table:style-name="ce3">
            <text:p>10.113</text:p>
          </table:table-cell>
          <table:table-cell office:value-type="float" office:value="9.6809999999999992" table:style-name="ce3">
            <text:p>9.681</text:p>
          </table:table-cell>
          <table:table-cell office:value-type="float" office:value="8.9009999999999998" table:style-name="ce3">
            <text:p>8.901</text:p>
          </table:table-cell>
          <table:table-cell office:value-type="float" office:value="7.843" table:style-name="ce3">
            <text:p>7.843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6.356999999999999" table:style-name="ce3">
            <text:p>66.357</text:p>
          </table:table-cell>
          <table:table-cell office:value-type="float" office:value="61.54" table:style-name="ce3">
            <text:p>61.54</text:p>
          </table:table-cell>
          <table:table-cell office:value-type="float" office:value="58.88" table:style-name="ce3">
            <text:p>58.88</text:p>
          </table:table-cell>
          <table:table-cell office:value-type="float" office:value="57.527000000000001" table:style-name="ce3">
            <text:p>57.527</text:p>
          </table:table-cell>
          <table:table-cell office:value-type="float" office:value="57.411000000000001" table:style-name="ce3">
            <text:p>57.411</text:p>
          </table:table-cell>
          <table:table-cell office:value-type="float" office:value="58.292999999999999" table:style-name="ce3">
            <text:p>58.293</text:p>
          </table:table-cell>
          <table:table-cell office:value-type="float" office:value="62.823999999999998" table:style-name="ce3">
            <text:p>62.824</text:p>
          </table:table-cell>
          <table:table-cell office:value-type="float" office:value="72.186000000000007" table:style-name="ce3">
            <text:p>72.186</text:p>
          </table:table-cell>
          <table:table-cell office:value-type="float" office:value="82.905000000000001" table:style-name="ce3">
            <text:p>82.905</text:p>
          </table:table-cell>
          <table:table-cell office:value-type="float" office:value="87.796000000000006" table:style-name="ce3">
            <text:p>87.796</text:p>
          </table:table-cell>
          <table:table-cell office:value-type="float" office:value="87.975999999999999" table:style-name="ce3">
            <text:p>87.976</text:p>
          </table:table-cell>
          <table:table-cell office:value-type="float" office:value="88.442999999999998" table:style-name="ce3">
            <text:p>88.443</text:p>
          </table:table-cell>
          <table:table-cell office:value-type="float" office:value="86.028999999999996" table:style-name="ce3">
            <text:p>86.029</text:p>
          </table:table-cell>
          <table:table-cell office:value-type="float" office:value="84.379000000000005" table:style-name="ce3">
            <text:p>84.379</text:p>
          </table:table-cell>
          <table:table-cell office:value-type="float" office:value="85.417000000000002" table:style-name="ce3">
            <text:p>85.417</text:p>
          </table:table-cell>
          <table:table-cell office:value-type="float" office:value="84.95" table:style-name="ce3">
            <text:p>84.95</text:p>
          </table:table-cell>
          <table:table-cell office:value-type="float" office:value="85.465000000000003" table:style-name="ce3">
            <text:p>85.465</text:p>
          </table:table-cell>
          <table:table-cell office:value-type="float" office:value="87.736000000000004" table:style-name="ce3">
            <text:p>87.736</text:p>
          </table:table-cell>
          <table:table-cell office:value-type="float" office:value="94.58" table:style-name="ce3">
            <text:p>94.58</text:p>
          </table:table-cell>
          <table:table-cell office:value-type="float" office:value="97.180999999999997" table:style-name="ce3">
            <text:p>97.181</text:p>
          </table:table-cell>
          <table:table-cell office:value-type="float" office:value="96.917000000000002" table:style-name="ce3">
            <text:p>96.917</text:p>
          </table:table-cell>
          <table:table-cell office:value-type="float" office:value="92.781000000000006" table:style-name="ce3">
            <text:p>92.781</text:p>
          </table:table-cell>
          <table:table-cell office:value-type="float" office:value="85.305999999999997" table:style-name="ce3">
            <text:p>85.306</text:p>
          </table:table-cell>
          <table:table-cell office:value-type="float" office:value="75.168000000000006" table:style-name="ce3">
            <text:p>75.168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6.947000000000003" table:style-name="ce3">
            <text:p>36.947</text:p>
          </table:table-cell>
          <table:table-cell office:value-type="float" office:value="34.265000000000001" table:style-name="ce3">
            <text:p>34.265</text:p>
          </table:table-cell>
          <table:table-cell office:value-type="float" office:value="32.784999999999997" table:style-name="ce3">
            <text:p>32.785</text:p>
          </table:table-cell>
          <table:table-cell office:value-type="float" office:value="32.030999999999999" table:style-name="ce3">
            <text:p>32.031</text:p>
          </table:table-cell>
          <table:table-cell office:value-type="float" office:value="31.966000000000001" table:style-name="ce3">
            <text:p>31.966</text:p>
          </table:table-cell>
          <table:table-cell office:value-type="float" office:value="32.457000000000001" table:style-name="ce3">
            <text:p>32.457</text:p>
          </table:table-cell>
          <table:table-cell office:value-type="float" office:value="34.979999999999997" table:style-name="ce3">
            <text:p>34.98</text:p>
          </table:table-cell>
          <table:table-cell office:value-type="float" office:value="40.192999999999998" table:style-name="ce3">
            <text:p>40.193</text:p>
          </table:table-cell>
          <table:table-cell office:value-type="float" office:value="46.161999999999999" table:style-name="ce3">
            <text:p>46.162</text:p>
          </table:table-cell>
          <table:table-cell office:value-type="float" office:value="48.884" table:style-name="ce3">
            <text:p>48.884</text:p>
          </table:table-cell>
          <table:table-cell office:value-type="float" office:value="48.984999999999999" table:style-name="ce3">
            <text:p>48.985</text:p>
          </table:table-cell>
          <table:table-cell office:value-type="float" office:value="49.244999999999997" table:style-name="ce3">
            <text:p>49.245</text:p>
          </table:table-cell>
          <table:table-cell office:value-type="float" office:value="47.901000000000003" table:style-name="ce3">
            <text:p>47.901</text:p>
          </table:table-cell>
          <table:table-cell office:value-type="float" office:value="46.981999999999999" table:style-name="ce3">
            <text:p>46.982</text:p>
          </table:table-cell>
          <table:table-cell office:value-type="float" office:value="47.56" table:style-name="ce3">
            <text:p>47.56</text:p>
          </table:table-cell>
          <table:table-cell office:value-type="float" office:value="47.3" table:style-name="ce3">
            <text:p>47.3</text:p>
          </table:table-cell>
          <table:table-cell office:value-type="float" office:value="47.587000000000003" table:style-name="ce3">
            <text:p>47.587</text:p>
          </table:table-cell>
          <table:table-cell office:value-type="float" office:value="48.850999999999999" table:style-name="ce3">
            <text:p>48.851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54.11" table:style-name="ce3">
            <text:p>54.11</text:p>
          </table:table-cell>
          <table:table-cell office:value-type="float" office:value="53.963000000000001" table:style-name="ce3">
            <text:p>53.963</text:p>
          </table:table-cell>
          <table:table-cell office:value-type="float" office:value="51.66" table:style-name="ce3">
            <text:p>51.66</text:p>
          </table:table-cell>
          <table:table-cell office:value-type="float" office:value="47.497999999999998" table:style-name="ce3">
            <text:p>47.498</text:p>
          </table:table-cell>
          <table:table-cell office:value-type="float" office:value="41.853000000000002" table:style-name="ce3">
            <text:p>41.853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2.877000000000001" table:style-name="ce3">
            <text:p>12.877</text:p>
          </table:table-cell>
          <table:table-cell office:value-type="float" office:value="11.942" table:style-name="ce3">
            <text:p>11.942</text:p>
          </table:table-cell>
          <table:table-cell office:value-type="float" office:value="11.426" table:style-name="ce3">
            <text:p>11.426</text:p>
          </table:table-cell>
          <table:table-cell office:value-type="float" office:value="11.163" table:style-name="ce3">
            <text:p>11.163</text:p>
          </table:table-cell>
          <table:table-cell office:value-type="float" office:value="11.141" table:style-name="ce3">
            <text:p>11.141</text:p>
          </table:table-cell>
          <table:table-cell office:value-type="float" office:value="11.311999999999999" table:style-name="ce3">
            <text:p>11.312</text:p>
          </table:table-cell>
          <table:table-cell office:value-type="float" office:value="12.191000000000001" table:style-name="ce3">
            <text:p>12.191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6.088000000000001" table:style-name="ce3">
            <text:p>16.088</text:p>
          </table:table-cell>
          <table:table-cell office:value-type="float" office:value="17.036999999999999" table:style-name="ce3">
            <text:p>17.037</text:p>
          </table:table-cell>
          <table:table-cell office:value-type="float" office:value="17.071999999999999" table:style-name="ce3">
            <text:p>17.072</text:p>
          </table:table-cell>
          <table:table-cell office:value-type="float" office:value="17.163" table:style-name="ce3">
            <text:p>17.163</text:p>
          </table:table-cell>
          <table:table-cell office:value-type="float" office:value="16.693999999999999" table:style-name="ce3">
            <text:p>16.694</text:p>
          </table:table-cell>
          <table:table-cell office:value-type="float" office:value="16.373999999999999" table:style-name="ce3">
            <text:p>16.374</text:p>
          </table:table-cell>
          <table:table-cell office:value-type="float" office:value="16.576000000000001" table:style-name="ce3">
            <text:p>16.576</text:p>
          </table:table-cell>
          <table:table-cell office:value-type="float" office:value="16.484999999999999" table:style-name="ce3">
            <text:p>16.485</text:p>
          </table:table-cell>
          <table:table-cell office:value-type="float" office:value="16.585000000000001" table:style-name="ce3">
            <text:p>16.585</text:p>
          </table:table-cell>
          <table:table-cell office:value-type="float" office:value="17.026" table:style-name="ce3">
            <text:p>17.026</text:p>
          </table:table-cell>
          <table:table-cell office:value-type="float" office:value="18.353999999999999" table:style-name="ce3">
            <text:p>18.354</text:p>
          </table:table-cell>
          <table:table-cell office:value-type="float" office:value="18.858000000000001" table:style-name="ce3">
            <text:p>18.858</text:p>
          </table:table-cell>
          <table:table-cell office:value-type="float" office:value="18.806999999999999" table:style-name="ce3">
            <text:p>18.807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6.553999999999998" table:style-name="ce3">
            <text:p>16.554</text:p>
          </table:table-cell>
          <table:table-cell office:value-type="float" office:value="14.587" table:style-name="ce3">
            <text:p>14.587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2.902999999999999" table:style-name="ce3">
            <text:p>62.903</text:p>
          </table:table-cell>
          <table:table-cell office:value-type="float" office:value="58.337000000000003" table:style-name="ce3">
            <text:p>58.337</text:p>
          </table:table-cell>
          <table:table-cell office:value-type="float" office:value="55.816000000000003" table:style-name="ce3">
            <text:p>55.816</text:p>
          </table:table-cell>
          <table:table-cell office:value-type="float" office:value="54.531999999999996" table:style-name="ce3">
            <text:p>54.532</text:p>
          </table:table-cell>
          <table:table-cell office:value-type="float" office:value="54.423000000000002" table:style-name="ce3">
            <text:p>54.423</text:p>
          </table:table-cell>
          <table:table-cell office:value-type="float" office:value="55.259" table:style-name="ce3">
            <text:p>55.259</text:p>
          </table:table-cell>
          <table:table-cell office:value-type="float" office:value="59.554000000000002" table:style-name="ce3">
            <text:p>59.554</text:p>
          </table:table-cell>
          <table:table-cell office:value-type="float" office:value="68.429000000000002" table:style-name="ce3">
            <text:p>68.429</text:p>
          </table:table-cell>
          <table:table-cell office:value-type="float" office:value="78.59" table:style-name="ce3">
            <text:p>78.59</text:p>
          </table:table-cell>
          <table:table-cell office:value-type="float" office:value="83.225999999999999" table:style-name="ce3">
            <text:p>83.226</text:p>
          </table:table-cell>
          <table:table-cell office:value-type="float" office:value="83.397000000000006" table:style-name="ce3">
            <text:p>83.397</text:p>
          </table:table-cell>
          <table:table-cell office:value-type="float" office:value="83.838999999999999" table:style-name="ce3">
            <text:p>83.839</text:p>
          </table:table-cell>
          <table:table-cell office:value-type="float" office:value="81.551000000000002" table:style-name="ce3">
            <text:p>81.551</text:p>
          </table:table-cell>
          <table:table-cell office:value-type="float" office:value="79.986999999999995" table:style-name="ce3">
            <text:p>79.987</text:p>
          </table:table-cell>
          <table:table-cell office:value-type="float" office:value="80.971000000000004" table:style-name="ce3">
            <text:p>80.971</text:p>
          </table:table-cell>
          <table:table-cell office:value-type="float" office:value="80.528000000000006" table:style-name="ce3">
            <text:p>80.528</text:p>
          </table:table-cell>
          <table:table-cell office:value-type="float" office:value="81.016000000000005" table:style-name="ce3">
            <text:p>81.016</text:p>
          </table:table-cell>
          <table:table-cell office:value-type="float" office:value="83.168999999999997" table:style-name="ce3">
            <text:p>83.169</text:p>
          </table:table-cell>
          <table:table-cell office:value-type="float" office:value="89.656999999999996" table:style-name="ce3">
            <text:p>89.657</text:p>
          </table:table-cell>
          <table:table-cell office:value-type="float" office:value="92.122" table:style-name="ce3">
            <text:p>92.122</text:p>
          </table:table-cell>
          <table:table-cell office:value-type="float" office:value="91.872" table:style-name="ce3">
            <text:p>91.872</text:p>
          </table:table-cell>
          <table:table-cell office:value-type="float" office:value="87.951999999999998" table:style-name="ce3">
            <text:p>87.952</text:p>
          </table:table-cell>
          <table:table-cell office:value-type="float" office:value="80.866" table:style-name="ce3">
            <text:p>80.866</text:p>
          </table:table-cell>
          <table:table-cell office:value-type="float" office:value="71.254999999999995" table:style-name="ce3">
            <text:p>71.255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7.212999999999994" table:style-name="ce3">
            <text:p>67.213</text:p>
          </table:table-cell>
          <table:table-cell office:value-type="float" office:value="62.334000000000003" table:style-name="ce3">
            <text:p>62.334</text:p>
          </table:table-cell>
          <table:table-cell office:value-type="float" office:value="59.64" table:style-name="ce3">
            <text:p>59.64</text:p>
          </table:table-cell>
          <table:table-cell office:value-type="float" office:value="58.268999999999998" table:style-name="ce3">
            <text:p>58.269</text:p>
          </table:table-cell>
          <table:table-cell office:value-type="float" office:value="58.152000000000001" table:style-name="ce3">
            <text:p>58.152</text:p>
          </table:table-cell>
          <table:table-cell office:value-type="float" office:value="59.045000000000002" table:style-name="ce3">
            <text:p>59.045</text:p>
          </table:table-cell>
          <table:table-cell office:value-type="float" office:value="63.634999999999998" table:style-name="ce3">
            <text:p>63.635</text:p>
          </table:table-cell>
          <table:table-cell office:value-type="float" office:value="73.117000000000004" table:style-name="ce3">
            <text:p>73.117</text:p>
          </table:table-cell>
          <table:table-cell office:value-type="float" office:value="83.974999999999994" table:style-name="ce3">
            <text:p>83.975</text:p>
          </table:table-cell>
          <table:table-cell office:value-type="float" office:value="88.927999999999997" table:style-name="ce3">
            <text:p>88.928</text:p>
          </table:table-cell>
          <table:table-cell office:value-type="float" office:value="89.111000000000004" table:style-name="ce3">
            <text:p>89.111</text:p>
          </table:table-cell>
          <table:table-cell office:value-type="float" office:value="89.584000000000003" table:style-name="ce3">
            <text:p>89.584</text:p>
          </table:table-cell>
          <table:table-cell office:value-type="float" office:value="87.138999999999996" table:style-name="ce3">
            <text:p>87.139</text:p>
          </table:table-cell>
          <table:table-cell office:value-type="float" office:value="85.468000000000004" table:style-name="ce3">
            <text:p>85.468</text:p>
          </table:table-cell>
          <table:table-cell office:value-type="float" office:value="86.519000000000005" table:style-name="ce3">
            <text:p>86.519</text:p>
          </table:table-cell>
          <table:table-cell office:value-type="float" office:value="86.046000000000006" table:style-name="ce3">
            <text:p>86.046</text:p>
          </table:table-cell>
          <table:table-cell office:value-type="float" office:value="86.566999999999993" table:style-name="ce3">
            <text:p>86.567</text:p>
          </table:table-cell>
          <table:table-cell office:value-type="float" office:value="88.867999999999995" table:style-name="ce3">
            <text:p>88.868</text:p>
          </table:table-cell>
          <table:table-cell office:value-type="float" office:value="95.8" table:style-name="ce3">
            <text:p>95.8</text:p>
          </table:table-cell>
          <table:table-cell office:value-type="float" office:value="98.433999999999997" table:style-name="ce3">
            <text:p>98.434</text:p>
          </table:table-cell>
          <table:table-cell office:value-type="float" office:value="98.167000000000002" table:style-name="ce3">
            <text:p>98.167</text:p>
          </table:table-cell>
          <table:table-cell office:value-type="float" office:value="93.977999999999994" table:style-name="ce3">
            <text:p>93.978</text:p>
          </table:table-cell>
          <table:table-cell office:value-type="float" office:value="86.406999999999996" table:style-name="ce3">
            <text:p>86.407</text:p>
          </table:table-cell>
          <table:table-cell office:value-type="float" office:value="76.138000000000005" table:style-name="ce3">
            <text:p>76.138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2.784999999999997" table:style-name="ce3">
            <text:p>62.785</text:p>
          </table:table-cell>
          <table:table-cell office:value-type="float" office:value="58.228000000000002" table:style-name="ce3">
            <text:p>58.228</text:p>
          </table:table-cell>
          <table:table-cell office:value-type="float" office:value="55.710999999999999" table:style-name="ce3">
            <text:p>55.711</text:p>
          </table:table-cell>
          <table:table-cell office:value-type="float" office:value="54.43" table:style-name="ce3">
            <text:p>54.43</text:p>
          </table:table-cell>
          <table:table-cell office:value-type="float" office:value="54.320999999999998" table:style-name="ce3">
            <text:p>54.321</text:p>
          </table:table-cell>
          <table:table-cell office:value-type="float" office:value="55.155999999999999" table:style-name="ce3">
            <text:p>55.156</text:p>
          </table:table-cell>
          <table:table-cell office:value-type="float" office:value="59.442999999999998" table:style-name="ce3">
            <text:p>59.443</text:p>
          </table:table-cell>
          <table:table-cell office:value-type="float" office:value="68.301000000000002" table:style-name="ce3">
            <text:p>68.301</text:p>
          </table:table-cell>
          <table:table-cell office:value-type="float" office:value="78.442999999999998" table:style-name="ce3">
            <text:p>78.443</text:p>
          </table:table-cell>
          <table:table-cell office:value-type="float" office:value="83.07" table:style-name="ce3">
            <text:p>83.07</text:p>
          </table:table-cell>
          <table:table-cell office:value-type="float" office:value="83.241" table:style-name="ce3">
            <text:p>83.241</text:p>
          </table:table-cell>
          <table:table-cell office:value-type="float" office:value="83.682000000000002" table:style-name="ce3">
            <text:p>83.682</text:p>
          </table:table-cell>
          <table:table-cell office:value-type="float" office:value="81.397999999999996" table:style-name="ce3">
            <text:p>81.398</text:p>
          </table:table-cell>
          <table:table-cell office:value-type="float" office:value="79.837999999999994" table:style-name="ce3">
            <text:p>79.838</text:p>
          </table:table-cell>
          <table:table-cell office:value-type="float" office:value="80.819000000000003" table:style-name="ce3">
            <text:p>80.819</text:p>
          </table:table-cell>
          <table:table-cell office:value-type="float" office:value="80.378" table:style-name="ce3">
            <text:p>80.378</text:p>
          </table:table-cell>
          <table:table-cell office:value-type="float" office:value="80.864999999999995" table:style-name="ce3">
            <text:p>80.865</text:p>
          </table:table-cell>
          <table:table-cell office:value-type="float" office:value="83.013999999999996" table:style-name="ce3">
            <text:p>83.014</text:p>
          </table:table-cell>
          <table:table-cell office:value-type="float" office:value="89.489000000000004" table:style-name="ce3">
            <text:p>89.489</text:p>
          </table:table-cell>
          <table:table-cell office:value-type="float" office:value="91.95" table:style-name="ce3">
            <text:p>91.95</text:p>
          </table:table-cell>
          <table:table-cell office:value-type="float" office:value="91.700999999999993" table:style-name="ce3">
            <text:p>91.701</text:p>
          </table:table-cell>
          <table:table-cell office:value-type="float" office:value="87.787000000000006" table:style-name="ce3">
            <text:p>87.787</text:p>
          </table:table-cell>
          <table:table-cell office:value-type="float" office:value="80.715000000000003" table:style-name="ce3">
            <text:p>80.715</text:p>
          </table:table-cell>
          <table:table-cell office:value-type="float" office:value="71.122" table:style-name="ce3">
            <text:p>71.1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3.892000000000003" table:style-name="ce3">
            <text:p>63.892</text:p>
          </table:table-cell>
          <table:table-cell office:value-type="float" office:value="59.253999999999998" table:style-name="ce3">
            <text:p>59.254</text:p>
          </table:table-cell>
          <table:table-cell office:value-type="float" office:value="56.692999999999998" table:style-name="ce3">
            <text:p>56.693</text:p>
          </table:table-cell>
          <table:table-cell office:value-type="float" office:value="55.39" table:style-name="ce3">
            <text:p>55.39</text:p>
          </table:table-cell>
          <table:table-cell office:value-type="float" office:value="55.279000000000003" table:style-name="ce3">
            <text:p>55.279</text:p>
          </table:table-cell>
          <table:table-cell office:value-type="float" office:value="56.128" table:style-name="ce3">
            <text:p>56.128</text:p>
          </table:table-cell>
          <table:table-cell office:value-type="float" office:value="60.491" table:style-name="ce3">
            <text:p>60.491</text:p>
          </table:table-cell>
          <table:table-cell office:value-type="float" office:value="69.504999999999995" table:style-name="ce3">
            <text:p>69.505</text:p>
          </table:table-cell>
          <table:table-cell office:value-type="float" office:value="79.825999999999993" table:style-name="ce3">
            <text:p>79.826</text:p>
          </table:table-cell>
          <table:table-cell office:value-type="float" office:value="84.534000000000006" table:style-name="ce3">
            <text:p>84.534</text:p>
          </table:table-cell>
          <table:table-cell office:value-type="float" office:value="84.707999999999998" table:style-name="ce3">
            <text:p>84.708</text:p>
          </table:table-cell>
          <table:table-cell office:value-type="float" office:value="85.158000000000001" table:style-name="ce3">
            <text:p>85.158</text:p>
          </table:table-cell>
          <table:table-cell office:value-type="float" office:value="82.832999999999998" table:style-name="ce3">
            <text:p>82.833</text:p>
          </table:table-cell>
          <table:table-cell office:value-type="float" office:value="81.245000000000005" table:style-name="ce3">
            <text:p>81.245</text:p>
          </table:table-cell>
          <table:table-cell office:value-type="float" office:value="82.244" table:style-name="ce3">
            <text:p>82.244</text:p>
          </table:table-cell>
          <table:table-cell office:value-type="float" office:value="81.795000000000002" table:style-name="ce3">
            <text:p>81.795</text:p>
          </table:table-cell>
          <table:table-cell office:value-type="float" office:value="82.29" table:style-name="ce3">
            <text:p>82.29</text:p>
          </table:table-cell>
          <table:table-cell office:value-type="float" office:value="84.477000000000004" table:style-name="ce3">
            <text:p>84.477</text:p>
          </table:table-cell>
          <table:table-cell office:value-type="float" office:value="91.066999999999993" table:style-name="ce3">
            <text:p>91.067</text:p>
          </table:table-cell>
          <table:table-cell office:value-type="float" office:value="93.570999999999998" table:style-name="ce3">
            <text:p>93.571</text:p>
          </table:table-cell>
          <table:table-cell office:value-type="float" office:value="93.316999999999993" table:style-name="ce3">
            <text:p>93.317</text:p>
          </table:table-cell>
          <table:table-cell office:value-type="float" office:value="89.334999999999994" table:style-name="ce3">
            <text:p>89.335</text:p>
          </table:table-cell>
          <table:table-cell office:value-type="float" office:value="82.138000000000005" table:style-name="ce3">
            <text:p>82.138</text:p>
          </table:table-cell>
          <table:table-cell office:value-type="float" office:value="72.376000000000005" table:style-name="ce3">
            <text:p>72.3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4.217000000000001" table:style-name="ce3">
            <text:p>14.217</text:p>
          </table:table-cell>
          <table:table-cell office:value-type="float" office:value="13.185" table:style-name="ce3">
            <text:p>13.185</text:p>
          </table:table-cell>
          <table:table-cell office:value-type="float" office:value="12.615" table:style-name="ce3">
            <text:p>12.615</text:p>
          </table:table-cell>
          <table:table-cell office:value-type="float" office:value="12.324999999999999" table:style-name="ce3">
            <text:p>12.325</text:p>
          </table:table-cell>
          <table:table-cell office:value-type="float" office:value="12.3" table:style-name="ce3">
            <text:p>12.3</text:p>
          </table:table-cell>
          <table:table-cell office:value-type="float" office:value="12.489000000000001" table:style-name="ce3">
            <text:p>12.489</text:p>
          </table:table-cell>
          <table:table-cell office:value-type="float" office:value="13.46" table:style-name="ce3">
            <text:p>13.46</text:p>
          </table:table-cell>
          <table:table-cell office:value-type="float" office:value="15.465999999999999" table:style-name="ce3">
            <text:p>15.466</text:p>
          </table:table-cell>
          <table:table-cell office:value-type="float" office:value="17.762" table:style-name="ce3">
            <text:p>17.762</text:p>
          </table:table-cell>
          <table:table-cell office:value-type="float" office:value="18.809999999999999" table:style-name="ce3">
            <text:p>18.81</text:p>
          </table:table-cell>
          <table:table-cell office:value-type="float" office:value="18.849" table:style-name="ce3">
            <text:p>18.849</text:p>
          </table:table-cell>
          <table:table-cell office:value-type="float" office:value="18.948" table:style-name="ce3">
            <text:p>18.948</text:p>
          </table:table-cell>
          <table:table-cell office:value-type="float" office:value="18.431000000000001" table:style-name="ce3">
            <text:p>18.431</text:p>
          </table:table-cell>
          <table:table-cell office:value-type="float" office:value="18.077999999999999" table:style-name="ce3">
            <text:p>18.078</text:p>
          </table:table-cell>
          <table:table-cell office:value-type="float" office:value="18.3" table:style-name="ce3">
            <text:p>18.3</text:p>
          </table:table-cell>
          <table:table-cell office:value-type="float" office:value="18.2" table:style-name="ce3">
            <text:p>18.2</text:p>
          </table:table-cell>
          <table:table-cell office:value-type="float" office:value="18.309999999999999" table:style-name="ce3">
            <text:p>18.31</text:p>
          </table:table-cell>
          <table:table-cell office:value-type="float" office:value="18.797000000000001" table:style-name="ce3">
            <text:p>18.797</text:p>
          </table:table-cell>
          <table:table-cell office:value-type="float" office:value="20.263000000000002" table:style-name="ce3">
            <text:p>20.263</text:p>
          </table:table-cell>
          <table:table-cell office:value-type="float" office:value="20.821000000000002" table:style-name="ce3">
            <text:p>20.821</text:p>
          </table:table-cell>
          <table:table-cell office:value-type="float" office:value="20.763999999999999" table:style-name="ce3">
            <text:p>20.764</text:p>
          </table:table-cell>
          <table:table-cell office:value-type="float" office:value="19.878" table:style-name="ce3">
            <text:p>19.878</text:p>
          </table:table-cell>
          <table:table-cell office:value-type="float" office:value="18.276" table:style-name="ce3">
            <text:p>18.276</text:p>
          </table:table-cell>
          <table:table-cell office:value-type="float" office:value="16.103999999999999" table:style-name="ce3">
            <text:p>16.10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8.835999999999999" table:style-name="ce3">
            <text:p>48.836</text:p>
          </table:table-cell>
          <table:table-cell office:value-type="float" office:value="45.290999999999997" table:style-name="ce3">
            <text:p>45.291</text:p>
          </table:table-cell>
          <table:table-cell office:value-type="float" office:value="43.332999999999998" table:style-name="ce3">
            <text:p>43.333</text:p>
          </table:table-cell>
          <table:table-cell office:value-type="float" office:value="42.337000000000003" table:style-name="ce3">
            <text:p>42.337</text:p>
          </table:table-cell>
          <table:table-cell office:value-type="float" office:value="42.252000000000002" table:style-name="ce3">
            <text:p>42.252</text:p>
          </table:table-cell>
          <table:table-cell office:value-type="float" office:value="42.901000000000003" table:style-name="ce3">
            <text:p>42.901</text:p>
          </table:table-cell>
          <table:table-cell office:value-type="float" office:value="46.235999999999997" table:style-name="ce3">
            <text:p>46.236</text:p>
          </table:table-cell>
          <table:table-cell office:value-type="float" office:value="53.125999999999998" table:style-name="ce3">
            <text:p>53.126</text:p>
          </table:table-cell>
          <table:table-cell office:value-type="float" office:value="61.015000000000001" table:style-name="ce3">
            <text:p>61.015</text:p>
          </table:table-cell>
          <table:table-cell office:value-type="float" office:value="64.614000000000004" table:style-name="ce3">
            <text:p>64.614</text:p>
          </table:table-cell>
          <table:table-cell office:value-type="float" office:value="64.747" table:style-name="ce3">
            <text:p>64.747</text:p>
          </table:table-cell>
          <table:table-cell office:value-type="float" office:value="65.09" table:style-name="ce3">
            <text:p>65.09</text:p>
          </table:table-cell>
          <table:table-cell office:value-type="float" office:value="63.313000000000002" table:style-name="ce3">
            <text:p>63.313</text:p>
          </table:table-cell>
          <table:table-cell office:value-type="float" office:value="62.098999999999997" table:style-name="ce3">
            <text:p>62.099</text:p>
          </table:table-cell>
          <table:table-cell office:value-type="float" office:value="62.863" table:style-name="ce3">
            <text:p>62.863</text:p>
          </table:table-cell>
          <table:table-cell office:value-type="float" office:value="62.52" table:style-name="ce3">
            <text:p>62.52</text:p>
          </table:table-cell>
          <table:table-cell office:value-type="float" office:value="62.898000000000003" table:style-name="ce3">
            <text:p>62.898</text:p>
          </table:table-cell>
          <table:table-cell office:value-type="float" office:value="64.569999999999993" table:style-name="ce3">
            <text:p>64.57</text:p>
          </table:table-cell>
          <table:table-cell office:value-type="float" office:value="69.606999999999999" table:style-name="ce3">
            <text:p>69.607</text:p>
          </table:table-cell>
          <table:table-cell office:value-type="float" office:value="71.521000000000001" table:style-name="ce3">
            <text:p>71.521</text:p>
          </table:table-cell>
          <table:table-cell office:value-type="float" office:value="71.326999999999998" table:style-name="ce3">
            <text:p>71.327</text:p>
          </table:table-cell>
          <table:table-cell office:value-type="float" office:value="68.283000000000001" table:style-name="ce3">
            <text:p>68.283</text:p>
          </table:table-cell>
          <table:table-cell office:value-type="float" office:value="62.781999999999996" table:style-name="ce3">
            <text:p>62.782</text:p>
          </table:table-cell>
          <table:table-cell office:value-type="float" office:value="55.32" table:style-name="ce3">
            <text:p>55.3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.9989999999999997" table:style-name="ce3">
            <text:p>4.999</text:p>
          </table:table-cell>
          <table:table-cell office:value-type="float" office:value="4.6369999999999996" table:style-name="ce3">
            <text:p>4.637</text:p>
          </table:table-cell>
          <table:table-cell office:value-type="float" office:value="4.4359999999999999" table:style-name="ce3">
            <text:p>4.436</text:p>
          </table:table-cell>
          <table:table-cell office:value-type="float" office:value="4.3339999999999996" table:style-name="ce3">
            <text:p>4.334</text:p>
          </table:table-cell>
          <table:table-cell office:value-type="float" office:value="4.3259999999999996" table:style-name="ce3">
            <text:p>4.326</text:p>
          </table:table-cell>
          <table:table-cell office:value-type="float" office:value="4.3920000000000003" table:style-name="ce3">
            <text:p>4.392</text:p>
          </table:table-cell>
          <table:table-cell office:value-type="float" office:value="4.7329999999999997" table:style-name="ce3">
            <text:p>4.733</text:p>
          </table:table-cell>
          <table:table-cell office:value-type="float" office:value="5.4390000000000001" table:style-name="ce3">
            <text:p>5.439</text:p>
          </table:table-cell>
          <table:table-cell office:value-type="float" office:value="6.2460000000000004" table:style-name="ce3">
            <text:p>6.246</text:p>
          </table:table-cell>
          <table:table-cell office:value-type="float" office:value="6.6150000000000002" table:style-name="ce3">
            <text:p>6.615</text:p>
          </table:table-cell>
          <table:table-cell office:value-type="float" office:value="6.6280000000000001" table:style-name="ce3">
            <text:p>6.628</text:p>
          </table:table-cell>
          <table:table-cell office:value-type="float" office:value="6.6639999999999997" table:style-name="ce3">
            <text:p>6.664</text:p>
          </table:table-cell>
          <table:table-cell office:value-type="float" office:value="6.4820000000000002" table:style-name="ce3">
            <text:p>6.482</text:p>
          </table:table-cell>
          <table:table-cell office:value-type="float" office:value="6.3570000000000002" table:style-name="ce3">
            <text:p>6.357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" table:style-name="ce3">
            <text:p>6.4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6.61" table:style-name="ce3">
            <text:p>6.61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7.3220000000000001" table:style-name="ce3">
            <text:p>7.322</text:p>
          </table:table-cell>
          <table:table-cell office:value-type="float" office:value="7.3019999999999996" table:style-name="ce3">
            <text:p>7.302</text:p>
          </table:table-cell>
          <table:table-cell office:value-type="float" office:value="6.99" table:style-name="ce3">
            <text:p>6.99</text:p>
          </table:table-cell>
          <table:table-cell office:value-type="float" office:value="6.4269999999999996" table:style-name="ce3">
            <text:p>6.427</text:p>
          </table:table-cell>
          <table:table-cell office:value-type="float" office:value="5.6630000000000003" table:style-name="ce3">
            <text:p>5.663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2.478999999999999" table:style-name="ce3">
            <text:p>22.479</text:p>
          </table:table-cell>
          <table:table-cell office:value-type="float" office:value="20.847000000000001" table:style-name="ce3">
            <text:p>20.847</text:p>
          </table:table-cell>
          <table:table-cell office:value-type="float" office:value="19.946000000000002" table:style-name="ce3">
            <text:p>19.946</text:p>
          </table:table-cell>
          <table:table-cell office:value-type="float" office:value="19.488" table:style-name="ce3">
            <text:p>19.488</text:p>
          </table:table-cell>
          <table:table-cell office:value-type="float" office:value="19.448" table:style-name="ce3">
            <text:p>19.448</text:p>
          </table:table-cell>
          <table:table-cell office:value-type="float" office:value="19.747" table:style-name="ce3">
            <text:p>19.747</text:p>
          </table:table-cell>
          <table:table-cell office:value-type="float" office:value="21.282" table:style-name="ce3">
            <text:p>21.282</text:p>
          </table:table-cell>
          <table:table-cell office:value-type="float" office:value="24.454000000000001" table:style-name="ce3">
            <text:p>24.454</text:p>
          </table:table-cell>
          <table:table-cell office:value-type="float" office:value="28.085000000000001" table:style-name="ce3">
            <text:p>28.085</text:p>
          </table:table-cell>
          <table:table-cell office:value-type="float" office:value="29.741" table:style-name="ce3">
            <text:p>29.741</text:p>
          </table:table-cell>
          <table:table-cell office:value-type="float" office:value="29.803000000000001" table:style-name="ce3">
            <text:p>29.803</text:p>
          </table:table-cell>
          <table:table-cell office:value-type="float" office:value="29.960999999999999" table:style-name="ce3">
            <text:p>29.961</text:p>
          </table:table-cell>
          <table:table-cell office:value-type="float" office:value="29.143000000000001" table:style-name="ce3">
            <text:p>29.143</text:p>
          </table:table-cell>
          <table:table-cell office:value-type="float" office:value="28.584" table:style-name="ce3">
            <text:p>28.584</text:p>
          </table:table-cell>
          <table:table-cell office:value-type="float" office:value="28.936" table:style-name="ce3">
            <text:p>28.936</text:p>
          </table:table-cell>
          <table:table-cell office:value-type="float" office:value="28.777999999999999" table:style-name="ce3">
            <text:p>28.778</text:p>
          </table:table-cell>
          <table:table-cell office:value-type="float" office:value="28.952000000000002" table:style-name="ce3">
            <text:p>28.952</text:p>
          </table:table-cell>
          <table:table-cell office:value-type="float" office:value="29.721" table:style-name="ce3">
            <text:p>29.721</text:p>
          </table:table-cell>
          <table:table-cell office:value-type="float" office:value="32.04" table:style-name="ce3">
            <text:p>32.04</text:p>
          </table:table-cell>
          <table:table-cell office:value-type="float" office:value="32.920999999999999" table:style-name="ce3">
            <text:p>32.921</text:p>
          </table:table-cell>
          <table:table-cell office:value-type="float" office:value="32.831000000000003" table:style-name="ce3">
            <text:p>32.831</text:p>
          </table:table-cell>
          <table:table-cell office:value-type="float" office:value="31.43" table:style-name="ce3">
            <text:p>31.43</text:p>
          </table:table-cell>
          <table:table-cell office:value-type="float" office:value="28.898" table:style-name="ce3">
            <text:p>28.898</text:p>
          </table:table-cell>
          <table:table-cell office:value-type="float" office:value="25.463999999999999" table:style-name="ce3">
            <text:p>25.46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8.417999999999999" table:style-name="ce3">
            <text:p>28.418</text:p>
          </table:table-cell>
          <table:table-cell office:value-type="float" office:value="26.355" table:style-name="ce3">
            <text:p>26.355</text:p>
          </table:table-cell>
          <table:table-cell office:value-type="float" office:value="25.216000000000001" table:style-name="ce3">
            <text:p>25.216</text:p>
          </table:table-cell>
          <table:table-cell office:value-type="float" office:value="24.635999999999999" table:style-name="ce3">
            <text:p>24.636</text:p>
          </table:table-cell>
          <table:table-cell office:value-type="float" office:value="24.587" table:style-name="ce3">
            <text:p>24.587</text:p>
          </table:table-cell>
          <table:table-cell office:value-type="float" office:value="24.965" table:style-name="ce3">
            <text:p>24.965</text:p>
          </table:table-cell>
          <table:table-cell office:value-type="float" office:value="26.905000000000001" table:style-name="ce3">
            <text:p>26.905</text:p>
          </table:table-cell>
          <table:table-cell office:value-type="float" office:value="30.914000000000001" table:style-name="ce3">
            <text:p>30.914</text:p>
          </table:table-cell>
          <table:table-cell office:value-type="float" office:value="35.505000000000003" table:style-name="ce3">
            <text:p>35.505</text:p>
          </table:table-cell>
          <table:table-cell office:value-type="float" office:value="37.598999999999997" table:style-name="ce3">
            <text:p>37.599</text:p>
          </table:table-cell>
          <table:table-cell office:value-type="float" office:value="37.677" table:style-name="ce3">
            <text:p>37.677</text:p>
          </table:table-cell>
          <table:table-cell office:value-type="float" office:value="37.877000000000002" table:style-name="ce3">
            <text:p>37.877</text:p>
          </table:table-cell>
          <table:table-cell office:value-type="float" office:value="36.843000000000004" table:style-name="ce3">
            <text:p>36.843</text:p>
          </table:table-cell>
          <table:table-cell office:value-type="float" office:value="36.136000000000003" table:style-name="ce3">
            <text:p>36.136</text:p>
          </table:table-cell>
          <table:table-cell office:value-type="float" office:value="36.581000000000003" table:style-name="ce3">
            <text:p>36.581</text:p>
          </table:table-cell>
          <table:table-cell office:value-type="float" office:value="36.381" table:style-name="ce3">
            <text:p>36.381</text:p>
          </table:table-cell>
          <table:table-cell office:value-type="float" office:value="36.600999999999999" table:style-name="ce3">
            <text:p>36.601</text:p>
          </table:table-cell>
          <table:table-cell office:value-type="float" office:value="37.573999999999998" table:style-name="ce3">
            <text:p>37.574</text:p>
          </table:table-cell>
          <table:table-cell office:value-type="float" office:value="40.505000000000003" table:style-name="ce3">
            <text:p>40.505</text:p>
          </table:table-cell>
          <table:table-cell office:value-type="float" office:value="41.619" table:style-name="ce3">
            <text:p>41.619</text:p>
          </table:table-cell>
          <table:table-cell office:value-type="float" office:value="41.506" table:style-name="ce3">
            <text:p>41.506</text:p>
          </table:table-cell>
          <table:table-cell office:value-type="float" office:value="39.734000000000002" table:style-name="ce3">
            <text:p>39.734</text:p>
          </table:table-cell>
          <table:table-cell office:value-type="float" office:value="36.533000000000001" table:style-name="ce3">
            <text:p>36.533</text:p>
          </table:table-cell>
          <table:table-cell office:value-type="float" office:value="32.191000000000003" table:style-name="ce3">
            <text:p>32.191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9.728999999999999" table:style-name="ce3">
            <text:p>89.729</text:p>
          </table:table-cell>
          <table:table-cell office:value-type="float" office:value="83.215000000000003" table:style-name="ce3">
            <text:p>83.215</text:p>
          </table:table-cell>
          <table:table-cell office:value-type="float" office:value="79.619" table:style-name="ce3">
            <text:p>79.619</text:p>
          </table:table-cell>
          <table:table-cell office:value-type="float" office:value="77.789000000000001" table:style-name="ce3">
            <text:p>77.789</text:p>
          </table:table-cell>
          <table:table-cell office:value-type="float" office:value="77.632000000000005" table:style-name="ce3">
            <text:p>77.632</text:p>
          </table:table-cell>
          <table:table-cell office:value-type="float" office:value="78.825000000000003" table:style-name="ce3">
            <text:p>78.825</text:p>
          </table:table-cell>
          <table:table-cell office:value-type="float" office:value="84.951999999999998" table:style-name="ce3">
            <text:p>84.952</text:p>
          </table:table-cell>
          <table:table-cell office:value-type="float" office:value="97.611000000000004" table:style-name="ce3">
            <text:p>97.611</text:p>
          </table:table-cell>
          <table:table-cell office:value-type="float" office:value="112.10599999999999" table:style-name="ce3">
            <text:p>112.106</text:p>
          </table:table-cell>
          <table:table-cell office:value-type="float" office:value="118.71899999999999" table:style-name="ce3">
            <text:p>118.719</text:p>
          </table:table-cell>
          <table:table-cell office:value-type="float" office:value="118.96299999999999" table:style-name="ce3">
            <text:p>118.963</text:p>
          </table:table-cell>
          <table:table-cell office:value-type="float" office:value="119.59399999999999" table:style-name="ce3">
            <text:p>119.594</text:p>
          </table:table-cell>
          <table:table-cell office:value-type="float" office:value="116.33" table:style-name="ce3">
            <text:p>116.33</text:p>
          </table:table-cell>
          <table:table-cell office:value-type="float" office:value="114.099" table:style-name="ce3">
            <text:p>114.099</text:p>
          </table:table-cell>
          <table:table-cell office:value-type="float" office:value="115.502" table:style-name="ce3">
            <text:p>115.502</text:p>
          </table:table-cell>
          <table:table-cell office:value-type="float" office:value="114.871" table:style-name="ce3">
            <text:p>114.871</text:p>
          </table:table-cell>
          <table:table-cell office:value-type="float" office:value="115.56699999999999" table:style-name="ce3">
            <text:p>115.567</text:p>
          </table:table-cell>
          <table:table-cell office:value-type="float" office:value="118.639" table:style-name="ce3">
            <text:p>118.639</text:p>
          </table:table-cell>
          <table:table-cell office:value-type="float" office:value="127.893" table:style-name="ce3">
            <text:p>127.893</text:p>
          </table:table-cell>
          <table:table-cell office:value-type="float" office:value="131.41" table:style-name="ce3">
            <text:p>131.41</text:p>
          </table:table-cell>
          <table:table-cell office:value-type="float" office:value="131.053" table:style-name="ce3">
            <text:p>131.053</text:p>
          </table:table-cell>
          <table:table-cell office:value-type="float" office:value="125.46" table:style-name="ce3">
            <text:p>125.46</text:p>
          </table:table-cell>
          <table:table-cell office:value-type="float" office:value="115.35299999999999" table:style-name="ce3">
            <text:p>115.353</text:p>
          </table:table-cell>
          <table:table-cell office:value-type="float" office:value="101.643" table:style-name="ce3">
            <text:p>101.643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1720000000000006" table:style-name="ce3">
            <text:p>9.172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1389999999999993" table:style-name="ce3">
            <text:p>8.139</text:p>
          </table:table-cell>
          <table:table-cell office:value-type="float" office:value="7.952" table:style-name="ce3">
            <text:p>7.952</text:p>
          </table:table-cell>
          <table:table-cell office:value-type="float" office:value="7.9359999999999999" table:style-name="ce3">
            <text:p>7.936</text:p>
          </table:table-cell>
          <table:table-cell office:value-type="float" office:value="8.0579999999999998" table:style-name="ce3">
            <text:p>8.058</text:p>
          </table:table-cell>
          <table:table-cell office:value-type="float" office:value="8.6839999999999993" table:style-name="ce3">
            <text:p>8.684</text:p>
          </table:table-cell>
          <table:table-cell office:value-type="float" office:value="9.9779999999999998" table:style-name="ce3">
            <text:p>9.978</text:p>
          </table:table-cell>
          <table:table-cell office:value-type="float" office:value="11.46" table:style-name="ce3">
            <text:p>11.46</text:p>
          </table:table-cell>
          <table:table-cell office:value-type="float" office:value="12.135999999999999" table:style-name="ce3">
            <text:p>12.136</text:p>
          </table:table-cell>
          <table:table-cell office:value-type="float" office:value="12.161" table:style-name="ce3">
            <text:p>12.161</text:p>
          </table:table-cell>
          <table:table-cell office:value-type="float" office:value="12.225" table:style-name="ce3">
            <text:p>12.225</text:p>
          </table:table-cell>
          <table:table-cell office:value-type="float" office:value="11.891" table:style-name="ce3">
            <text:p>11.891</text:p>
          </table:table-cell>
          <table:table-cell office:value-type="float" office:value="11.663" table:style-name="ce3">
            <text:p>11.663</text:p>
          </table:table-cell>
          <table:table-cell office:value-type="float" office:value="11.807" table:style-name="ce3">
            <text:p>11.807</text:p>
          </table:table-cell>
          <table:table-cell office:value-type="float" office:value="11.742000000000001" table:style-name="ce3">
            <text:p>11.742</text:p>
          </table:table-cell>
          <table:table-cell office:value-type="float" office:value="11.813000000000001" table:style-name="ce3">
            <text:p>11.813</text:p>
          </table:table-cell>
          <table:table-cell office:value-type="float" office:value="12.127000000000001" table:style-name="ce3">
            <text:p>12.127</text:p>
          </table:table-cell>
          <table:table-cell office:value-type="float" office:value="13.073" table:style-name="ce3">
            <text:p>13.073</text:p>
          </table:table-cell>
          <table:table-cell office:value-type="float" office:value="13.433" table:style-name="ce3">
            <text:p>13.433</text:p>
          </table:table-cell>
          <table:table-cell office:value-type="float" office:value="13.396000000000001" table:style-name="ce3">
            <text:p>13.396</text:p>
          </table:table-cell>
          <table:table-cell office:value-type="float" office:value="12.824999999999999" table:style-name="ce3">
            <text:p>12.825</text:p>
          </table:table-cell>
          <table:table-cell office:value-type="float" office:value="11.792" table:style-name="ce3">
            <text:p>11.792</text:p>
          </table:table-cell>
          <table:table-cell office:value-type="float" office:value="10.39" table:style-name="ce3">
            <text:p>10.39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8.38800000000001" table:style-name="ce3">
            <text:p>108.388</text:p>
          </table:table-cell>
          <table:table-cell office:value-type="float" office:value="100.52" table:style-name="ce3">
            <text:p>100.52</text:p>
          </table:table-cell>
          <table:table-cell office:value-type="float" office:value="96.177000000000007" table:style-name="ce3">
            <text:p>96.177</text:p>
          </table:table-cell>
          <table:table-cell office:value-type="float" office:value="93.965000000000003" table:style-name="ce3">
            <text:p>93.965</text:p>
          </table:table-cell>
          <table:table-cell office:value-type="float" office:value="93.775999999999996" table:style-name="ce3">
            <text:p>93.776</text:p>
          </table:table-cell>
          <table:table-cell office:value-type="float" office:value="95.216999999999999" table:style-name="ce3">
            <text:p>95.217</text:p>
          </table:table-cell>
          <table:table-cell office:value-type="float" office:value="102.61799999999999" table:style-name="ce3">
            <text:p>102.618</text:p>
          </table:table-cell>
          <table:table-cell office:value-type="float" office:value="117.91" table:style-name="ce3">
            <text:p>117.91</text:p>
          </table:table-cell>
          <table:table-cell office:value-type="float" office:value="135.41900000000001" table:style-name="ce3">
            <text:p>135.419</text:p>
          </table:table-cell>
          <table:table-cell office:value-type="float" office:value="143.40700000000001" table:style-name="ce3">
            <text:p>143.407</text:p>
          </table:table-cell>
          <table:table-cell office:value-type="float" office:value="143.702" table:style-name="ce3">
            <text:p>143.702</text:p>
          </table:table-cell>
          <table:table-cell office:value-type="float" office:value="144.464" table:style-name="ce3">
            <text:p>144.464</text:p>
          </table:table-cell>
          <table:table-cell office:value-type="float" office:value="140.52099999999999" table:style-name="ce3">
            <text:p>140.521</text:p>
          </table:table-cell>
          <table:table-cell office:value-type="float" office:value="137.827" table:style-name="ce3">
            <text:p>137.827</text:p>
          </table:table-cell>
          <table:table-cell office:value-type="float" office:value="139.52199999999999" table:style-name="ce3">
            <text:p>139.522</text:p>
          </table:table-cell>
          <table:table-cell office:value-type="float" office:value="138.75899999999999" table:style-name="ce3">
            <text:p>138.759</text:p>
          </table:table-cell>
          <table:table-cell office:value-type="float" office:value="139.6" table:style-name="ce3">
            <text:p>139.6</text:p>
          </table:table-cell>
          <table:table-cell office:value-type="float" office:value="143.31" table:style-name="ce3">
            <text:p>143.31</text:p>
          </table:table-cell>
          <table:table-cell office:value-type="float" office:value="154.489" table:style-name="ce3">
            <text:p>154.489</text:p>
          </table:table-cell>
          <table:table-cell office:value-type="float" office:value="158.73699999999999" table:style-name="ce3">
            <text:p>158.737</text:p>
          </table:table-cell>
          <table:table-cell office:value-type="float" office:value="158.30600000000001" table:style-name="ce3">
            <text:p>158.306</text:p>
          </table:table-cell>
          <table:table-cell office:value-type="float" office:value="151.55000000000001" table:style-name="ce3">
            <text:p>151.55</text:p>
          </table:table-cell>
          <table:table-cell office:value-type="float" office:value="139.34100000000001" table:style-name="ce3">
            <text:p>139.341</text:p>
          </table:table-cell>
          <table:table-cell office:value-type="float" office:value="122.78100000000001" table:style-name="ce3">
            <text:p>122.781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9.541" table:style-name="ce3">
            <text:p>19.541</text:p>
          </table:table-cell>
          <table:table-cell office:value-type="float" office:value="18.123000000000001" table:style-name="ce3">
            <text:p>18.123</text:p>
          </table:table-cell>
          <table:table-cell office:value-type="float" office:value="17.338999999999999" table:style-name="ce3">
            <text:p>17.339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07" table:style-name="ce3">
            <text:p>16.907</text:p>
          </table:table-cell>
          <table:table-cell office:value-type="float" office:value="17.166" table:style-name="ce3">
            <text:p>17.166</text:p>
          </table:table-cell>
          <table:table-cell office:value-type="float" office:value="18.501000000000001" table:style-name="ce3">
            <text:p>18.501</text:p>
          </table:table-cell>
          <table:table-cell office:value-type="float" office:value="21.257999999999999" table:style-name="ce3">
            <text:p>21.258</text:p>
          </table:table-cell>
          <table:table-cell office:value-type="float" office:value="24.414000000000001" table:style-name="ce3">
            <text:p>24.414</text:p>
          </table:table-cell>
          <table:table-cell office:value-type="float" office:value="25.855" table:style-name="ce3">
            <text:p>25.855</text:p>
          </table:table-cell>
          <table:table-cell office:value-type="float" office:value="25.908000000000001" table:style-name="ce3">
            <text:p>25.908</text:p>
          </table:table-cell>
          <table:table-cell office:value-type="float" office:value="26.045000000000002" table:style-name="ce3">
            <text:p>26.045</text:p>
          </table:table-cell>
          <table:table-cell office:value-type="float" office:value="25.334" table:style-name="ce3">
            <text:p>25.334</text:p>
          </table:table-cell>
          <table:table-cell office:value-type="float" office:value="24.847999999999999" table:style-name="ce3">
            <text:p>24.848</text:p>
          </table:table-cell>
          <table:table-cell office:value-type="float" office:value="25.154" table:style-name="ce3">
            <text:p>25.154</text:p>
          </table:table-cell>
          <table:table-cell office:value-type="float" office:value="25.016999999999999" table:style-name="ce3">
            <text:p>25.017</text:p>
          </table:table-cell>
          <table:table-cell office:value-type="float" office:value="25.167999999999999" table:style-name="ce3">
            <text:p>25.168</text:p>
          </table:table-cell>
          <table:table-cell office:value-type="float" office:value="25.837" table:style-name="ce3">
            <text:p>25.837</text:p>
          </table:table-cell>
          <table:table-cell office:value-type="float" office:value="27.852" table:style-name="ce3">
            <text:p>27.852</text:p>
          </table:table-cell>
          <table:table-cell office:value-type="float" office:value="28.617999999999999" table:style-name="ce3">
            <text:p>28.618</text:p>
          </table:table-cell>
          <table:table-cell office:value-type="float" office:value="28.541" table:style-name="ce3">
            <text:p>28.541</text:p>
          </table:table-cell>
          <table:table-cell office:value-type="float" office:value="27.323" table:style-name="ce3">
            <text:p>27.323</text:p>
          </table:table-cell>
          <table:table-cell office:value-type="float" office:value="25.120999999999999" table:style-name="ce3">
            <text:p>25.121</text:p>
          </table:table-cell>
          <table:table-cell office:value-type="float" office:value="22.135999999999999" table:style-name="ce3">
            <text:p>22.136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.542000000000002" table:style-name="ce3">
            <text:p>21.542</text:p>
          </table:table-cell>
          <table:table-cell office:value-type="float" office:value="19.978000000000002" table:style-name="ce3">
            <text:p>19.978</text:p>
          </table:table-cell>
          <table:table-cell office:value-type="float" office:value="19.114999999999998" table:style-name="ce3">
            <text:p>19.115</text:p>
          </table:table-cell>
          <table:table-cell office:value-type="float" office:value="18.675000000000001" table:style-name="ce3">
            <text:p>18.675</text:p>
          </table:table-cell>
          <table:table-cell office:value-type="float" office:value="18.638000000000002" table:style-name="ce3">
            <text:p>18.638</text:p>
          </table:table-cell>
          <table:table-cell office:value-type="float" office:value="18.923999999999999" table:style-name="ce3">
            <text:p>18.924</text:p>
          </table:table-cell>
          <table:table-cell office:value-type="float" office:value="20.395" table:style-name="ce3">
            <text:p>20.395</text:p>
          </table:table-cell>
          <table:table-cell office:value-type="float" office:value="23.434000000000001" table:style-name="ce3">
            <text:p>23.434</text:p>
          </table:table-cell>
          <table:table-cell office:value-type="float" office:value="26.914000000000001" table:style-name="ce3">
            <text:p>26.914</text:p>
          </table:table-cell>
          <table:table-cell office:value-type="float" office:value="28.501000000000001" table:style-name="ce3">
            <text:p>28.501</text:p>
          </table:table-cell>
          <table:table-cell office:value-type="float" office:value="28.56" table:style-name="ce3">
            <text:p>28.56</text:p>
          </table:table-cell>
          <table:table-cell office:value-type="float" office:value="28.712" table:style-name="ce3">
            <text:p>28.712</text:p>
          </table:table-cell>
          <table:table-cell office:value-type="float" office:value="27.928000000000001" table:style-name="ce3">
            <text:p>27.928</text:p>
          </table:table-cell>
          <table:table-cell office:value-type="float" office:value="27.391999999999999" table:style-name="ce3">
            <text:p>27.392</text:p>
          </table:table-cell>
          <table:table-cell office:value-type="float" office:value="27.728999999999999" table:style-name="ce3">
            <text:p>27.729</text:p>
          </table:table-cell>
          <table:table-cell office:value-type="float" office:value="27.577999999999999" table:style-name="ce3">
            <text:p>27.578</text:p>
          </table:table-cell>
          <table:table-cell office:value-type="float" office:value="27.745000000000001" table:style-name="ce3">
            <text:p>27.745</text:p>
          </table:table-cell>
          <table:table-cell office:value-type="float" office:value="28.481999999999999" table:style-name="ce3">
            <text:p>28.482</text:p>
          </table:table-cell>
          <table:table-cell office:value-type="float" office:value="30.704000000000001" table:style-name="ce3">
            <text:p>30.704</text:p>
          </table:table-cell>
          <table:table-cell office:value-type="float" office:value="31.547999999999998" table:style-name="ce3">
            <text:p>31.548</text:p>
          </table:table-cell>
          <table:table-cell office:value-type="float" office:value="31.463000000000001" table:style-name="ce3">
            <text:p>31.463</text:p>
          </table:table-cell>
          <table:table-cell office:value-type="float" office:value="30.12" table:style-name="ce3">
            <text:p>30.12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24.402000000000001" table:style-name="ce3">
            <text:p>24.402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3.881" table:style-name="ce3">
            <text:p>43.881</text:p>
          </table:table-cell>
          <table:table-cell office:value-type="float" office:value="40.695999999999998" table:style-name="ce3">
            <text:p>40.696</text:p>
          </table:table-cell>
          <table:table-cell office:value-type="float" office:value="38.936999999999998" table:style-name="ce3">
            <text:p>38.937</text:p>
          </table:table-cell>
          <table:table-cell office:value-type="float" office:value="38.042000000000002" table:style-name="ce3">
            <text:p>38.042</text:p>
          </table:table-cell>
          <table:table-cell office:value-type="float" office:value="37.965000000000003" table:style-name="ce3">
            <text:p>37.965</text:p>
          </table:table-cell>
          <table:table-cell office:value-type="float" office:value="38.548999999999999" table:style-name="ce3">
            <text:p>38.549</text:p>
          </table:table-cell>
          <table:table-cell office:value-type="float" office:value="41.545000000000002" table:style-name="ce3">
            <text:p>41.545</text:p>
          </table:table-cell>
          <table:table-cell office:value-type="float" office:value="47.735999999999997" table:style-name="ce3">
            <text:p>47.736</text:p>
          </table:table-cell>
          <table:table-cell office:value-type="float" office:value="54.825000000000003" table:style-name="ce3">
            <text:p>54.825</text:p>
          </table:table-cell>
          <table:table-cell office:value-type="float" office:value="58.058999999999997" table:style-name="ce3">
            <text:p>58.059</text:p>
          </table:table-cell>
          <table:table-cell office:value-type="float" office:value="58.177999999999997" table:style-name="ce3">
            <text:p>58.178</text:p>
          </table:table-cell>
          <table:table-cell office:value-type="float" office:value="58.487000000000002" table:style-name="ce3">
            <text:p>58.487</text:p>
          </table:table-cell>
          <table:table-cell office:value-type="float" office:value="56.89" table:style-name="ce3">
            <text:p>56.89</text:p>
          </table:table-cell>
          <table:table-cell office:value-type="float" office:value="55.798999999999999" table:style-name="ce3">
            <text:p>55.799</text:p>
          </table:table-cell>
          <table:table-cell office:value-type="float" office:value="56.485999999999997" table:style-name="ce3">
            <text:p>56.486</text:p>
          </table:table-cell>
          <table:table-cell office:value-type="float" office:value="56.177" table:style-name="ce3">
            <text:p>56.177</text:p>
          </table:table-cell>
          <table:table-cell office:value-type="float" office:value="56.517000000000003" table:style-name="ce3">
            <text:p>56.517</text:p>
          </table:table-cell>
          <table:table-cell office:value-type="float" office:value="58.018999999999998" table:style-name="ce3">
            <text:p>58.019</text:p>
          </table:table-cell>
          <table:table-cell office:value-type="float" office:value="62.545000000000002" table:style-name="ce3">
            <text:p>62.545</text:p>
          </table:table-cell>
          <table:table-cell office:value-type="float" office:value="64.265000000000001" table:style-name="ce3">
            <text:p>64.265</text:p>
          </table:table-cell>
          <table:table-cell office:value-type="float" office:value="64.090999999999994" table:style-name="ce3">
            <text:p>64.091</text:p>
          </table:table-cell>
          <table:table-cell office:value-type="float" office:value="61.354999999999997" table:style-name="ce3">
            <text:p>61.355</text:p>
          </table:table-cell>
          <table:table-cell office:value-type="float" office:value="56.411999999999999" table:style-name="ce3">
            <text:p>56.412</text:p>
          </table:table-cell>
          <table:table-cell office:value-type="float" office:value="49.707999999999998" table:style-name="ce3">
            <text:p>49.708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9.937999999999999" table:style-name="ce3">
            <text:p>19.938</text:p>
          </table:table-cell>
          <table:table-cell office:value-type="float" office:value="18.491" table:style-name="ce3">
            <text:p>18.491</text:p>
          </table:table-cell>
          <table:table-cell office:value-type="float" office:value="17.692" table:style-name="ce3">
            <text:p>17.692</text:p>
          </table:table-cell>
          <table:table-cell office:value-type="float" office:value="17.285" table:style-name="ce3">
            <text:p>17.285</text:p>
          </table:table-cell>
          <table:table-cell office:value-type="float" office:value="17.251000000000001" table:style-name="ce3">
            <text:p>17.251</text:p>
          </table:table-cell>
          <table:table-cell office:value-type="float" office:value="17.515999999999998" table:style-name="ce3">
            <text:p>17.516</text:p>
          </table:table-cell>
          <table:table-cell office:value-type="float" office:value="18.876999999999999" table:style-name="ce3">
            <text:p>18.877</text:p>
          </table:table-cell>
          <table:table-cell office:value-type="float" office:value="21.69" table:style-name="ce3">
            <text:p>21.69</text:p>
          </table:table-cell>
          <table:table-cell office:value-type="float" office:value="24.911000000000001" table:style-name="ce3">
            <text:p>24.911</text:p>
          </table:table-cell>
          <table:table-cell office:value-type="float" office:value="26.38" table:style-name="ce3">
            <text:p>26.38</text:p>
          </table:table-cell>
          <table:table-cell office:value-type="float" office:value="26.434999999999999" table:style-name="ce3">
            <text:p>26.435</text:p>
          </table:table-cell>
          <table:table-cell office:value-type="float" office:value="26.574999999999999" table:style-name="ce3">
            <text:p>26.575</text:p>
          </table:table-cell>
          <table:table-cell office:value-type="float" office:value="25.849" table:style-name="ce3">
            <text:p>25.849</text:p>
          </table:table-cell>
          <table:table-cell office:value-type="float" office:value="25.353999999999999" table:style-name="ce3">
            <text:p>25.354</text:p>
          </table:table-cell>
          <table:table-cell office:value-type="float" office:value="25.666" table:style-name="ce3">
            <text:p>25.666</text:p>
          </table:table-cell>
          <table:table-cell office:value-type="float" office:value="25.524999999999999" table:style-name="ce3">
            <text:p>25.525</text:p>
          </table:table-cell>
          <table:table-cell office:value-type="float" office:value="25.68" table:style-name="ce3">
            <text:p>25.68</text:p>
          </table:table-cell>
          <table:table-cell office:value-type="float" office:value="26.361999999999998" table:style-name="ce3">
            <text:p>26.362</text:p>
          </table:table-cell>
          <table:table-cell office:value-type="float" office:value="28.419" table:style-name="ce3">
            <text:p>28.419</text:p>
          </table:table-cell>
          <table:table-cell office:value-type="float" office:value="29.2" table:style-name="ce3">
            <text:p>29.2</text:p>
          </table:table-cell>
          <table:table-cell office:value-type="float" office:value="29.120999999999999" table:style-name="ce3">
            <text:p>29.121</text:p>
          </table:table-cell>
          <table:table-cell office:value-type="float" office:value="27.878" table:style-name="ce3">
            <text:p>27.878</text:p>
          </table:table-cell>
          <table:table-cell office:value-type="float" office:value="25.632000000000001" table:style-name="ce3">
            <text:p>25.632</text:p>
          </table:table-cell>
          <table:table-cell office:value-type="float" office:value="22.585999999999999" table:style-name="ce3">
            <text:p>22.586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3.914000000000001" table:style-name="ce3">
            <text:p>23.914</text:p>
          </table:table-cell>
          <table:table-cell office:value-type="float" office:value="22.178000000000001" table:style-name="ce3">
            <text:p>22.178</text:p>
          </table:table-cell>
          <table:table-cell office:value-type="float" office:value="21.22" table:style-name="ce3">
            <text:p>21.22</text:p>
          </table:table-cell>
          <table:table-cell office:value-type="float" office:value="20.731999999999999" table:style-name="ce3">
            <text:p>20.732</text:p>
          </table:table-cell>
          <table:table-cell office:value-type="float" office:value="20.69" table:style-name="ce3">
            <text:p>20.69</text:p>
          </table:table-cell>
          <table:table-cell office:value-type="float" office:value="21.007999999999999" table:style-name="ce3">
            <text:p>21.008</text:p>
          </table:table-cell>
          <table:table-cell office:value-type="float" office:value="22.640999999999998" table:style-name="ce3">
            <text:p>22.641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9.878" table:style-name="ce3">
            <text:p>29.878</text:p>
          </table:table-cell>
          <table:table-cell office:value-type="float" office:value="31.640999999999998" table:style-name="ce3">
            <text:p>31.641</text:p>
          </table:table-cell>
          <table:table-cell office:value-type="float" office:value="31.706" table:style-name="ce3">
            <text:p>31.706</text:p>
          </table:table-cell>
          <table:table-cell office:value-type="float" office:value="31.873999999999999" table:style-name="ce3">
            <text:p>31.874</text:p>
          </table:table-cell>
          <table:table-cell office:value-type="float" office:value="31.004000000000001" table:style-name="ce3">
            <text:p>31.004</text:p>
          </table:table-cell>
          <table:table-cell office:value-type="float" office:value="30.408999999999999" table:style-name="ce3">
            <text:p>30.409</text:p>
          </table:table-cell>
          <table:table-cell office:value-type="float" office:value="30.783000000000001" table:style-name="ce3">
            <text:p>30.783</text:p>
          </table:table-cell>
          <table:table-cell office:value-type="float" office:value="30.614999999999998" table:style-name="ce3">
            <text:p>30.615</text:p>
          </table:table-cell>
          <table:table-cell office:value-type="float" office:value="30.800999999999998" table:style-name="ce3">
            <text:p>30.801</text:p>
          </table:table-cell>
          <table:table-cell office:value-type="float" office:value="31.619" table:style-name="ce3">
            <text:p>31.619</text:p>
          </table:table-cell>
          <table:table-cell office:value-type="float" office:value="34.085999999999999" table:style-name="ce3">
            <text:p>34.086</text:p>
          </table:table-cell>
          <table:table-cell office:value-type="float" office:value="35.023000000000003" table:style-name="ce3">
            <text:p>35.023</text:p>
          </table:table-cell>
          <table:table-cell office:value-type="float" office:value="34.927999999999997" table:style-name="ce3">
            <text:p>34.928</text:p>
          </table:table-cell>
          <table:table-cell office:value-type="float" office:value="33.436999999999998" table:style-name="ce3">
            <text:p>33.437</text:p>
          </table:table-cell>
          <table:table-cell office:value-type="float" office:value="30.742999999999999" table:style-name="ce3">
            <text:p>30.743</text:p>
          </table:table-cell>
          <table:table-cell office:value-type="float" office:value="27.09" table:style-name="ce3">
            <text:p>27.09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0.768000000000001" table:style-name="ce3">
            <text:p>10.768</text:p>
          </table:table-cell>
          <table:table-cell office:value-type="float" office:value="9.9860000000000007" table:style-name="ce3">
            <text:p>9.986</text:p>
          </table:table-cell>
          <table:table-cell office:value-type="float" office:value="9.5549999999999997" table:style-name="ce3">
            <text:p>9.555</text:p>
          </table:table-cell>
          <table:table-cell office:value-type="float" office:value="9.3350000000000009" table:style-name="ce3">
            <text:p>9.335</text:p>
          </table:table-cell>
          <table:table-cell office:value-type="float" office:value="9.3160000000000007" table:style-name="ce3">
            <text:p>9.316</text:p>
          </table:table-cell>
          <table:table-cell office:value-type="float" office:value="9.4589999999999996" table:style-name="ce3">
            <text:p>9.459</text:p>
          </table:table-cell>
          <table:table-cell office:value-type="float" office:value="10.195" table:style-name="ce3">
            <text:p>10.195</text:p>
          </table:table-cell>
          <table:table-cell office:value-type="float" office:value="11.714" table:style-name="ce3">
            <text:p>11.714</text:p>
          </table:table-cell>
          <table:table-cell office:value-type="float" office:value="13.452999999999999" table:style-name="ce3">
            <text:p>13.453</text:p>
          </table:table-cell>
          <table:table-cell office:value-type="float" office:value="14.247" table:style-name="ce3">
            <text:p>14.247</text:p>
          </table:table-cell>
          <table:table-cell office:value-type="float" office:value="14.276" table:style-name="ce3">
            <text:p>14.276</text:p>
          </table:table-cell>
          <table:table-cell office:value-type="float" office:value="14.352" table:style-name="ce3">
            <text:p>14.352</text:p>
          </table:table-cell>
          <table:table-cell office:value-type="float" office:value="13.96" table:style-name="ce3">
            <text:p>13.96</text:p>
          </table:table-cell>
          <table:table-cell office:value-type="float" office:value="13.693" table:style-name="ce3">
            <text:p>13.693</text:p>
          </table:table-cell>
          <table:table-cell office:value-type="float" office:value="13.861000000000001" table:style-name="ce3">
            <text:p>13.861</text:p>
          </table:table-cell>
          <table:table-cell office:value-type="float" office:value="13.785" table:style-name="ce3">
            <text:p>13.785</text:p>
          </table:table-cell>
          <table:table-cell office:value-type="float" office:value="13.869" table:style-name="ce3">
            <text:p>13.869</text:p>
          </table:table-cell>
          <table:table-cell office:value-type="float" office:value="14.237" table:style-name="ce3">
            <text:p>14.237</text:p>
          </table:table-cell>
          <table:table-cell office:value-type="float" office:value="15.348000000000001" table:style-name="ce3">
            <text:p>15.348</text:p>
          </table:table-cell>
          <table:table-cell office:value-type="float" office:value="15.77" table:style-name="ce3">
            <text:p>15.77</text:p>
          </table:table-cell>
          <table:table-cell office:value-type="float" office:value="15.727" table:style-name="ce3">
            <text:p>15.727</text:p>
          </table:table-cell>
          <table:table-cell office:value-type="float" office:value="15.055999999999999" table:style-name="ce3">
            <text:p>15.056</text:p>
          </table:table-cell>
          <table:table-cell office:value-type="float" office:value="13.843" table:style-name="ce3">
            <text:p>13.843</text:p>
          </table:table-cell>
          <table:table-cell office:value-type="float" office:value="12.198" table:style-name="ce3">
            <text:p>12.198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.1890000000000001" table:style-name="ce3">
            <text:p>1.189</text:p>
          </table:table-cell>
          <table:table-cell office:value-type="float" office:value="1.103" table:style-name="ce3">
            <text:p>1.103</text:p>
          </table:table-cell>
          <table:table-cell office:value-type="float" office:value="1.0549999999999999" table:style-name="ce3">
            <text:p>1.055</text:p>
          </table:table-cell>
          <table:table-cell office:value-type="float" office:value="1.0309999999999999" table:style-name="ce3">
            <text:p>1.031</text:p>
          </table:table-cell>
          <table:table-cell office:value-type="float" office:value="1.0289999999999999" table:style-name="ce3">
            <text:p>1.029</text:p>
          </table:table-cell>
          <table:table-cell office:value-type="float" office:value="1.0449999999999999" table:style-name="ce3">
            <text:p>1.045</text:p>
          </table:table-cell>
          <table:table-cell office:value-type="float" office:value="1.1259999999999999" table:style-name="ce3">
            <text:p>1.126</text:p>
          </table:table-cell>
          <table:table-cell office:value-type="float" office:value="1.294" table:style-name="ce3">
            <text:p>1.294</text:p>
          </table:table-cell>
          <table:table-cell office:value-type="float" office:value="1.486" table:style-name="ce3">
            <text:p>1.486</text:p>
          </table:table-cell>
          <table:table-cell office:value-type="float" office:value="1.573" table:style-name="ce3">
            <text:p>1.573</text:p>
          </table:table-cell>
          <table:table-cell office:value-type="float" office:value="1.577" table:style-name="ce3">
            <text:p>1.577</text:p>
          </table:table-cell>
          <table:table-cell office:value-type="float" office:value="1.585" table:style-name="ce3">
            <text:p>1.585</text:p>
          </table:table-cell>
          <table:table-cell office:value-type="float" office:value="1.542" table:style-name="ce3">
            <text:p>1.542</text:p>
          </table:table-cell>
          <table:table-cell office:value-type="float" office:value="1.512" table:style-name="ce3">
            <text:p>1.512</text:p>
          </table:table-cell>
          <table:table-cell office:value-type="float" office:value="1.5309999999999999" table:style-name="ce3">
            <text:p>1.531</text:p>
          </table:table-cell>
          <table:table-cell office:value-type="float" office:value="1.522" table:style-name="ce3">
            <text:p>1.522</text:p>
          </table:table-cell>
          <table:table-cell office:value-type="float" office:value="1.532" table:style-name="ce3">
            <text:p>1.532</text:p>
          </table:table-cell>
          <table:table-cell office:value-type="float" office:value="1.5720000000000001" table:style-name="ce3">
            <text:p>1.572</text:p>
          </table:table-cell>
          <table:table-cell office:value-type="float" office:value="1.6950000000000001" table:style-name="ce3">
            <text:p>1.695</text:p>
          </table:table-cell>
          <table:table-cell office:value-type="float" office:value="1.7410000000000001" table:style-name="ce3">
            <text:p>1.741</text:p>
          </table:table-cell>
          <table:table-cell office:value-type="float" office:value="1.7370000000000001" table:style-name="ce3">
            <text:p>1.737</text:p>
          </table:table-cell>
          <table:table-cell office:value-type="float" office:value="1.663" table:style-name="ce3">
            <text:p>1.663</text:p>
          </table:table-cell>
          <table:table-cell office:value-type="float" office:value="1.5289999999999999" table:style-name="ce3">
            <text:p>1.529</text:p>
          </table:table-cell>
          <table:table-cell office:value-type="float" office:value="1.347" table:style-name="ce3">
            <text:p>1.347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46200000000000002" table:style-name="ce3">
            <text:p>0.462</text:p>
          </table:table-cell>
          <table:table-cell office:value-type="float" office:value="0.42899999999999999" table:style-name="ce3">
            <text:p>0.429</text:p>
          </table:table-cell>
          <table:table-cell office:value-type="float" office:value="0.41" table:style-name="ce3">
            <text:p>0.41</text:p>
          </table:table-cell>
          <table:table-cell office:value-type="float" office:value="0.40100000000000002" table:style-name="ce3">
            <text:p>0.401</text:p>
          </table:table-cell>
          <table:table-cell office:value-type="float" office:value="0.4" table:style-name="ce3">
            <text:p>0.4</text:p>
          </table:table-cell>
          <table:table-cell office:value-type="float" office:value="0.40600000000000003" table:style-name="ce3">
            <text:p>0.406</text:p>
          </table:table-cell>
          <table:table-cell office:value-type="float" office:value="0.438" table:style-name="ce3">
            <text:p>0.438</text:p>
          </table:table-cell>
          <table:table-cell office:value-type="float" office:value="0.503" table:style-name="ce3">
            <text:p>0.503</text:p>
          </table:table-cell>
          <table:table-cell office:value-type="float" office:value="0.57799999999999996" table:style-name="ce3">
            <text:p>0.578</text:p>
          </table:table-cell>
          <table:table-cell office:value-type="float" office:value="0.61199999999999999" table:style-name="ce3">
            <text:p>0.612</text:p>
          </table:table-cell>
          <table:table-cell office:value-type="float" office:value="0.61299999999999999" table:style-name="ce3">
            <text:p>0.613</text:p>
          </table:table-cell>
          <table:table-cell office:value-type="float" office:value="0.61599999999999999" table:style-name="ce3">
            <text:p>0.616</text:p>
          </table:table-cell>
          <table:table-cell office:value-type="float" office:value="0.6" table:style-name="ce3">
            <text:p>0.6</text:p>
          </table:table-cell>
          <table:table-cell office:value-type="float" office:value="0.58799999999999997" table:style-name="ce3">
            <text:p>0.588</text:p>
          </table:table-cell>
          <table:table-cell office:value-type="float" office:value="0.59499999999999997" table:style-name="ce3">
            <text:p>0.595</text:p>
          </table:table-cell>
          <table:table-cell office:value-type="float" office:value="0.59199999999999997" table:style-name="ce3">
            <text:p>0.592</text:p>
          </table:table-cell>
          <table:table-cell office:value-type="float" office:value="0.59599999999999997" table:style-name="ce3">
            <text:p>0.596</text:p>
          </table:table-cell>
          <table:table-cell office:value-type="float" office:value="0.61099999999999999" table:style-name="ce3">
            <text:p>0.611</text:p>
          </table:table-cell>
          <table:table-cell office:value-type="float" office:value="0.65900000000000003" table:style-name="ce3">
            <text:p>0.659</text:p>
          </table:table-cell>
          <table:table-cell office:value-type="float" office:value="0.67700000000000005" table:style-name="ce3">
            <text:p>0.677</text:p>
          </table:table-cell>
          <table:table-cell office:value-type="float" office:value="0.67500000000000004" table:style-name="ce3">
            <text:p>0.675</text:p>
          </table:table-cell>
          <table:table-cell office:value-type="float" office:value="0.64700000000000002" table:style-name="ce3">
            <text:p>0.647</text:p>
          </table:table-cell>
          <table:table-cell office:value-type="float" office:value="0.59399999999999997" table:style-name="ce3">
            <text:p>0.594</text:p>
          </table:table-cell>
          <table:table-cell office:value-type="float" office:value="0.52400000000000002" table:style-name="ce3">
            <text:p>0.524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.6419999999999999" table:style-name="ce3">
            <text:p>2.642</text:p>
          </table:table-cell>
          <table:table-cell office:value-type="float" office:value="2.4510000000000001" table:style-name="ce3">
            <text:p>2.451</text:p>
          </table:table-cell>
          <table:table-cell office:value-type="float" office:value="2.3450000000000002" table:style-name="ce3">
            <text:p>2.345</text:p>
          </table:table-cell>
          <table:table-cell office:value-type="float" office:value="2.2909999999999999" table:style-name="ce3">
            <text:p>2.291</text:p>
          </table:table-cell>
          <table:table-cell office:value-type="float" office:value="2.286" table:style-name="ce3">
            <text:p>2.286</text:p>
          </table:table-cell>
          <table:table-cell office:value-type="float" office:value="2.3210000000000002" table:style-name="ce3">
            <text:p>2.321</text:p>
          </table:table-cell>
          <table:table-cell office:value-type="float" office:value="2.5019999999999998" table:style-name="ce3">
            <text:p>2.502</text:p>
          </table:table-cell>
          <table:table-cell office:value-type="float" office:value="2.875" table:style-name="ce3">
            <text:p>2.875</text:p>
          </table:table-cell>
          <table:table-cell office:value-type="float" office:value="3.3010000000000002" table:style-name="ce3">
            <text:p>3.301</text:p>
          </table:table-cell>
          <table:table-cell office:value-type="float" office:value="3.496" table:style-name="ce3">
            <text:p>3.496</text:p>
          </table:table-cell>
          <table:table-cell office:value-type="float" office:value="3.5030000000000001" table:style-name="ce3">
            <text:p>3.503</text:p>
          </table:table-cell>
          <table:table-cell office:value-type="float" office:value="3.5219999999999998" table:style-name="ce3">
            <text:p>3.522</text:p>
          </table:table-cell>
          <table:table-cell office:value-type="float" office:value="3.4260000000000002" table:style-name="ce3">
            <text:p>3.426</text:p>
          </table:table-cell>
          <table:table-cell office:value-type="float" office:value="3.36" table:style-name="ce3">
            <text:p>3.36</text:p>
          </table:table-cell>
          <table:table-cell office:value-type="float" office:value="3.4009999999999998" table:style-name="ce3">
            <text:p>3.401</text:p>
          </table:table-cell>
          <table:table-cell office:value-type="float" office:value="3.383" table:style-name="ce3">
            <text:p>3.383</text:p>
          </table:table-cell>
          <table:table-cell office:value-type="float" office:value="3.403" table:style-name="ce3">
            <text:p>3.403</text:p>
          </table:table-cell>
          <table:table-cell office:value-type="float" office:value="3.4940000000000002" table:style-name="ce3">
            <text:p>3.494</text:p>
          </table:table-cell>
          <table:table-cell office:value-type="float" office:value="3.766" table:style-name="ce3">
            <text:p>3.766</text:p>
          </table:table-cell>
          <table:table-cell office:value-type="float" office:value="3.87" table:style-name="ce3">
            <text:p>3.87</text:p>
          </table:table-cell>
          <table:table-cell office:value-type="float" office:value="3.859" table:style-name="ce3">
            <text:p>3.859</text:p>
          </table:table-cell>
          <table:table-cell office:value-type="float" office:value="3.6949999999999998" table:style-name="ce3">
            <text:p>3.695</text:p>
          </table:table-cell>
          <table:table-cell office:value-type="float" office:value="3.3969999999999998" table:style-name="ce3">
            <text:p>3.397</text:p>
          </table:table-cell>
          <table:table-cell office:value-type="float" office:value="2.9929999999999999" table:style-name="ce3">
            <text:p>2.99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3.123999999999999" table:style-name="ce3">
            <text:p>23.124</text:p>
          </table:table-cell>
          <table:table-cell office:value-type="float" office:value="21.446000000000002" table:style-name="ce3">
            <text:p>21.446</text:p>
          </table:table-cell>
          <table:table-cell office:value-type="float" office:value="20.518999999999998" table:style-name="ce3">
            <text:p>20.519</text:p>
          </table:table-cell>
          <table:table-cell office:value-type="float" office:value="20.047000000000001" table:style-name="ce3">
            <text:p>20.047</text:p>
          </table:table-cell>
          <table:table-cell office:value-type="float" office:value="20.007000000000001" table:style-name="ce3">
            <text:p>20.007</text:p>
          </table:table-cell>
          <table:table-cell office:value-type="float" office:value="20.314" table:style-name="ce3">
            <text:p>20.314</text:p>
          </table:table-cell>
          <table:table-cell office:value-type="float" office:value="21.893000000000001" table:style-name="ce3">
            <text:p>21.893</text:p>
          </table:table-cell>
          <table:table-cell office:value-type="float" office:value="25.155999999999999" table:style-name="ce3">
            <text:p>25.156</text:p>
          </table:table-cell>
          <table:table-cell office:value-type="float" office:value="28.890999999999998" table:style-name="ce3">
            <text:p>28.891</text:p>
          </table:table-cell>
          <table:table-cell office:value-type="float" office:value="30.594999999999999" table:style-name="ce3">
            <text:p>30.595</text:p>
          </table:table-cell>
          <table:table-cell office:value-type="float" office:value="30.658000000000001" table:style-name="ce3">
            <text:p>30.658</text:p>
          </table:table-cell>
          <table:table-cell office:value-type="float" office:value="30.821000000000002" table:style-name="ce3">
            <text:p>30.821</text:p>
          </table:table-cell>
          <table:table-cell office:value-type="float" office:value="29.98" table:style-name="ce3">
            <text:p>29.98</text:p>
          </table:table-cell>
          <table:table-cell office:value-type="float" office:value="29.405000000000001" table:style-name="ce3">
            <text:p>29.405</text:p>
          </table:table-cell>
          <table:table-cell office:value-type="float" office:value="29.766999999999999" table:style-name="ce3">
            <text:p>29.767</text:p>
          </table:table-cell>
          <table:table-cell office:value-type="float" office:value="29.603999999999999" table:style-name="ce3">
            <text:p>29.604</text:p>
          </table:table-cell>
          <table:table-cell office:value-type="float" office:value="29.783000000000001" table:style-name="ce3">
            <text:p>29.783</text:p>
          </table:table-cell>
          <table:table-cell office:value-type="float" office:value="30.574999999999999" table:style-name="ce3">
            <text:p>30.575</text:p>
          </table:table-cell>
          <table:table-cell office:value-type="float" office:value="32.96" table:style-name="ce3">
            <text:p>32.96</text:p>
          </table:table-cell>
          <table:table-cell office:value-type="float" office:value="33.866" table:style-name="ce3">
            <text:p>33.866</text:p>
          </table:table-cell>
          <table:table-cell office:value-type="float" office:value="33.774000000000001" table:style-name="ce3">
            <text:p>33.774</text:p>
          </table:table-cell>
          <table:table-cell office:value-type="float" office:value="32.332999999999998" table:style-name="ce3">
            <text:p>32.333</text:p>
          </table:table-cell>
          <table:table-cell office:value-type="float" office:value="29.728000000000002" table:style-name="ce3">
            <text:p>29.728</text:p>
          </table:table-cell>
          <table:table-cell office:value-type="float" office:value="26.195" table:style-name="ce3">
            <text:p>26.195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2.614999999999995" table:style-name="ce3">
            <text:p>82.615</text:p>
          </table:table-cell>
          <table:table-cell office:value-type="float" office:value="76.617999999999995" table:style-name="ce3">
            <text:p>76.618</text:p>
          </table:table-cell>
          <table:table-cell office:value-type="float" office:value="73.307000000000002" table:style-name="ce3">
            <text:p>73.307</text:p>
          </table:table-cell>
          <table:table-cell office:value-type="float" office:value="71.620999999999995" table:style-name="ce3">
            <text:p>71.621</text:p>
          </table:table-cell>
          <table:table-cell office:value-type="float" office:value="71.477000000000004" table:style-name="ce3">
            <text:p>71.477</text:p>
          </table:table-cell>
          <table:table-cell office:value-type="float" office:value="72.575999999999993" table:style-name="ce3">
            <text:p>72.576</text:p>
          </table:table-cell>
          <table:table-cell office:value-type="float" office:value="78.216999999999999" table:style-name="ce3">
            <text:p>78.217</text:p>
          </table:table-cell>
          <table:table-cell office:value-type="float" office:value="89.872" table:style-name="ce3">
            <text:p>89.872</text:p>
          </table:table-cell>
          <table:table-cell office:value-type="float" office:value="103.218" table:style-name="ce3">
            <text:p>103.218</text:p>
          </table:table-cell>
          <table:table-cell office:value-type="float" office:value="109.307" table:style-name="ce3">
            <text:p>109.307</text:p>
          </table:table-cell>
          <table:table-cell office:value-type="float" office:value="109.53100000000001" table:style-name="ce3">
            <text:p>109.531</text:p>
          </table:table-cell>
          <table:table-cell office:value-type="float" office:value="110.11199999999999" table:style-name="ce3">
            <text:p>110.112</text:p>
          </table:table-cell>
          <table:table-cell office:value-type="float" office:value="107.107" table:style-name="ce3">
            <text:p>107.107</text:p>
          </table:table-cell>
          <table:table-cell office:value-type="float" office:value="105.053" table:style-name="ce3">
            <text:p>105.053</text:p>
          </table:table-cell>
          <table:table-cell office:value-type="float" office:value="106.345" table:style-name="ce3">
            <text:p>106.345</text:p>
          </table:table-cell>
          <table:table-cell office:value-type="float" office:value="105.764" table:style-name="ce3">
            <text:p>105.764</text:p>
          </table:table-cell>
          <table:table-cell office:value-type="float" office:value="106.405" table:style-name="ce3">
            <text:p>106.405</text:p>
          </table:table-cell>
          <table:table-cell office:value-type="float" office:value="109.233" table:style-name="ce3">
            <text:p>109.233</text:p>
          </table:table-cell>
          <table:table-cell office:value-type="float" office:value="117.753" table:style-name="ce3">
            <text:p>117.753</text:p>
          </table:table-cell>
          <table:table-cell office:value-type="float" office:value="120.991" table:style-name="ce3">
            <text:p>120.991</text:p>
          </table:table-cell>
          <table:table-cell office:value-type="float" office:value="120.663" table:style-name="ce3">
            <text:p>120.663</text:p>
          </table:table-cell>
          <table:table-cell office:value-type="float" office:value="115.514" table:style-name="ce3">
            <text:p>115.514</text:p>
          </table:table-cell>
          <table:table-cell office:value-type="float" office:value="106.20699999999999" table:style-name="ce3">
            <text:p>106.207</text:p>
          </table:table-cell>
          <table:table-cell office:value-type="float" office:value="93.584999999999994" table:style-name="ce3">
            <text:p>93.585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79.361999999999995" table:style-name="ce3">
            <text:p>79.362</text:p>
          </table:table-cell>
          <table:table-cell office:value-type="float" office:value="79.408000000000001" table:style-name="ce3">
            <text:p>79.408</text:p>
          </table:table-cell>
          <table:table-cell office:value-type="float" office:value="79.319999999999993" table:style-name="ce3">
            <text:p>79.32</text:p>
          </table:table-cell>
          <table:table-cell office:value-type="float" office:value="79.388000000000005" table:style-name="ce3">
            <text:p>79.388</text:p>
          </table:table-cell>
          <table:table-cell office:value-type="float" office:value="79.465999999999994" table:style-name="ce3">
            <text:p>79.466</text:p>
          </table:table-cell>
          <table:table-cell office:value-type="float" office:value="79.546000000000006" table:style-name="ce3">
            <text:p>79.546</text:p>
          </table:table-cell>
          <table:table-cell office:value-type="float" office:value="79.414000000000001" table:style-name="ce3">
            <text:p>79.414</text:p>
          </table:table-cell>
          <table:table-cell office:value-type="float" office:value="79.018000000000001" table:style-name="ce3">
            <text:p>79.018</text:p>
          </table:table-cell>
          <table:table-cell office:value-type="float" office:value="6.2729999999999997" table:style-name="ce3">
            <text:p>6.273</text:p>
          </table:table-cell>
          <table:table-cell office:value-type="float" office:value="6.6429999999999998" table:style-name="ce3">
            <text:p>6.643</text:p>
          </table:table-cell>
          <table:table-cell office:value-type="float" office:value="6.6559999999999997" table:style-name="ce3">
            <text:p>6.656</text:p>
          </table:table-cell>
          <table:table-cell office:value-type="float" office:value="6.6920000000000002" table:style-name="ce3">
            <text:p>6.692</text:p>
          </table:table-cell>
          <table:table-cell office:value-type="float" office:value="6.5090000000000003" table:style-name="ce3">
            <text:p>6.509</text:p>
          </table:table-cell>
          <table:table-cell office:value-type="float" office:value="6.3840000000000003" table:style-name="ce3">
            <text:p>6.384</text:p>
          </table:table-cell>
          <table:table-cell office:value-type="float" office:value="6.4630000000000001" table:style-name="ce3">
            <text:p>6.463</text:p>
          </table:table-cell>
          <table:table-cell office:value-type="float" office:value="6.4269999999999996" table:style-name="ce3">
            <text:p>6.427</text:p>
          </table:table-cell>
          <table:table-cell office:value-type="float" office:value="6.4660000000000002" table:style-name="ce3">
            <text:p>6.466</text:p>
          </table:table-cell>
          <table:table-cell office:value-type="float" office:value="6.6379999999999999" table:style-name="ce3">
            <text:p>6.638</text:p>
          </table:table-cell>
          <table:table-cell office:value-type="float" office:value="7.1559999999999997" table:style-name="ce3">
            <text:p>7.156</text:p>
          </table:table-cell>
          <table:table-cell office:value-type="float" office:value="7.3529999999999998" table:style-name="ce3">
            <text:p>7.353</text:p>
          </table:table-cell>
          <table:table-cell office:value-type="float" office:value="7.3330000000000002" table:style-name="ce3">
            <text:p>7.333</text:p>
          </table:table-cell>
          <table:table-cell office:value-type="float" office:value="7.02" table:style-name="ce3">
            <text:p>7.02</text:p>
          </table:table-cell>
          <table:table-cell office:value-type="float" office:value="78.861000000000004" table:style-name="ce3">
            <text:p>78.861</text:p>
          </table:table-cell>
          <table:table-cell office:value-type="float" office:value="78.986000000000004" table:style-name="ce3">
            <text:p>78.986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.59499999999999997" table:style-name="ce3">
            <text:p>0.595</text:p>
          </table:table-cell>
          <table:table-cell office:value-type="float" office:value="0.55100000000000005" table:style-name="ce3">
            <text:p>0.551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51500000000000001" table:style-name="ce3">
            <text:p>0.515</text:p>
          </table:table-cell>
          <table:table-cell office:value-type="float" office:value="0.51400000000000001" table:style-name="ce3">
            <text:p>0.514</text:p>
          </table:table-cell>
          <table:table-cell office:value-type="float" office:value="0.52200000000000002" table:style-name="ce3">
            <text:p>0.522</text:p>
          </table:table-cell>
          <table:table-cell office:value-type="float" office:value="0.56299999999999994" table:style-name="ce3">
            <text:p>0.563</text:p>
          </table:table-cell>
          <table:table-cell office:value-type="float" office:value="0.64700000000000002" table:style-name="ce3">
            <text:p>0.647</text:p>
          </table:table-cell>
          <table:table-cell office:value-type="float" office:value="0.74299999999999999" table:style-name="ce3">
            <text:p>0.743</text:p>
          </table:table-cell>
          <table:table-cell office:value-type="float" office:value="0.78700000000000003" table:style-name="ce3">
            <text:p>0.787</text:p>
          </table:table-cell>
          <table:table-cell office:value-type="float" office:value="0.78800000000000003" table:style-name="ce3">
            <text:p>0.788</text:p>
          </table:table-cell>
          <table:table-cell office:value-type="float" office:value="0.79200000000000004" table:style-name="ce3">
            <text:p>0.792</text:p>
          </table:table-cell>
          <table:table-cell office:value-type="float" office:value="0.77100000000000002" table:style-name="ce3">
            <text:p>0.771</text:p>
          </table:table-cell>
          <table:table-cell office:value-type="float" office:value="0.75600000000000001" table:style-name="ce3">
            <text:p>0.756</text:p>
          </table:table-cell>
          <table:table-cell office:value-type="float" office:value="0.76500000000000001" table:style-name="ce3">
            <text:p>0.765</text:p>
          </table:table-cell>
          <table:table-cell office:value-type="float" office:value="0.76100000000000001" table:style-name="ce3">
            <text:p>0.761</text:p>
          </table:table-cell>
          <table:table-cell office:value-type="float" office:value="0.76600000000000001" table:style-name="ce3">
            <text:p>0.766</text:p>
          </table:table-cell>
          <table:table-cell office:value-type="float" office:value="0.78600000000000003" table:style-name="ce3">
            <text:p>0.786</text:p>
          </table:table-cell>
          <table:table-cell office:value-type="float" office:value="0.84699999999999998" table:style-name="ce3">
            <text:p>0.847</text:p>
          </table:table-cell>
          <table:table-cell office:value-type="float" office:value="0.871" table:style-name="ce3">
            <text:p>0.871</text:p>
          </table:table-cell>
          <table:table-cell office:value-type="float" office:value="0.86799999999999999" table:style-name="ce3">
            <text:p>0.868</text:p>
          </table:table-cell>
          <table:table-cell office:value-type="float" office:value="0.83099999999999996" table:style-name="ce3">
            <text:p>0.831</text:p>
          </table:table-cell>
          <table:table-cell office:value-type="float" office:value="0.76400000000000001" table:style-name="ce3">
            <text:p>0.764</text:p>
          </table:table-cell>
          <table:table-cell office:value-type="float" office:value="0.67300000000000004" table:style-name="ce3">
            <text:p>0.673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.79300000000000004" table:style-name="ce3">
            <text:p>0.793</text:p>
          </table:table-cell>
          <table:table-cell office:value-type="float" office:value="0.73499999999999999" table:style-name="ce3">
            <text:p>0.735</text:p>
          </table:table-cell>
          <table:table-cell office:value-type="float" office:value="0.70299999999999996" table:style-name="ce3">
            <text:p>0.703</text:p>
          </table:table-cell>
          <table:table-cell office:value-type="float" office:value="0.68700000000000006" table:style-name="ce3">
            <text:p>0.687</text:p>
          </table:table-cell>
          <table:table-cell office:value-type="float" office:value="0.68600000000000005" table:style-name="ce3">
            <text:p>0.686</text:p>
          </table:table-cell>
          <table:table-cell office:value-type="float" office:value="0.69599999999999995" table:style-name="ce3">
            <text:p>0.696</text:p>
          </table:table-cell>
          <table:table-cell office:value-type="float" office:value="0.751" table:style-name="ce3">
            <text:p>0.751</text:p>
          </table:table-cell>
          <table:table-cell office:value-type="float" office:value="0.86199999999999999" table:style-name="ce3">
            <text:p>0.862</text:p>
          </table:table-cell>
          <table:table-cell office:value-type="float" office:value="0.99" table:style-name="ce3">
            <text:p>0.99</text:p>
          </table:table-cell>
          <table:table-cell office:value-type="float" office:value="1.0489999999999999" table:style-name="ce3">
            <text:p>1.049</text:p>
          </table:table-cell>
          <table:table-cell office:value-type="float" office:value="1.0509999999999999" table:style-name="ce3">
            <text:p>1.051</text:p>
          </table:table-cell>
          <table:table-cell office:value-type="float" office:value="1.0569999999999999" table:style-name="ce3">
            <text:p>1.057</text:p>
          </table:table-cell>
          <table:table-cell office:value-type="float" office:value="1.028" table:style-name="ce3">
            <text:p>1.028</text:p>
          </table:table-cell>
          <table:table-cell office:value-type="float" office:value="1.008" table:style-name="ce3">
            <text:p>1.008</text:p>
          </table:table-cell>
          <table:table-cell office:value-type="float" office:value="1.02" table:style-name="ce3">
            <text:p>1.02</text:p>
          </table:table-cell>
          <table:table-cell office:value-type="float" office:value="1.0149999999999999" table:style-name="ce3">
            <text:p>1.015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1.048" table:style-name="ce3">
            <text:p>1.048</text:p>
          </table:table-cell>
          <table:table-cell office:value-type="float" office:value="1.1299999999999999" table:style-name="ce3">
            <text:p>1.13</text:p>
          </table:table-cell>
          <table:table-cell office:value-type="float" office:value="1.161" table:style-name="ce3">
            <text:p>1.161</text:p>
          </table:table-cell>
          <table:table-cell office:value-type="float" office:value="1.1579999999999999" table:style-name="ce3">
            <text:p>1.158</text:p>
          </table:table-cell>
          <table:table-cell office:value-type="float" office:value="1.1080000000000001" table:style-name="ce3">
            <text:p>1.108</text:p>
          </table:table-cell>
          <table:table-cell office:value-type="float" office:value="1.0189999999999999" table:style-name="ce3">
            <text:p>1.019</text:p>
          </table:table-cell>
          <table:table-cell office:value-type="float" office:value="0.89800000000000002" table:style-name="ce3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5.8999999999999997E-2" table:style-name="ce3">
            <text:p>0.059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8000000000000003E-2" table:style-name="ce3">
            <text:p>0.058</text:p>
          </table:table-cell>
          <table:table-cell office:value-type="float" office:value="6.3E-2" table:style-name="ce3">
            <text:p>0.063</text:p>
          </table:table-cell>
          <table:table-cell office:value-type="float" office:value="7.1999999999999995E-2" table:style-name="ce3">
            <text:p>0.072</text:p>
          </table:table-cell>
          <table:table-cell office:value-type="float" office:value="8.3000000000000004E-2" table:style-name="ce3">
            <text:p>0.083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8.7999999999999995E-2" table:style-name="ce3">
            <text:p>0.088</text:p>
          </table:table-cell>
          <table:table-cell office:value-type="float" office:value="8.7999999999999995E-2" table:style-name="ce3">
            <text:p>0.088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9.4E-2" table:style-name="ce3">
            <text:p>0.094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7.4999999999999997E-2" table:style-name="ce3">
            <text:p>0.075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72.403000000000006" table:style-name="ce3">
            <text:p>72.403</text:p>
          </table:table-cell>
          <table:table-cell office:value-type="float" office:value="67.147999999999996" table:style-name="ce3">
            <text:p>67.148</text:p>
          </table:table-cell>
          <table:table-cell office:value-type="float" office:value="64.245999999999995" table:style-name="ce3">
            <text:p>64.246</text:p>
          </table:table-cell>
          <table:table-cell office:value-type="float" office:value="62.768999999999998" table:style-name="ce3">
            <text:p>62.769</text:p>
          </table:table-cell>
          <table:table-cell office:value-type="float" office:value="62.642000000000003" table:style-name="ce3">
            <text:p>62.642</text:p>
          </table:table-cell>
          <table:table-cell office:value-type="float" office:value="63.604999999999997" table:style-name="ce3">
            <text:p>63.605</text:p>
          </table:table-cell>
          <table:table-cell office:value-type="float" office:value="68.549000000000007" table:style-name="ce3">
            <text:p>68.549</text:p>
          </table:table-cell>
          <table:table-cell office:value-type="float" office:value="78.763999999999996" table:style-name="ce3">
            <text:p>78.764</text:p>
          </table:table-cell>
          <table:table-cell office:value-type="float" office:value="90.46" table:style-name="ce3">
            <text:p>90.46</text:p>
          </table:table-cell>
          <table:table-cell office:value-type="float" office:value="95.796000000000006" table:style-name="ce3">
            <text:p>95.796</text:p>
          </table:table-cell>
          <table:table-cell office:value-type="float" office:value="95.992999999999995" table:style-name="ce3">
            <text:p>95.993</text:p>
          </table:table-cell>
          <table:table-cell office:value-type="float" office:value="96.501999999999995" table:style-name="ce3">
            <text:p>96.502</text:p>
          </table:table-cell>
          <table:table-cell office:value-type="float" office:value="93.867999999999995" table:style-name="ce3">
            <text:p>93.868</text:p>
          </table:table-cell>
          <table:table-cell office:value-type="float" office:value="92.067999999999998" table:style-name="ce3">
            <text:p>92.068</text:p>
          </table:table-cell>
          <table:table-cell office:value-type="float" office:value="93.2" table:style-name="ce3">
            <text:p>93.2</text:p>
          </table:table-cell>
          <table:table-cell office:value-type="float" office:value="92.691000000000003" table:style-name="ce3">
            <text:p>92.691</text:p>
          </table:table-cell>
          <table:table-cell office:value-type="float" office:value="93.253" table:style-name="ce3">
            <text:p>93.253</text:p>
          </table:table-cell>
          <table:table-cell office:value-type="float" office:value="95.730999999999995" table:style-name="ce3">
            <text:p>95.731</text:p>
          </table:table-cell>
          <table:table-cell office:value-type="float" office:value="103.19799999999999" table:style-name="ce3">
            <text:p>103.198</text:p>
          </table:table-cell>
          <table:table-cell office:value-type="float" office:value="106.036" table:style-name="ce3">
            <text:p>106.036</text:p>
          </table:table-cell>
          <table:table-cell office:value-type="float" office:value="105.748" table:style-name="ce3">
            <text:p>105.748</text:p>
          </table:table-cell>
          <table:table-cell office:value-type="float" office:value="101.235" table:style-name="ce3">
            <text:p>101.235</text:p>
          </table:table-cell>
          <table:table-cell office:value-type="float" office:value="93.08" table:style-name="ce3">
            <text:p>93.08</text:p>
          </table:table-cell>
          <table:table-cell office:value-type="float" office:value="82.016999999999996" table:style-name="ce3">
            <text:p>82.017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.52800000000000002" table:style-name="ce3">
            <text:p>0.528</text:p>
          </table:table-cell>
          <table:table-cell office:value-type="float" office:value="0.49" table:style-name="ce3">
            <text:p>0.4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5800000000000002" table:style-name="ce3">
            <text:p>0.458</text:p>
          </table:table-cell>
          <table:table-cell office:value-type="float" office:value="0.45700000000000002" table:style-name="ce3">
            <text:p>0.457</text:p>
          </table:table-cell>
          <table:table-cell office:value-type="float" office:value="0.46400000000000002" table:style-name="ce3">
            <text:p>0.464</text:p>
          </table:table-cell>
          <table:table-cell office:value-type="float" office:value="0.5" table:style-name="ce3">
            <text:p>0.5</text:p>
          </table:table-cell>
          <table:table-cell office:value-type="float" office:value="0.57499999999999996" table:style-name="ce3">
            <text:p>0.575</text:p>
          </table:table-cell>
          <table:table-cell office:value-type="float" office:value="0.66" table:style-name="ce3">
            <text:p>0.66</text:p>
          </table:table-cell>
          <table:table-cell office:value-type="float" office:value="0.69899999999999995" table:style-name="ce3">
            <text:p>0.699</text:p>
          </table:table-cell>
          <table:table-cell office:value-type="float" office:value="0.70099999999999996" table:style-name="ce3">
            <text:p>0.701</text:p>
          </table:table-cell>
          <table:table-cell office:value-type="float" office:value="0.70399999999999996" table:style-name="ce3">
            <text:p>0.704</text:p>
          </table:table-cell>
          <table:table-cell office:value-type="float" office:value="0.68500000000000005" table:style-name="ce3">
            <text:p>0.685</text:p>
          </table:table-cell>
          <table:table-cell office:value-type="float" office:value="0.67200000000000004" table:style-name="ce3">
            <text:p>0.672</text:p>
          </table:table-cell>
          <table:table-cell office:value-type="float" office:value="0.68" table:style-name="ce3">
            <text:p>0.68</text:p>
          </table:table-cell>
          <table:table-cell office:value-type="float" office:value="0.67700000000000005" table:style-name="ce3">
            <text:p>0.677</text:p>
          </table:table-cell>
          <table:table-cell office:value-type="float" office:value="0.68100000000000005" table:style-name="ce3">
            <text:p>0.681</text:p>
          </table:table-cell>
          <table:table-cell office:value-type="float" office:value="0.69899999999999995" table:style-name="ce3">
            <text:p>0.699</text:p>
          </table:table-cell>
          <table:table-cell office:value-type="float" office:value="0.753" table:style-name="ce3">
            <text:p>0.753</text:p>
          </table:table-cell>
          <table:table-cell office:value-type="float" office:value="0.77400000000000002" table:style-name="ce3">
            <text:p>0.774</text:p>
          </table:table-cell>
          <table:table-cell office:value-type="float" office:value="0.77200000000000002" table:style-name="ce3">
            <text:p>0.772</text:p>
          </table:table-cell>
          <table:table-cell office:value-type="float" office:value="0.73899999999999999" table:style-name="ce3">
            <text:p>0.739</text:p>
          </table:table-cell>
          <table:table-cell office:value-type="float" office:value="0.67900000000000005" table:style-name="ce3">
            <text:p>0.679</text:p>
          </table:table-cell>
          <table:table-cell office:value-type="float" office:value="0.59899999999999998" table:style-name="ce3">
            <text:p>0.5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5" table:style-name="ce4"/>
          <table:table-cell table:number-columns-repeated="16359"/>
        </table:table-row>
        <table:table-row table:number-rows-repeated="1048488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6.6000000000000003E-2" table:style-name="ce3">
            <text:p>-0.066</text:p>
          </table:table-cell>
          <table:table-cell office:value-type="float" office:value="-6.0999999999999999E-2" table:style-name="ce3">
            <text:p>-0.061</text:p>
          </table:table-cell>
          <table:table-cell office:value-type="float" office:value="-5.8999999999999997E-2" table:style-name="ce3">
            <text:p>-0.059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8000000000000003E-2" table:style-name="ce3">
            <text:p>-0.058</text:p>
          </table:table-cell>
          <table:table-cell office:value-type="float" office:value="-6.3E-2" table:style-name="ce3">
            <text:p>-0.063</text:p>
          </table:table-cell>
          <table:table-cell office:value-type="float" office:value="-7.1999999999999995E-2" table:style-name="ce3">
            <text:p>-0.07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8.4000000000000005E-2" table:style-name="ce3">
            <text:p>-0.084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9.4E-2" table:style-name="ce3">
            <text:p>-0.094</text:p>
          </table:table-cell>
          <table:table-cell office:value-type="float" office:value="-9.7000000000000003E-2" table:style-name="ce3">
            <text:p>-0.097</text:p>
          </table:table-cell>
          <table:table-cell office:value-type="float" office:value="-9.6000000000000002E-2" table:style-name="ce3">
            <text:p>-0.096</text:p>
          </table:table-cell>
          <table:table-cell office:value-type="float" office:value="-9.1999999999999998E-2" table:style-name="ce3">
            <text:p>-0.092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7.4999999999999997E-2" table:style-name="ce3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9300000000000004" table:style-name="ce3">
            <text:p>0.793</text:p>
          </table:table-cell>
          <table:table-cell office:value-type="float" office:value="0.73499999999999999" table:style-name="ce3">
            <text:p>0.735</text:p>
          </table:table-cell>
          <table:table-cell office:value-type="float" office:value="0.70299999999999996" table:style-name="ce3">
            <text:p>0.703</text:p>
          </table:table-cell>
          <table:table-cell office:value-type="float" office:value="0.68700000000000006" table:style-name="ce3">
            <text:p>0.687</text:p>
          </table:table-cell>
          <table:table-cell office:value-type="float" office:value="0.68600000000000005" table:style-name="ce3">
            <text:p>0.686</text:p>
          </table:table-cell>
          <table:table-cell office:value-type="float" office:value="0.69599999999999995" table:style-name="ce3">
            <text:p>0.696</text:p>
          </table:table-cell>
          <table:table-cell office:value-type="float" office:value="0.751" table:style-name="ce3">
            <text:p>0.751</text:p>
          </table:table-cell>
          <table:table-cell office:value-type="float" office:value="0.86199999999999999" table:style-name="ce3">
            <text:p>0.862</text:p>
          </table:table-cell>
          <table:table-cell office:value-type="float" office:value="0.99" table:style-name="ce3">
            <text:p>0.99</text:p>
          </table:table-cell>
          <table:table-cell office:value-type="float" office:value="1.0489999999999999" table:style-name="ce3">
            <text:p>1.049</text:p>
          </table:table-cell>
          <table:table-cell office:value-type="float" office:value="1.0509999999999999" table:style-name="ce3">
            <text:p>1.051</text:p>
          </table:table-cell>
          <table:table-cell office:value-type="float" office:value="1.0569999999999999" table:style-name="ce3">
            <text:p>1.057</text:p>
          </table:table-cell>
          <table:table-cell office:value-type="float" office:value="1.028" table:style-name="ce3">
            <text:p>1.028</text:p>
          </table:table-cell>
          <table:table-cell office:value-type="float" office:value="1.008" table:style-name="ce3">
            <text:p>1.008</text:p>
          </table:table-cell>
          <table:table-cell office:value-type="float" office:value="1.02" table:style-name="ce3">
            <text:p>1.02</text:p>
          </table:table-cell>
          <table:table-cell office:value-type="float" office:value="1.0149999999999999" table:style-name="ce3">
            <text:p>1.015</text:p>
          </table:table-cell>
          <table:table-cell office:value-type="float" office:value="1.0209999999999999" table:style-name="ce3">
            <text:p>1.021</text:p>
          </table:table-cell>
          <table:table-cell office:value-type="float" office:value="1.048" table:style-name="ce3">
            <text:p>1.048</text:p>
          </table:table-cell>
          <table:table-cell office:value-type="float" office:value="1.1299999999999999" table:style-name="ce3">
            <text:p>1.13</text:p>
          </table:table-cell>
          <table:table-cell office:value-type="float" office:value="1.161" table:style-name="ce3">
            <text:p>1.161</text:p>
          </table:table-cell>
          <table:table-cell office:value-type="float" office:value="1.1579999999999999" table:style-name="ce3">
            <text:p>1.158</text:p>
          </table:table-cell>
          <table:table-cell office:value-type="float" office:value="1.1080000000000001" table:style-name="ce3">
            <text:p>1.108</text:p>
          </table:table-cell>
          <table:table-cell office:value-type="float" office:value="1.0189999999999999" table:style-name="ce3">
            <text:p>1.019</text:p>
          </table:table-cell>
          <table:table-cell office:value-type="float" office:value="0.89800000000000002" table:style-name="ce3">
            <text:p>0.898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26400000000000001" table:style-name="ce3">
            <text:p>0.264</text:p>
          </table:table-cell>
          <table:table-cell office:value-type="float" office:value="0.245" table:style-name="ce3">
            <text:p>0.245</text:p>
          </table:table-cell>
          <table:table-cell office:value-type="float" office:value="0.23400000000000001" table:style-name="ce3">
            <text:p>0.234</text:p>
          </table:table-cell>
          <table:table-cell office:value-type="float" office:value="0.22900000000000001" table:style-name="ce3">
            <text:p>0.229</text:p>
          </table:table-cell>
          <table:table-cell office:value-type="float" office:value="0.22900000000000001" table:style-name="ce3">
            <text:p>0.229</text:p>
          </table:table-cell>
          <table:table-cell office:value-type="float" office:value="0.23200000000000001" table:style-name="ce3">
            <text:p>0.232</text:p>
          </table:table-cell>
          <table:table-cell office:value-type="float" office:value="0.25" table:style-name="ce3">
            <text:p>0.25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33" table:style-name="ce3">
            <text:p>0.33</text:p>
          </table:table-cell>
          <table:table-cell office:value-type="float" office:value="0.35" table:style-name="ce3">
            <text:p>0.35</text:p>
          </table:table-cell>
          <table:table-cell office:value-type="float" office:value="0.35" table:style-name="ce3">
            <text:p>0.35</text:p>
          </table:table-cell>
          <table:table-cell office:value-type="float" office:value="0.35199999999999998" table:style-name="ce3">
            <text:p>0.352</text:p>
          </table:table-cell>
          <table:table-cell office:value-type="float" office:value="0.34300000000000003" table:style-name="ce3">
            <text:p>0.343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4" table:style-name="ce3">
            <text:p>0.34</text:p>
          </table:table-cell>
          <table:table-cell office:value-type="float" office:value="0.33800000000000002" table:style-name="ce3">
            <text:p>0.338</text:p>
          </table:table-cell>
          <table:table-cell office:value-type="float" office:value="0.34" table:style-name="ce3">
            <text:p>0.34</text:p>
          </table:table-cell>
          <table:table-cell office:value-type="float" office:value="0.34899999999999998" table:style-name="ce3">
            <text:p>0.349</text:p>
          </table:table-cell>
          <table:table-cell office:value-type="float" office:value="0.377" table:style-name="ce3">
            <text:p>0.377</text:p>
          </table:table-cell>
          <table:table-cell office:value-type="float" office:value="0.38700000000000001" table:style-name="ce3">
            <text:p>0.387</text:p>
          </table:table-cell>
          <table:table-cell office:value-type="float" office:value="0.38600000000000001" table:style-name="ce3">
            <text:p>0.386</text:p>
          </table:table-cell>
          <table:table-cell office:value-type="float" office:value="0.36899999999999999" table:style-name="ce3">
            <text:p>0.369</text:p>
          </table:table-cell>
          <table:table-cell office:value-type="float" office:value="0.34" table:style-name="ce3">
            <text:p>0.34</text:p>
          </table:table-cell>
          <table:table-cell office:value-type="float" office:value="0.29899999999999999" table:style-name="ce3">
            <text:p>0.299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office:value-type="float" office:value="-0.3" table:style-name="ce3">
            <text:p>-0.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0.13200000000000001" table:style-name="ce3">
            <text:p>-0.132</text:p>
          </table:table-cell>
          <table:table-cell office:value-type="float" office:value="-0.123" table:style-name="ce3">
            <text:p>-0.123</text:p>
          </table:table-cell>
          <table:table-cell office:value-type="float" office:value="-0.11700000000000001" table:style-name="ce3">
            <text:p>-0.117</text:p>
          </table:table-cell>
          <table:table-cell office:value-type="float" office:value="-0.115" table:style-name="ce3">
            <text:p>-0.115</text:p>
          </table:table-cell>
          <table:table-cell office:value-type="float" office:value="-0.114" table:style-name="ce3">
            <text:p>-0.114</text:p>
          </table:table-cell>
          <table:table-cell office:value-type="float" office:value="-0.11600000000000001" table:style-name="ce3">
            <text:p>-0.116</text:p>
          </table:table-cell>
          <table:table-cell office:value-type="float" office:value="-0.125" table:style-name="ce3">
            <text:p>-0.125</text:p>
          </table:table-cell>
          <table:table-cell office:value-type="float" office:value="-0.14399999999999999" table:style-name="ce3">
            <text:p>-0.144</text:p>
          </table:table-cell>
          <table:table-cell office:value-type="float" office:value="-0.16500000000000001" table:style-name="ce3">
            <text:p>-0.165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7599999999999999" table:style-name="ce3">
            <text:p>-0.17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" table:style-name="ce3">
            <text:p>-0.17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" table:style-name="ce3">
            <text:p>-0.17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88" table:style-name="ce3">
            <text:p>-0.188</text:p>
          </table:table-cell>
          <table:table-cell office:value-type="float" office:value="-0.193" table:style-name="ce3">
            <text:p>-0.193</text:p>
          </table:table-cell>
          <table:table-cell office:value-type="float" office:value="-0.193" table:style-name="ce3">
            <text:p>-0.193</text:p>
          </table:table-cell>
          <table:table-cell office:value-type="float" office:value="-0.185" table:style-name="ce3">
            <text:p>-0.185</text:p>
          </table:table-cell>
          <table:table-cell office:value-type="float" office:value="-0.17" table:style-name="ce3">
            <text:p>-0.17</text:p>
          </table:table-cell>
          <table:table-cell office:value-type="float" office:value="-0.15" table:style-name="ce3">
            <text:p>-0.15</text:p>
          </table:table-cell>
          <table:table-cell table:number-columns-repeated="1635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6.6000000000000003E-2" table:style-name="ce3">
            <text:p>-0.066</text:p>
          </table:table-cell>
          <table:table-cell office:value-type="float" office:value="-6.0999999999999999E-2" table:style-name="ce3">
            <text:p>-0.061</text:p>
          </table:table-cell>
          <table:table-cell office:value-type="float" office:value="-5.8999999999999997E-2" table:style-name="ce3">
            <text:p>-0.059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8000000000000003E-2" table:style-name="ce3">
            <text:p>-0.058</text:p>
          </table:table-cell>
          <table:table-cell office:value-type="float" office:value="-6.3E-2" table:style-name="ce3">
            <text:p>-0.063</text:p>
          </table:table-cell>
          <table:table-cell office:value-type="float" office:value="-7.1999999999999995E-2" table:style-name="ce3">
            <text:p>-0.07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8.4000000000000005E-2" table:style-name="ce3">
            <text:p>-0.084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9.4E-2" table:style-name="ce3">
            <text:p>-0.094</text:p>
          </table:table-cell>
          <table:table-cell office:value-type="float" office:value="-9.7000000000000003E-2" table:style-name="ce3">
            <text:p>-0.097</text:p>
          </table:table-cell>
          <table:table-cell office:value-type="float" office:value="-9.6000000000000002E-2" table:style-name="ce3">
            <text:p>-0.096</text:p>
          </table:table-cell>
          <table:table-cell office:value-type="float" office:value="-9.1999999999999998E-2" table:style-name="ce3">
            <text:p>-0.092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7.4999999999999997E-2" table:style-name="ce3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.1279999999999999" table:style-name="ce3">
            <text:p>1.128</text:p>
          </table:table-cell>
          <table:table-cell office:value-type="float" office:value="1.046" table:style-name="ce3">
            <text:p>1.046</text:p>
          </table:table-cell>
          <table:table-cell office:value-type="float" office:value="1.0009999999999999" table:style-name="ce3">
            <text:p>1.001</text:p>
          </table:table-cell>
          <table:table-cell office:value-type="float" office:value="0.97799999999999998" table:style-name="ce3">
            <text:p>0.978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9099999999999999" table:style-name="ce3">
            <text:p>0.991</text:p>
          </table:table-cell>
          <table:table-cell office:value-type="float" office:value="1.0680000000000001" table:style-name="ce3">
            <text:p>1.068</text:p>
          </table:table-cell>
          <table:table-cell office:value-type="float" office:value="1.2270000000000001" table:style-name="ce3">
            <text:p>1.227</text:p>
          </table:table-cell>
          <table:table-cell office:value-type="float" office:value="1.409" table:style-name="ce3">
            <text:p>1.409</text:p>
          </table:table-cell>
          <table:table-cell office:value-type="float" office:value="1.492" table:style-name="ce3">
            <text:p>1.492</text:p>
          </table:table-cell>
          <table:table-cell office:value-type="float" office:value="1.4950000000000001" table:style-name="ce3">
            <text:p>1.495</text:p>
          </table:table-cell>
          <table:table-cell office:value-type="float" office:value="1.5029999999999999" table:style-name="ce3">
            <text:p>1.503</text:p>
          </table:table-cell>
          <table:table-cell office:value-type="float" office:value="1.462" table:style-name="ce3">
            <text:p>1.462</text:p>
          </table:table-cell>
          <table:table-cell office:value-type="float" office:value="1.4339999999999999" table:style-name="ce3">
            <text:p>1.434</text:p>
          </table:table-cell>
          <table:table-cell office:value-type="float" office:value="1.452" table:style-name="ce3">
            <text:p>1.452</text:p>
          </table:table-cell>
          <table:table-cell office:value-type="float" office:value="1.444" table:style-name="ce3">
            <text:p>1.444</text:p>
          </table:table-cell>
          <table:table-cell office:value-type="float" office:value="1.452" table:style-name="ce3">
            <text:p>1.452</text:p>
          </table:table-cell>
          <table:table-cell office:value-type="float" office:value="1.4910000000000001" table:style-name="ce3">
            <text:p>1.491</text:p>
          </table:table-cell>
          <table:table-cell office:value-type="float" office:value="1.607" table:style-name="ce3">
            <text:p>1.607</text:p>
          </table:table-cell>
          <table:table-cell office:value-type="float" office:value="1.651" table:style-name="ce3">
            <text:p>1.651</text:p>
          </table:table-cell>
          <table:table-cell office:value-type="float" office:value="1.647" table:style-name="ce3">
            <text:p>1.647</text:p>
          </table:table-cell>
          <table:table-cell office:value-type="float" office:value="1.577" table:style-name="ce3">
            <text:p>1.577</text:p>
          </table:table-cell>
          <table:table-cell office:value-type="float" office:value="1.45" table:style-name="ce3">
            <text:p>1.45</text:p>
          </table:table-cell>
          <table:table-cell office:value-type="float" office:value="1.2769999999999999" table:style-name="ce3">
            <text:p>1.277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9.667999999999999" table:style-name="ce3">
            <text:p>19.668</text:p>
          </table:table-cell>
          <table:table-cell office:value-type="float" office:value="18.239999999999998" table:style-name="ce3">
            <text:p>18.24</text:p>
          </table:table-cell>
          <table:table-cell office:value-type="float" office:value="17.452000000000002" table:style-name="ce3">
            <text:p>17.452</text:p>
          </table:table-cell>
          <table:table-cell office:value-type="float" office:value="17.050999999999998" table:style-name="ce3">
            <text:p>17.051</text:p>
          </table:table-cell>
          <table:table-cell office:value-type="float" office:value="17.015999999999998" table:style-name="ce3">
            <text:p>17.016</text:p>
          </table:table-cell>
          <table:table-cell office:value-type="float" office:value="17.277999999999999" table:style-name="ce3">
            <text:p>17.278</text:p>
          </table:table-cell>
          <table:table-cell office:value-type="float" office:value="18.620999999999999" table:style-name="ce3">
            <text:p>18.621</text:p>
          </table:table-cell>
          <table:table-cell office:value-type="float" office:value="21.396000000000001" table:style-name="ce3">
            <text:p>21.396</text:p>
          </table:table-cell>
          <table:table-cell office:value-type="float" office:value="24.573" table:style-name="ce3">
            <text:p>24.573</text:p>
          </table:table-cell>
          <table:table-cell office:value-type="float" office:value="26.021999999999998" table:style-name="ce3">
            <text:p>26.022</text:p>
          </table:table-cell>
          <table:table-cell office:value-type="float" office:value="26.076000000000001" table:style-name="ce3">
            <text:p>26.076</text:p>
          </table:table-cell>
          <table:table-cell office:value-type="float" office:value="26.213999999999999" table:style-name="ce3">
            <text:p>26.214</text:p>
          </table:table-cell>
          <table:table-cell office:value-type="float" office:value="25.498000000000001" table:style-name="ce3">
            <text:p>25.498</text:p>
          </table:table-cell>
          <table:table-cell office:value-type="float" office:value="25.01" table:style-name="ce3">
            <text:p>25.01</text:p>
          </table:table-cell>
          <table:table-cell office:value-type="float" office:value="25.317" table:style-name="ce3">
            <text:p>25.317</text:p>
          </table:table-cell>
          <table:table-cell office:value-type="float" office:value="25.178999999999998" table:style-name="ce3">
            <text:p>25.179</text:p>
          </table:table-cell>
          <table:table-cell office:value-type="float" office:value="25.331" table:style-name="ce3">
            <text:p>25.331</text:p>
          </table:table-cell>
          <table:table-cell office:value-type="float" office:value="26.004999999999999" table:style-name="ce3">
            <text:p>26.005</text:p>
          </table:table-cell>
          <table:table-cell office:value-type="float" office:value="28.033000000000001" table:style-name="ce3">
            <text:p>28.033</text:p>
          </table:table-cell>
          <table:table-cell office:value-type="float" office:value="28.803999999999998" table:style-name="ce3">
            <text:p>28.804</text:p>
          </table:table-cell>
          <table:table-cell office:value-type="float" office:value="28.725999999999999" table:style-name="ce3">
            <text:p>28.726</text:p>
          </table:table-cell>
          <table:table-cell office:value-type="float" office:value="27.5" table:style-name="ce3">
            <text:p>27.5</text:p>
          </table:table-cell>
          <table:table-cell office:value-type="float" office:value="25.283999999999999" table:style-name="ce3">
            <text:p>25.284</text:p>
          </table:table-cell>
          <table:table-cell office:value-type="float" office:value="22.279" table:style-name="ce3">
            <text:p>22.27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2.33" table:style-name="ce3">
            <text:p>12.33</text:p>
          </table:table-cell>
          <table:table-cell office:value-type="float" office:value="11.435" table:style-name="ce3">
            <text:p>11.435</text:p>
          </table:table-cell>
          <table:table-cell office:value-type="float" office:value="10.94" table:style-name="ce3">
            <text:p>10.94</text:p>
          </table:table-cell>
          <table:table-cell office:value-type="float" office:value="10.689" table:style-name="ce3">
            <text:p>10.689</text:p>
          </table:table-cell>
          <table:table-cell office:value-type="float" office:value="10.667" table:style-name="ce3">
            <text:p>10.667</text:p>
          </table:table-cell>
          <table:table-cell office:value-type="float" office:value="10.831" table:style-name="ce3">
            <text:p>10.831</text:p>
          </table:table-cell>
          <table:table-cell office:value-type="float" office:value="11.673" table:style-name="ce3">
            <text:p>11.673</text:p>
          </table:table-cell>
          <table:table-cell office:value-type="float" office:value="13.413" table:style-name="ce3">
            <text:p>13.413</text:p>
          </table:table-cell>
          <table:table-cell office:value-type="float" office:value="15.404" table:style-name="ce3">
            <text:p>15.404</text:p>
          </table:table-cell>
          <table:table-cell office:value-type="float" office:value="16.312999999999999" table:style-name="ce3">
            <text:p>16.313</text:p>
          </table:table-cell>
          <table:table-cell office:value-type="float" office:value="16.347000000000001" table:style-name="ce3">
            <text:p>16.347</text:p>
          </table:table-cell>
          <table:table-cell office:value-type="float" office:value="16.433" table:style-name="ce3">
            <text:p>16.433</text:p>
          </table:table-cell>
          <table:table-cell office:value-type="float" office:value="15.984999999999999" table:style-name="ce3">
            <text:p>15.985</text:p>
          </table:table-cell>
          <table:table-cell office:value-type="float" office:value="15.678000000000001" table:style-name="ce3">
            <text:p>15.678</text:p>
          </table:table-cell>
          <table:table-cell office:value-type="float" office:value="15.871" table:style-name="ce3">
            <text:p>15.871</text:p>
          </table:table-cell>
          <table:table-cell office:value-type="float" office:value="15.784000000000001" table:style-name="ce3">
            <text:p>15.784</text:p>
          </table:table-cell>
          <table:table-cell office:value-type="float" office:value="15.88" table:style-name="ce3">
            <text:p>15.88</text:p>
          </table:table-cell>
          <table:table-cell office:value-type="float" office:value="16.302" table:style-name="ce3">
            <text:p>16.302</text:p>
          </table:table-cell>
          <table:table-cell office:value-type="float" office:value="17.574000000000002" table:style-name="ce3">
            <text:p>17.574</text:p>
          </table:table-cell>
          <table:table-cell office:value-type="float" office:value="18.056999999999999" table:style-name="ce3">
            <text:p>18.057</text:p>
          </table:table-cell>
          <table:table-cell office:value-type="float" office:value="18.007999999999999" table:style-name="ce3">
            <text:p>18.008</text:p>
          </table:table-cell>
          <table:table-cell office:value-type="float" office:value="17.239000000000001" table:style-name="ce3">
            <text:p>17.239</text:p>
          </table:table-cell>
          <table:table-cell office:value-type="float" office:value="15.851000000000001" table:style-name="ce3">
            <text:p>15.851</text:p>
          </table:table-cell>
          <table:table-cell office:value-type="float" office:value="13.967000000000001" table:style-name="ce3">
            <text:p>13.967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.704000000000001" table:style-name="ce3">
            <text:p>11.704</text:p>
          </table:table-cell>
          <table:table-cell office:value-type="float" office:value="10.853999999999999" table:style-name="ce3">
            <text:p>10.854</text:p>
          </table:table-cell>
          <table:table-cell office:value-type="float" office:value="10.385" table:style-name="ce3">
            <text:p>10.385</text:p>
          </table:table-cell>
          <table:table-cell office:value-type="float" office:value="10.146000000000001" table:style-name="ce3">
            <text:p>10.146</text:p>
          </table:table-cell>
          <table:table-cell office:value-type="float" office:value="10.125999999999999" table:style-name="ce3">
            <text:p>10.126</text:p>
          </table:table-cell>
          <table:table-cell office:value-type="float" office:value="10.282" table:style-name="ce3">
            <text:p>10.282</text:p>
          </table:table-cell>
          <table:table-cell office:value-type="float" office:value="11.081" table:style-name="ce3">
            <text:p>11.081</text:p>
          </table:table-cell>
          <table:table-cell office:value-type="float" office:value="12.731999999999999" table:style-name="ce3">
            <text:p>12.732</text:p>
          </table:table-cell>
          <table:table-cell office:value-type="float" office:value="14.622999999999999" table:style-name="ce3">
            <text:p>14.623</text:p>
          </table:table-cell>
          <table:table-cell office:value-type="float" office:value="15.484999999999999" table:style-name="ce3">
            <text:p>15.485</text:p>
          </table:table-cell>
          <table:table-cell office:value-type="float" office:value="15.516999999999999" table:style-name="ce3">
            <text:p>15.517</text:p>
          </table:table-cell>
          <table:table-cell office:value-type="float" office:value="15.599" table:style-name="ce3">
            <text:p>15.599</text:p>
          </table:table-cell>
          <table:table-cell office:value-type="float" office:value="15.173999999999999" table:style-name="ce3">
            <text:p>15.174</text:p>
          </table:table-cell>
          <table:table-cell office:value-type="float" office:value="14.882999999999999" table:style-name="ce3">
            <text:p>14.883</text:p>
          </table:table-cell>
          <table:table-cell office:value-type="float" office:value="15.066000000000001" table:style-name="ce3">
            <text:p>15.066</text:p>
          </table:table-cell>
          <table:table-cell office:value-type="float" office:value="14.983000000000001" table:style-name="ce3">
            <text:p>14.983</text:p>
          </table:table-cell>
          <table:table-cell office:value-type="float" office:value="15.074" table:style-name="ce3">
            <text:p>15.074</text:p>
          </table:table-cell>
          <table:table-cell office:value-type="float" office:value="15.475" table:style-name="ce3">
            <text:p>15.475</text:p>
          </table:table-cell>
          <table:table-cell office:value-type="float" office:value="16.681999999999999" table:style-name="ce3">
            <text:p>16.682</text:p>
          </table:table-cell>
          <table:table-cell office:value-type="float" office:value="17.140999999999998" table:style-name="ce3">
            <text:p>17.141</text:p>
          </table:table-cell>
          <table:table-cell office:value-type="float" office:value="17.094000000000001" table:style-name="ce3">
            <text:p>17.094</text:p>
          </table:table-cell>
          <table:table-cell office:value-type="float" office:value="16.364999999999998" table:style-name="ce3">
            <text:p>16.365</text:p>
          </table:table-cell>
          <table:table-cell office:value-type="float" office:value="15.045999999999999" table:style-name="ce3">
            <text:p>15.046</text:p>
          </table:table-cell>
          <table:table-cell office:value-type="float" office:value="13.257999999999999" table:style-name="ce3">
            <text:p>13.258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5.53" table:style-name="ce3">
            <text:p>15.53</text:p>
          </table:table-cell>
          <table:table-cell office:value-type="float" office:value="14.401999999999999" table:style-name="ce3">
            <text:p>14.402</text:p>
          </table:table-cell>
          <table:table-cell office:value-type="float" office:value="13.78" table:style-name="ce3">
            <text:p>13.78</text:p>
          </table:table-cell>
          <table:table-cell office:value-type="float" office:value="13.462999999999999" table:style-name="ce3">
            <text:p>13.463</text:p>
          </table:table-cell>
          <table:table-cell office:value-type="float" office:value="13.436" table:style-name="ce3">
            <text:p>13.436</text:p>
          </table:table-cell>
          <table:table-cell office:value-type="float" office:value="13.643000000000001" table:style-name="ce3">
            <text:p>13.643</text:p>
          </table:table-cell>
          <table:table-cell office:value-type="float" office:value="14.702999999999999" table:style-name="ce3">
            <text:p>14.703</text:p>
          </table:table-cell>
          <table:table-cell office:value-type="float" office:value="16.893999999999998" table:style-name="ce3">
            <text:p>16.894</text:p>
          </table:table-cell>
          <table:table-cell office:value-type="float" office:value="19.402999999999999" table:style-name="ce3">
            <text:p>19.403</text:p>
          </table:table-cell>
          <table:table-cell office:value-type="float" office:value="20.547000000000001" table:style-name="ce3">
            <text:p>20.547</text:p>
          </table:table-cell>
          <table:table-cell office:value-type="float" office:value="20.588999999999999" table:style-name="ce3">
            <text:p>20.589</text:p>
          </table:table-cell>
          <table:table-cell office:value-type="float" office:value="20.699000000000002" table:style-name="ce3">
            <text:p>20.699</text:p>
          </table:table-cell>
          <table:table-cell office:value-type="float" office:value="20.134" table:style-name="ce3">
            <text:p>20.134</text:p>
          </table:table-cell>
          <table:table-cell office:value-type="float" office:value="19.748000000000001" table:style-name="ce3">
            <text:p>19.748</text:p>
          </table:table-cell>
          <table:table-cell office:value-type="float" office:value="19.989999999999998" table:style-name="ce3">
            <text:p>19.99</text:p>
          </table:table-cell>
          <table:table-cell office:value-type="float" office:value="19.881" table:style-name="ce3">
            <text:p>19.881</text:p>
          </table:table-cell>
          <table:table-cell office:value-type="float" office:value="20.001999999999999" table:style-name="ce3">
            <text:p>20.002</text:p>
          </table:table-cell>
          <table:table-cell office:value-type="float" office:value="20.533000000000001" table:style-name="ce3">
            <text:p>20.533</text:p>
          </table:table-cell>
          <table:table-cell office:value-type="float" office:value="22.135000000000002" table:style-name="ce3">
            <text:p>22.135</text:p>
          </table:table-cell>
          <table:table-cell office:value-type="float" office:value="22.744" table:style-name="ce3">
            <text:p>22.744</text:p>
          </table:table-cell>
          <table:table-cell office:value-type="float" office:value="22.681999999999999" table:style-name="ce3">
            <text:p>22.682</text:p>
          </table:table-cell>
          <table:table-cell office:value-type="float" office:value="21.713999999999999" table:style-name="ce3">
            <text:p>21.714</text:p>
          </table:table-cell>
          <table:table-cell office:value-type="float" office:value="19.965" table:style-name="ce3">
            <text:p>19.965</text:p>
          </table:table-cell>
          <table:table-cell office:value-type="float" office:value="17.591999999999999" table:style-name="ce3">
            <text:p>17.592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760000000000003" table:style-name="ce3">
            <text:p>5.376</text:p>
          </table:table-cell>
          <table:table-cell office:value-type="float" office:value="4.9859999999999998" table:style-name="ce3">
            <text:p>4.986</text:p>
          </table:table-cell>
          <table:table-cell office:value-type="float" office:value="4.7699999999999996" table:style-name="ce3">
            <text:p>4.77</text:p>
          </table:table-cell>
          <table:table-cell office:value-type="float" office:value="4.6609999999999996" table:style-name="ce3">
            <text:p>4.661</text:p>
          </table:table-cell>
          <table:table-cell office:value-type="float" office:value="4.6509999999999998" table:style-name="ce3">
            <text:p>4.651</text:p>
          </table:table-cell>
          <table:table-cell office:value-type="float" office:value="4.7229999999999999" table:style-name="ce3">
            <text:p>4.723</text:p>
          </table:table-cell>
          <table:table-cell office:value-type="float" office:value="5.09" table:style-name="ce3">
            <text:p>5.09</text:p>
          </table:table-cell>
          <table:table-cell office:value-type="float" office:value="5.8479999999999999" table:style-name="ce3">
            <text:p>5.848</text:p>
          </table:table-cell>
          <table:table-cell office:value-type="float" office:value="6.7169999999999996" table:style-name="ce3">
            <text:p>6.717</text:p>
          </table:table-cell>
          <table:table-cell office:value-type="float" office:value="7.1130000000000004" table:style-name="ce3">
            <text:p>7.113</text:p>
          </table:table-cell>
          <table:table-cell office:value-type="float" office:value="7.1280000000000001" table:style-name="ce3">
            <text:p>7.128</text:p>
          </table:table-cell>
          <table:table-cell office:value-type="float" office:value="7.1660000000000004" table:style-name="ce3">
            <text:p>7.166</text:p>
          </table:table-cell>
          <table:table-cell office:value-type="float" office:value="6.97" table:style-name="ce3">
            <text:p>6.97</text:p>
          </table:table-cell>
          <table:table-cell office:value-type="float" office:value="6.8360000000000003" table:style-name="ce3">
            <text:p>6.836</text:p>
          </table:table-cell>
          <table:table-cell office:value-type="float" office:value="6.92" table:style-name="ce3">
            <text:p>6.92</text:p>
          </table:table-cell>
          <table:table-cell office:value-type="float" office:value="6.883" table:style-name="ce3">
            <text:p>6.883</text:p>
          </table:table-cell>
          <table:table-cell office:value-type="float" office:value="6.9240000000000004" table:style-name="ce3">
            <text:p>6.924</text:p>
          </table:table-cell>
          <table:table-cell office:value-type="float" office:value="7.1079999999999997" table:style-name="ce3">
            <text:p>7.108</text:p>
          </table:table-cell>
          <table:table-cell office:value-type="float" office:value="7.6630000000000003" table:style-name="ce3">
            <text:p>7.663</text:p>
          </table:table-cell>
          <table:table-cell office:value-type="float" office:value="7.8739999999999997" table:style-name="ce3">
            <text:p>7.874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5170000000000003" table:style-name="ce3">
            <text:p>7.517</text:p>
          </table:table-cell>
          <table:table-cell office:value-type="float" office:value="6.9109999999999996" table:style-name="ce3">
            <text:p>6.911</text:p>
          </table:table-cell>
          <table:table-cell office:value-type="float" office:value="6.09" table:style-name="ce3">
            <text:p>6.09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2.010999999999999" table:style-name="ce3">
            <text:p>12.011</text:p>
          </table:table-cell>
          <table:table-cell office:value-type="float" office:value="11.138999999999999" table:style-name="ce3">
            <text:p>11.139</text:p>
          </table:table-cell>
          <table:table-cell office:value-type="float" office:value="10.657" table:style-name="ce3">
            <text:p>10.657</text:p>
          </table:table-cell>
          <table:table-cell office:value-type="float" office:value="10.412000000000001" table:style-name="ce3">
            <text:p>10.412</text:p>
          </table:table-cell>
          <table:table-cell office:value-type="float" office:value="10.391" table:style-name="ce3">
            <text:p>10.391</text:p>
          </table:table-cell>
          <table:table-cell office:value-type="float" office:value="10.551" table:style-name="ce3">
            <text:p>10.551</text:p>
          </table:table-cell>
          <table:table-cell office:value-type="float" office:value="11.371" table:style-name="ce3">
            <text:p>11.371</text:p>
          </table:table-cell>
          <table:table-cell office:value-type="float" office:value="13.066000000000001" table:style-name="ce3">
            <text:p>13.066</text:p>
          </table:table-cell>
          <table:table-cell office:value-type="float" office:value="15.006" table:style-name="ce3">
            <text:p>15.006</text:p>
          </table:table-cell>
          <table:table-cell office:value-type="float" office:value="15.891" table:style-name="ce3">
            <text:p>15.891</text:p>
          </table:table-cell>
          <table:table-cell office:value-type="float" office:value="15.923999999999999" table:style-name="ce3">
            <text:p>15.924</text:p>
          </table:table-cell>
          <table:table-cell office:value-type="float" office:value="16.007999999999999" table:style-name="ce3">
            <text:p>16.008</text:p>
          </table:table-cell>
          <table:table-cell office:value-type="float" office:value="15.571" table:style-name="ce3">
            <text:p>15.571</text:p>
          </table:table-cell>
          <table:table-cell office:value-type="float" office:value="15.273" table:style-name="ce3">
            <text:p>15.273</text:p>
          </table:table-cell>
          <table:table-cell office:value-type="float" office:value="15.46" table:style-name="ce3">
            <text:p>15.46</text:p>
          </table:table-cell>
          <table:table-cell office:value-type="float" office:value="15.375999999999999" table:style-name="ce3">
            <text:p>15.376</text:p>
          </table:table-cell>
          <table:table-cell office:value-type="float" office:value="15.468999999999999" table:style-name="ce3">
            <text:p>15.469</text:p>
          </table:table-cell>
          <table:table-cell office:value-type="float" office:value="15.88" table:style-name="ce3">
            <text:p>15.88</text:p>
          </table:table-cell>
          <table:table-cell office:value-type="float" office:value="17.119" table:style-name="ce3">
            <text:p>17.119</text:p>
          </table:table-cell>
          <table:table-cell office:value-type="float" office:value="17.59" table:style-name="ce3">
            <text:p>17.59</text:p>
          </table:table-cell>
          <table:table-cell office:value-type="float" office:value="17.542000000000002" table:style-name="ce3">
            <text:p>17.542</text:p>
          </table:table-cell>
          <table:table-cell office:value-type="float" office:value="16.792999999999999" table:style-name="ce3">
            <text:p>16.793</text:p>
          </table:table-cell>
          <table:table-cell office:value-type="float" office:value="15.44" table:style-name="ce3">
            <text:p>15.44</text:p>
          </table:table-cell>
          <table:table-cell office:value-type="float" office:value="13.605" table:style-name="ce3">
            <text:p>13.60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4089999999999998" table:style-name="ce3">
            <text:p>4.409</text:p>
          </table:table-cell>
          <table:table-cell office:value-type="float" office:value="4.0890000000000004" table:style-name="ce3">
            <text:p>4.089</text:p>
          </table:table-cell>
          <table:table-cell office:value-type="float" office:value="3.9129999999999998" table:style-name="ce3">
            <text:p>3.913</text:p>
          </table:table-cell>
          <table:table-cell office:value-type="float" office:value="3.823" table:style-name="ce3">
            <text:p>3.823</text:p>
          </table:table-cell>
          <table:table-cell office:value-type="float" office:value="3.8149999999999999" table:style-name="ce3">
            <text:p>3.815</text:p>
          </table:table-cell>
          <table:table-cell office:value-type="float" office:value="3.8740000000000001" table:style-name="ce3">
            <text:p>3.874</text:p>
          </table:table-cell>
          <table:table-cell office:value-type="float" office:value="4.1749999999999998" table:style-name="ce3">
            <text:p>4.175</text:p>
          </table:table-cell>
          <table:table-cell office:value-type="float" office:value="4.7969999999999997" table:style-name="ce3">
            <text:p>4.797</text:p>
          </table:table-cell>
          <table:table-cell office:value-type="float" office:value="5.5090000000000003" table:style-name="ce3">
            <text:p>5.509</text:p>
          </table:table-cell>
          <table:table-cell office:value-type="float" office:value="5.8339999999999996" table:style-name="ce3">
            <text:p>5.834</text:p>
          </table:table-cell>
          <table:table-cell office:value-type="float" office:value="5.8460000000000001" table:style-name="ce3">
            <text:p>5.846</text:p>
          </table:table-cell>
          <table:table-cell office:value-type="float" office:value="5.8769999999999998" table:style-name="ce3">
            <text:p>5.877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6070000000000002" table:style-name="ce3">
            <text:p>5.607</text:p>
          </table:table-cell>
          <table:table-cell office:value-type="float" office:value="5.6760000000000002" table:style-name="ce3">
            <text:p>5.676</text:p>
          </table:table-cell>
          <table:table-cell office:value-type="float" office:value="5.6449999999999996" table:style-name="ce3">
            <text:p>5.645</text:p>
          </table:table-cell>
          <table:table-cell office:value-type="float" office:value="5.6790000000000003" table:style-name="ce3">
            <text:p>5.679</text:p>
          </table:table-cell>
          <table:table-cell office:value-type="float" office:value="5.83" table:style-name="ce3">
            <text:p>5.83</text:p>
          </table:table-cell>
          <table:table-cell office:value-type="float" office:value="6.2850000000000001" table:style-name="ce3">
            <text:p>6.285</text:p>
          </table:table-cell>
          <table:table-cell office:value-type="float" office:value="6.4580000000000002" table:style-name="ce3">
            <text:p>6.458</text:p>
          </table:table-cell>
          <table:table-cell office:value-type="float" office:value="6.44" table:style-name="ce3">
            <text:p>6.44</text:p>
          </table:table-cell>
          <table:table-cell office:value-type="float" office:value="6.165" table:style-name="ce3">
            <text:p>6.165</text:p>
          </table:table-cell>
          <table:table-cell office:value-type="float" office:value="5.6689999999999996" table:style-name="ce3">
            <text:p>5.669</text:p>
          </table:table-cell>
          <table:table-cell office:value-type="float" office:value="4.9950000000000001" table:style-name="ce3">
            <text:p>4.99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3.762" table:style-name="ce3">
            <text:p>23.762</text:p>
          </table:table-cell>
          <table:table-cell office:value-type="float" office:value="22.036999999999999" table:style-name="ce3">
            <text:p>22.037</text:p>
          </table:table-cell>
          <table:table-cell office:value-type="float" office:value="21.085000000000001" table:style-name="ce3">
            <text:p>21.085</text:p>
          </table:table-cell>
          <table:table-cell office:value-type="float" office:value="20.6" table:style-name="ce3">
            <text:p>20.6</text:p>
          </table:table-cell>
          <table:table-cell office:value-type="float" office:value="20.559000000000001" table:style-name="ce3">
            <text:p>20.559</text:p>
          </table:table-cell>
          <table:table-cell office:value-type="float" office:value="20.873999999999999" table:style-name="ce3">
            <text:p>20.874</text:p>
          </table:table-cell>
          <table:table-cell office:value-type="float" office:value="22.497" table:style-name="ce3">
            <text:p>22.497</text:p>
          </table:table-cell>
          <table:table-cell office:value-type="float" office:value="25.849" table:style-name="ce3">
            <text:p>25.849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1.439" table:style-name="ce3">
            <text:p>31.439</text:p>
          </table:table-cell>
          <table:table-cell office:value-type="float" office:value="31.504000000000001" table:style-name="ce3">
            <text:p>31.504</text:p>
          </table:table-cell>
          <table:table-cell office:value-type="float" office:value="31.670999999999999" table:style-name="ce3">
            <text:p>31.671</text:p>
          </table:table-cell>
          <table:table-cell office:value-type="float" office:value="30.806000000000001" table:style-name="ce3">
            <text:p>30.806</text:p>
          </table:table-cell>
          <table:table-cell office:value-type="float" office:value="30.216000000000001" table:style-name="ce3">
            <text:p>30.216</text:p>
          </table:table-cell>
          <table:table-cell office:value-type="float" office:value="30.587" table:style-name="ce3">
            <text:p>30.587</text:p>
          </table:table-cell>
          <table:table-cell office:value-type="float" office:value="30.42" table:style-name="ce3">
            <text:p>30.42</text:p>
          </table:table-cell>
          <table:table-cell office:value-type="float" office:value="30.603999999999999" table:style-name="ce3">
            <text:p>30.604</text:p>
          </table:table-cell>
          <table:table-cell office:value-type="float" office:value="31.417999999999999" table:style-name="ce3">
            <text:p>31.418</text:p>
          </table:table-cell>
          <table:table-cell office:value-type="float" office:value="33.868000000000002" table:style-name="ce3">
            <text:p>33.868</text:p>
          </table:table-cell>
          <table:table-cell office:value-type="float" office:value="34.799999999999997" table:style-name="ce3">
            <text:p>34.8</text:p>
          </table:table-cell>
          <table:table-cell office:value-type="float" office:value="34.704999999999998" table:style-name="ce3">
            <text:p>34.705</text:p>
          </table:table-cell>
          <table:table-cell office:value-type="float" office:value="33.223999999999997" table:style-name="ce3">
            <text:p>33.224</text:p>
          </table:table-cell>
          <table:table-cell office:value-type="float" office:value="30.547999999999998" table:style-name="ce3">
            <text:p>30.548</text:p>
          </table:table-cell>
          <table:table-cell office:value-type="float" office:value="26.917000000000002" table:style-name="ce3">
            <text:p>26.91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9569999999999999" table:style-name="ce3">
            <text:p>3.957</text:p>
          </table:table-cell>
          <table:table-cell office:value-type="float" office:value="3.67" table:style-name="ce3">
            <text:p>3.67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431" table:style-name="ce3">
            <text:p>3.431</text:p>
          </table:table-cell>
          <table:table-cell office:value-type="float" office:value="3.4239999999999999" table:style-name="ce3">
            <text:p>3.424</text:p>
          </table:table-cell>
          <table:table-cell office:value-type="float" office:value="3.476" table:style-name="ce3">
            <text:p>3.476</text:p>
          </table:table-cell>
          <table:table-cell office:value-type="float" office:value="3.746" table:style-name="ce3">
            <text:p>3.746</text:p>
          </table:table-cell>
          <table:table-cell office:value-type="float" office:value="4.3049999999999997" table:style-name="ce3">
            <text:p>4.305</text:p>
          </table:table-cell>
          <table:table-cell office:value-type="float" office:value="4.944" table:style-name="ce3">
            <text:p>4.944</text:p>
          </table:table-cell>
          <table:table-cell office:value-type="float" office:value="5.2359999999999998" table:style-name="ce3">
            <text:p>5.236</text:p>
          </table:table-cell>
          <table:table-cell office:value-type="float" office:value="5.2460000000000004" table:style-name="ce3">
            <text:p>5.246</text:p>
          </table:table-cell>
          <table:table-cell office:value-type="float" office:value="5.274" table:style-name="ce3">
            <text:p>5.274</text:p>
          </table:table-cell>
          <table:table-cell office:value-type="float" office:value="5.13" table:style-name="ce3">
            <text:p>5.13</text:p>
          </table:table-cell>
          <table:table-cell office:value-type="float" office:value="5.032" table:style-name="ce3">
            <text:p>5.032</text:p>
          </table:table-cell>
          <table:table-cell office:value-type="float" office:value="5.0940000000000003" table:style-name="ce3">
            <text:p>5.094</text:p>
          </table:table-cell>
          <table:table-cell office:value-type="float" office:value="5.0659999999999998" table:style-name="ce3">
            <text:p>5.066</text:p>
          </table:table-cell>
          <table:table-cell office:value-type="float" office:value="5.0970000000000004" table:style-name="ce3">
            <text:p>5.097</text:p>
          </table:table-cell>
          <table:table-cell office:value-type="float" office:value="5.2320000000000002" table:style-name="ce3">
            <text:p>5.232</text:p>
          </table:table-cell>
          <table:table-cell office:value-type="float" office:value="5.64" table:style-name="ce3">
            <text:p>5.64</text:p>
          </table:table-cell>
          <table:table-cell office:value-type="float" office:value="5.7949999999999999" table:style-name="ce3">
            <text:p>5.795</text:p>
          </table:table-cell>
          <table:table-cell office:value-type="float" office:value="5.7789999999999999" table:style-name="ce3">
            <text:p>5.779</text:p>
          </table:table-cell>
          <table:table-cell office:value-type="float" office:value="5.5330000000000004" table:style-name="ce3">
            <text:p>5.533</text:p>
          </table:table-cell>
          <table:table-cell office:value-type="float" office:value="5.0869999999999997" table:style-name="ce3">
            <text:p>5.087</text:p>
          </table:table-cell>
          <table:table-cell office:value-type="float" office:value="4.4829999999999997" table:style-name="ce3">
            <text:p>4.483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.9060000000000006" table:style-name="ce3">
            <text:p>8.906</text:p>
          </table:table-cell>
          <table:table-cell office:value-type="float" office:value="8.26" table:style-name="ce3">
            <text:p>8.26</text:p>
          </table:table-cell>
          <table:table-cell office:value-type="float" office:value="7.9029999999999996" table:style-name="ce3">
            <text:p>7.903</text:p>
          </table:table-cell>
          <table:table-cell office:value-type="float" office:value="7.7210000000000001" table:style-name="ce3">
            <text:p>7.721</text:p>
          </table:table-cell>
          <table:table-cell office:value-type="float" office:value="7.7060000000000004" table:style-name="ce3">
            <text:p>7.706</text:p>
          </table:table-cell>
          <table:table-cell office:value-type="float" office:value="7.8239999999999998" table:style-name="ce3">
            <text:p>7.824</text:p>
          </table:table-cell>
          <table:table-cell office:value-type="float" office:value="8.4320000000000004" table:style-name="ce3">
            <text:p>8.432</text:p>
          </table:table-cell>
          <table:table-cell office:value-type="float" office:value="9.6890000000000001" table:style-name="ce3">
            <text:p>9.689</text:p>
          </table:table-cell>
          <table:table-cell office:value-type="float" office:value="11.127000000000001" table:style-name="ce3">
            <text:p>11.127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08" table:style-name="ce3">
            <text:p>11.808</text:p>
          </table:table-cell>
          <table:table-cell office:value-type="float" office:value="11.871" table:style-name="ce3">
            <text:p>11.871</text:p>
          </table:table-cell>
          <table:table-cell office:value-type="float" office:value="11.547000000000001" table:style-name="ce3">
            <text:p>11.547</text:p>
          </table:table-cell>
          <table:table-cell office:value-type="float" office:value="11.324999999999999" table:style-name="ce3">
            <text:p>11.325</text:p>
          </table:table-cell>
          <table:table-cell office:value-type="float" office:value="11.464" table:style-name="ce3">
            <text:p>11.464</text:p>
          </table:table-cell>
          <table:table-cell office:value-type="float" office:value="11.401999999999999" table:style-name="ce3">
            <text:p>11.402</text:p>
          </table:table-cell>
          <table:table-cell office:value-type="float" office:value="11.471" table:style-name="ce3">
            <text:p>11.471</text:p>
          </table:table-cell>
          <table:table-cell office:value-type="float" office:value="11.776" table:style-name="ce3">
            <text:p>11.776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3.042999999999999" table:style-name="ce3">
            <text:p>13.043</text:p>
          </table:table-cell>
          <table:table-cell office:value-type="float" office:value="13.007999999999999" table:style-name="ce3">
            <text:p>13.008</text:p>
          </table:table-cell>
          <table:table-cell office:value-type="float" office:value="12.452999999999999" table:style-name="ce3">
            <text:p>12.453</text:p>
          </table:table-cell>
          <table:table-cell office:value-type="float" office:value="11.45" table:style-name="ce3">
            <text:p>11.45</text:p>
          </table:table-cell>
          <table:table-cell office:value-type="float" office:value="10.089" table:style-name="ce3">
            <text:p>10.089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.984000000000002" table:style-name="ce3">
            <text:p>17.984</text:p>
          </table:table-cell>
          <table:table-cell office:value-type="float" office:value="16.678000000000001" table:style-name="ce3">
            <text:p>16.678</text:p>
          </table:table-cell>
          <table:table-cell office:value-type="float" office:value="15.958" table:style-name="ce3">
            <text:p>15.958</text:p>
          </table:table-cell>
          <table:table-cell office:value-type="float" office:value="15.590999999999999" table:style-name="ce3">
            <text:p>15.591</text:p>
          </table:table-cell>
          <table:table-cell office:value-type="float" office:value="15.558999999999999" table:style-name="ce3">
            <text:p>15.559</text:p>
          </table:table-cell>
          <table:table-cell office:value-type="float" office:value="15.798" table:style-name="ce3">
            <text:p>15.798</text:p>
          </table:table-cell>
          <table:table-cell office:value-type="float" office:value="17.026" table:style-name="ce3">
            <text:p>17.026</text:p>
          </table:table-cell>
          <table:table-cell office:value-type="float" office:value="19.564" table:style-name="ce3">
            <text:p>19.564</text:p>
          </table:table-cell>
          <table:table-cell office:value-type="float" office:value="22.469000000000001" table:style-name="ce3">
            <text:p>22.469</text:p>
          </table:table-cell>
          <table:table-cell office:value-type="float" office:value="23.794" table:style-name="ce3">
            <text:p>23.794</text:p>
          </table:table-cell>
          <table:table-cell office:value-type="float" office:value="23.843" table:style-name="ce3">
            <text:p>23.843</text:p>
          </table:table-cell>
          <table:table-cell office:value-type="float" office:value="23.97" table:style-name="ce3">
            <text:p>23.97</text:p>
          </table:table-cell>
          <table:table-cell office:value-type="float" office:value="23.315000000000001" table:style-name="ce3">
            <text:p>23.315</text:p>
          </table:table-cell>
          <table:table-cell office:value-type="float" office:value="22.867999999999999" table:style-name="ce3">
            <text:p>22.868</text:p>
          </table:table-cell>
          <table:table-cell office:value-type="float" office:value="23.15" table:style-name="ce3">
            <text:p>23.15</text:p>
          </table:table-cell>
          <table:table-cell office:value-type="float" office:value="23.023" table:style-name="ce3">
            <text:p>23.023</text:p>
          </table:table-cell>
          <table:table-cell office:value-type="float" office:value="23.161999999999999" table:style-name="ce3">
            <text:p>23.162</text:p>
          </table:table-cell>
          <table:table-cell office:value-type="float" office:value="23.777999999999999" table:style-name="ce3">
            <text:p>23.778</text:p>
          </table:table-cell>
          <table:table-cell office:value-type="float" office:value="25.632999999999999" table:style-name="ce3">
            <text:p>25.633</text:p>
          </table:table-cell>
          <table:table-cell office:value-type="float" office:value="26.338000000000001" table:style-name="ce3">
            <text:p>26.338</text:p>
          </table:table-cell>
          <table:table-cell office:value-type="float" office:value="26.265999999999998" table:style-name="ce3">
            <text:p>26.266</text:p>
          </table:table-cell>
          <table:table-cell office:value-type="float" office:value="25.145" table:style-name="ce3">
            <text:p>25.145</text:p>
          </table:table-cell>
          <table:table-cell office:value-type="float" office:value="23.12" table:style-name="ce3">
            <text:p>23.12</text:p>
          </table:table-cell>
          <table:table-cell office:value-type="float" office:value="20.372" table:style-name="ce3">
            <text:p>20.372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.305" table:style-name="ce3">
            <text:p>10.305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1440000000000001" table:style-name="ce3">
            <text:p>9.144</text:p>
          </table:table-cell>
          <table:table-cell office:value-type="float" office:value="8.9339999999999993" table:style-name="ce3">
            <text:p>8.934</text:p>
          </table:table-cell>
          <table:table-cell office:value-type="float" office:value="8.9160000000000004" table:style-name="ce3">
            <text:p>8.916</text:p>
          </table:table-cell>
          <table:table-cell office:value-type="float" office:value="9.0530000000000008" table:style-name="ce3">
            <text:p>9.053</text:p>
          </table:table-cell>
          <table:table-cell office:value-type="float" office:value="9.7569999999999997" table:style-name="ce3">
            <text:p>9.757</text:p>
          </table:table-cell>
          <table:table-cell office:value-type="float" office:value="11.211" table:style-name="ce3">
            <text:p>11.211</text:p>
          </table:table-cell>
          <table:table-cell office:value-type="float" office:value="12.875" table:style-name="ce3">
            <text:p>12.875</text:p>
          </table:table-cell>
          <table:table-cell office:value-type="float" office:value="13.635" table:style-name="ce3">
            <text:p>13.635</text:p>
          </table:table-cell>
          <table:table-cell office:value-type="float" office:value="13.663" table:style-name="ce3">
            <text:p>13.663</text:p>
          </table:table-cell>
          <table:table-cell office:value-type="float" office:value="13.734999999999999" table:style-name="ce3">
            <text:p>13.735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103999999999999" table:style-name="ce3">
            <text:p>13.104</text:p>
          </table:table-cell>
          <table:table-cell office:value-type="float" office:value="13.266" table:style-name="ce3">
            <text:p>13.266</text:p>
          </table:table-cell>
          <table:table-cell office:value-type="float" office:value="13.193" table:style-name="ce3">
            <text:p>13.193</text:p>
          </table:table-cell>
          <table:table-cell office:value-type="float" office:value="13.273" table:style-name="ce3">
            <text:p>13.273</text:p>
          </table:table-cell>
          <table:table-cell office:value-type="float" office:value="13.625999999999999" table:style-name="ce3">
            <text:p>13.626</text:p>
          </table:table-cell>
          <table:table-cell office:value-type="float" office:value="14.689" table:style-name="ce3">
            <text:p>14.689</text:p>
          </table:table-cell>
          <table:table-cell office:value-type="float" office:value="15.092000000000001" table:style-name="ce3">
            <text:p>15.092</text:p>
          </table:table-cell>
          <table:table-cell office:value-type="float" office:value="15.052" table:style-name="ce3">
            <text:p>15.052</text:p>
          </table:table-cell>
          <table:table-cell office:value-type="float" office:value="14.409000000000001" table:style-name="ce3">
            <text:p>14.409</text:p>
          </table:table-cell>
          <table:table-cell office:value-type="float" office:value="13.247999999999999" table:style-name="ce3">
            <text:p>13.248</text:p>
          </table:table-cell>
          <table:table-cell office:value-type="float" office:value="11.673999999999999" table:style-name="ce3">
            <text:p>11.67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.7959999999999994" table:style-name="ce3">
            <text:p>8.796</text:p>
          </table:table-cell>
          <table:table-cell office:value-type="float" office:value="8.157" table:style-name="ce3">
            <text:p>8.157</text:p>
          </table:table-cell>
          <table:table-cell office:value-type="float" office:value="7.8049999999999997" table:style-name="ce3">
            <text:p>7.805</text:p>
          </table:table-cell>
          <table:table-cell office:value-type="float" office:value="7.625" table:style-name="ce3">
            <text:p>7.625</text:p>
          </table:table-cell>
          <table:table-cell office:value-type="float" office:value="7.61" table:style-name="ce3">
            <text:p>7.61</text:p>
          </table:table-cell>
          <table:table-cell office:value-type="float" office:value="7.7270000000000003" table:style-name="ce3">
            <text:p>7.727</text:p>
          </table:table-cell>
          <table:table-cell office:value-type="float" office:value="8.3279999999999994" table:style-name="ce3">
            <text:p>8.328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10.99" table:style-name="ce3">
            <text:p>10.99</text:p>
          </table:table-cell>
          <table:table-cell office:value-type="float" office:value="11.638" table:style-name="ce3">
            <text:p>11.638</text:p>
          </table:table-cell>
          <table:table-cell office:value-type="float" office:value="11.662000000000001" table:style-name="ce3">
            <text:p>11.662</text:p>
          </table:table-cell>
          <table:table-cell office:value-type="float" office:value="11.724" table:style-name="ce3">
            <text:p>11.724</text:p>
          </table:table-cell>
          <table:table-cell office:value-type="float" office:value="11.404" table:style-name="ce3">
            <text:p>11.404</text:p>
          </table:table-cell>
          <table:table-cell office:value-type="float" office:value="11.185" table:style-name="ce3">
            <text:p>11.185</text:p>
          </table:table-cell>
          <table:table-cell office:value-type="float" office:value="11.321999999999999" table:style-name="ce3">
            <text:p>11.322</text:p>
          </table:table-cell>
          <table:table-cell office:value-type="float" office:value="11.260999999999999" table:style-name="ce3">
            <text:p>11.261</text:p>
          </table:table-cell>
          <table:table-cell office:value-type="float" office:value="11.329000000000001" table:style-name="ce3">
            <text:p>11.329</text:p>
          </table:table-cell>
          <table:table-cell office:value-type="float" office:value="11.63" table:style-name="ce3">
            <text:p>11.63</text:p>
          </table:table-cell>
          <table:table-cell office:value-type="float" office:value="12.537000000000001" table:style-name="ce3">
            <text:p>12.537</text:p>
          </table:table-cell>
          <table:table-cell office:value-type="float" office:value="12.882" table:style-name="ce3">
            <text:p>12.882</text:p>
          </table:table-cell>
          <table:table-cell office:value-type="float" office:value="12.847" table:style-name="ce3">
            <text:p>12.847</text:p>
          </table:table-cell>
          <table:table-cell office:value-type="float" office:value="12.298999999999999" table:style-name="ce3">
            <text:p>12.299</text:p>
          </table:table-cell>
          <table:table-cell office:value-type="float" office:value="11.308" table:style-name="ce3">
            <text:p>11.308</text:p>
          </table:table-cell>
          <table:table-cell office:value-type="float" office:value="9.9640000000000004" table:style-name="ce3">
            <text:p>9.964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6.416" table:style-name="ce3">
            <text:p>16.416</text:p>
          </table:table-cell>
          <table:table-cell office:value-type="float" office:value="15.225" table:style-name="ce3">
            <text:p>15.225</text:p>
          </table:table-cell>
          <table:table-cell office:value-type="float" office:value="14.567" table:style-name="ce3">
            <text:p>14.567</text:p>
          </table:table-cell>
          <table:table-cell office:value-type="float" office:value="14.231999999999999" table:style-name="ce3">
            <text:p>14.232</text:p>
          </table:table-cell>
          <table:table-cell office:value-type="float" office:value="14.202999999999999" table:style-name="ce3">
            <text:p>14.203</text:p>
          </table:table-cell>
          <table:table-cell office:value-type="float" office:value="14.422000000000001" table:style-name="ce3">
            <text:p>14.422</text:p>
          </table:table-cell>
          <table:table-cell office:value-type="float" office:value="15.542999999999999" table:style-name="ce3">
            <text:p>15.543</text:p>
          </table:table-cell>
          <table:table-cell office:value-type="float" office:value="17.859000000000002" table:style-name="ce3">
            <text:p>17.859</text:p>
          </table:table-cell>
          <table:table-cell office:value-type="float" office:value="20.510999999999999" table:style-name="ce3">
            <text:p>20.511</text:p>
          </table:table-cell>
          <table:table-cell office:value-type="float" office:value="21.72" table:style-name="ce3">
            <text:p>21.72</text:p>
          </table:table-cell>
          <table:table-cell office:value-type="float" office:value="21.765000000000001" table:style-name="ce3">
            <text:p>21.765</text:p>
          </table:table-cell>
          <table:table-cell office:value-type="float" office:value="21.881" table:style-name="ce3">
            <text:p>21.881</text:p>
          </table:table-cell>
          <table:table-cell office:value-type="float" office:value="21.283000000000001" table:style-name="ce3">
            <text:p>21.283</text:p>
          </table:table-cell>
          <table:table-cell office:value-type="float" office:value="20.875" table:style-name="ce3">
            <text:p>20.875</text:p>
          </table:table-cell>
          <table:table-cell office:value-type="float" office:value="21.132000000000001" table:style-name="ce3">
            <text:p>21.132</text:p>
          </table:table-cell>
          <table:table-cell office:value-type="float" office:value="21.015999999999998" table:style-name="ce3">
            <text:p>21.016</text:p>
          </table:table-cell>
          <table:table-cell office:value-type="float" office:value="21.143999999999998" table:style-name="ce3">
            <text:p>21.144</text:p>
          </table:table-cell>
          <table:table-cell office:value-type="float" office:value="21.706" table:style-name="ce3">
            <text:p>21.706</text:p>
          </table:table-cell>
          <table:table-cell office:value-type="float" office:value="23.399000000000001" table:style-name="ce3">
            <text:p>23.399</text:p>
          </table:table-cell>
          <table:table-cell office:value-type="float" office:value="24.042000000000002" table:style-name="ce3">
            <text:p>24.042</text:p>
          </table:table-cell>
          <table:table-cell office:value-type="float" office:value="23.977" table:style-name="ce3">
            <text:p>23.977</text:p>
          </table:table-cell>
          <table:table-cell office:value-type="float" office:value="22.954000000000001" table:style-name="ce3">
            <text:p>22.954</text:p>
          </table:table-cell>
          <table:table-cell office:value-type="float" office:value="21.105" table:style-name="ce3">
            <text:p>21.105</text:p>
          </table:table-cell>
          <table:table-cell office:value-type="float" office:value="18.596" table:style-name="ce3">
            <text:p>18.596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.223000000000001" table:style-name="ce3">
            <text:p>14.223</text:p>
          </table:table-cell>
          <table:table-cell office:value-type="float" office:value="13.191000000000001" table:style-name="ce3">
            <text:p>13.191</text:p>
          </table:table-cell>
          <table:table-cell office:value-type="float" office:value="12.621" table:style-name="ce3">
            <text:p>12.621</text:p>
          </table:table-cell>
          <table:table-cell office:value-type="float" office:value="12.33" table:style-name="ce3">
            <text:p>12.33</text:p>
          </table:table-cell>
          <table:table-cell office:value-type="float" office:value="12.305999999999999" table:style-name="ce3">
            <text:p>12.306</text:p>
          </table:table-cell>
          <table:table-cell office:value-type="float" office:value="12.494999999999999" table:style-name="ce3">
            <text:p>12.495</text:p>
          </table:table-cell>
          <table:table-cell office:value-type="float" office:value="13.465999999999999" table:style-name="ce3">
            <text:p>13.466</text:p>
          </table:table-cell>
          <table:table-cell office:value-type="float" office:value="15.473000000000001" table:style-name="ce3">
            <text:p>15.473</text:p>
          </table:table-cell>
          <table:table-cell office:value-type="float" office:value="17.77" table:style-name="ce3">
            <text:p>17.77</text:p>
          </table:table-cell>
          <table:table-cell office:value-type="float" office:value="18.818000000000001" table:style-name="ce3">
            <text:p>18.818</text:p>
          </table:table-cell>
          <table:table-cell office:value-type="float" office:value="18.856999999999999" table:style-name="ce3">
            <text:p>18.857</text:p>
          </table:table-cell>
          <table:table-cell office:value-type="float" office:value="18.957000000000001" table:style-name="ce3">
            <text:p>18.957</text:p>
          </table:table-cell>
          <table:table-cell office:value-type="float" office:value="18.440000000000001" table:style-name="ce3">
            <text:p>18.44</text:p>
          </table:table-cell>
          <table:table-cell office:value-type="float" office:value="18.085999999999999" table:style-name="ce3">
            <text:p>18.086</text:p>
          </table:table-cell>
          <table:table-cell office:value-type="float" office:value="18.309000000000001" table:style-name="ce3">
            <text:p>18.309</text:p>
          </table:table-cell>
          <table:table-cell office:value-type="float" office:value="18.209" table:style-name="ce3">
            <text:p>18.209</text:p>
          </table:table-cell>
          <table:table-cell office:value-type="float" office:value="18.318999999999999" table:style-name="ce3">
            <text:p>18.319</text:p>
          </table:table-cell>
          <table:table-cell office:value-type="float" office:value="18.806000000000001" table:style-name="ce3">
            <text:p>18.806</text:p>
          </table:table-cell>
          <table:table-cell office:value-type="float" office:value="20.273" table:style-name="ce3">
            <text:p>20.273</text:p>
          </table:table-cell>
          <table:table-cell office:value-type="float" office:value="20.83" table:style-name="ce3">
            <text:p>20.83</text:p>
          </table:table-cell>
          <table:table-cell office:value-type="float" office:value="20.774000000000001" table:style-name="ce3">
            <text:p>20.774</text:p>
          </table:table-cell>
          <table:table-cell office:value-type="float" office:value="19.887" table:style-name="ce3">
            <text:p>19.887</text:p>
          </table:table-cell>
          <table:table-cell office:value-type="float" office:value="18.285" table:style-name="ce3">
            <text:p>18.285</text:p>
          </table:table-cell>
          <table:table-cell office:value-type="float" office:value="16.111999999999998" table:style-name="ce3">
            <text:p>16.112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9.6950000000000003" table:style-name="ce3">
            <text:p>9.695</text:p>
          </table:table-cell>
          <table:table-cell office:value-type="float" office:value="8.9909999999999997" table:style-name="ce3">
            <text:p>8.991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4049999999999994" table:style-name="ce3">
            <text:p>8.405</text:p>
          </table:table-cell>
          <table:table-cell office:value-type="float" office:value="8.3879999999999999" table:style-name="ce3">
            <text:p>8.388</text:p>
          </table:table-cell>
          <table:table-cell office:value-type="float" office:value="8.5169999999999995" table:style-name="ce3">
            <text:p>8.517</text:p>
          </table:table-cell>
          <table:table-cell office:value-type="float" office:value="9.1790000000000003" table:style-name="ce3">
            <text:p>9.179</text:p>
          </table:table-cell>
          <table:table-cell office:value-type="float" office:value="10.545999999999999" table:style-name="ce3">
            <text:p>10.546</text:p>
          </table:table-cell>
          <table:table-cell office:value-type="float" office:value="12.113" table:style-name="ce3">
            <text:p>12.113</text:p>
          </table:table-cell>
          <table:table-cell office:value-type="float" office:value="12.827" table:style-name="ce3">
            <text:p>12.827</text:p>
          </table:table-cell>
          <table:table-cell office:value-type="float" office:value="12.853" table:style-name="ce3">
            <text:p>12.853</text:p>
          </table:table-cell>
          <table:table-cell office:value-type="float" office:value="12.922000000000001" table:style-name="ce3">
            <text:p>12.922</text:p>
          </table:table-cell>
          <table:table-cell office:value-type="float" office:value="12.569000000000001" table:style-name="ce3">
            <text:p>12.569</text:p>
          </table:table-cell>
          <table:table-cell office:value-type="float" office:value="12.327999999999999" table:style-name="ce3">
            <text:p>12.328</text:p>
          </table:table-cell>
          <table:table-cell office:value-type="float" office:value="12.48" table:style-name="ce3">
            <text:p>12.48</text:p>
          </table:table-cell>
          <table:table-cell office:value-type="float" office:value="12.411" table:style-name="ce3">
            <text:p>12.411</text:p>
          </table:table-cell>
          <table:table-cell office:value-type="float" office:value="12.487" table:style-name="ce3">
            <text:p>12.487</text:p>
          </table:table-cell>
          <table:table-cell office:value-type="float" office:value="12.818" table:style-name="ce3">
            <text:p>12.818</text:p>
          </table:table-cell>
          <table:table-cell office:value-type="float" office:value="13.818" table:style-name="ce3">
            <text:p>13.818</text:p>
          </table:table-cell>
          <table:table-cell office:value-type="float" office:value="14.198" table:style-name="ce3">
            <text:p>14.198</text:p>
          </table:table-cell>
          <table:table-cell office:value-type="float" office:value="14.16" table:style-name="ce3">
            <text:p>14.16</text:p>
          </table:table-cell>
          <table:table-cell office:value-type="float" office:value="13.555" table:style-name="ce3">
            <text:p>13.555</text:p>
          </table:table-cell>
          <table:table-cell office:value-type="float" office:value="12.462999999999999" table:style-name="ce3">
            <text:p>12.463</text:p>
          </table:table-cell>
          <table:table-cell office:value-type="float" office:value="10.981999999999999" table:style-name="ce3">
            <text:p>10.982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.27" table:style-name="ce3">
            <text:p>9.27</text:p>
          </table:table-cell>
          <table:table-cell office:value-type="float" office:value="8.5969999999999995" table:style-name="ce3">
            <text:p>8.597</text:p>
          </table:table-cell>
          <table:table-cell office:value-type="float" office:value="8.2260000000000009" table:style-name="ce3">
            <text:p>8.226</text:p>
          </table:table-cell>
          <table:table-cell office:value-type="float" office:value="8.0359999999999996" table:style-name="ce3">
            <text:p>8.036</text:p>
          </table:table-cell>
          <table:table-cell office:value-type="float" office:value="8.02" table:style-name="ce3">
            <text:p>8.02</text:p>
          </table:table-cell>
          <table:table-cell office:value-type="float" office:value="8.1430000000000007" table:style-name="ce3">
            <text:p>8.143</text:p>
          </table:table-cell>
          <table:table-cell office:value-type="float" office:value="8.7759999999999998" table:style-name="ce3">
            <text:p>8.776</text:p>
          </table:table-cell>
          <table:table-cell office:value-type="float" office:value="10.084" table:style-name="ce3">
            <text:p>10.084</text:p>
          </table:table-cell>
          <table:table-cell office:value-type="float" office:value="11.582000000000001" table:style-name="ce3">
            <text:p>11.582</text:p>
          </table:table-cell>
          <table:table-cell office:value-type="float" office:value="12.265000000000001" table:style-name="ce3">
            <text:p>12.265</text:p>
          </table:table-cell>
          <table:table-cell office:value-type="float" office:value="12.29" table:style-name="ce3">
            <text:p>12.29</text:p>
          </table:table-cell>
          <table:table-cell office:value-type="float" office:value="12.355" table:style-name="ce3">
            <text:p>12.355</text:p>
          </table:table-cell>
          <table:table-cell office:value-type="float" office:value="12.018000000000001" table:style-name="ce3">
            <text:p>12.018</text:p>
          </table:table-cell>
          <table:table-cell office:value-type="float" office:value="11.788" table:style-name="ce3">
            <text:p>11.788</text:p>
          </table:table-cell>
          <table:table-cell office:value-type="float" office:value="11.933" table:style-name="ce3">
            <text:p>11.933</text:p>
          </table:table-cell>
          <table:table-cell office:value-type="float" office:value="11.867000000000001" table:style-name="ce3">
            <text:p>11.867</text:p>
          </table:table-cell>
          <table:table-cell office:value-type="float" office:value="11.939" table:style-name="ce3">
            <text:p>11.939</text:p>
          </table:table-cell>
          <table:table-cell office:value-type="float" office:value="12.257" table:style-name="ce3">
            <text:p>12.257</text:p>
          </table:table-cell>
          <table:table-cell office:value-type="float" office:value="13.212999999999999" table:style-name="ce3">
            <text:p>13.213</text:p>
          </table:table-cell>
          <table:table-cell office:value-type="float" office:value="13.576000000000001" table:style-name="ce3">
            <text:p>13.576</text:p>
          </table:table-cell>
          <table:table-cell office:value-type="float" office:value="13.539" table:style-name="ce3">
            <text:p>13.539</text:p>
          </table:table-cell>
          <table:table-cell office:value-type="float" office:value="12.961" table:style-name="ce3">
            <text:p>12.961</text:p>
          </table:table-cell>
          <table:table-cell office:value-type="float" office:value="11.917" table:style-name="ce3">
            <text:p>11.917</text:p>
          </table:table-cell>
          <table:table-cell office:value-type="float" office:value="10.500999999999999" table:style-name="ce3">
            <text:p>10.501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.8739999999999997" table:style-name="ce3">
            <text:p>6.874</text:p>
          </table:table-cell>
          <table:table-cell office:value-type="float" office:value="6.375" table:style-name="ce3">
            <text:p>6.375</text:p>
          </table:table-cell>
          <table:table-cell office:value-type="float" office:value="6.1" table:style-name="ce3">
            <text:p>6.1</text:p>
          </table:table-cell>
          <table:table-cell office:value-type="float" office:value="5.9589999999999996" table:style-name="ce3">
            <text:p>5.959</text:p>
          </table:table-cell>
          <table:table-cell office:value-type="float" office:value="5.9470000000000001" table:style-name="ce3">
            <text:p>5.947</text:p>
          </table:table-cell>
          <table:table-cell office:value-type="float" office:value="6.0389999999999997" table:style-name="ce3">
            <text:p>6.039</text:p>
          </table:table-cell>
          <table:table-cell office:value-type="float" office:value="6.508" table:style-name="ce3">
            <text:p>6.508</text:p>
          </table:table-cell>
          <table:table-cell office:value-type="float" office:value="7.4779999999999998" table:style-name="ce3">
            <text:p>7.478</text:p>
          </table:table-cell>
          <table:table-cell office:value-type="float" office:value="8.5879999999999992" table:style-name="ce3">
            <text:p>8.588</text:p>
          </table:table-cell>
          <table:table-cell office:value-type="float" office:value="9.0950000000000006" table:style-name="ce3">
            <text:p>9.095</text:p>
          </table:table-cell>
          <table:table-cell office:value-type="float" office:value="9.1140000000000008" table:style-name="ce3">
            <text:p>9.114</text:p>
          </table:table-cell>
          <table:table-cell office:value-type="float" office:value="9.1620000000000008" table:style-name="ce3">
            <text:p>9.162</text:p>
          </table:table-cell>
          <table:table-cell office:value-type="float" office:value="8.9120000000000008" table:style-name="ce3">
            <text:p>8.912</text:p>
          </table:table-cell>
          <table:table-cell office:value-type="float" office:value="8.7409999999999997" table:style-name="ce3">
            <text:p>8.741</text:p>
          </table:table-cell>
          <table:table-cell office:value-type="float" office:value="8.8490000000000002" table:style-name="ce3">
            <text:p>8.84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8.8539999999999992" table:style-name="ce3">
            <text:p>8.854</text:p>
          </table:table-cell>
          <table:table-cell office:value-type="float" office:value="9.0890000000000004" table:style-name="ce3">
            <text:p>9.089</text:p>
          </table:table-cell>
          <table:table-cell office:value-type="float" office:value="9.798" table:style-name="ce3">
            <text:p>9.798</text:p>
          </table:table-cell>
          <table:table-cell office:value-type="float" office:value="10.067" table:style-name="ce3">
            <text:p>10.067</text:p>
          </table:table-cell>
          <table:table-cell office:value-type="float" office:value="10.039999999999999" table:style-name="ce3">
            <text:p>10.04</text:p>
          </table:table-cell>
          <table:table-cell office:value-type="float" office:value="9.6110000000000007" table:style-name="ce3">
            <text:p>9.611</text:p>
          </table:table-cell>
          <table:table-cell office:value-type="float" office:value="8.8369999999999997" table:style-name="ce3">
            <text:p>8.837</text:p>
          </table:table-cell>
          <table:table-cell office:value-type="float" office:value="7.7869999999999999" table:style-name="ce3">
            <text:p>7.78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0759999999999996" table:style-name="ce3">
            <text:p>6.076</text:p>
          </table:table-cell>
          <table:table-cell office:value-type="float" office:value="5.6349999999999998" table:style-name="ce3">
            <text:p>5.635</text:p>
          </table:table-cell>
          <table:table-cell office:value-type="float" office:value="5.3920000000000003" table:style-name="ce3">
            <text:p>5.392</text:p>
          </table:table-cell>
          <table:table-cell office:value-type="float" office:value="5.2679999999999998" table:style-name="ce3">
            <text:p>5.268</text:p>
          </table:table-cell>
          <table:table-cell office:value-type="float" office:value="5.2569999999999997" table:style-name="ce3">
            <text:p>5.257</text:p>
          </table:table-cell>
          <table:table-cell office:value-type="float" office:value="5.3380000000000001" table:style-name="ce3">
            <text:p>5.338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6.61" table:style-name="ce3">
            <text:p>6.61</text:p>
          </table:table-cell>
          <table:table-cell office:value-type="float" office:value="7.5910000000000002" table:style-name="ce3">
            <text:p>7.591</text:p>
          </table:table-cell>
          <table:table-cell office:value-type="float" office:value="8.0389999999999997" table:style-name="ce3">
            <text:p>8.039</text:p>
          </table:table-cell>
          <table:table-cell office:value-type="float" office:value="8.0559999999999992" table:style-name="ce3">
            <text:p>8.056</text:p>
          </table:table-cell>
          <table:table-cell office:value-type="float" office:value="8.0980000000000008" table:style-name="ce3">
            <text:p>8.098</text:p>
          </table:table-cell>
          <table:table-cell office:value-type="float" office:value="7.8769999999999998" table:style-name="ce3">
            <text:p>7.877</text:p>
          </table:table-cell>
          <table:table-cell office:value-type="float" office:value="7.726" table:style-name="ce3">
            <text:p>7.726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7789999999999999" table:style-name="ce3">
            <text:p>7.779</text:p>
          </table:table-cell>
          <table:table-cell office:value-type="float" office:value="7.8259999999999996" table:style-name="ce3">
            <text:p>7.826</text:p>
          </table:table-cell>
          <table:table-cell office:value-type="float" office:value="8.0340000000000007" table:style-name="ce3">
            <text:p>8.034</text:p>
          </table:table-cell>
          <table:table-cell office:value-type="float" office:value="8.66" table:style-name="ce3">
            <text:p>8.66</text:p>
          </table:table-cell>
          <table:table-cell office:value-type="float" office:value="8.8989999999999991" table:style-name="ce3">
            <text:p>8.899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4960000000000004" table:style-name="ce3">
            <text:p>8.496</text:p>
          </table:table-cell>
          <table:table-cell office:value-type="float" office:value="7.8109999999999999" table:style-name="ce3">
            <text:p>7.811</text:p>
          </table:table-cell>
          <table:table-cell office:value-type="float" office:value="6.883" table:style-name="ce3">
            <text:p>6.883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3.048999999999999" table:style-name="ce3">
            <text:p>23.049</text:p>
          </table:table-cell>
          <table:table-cell office:value-type="float" office:value="21.376000000000001" table:style-name="ce3">
            <text:p>21.376</text:p>
          </table:table-cell>
          <table:table-cell office:value-type="float" office:value="20.452000000000002" table:style-name="ce3">
            <text:p>20.452</text:p>
          </table:table-cell>
          <table:table-cell office:value-type="float" office:value="19.981999999999999" table:style-name="ce3">
            <text:p>19.982</text:p>
          </table:table-cell>
          <table:table-cell office:value-type="float" office:value="19.942" table:style-name="ce3">
            <text:p>19.942</text:p>
          </table:table-cell>
          <table:table-cell office:value-type="float" office:value="20.248000000000001" table:style-name="ce3">
            <text:p>20.248</text:p>
          </table:table-cell>
          <table:table-cell office:value-type="float" office:value="21.821999999999999" table:style-name="ce3">
            <text:p>21.822</text:p>
          </table:table-cell>
          <table:table-cell office:value-type="float" office:value="25.074000000000002" table:style-name="ce3">
            <text:p>25.074</text:p>
          </table:table-cell>
          <table:table-cell office:value-type="float" office:value="28.797999999999998" table:style-name="ce3">
            <text:p>28.798</text:p>
          </table:table-cell>
          <table:table-cell office:value-type="float" office:value="30.495999999999999" table:style-name="ce3">
            <text:p>30.496</text:p>
          </table:table-cell>
          <table:table-cell office:value-type="float" office:value="30.559000000000001" table:style-name="ce3">
            <text:p>30.559</text:p>
          </table:table-cell>
          <table:table-cell office:value-type="float" office:value="30.721" table:style-name="ce3">
            <text:p>30.721</text:p>
          </table:table-cell>
          <table:table-cell office:value-type="float" office:value="29.882999999999999" table:style-name="ce3">
            <text:p>29.883</text:p>
          </table:table-cell>
          <table:table-cell office:value-type="float" office:value="29.31" table:style-name="ce3">
            <text:p>29.31</text:p>
          </table:table-cell>
          <table:table-cell office:value-type="float" office:value="29.67" table:style-name="ce3">
            <text:p>29.67</text:p>
          </table:table-cell>
          <table:table-cell office:value-type="float" office:value="29.507999999999999" table:style-name="ce3">
            <text:p>29.508</text:p>
          </table:table-cell>
          <table:table-cell office:value-type="float" office:value="29.687000000000001" table:style-name="ce3">
            <text:p>29.687</text:p>
          </table:table-cell>
          <table:table-cell office:value-type="float" office:value="30.475999999999999" table:style-name="ce3">
            <text:p>30.476</text:p>
          </table:table-cell>
          <table:table-cell office:value-type="float" office:value="32.853000000000002" table:style-name="ce3">
            <text:p>32.853</text:p>
          </table:table-cell>
          <table:table-cell office:value-type="float" office:value="33.756" table:style-name="ce3">
            <text:p>33.756</text:p>
          </table:table-cell>
          <table:table-cell office:value-type="float" office:value="33.664999999999999" table:style-name="ce3">
            <text:p>33.665</text:p>
          </table:table-cell>
          <table:table-cell office:value-type="float" office:value="32.228000000000002" table:style-name="ce3">
            <text:p>32.228</text:p>
          </table:table-cell>
          <table:table-cell office:value-type="float" office:value="29.632000000000001" table:style-name="ce3">
            <text:p>29.632</text:p>
          </table:table-cell>
          <table:table-cell office:value-type="float" office:value="26.11" table:style-name="ce3">
            <text:p>26.1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.841999999999999" table:style-name="ce3">
            <text:p>20.842</text:p>
          </table:table-cell>
          <table:table-cell office:value-type="float" office:value="19.329000000000001" table:style-name="ce3">
            <text:p>19.329</text:p>
          </table:table-cell>
          <table:table-cell office:value-type="float" office:value="18.494" table:style-name="ce3">
            <text:p>18.494</text:p>
          </table:table-cell>
          <table:table-cell office:value-type="float" office:value="18.068999999999999" table:style-name="ce3">
            <text:p>18.069</text:p>
          </table:table-cell>
          <table:table-cell office:value-type="float" office:value="18.032" table:style-name="ce3">
            <text:p>18.032</text:p>
          </table:table-cell>
          <table:table-cell office:value-type="float" office:value="18.309000000000001" table:style-name="ce3">
            <text:p>18.309</text:p>
          </table:table-cell>
          <table:table-cell office:value-type="float" office:value="19.733000000000001" table:style-name="ce3">
            <text:p>19.733</text:p>
          </table:table-cell>
          <table:table-cell office:value-type="float" office:value="22.672999999999998" table:style-name="ce3">
            <text:p>22.673</text:p>
          </table:table-cell>
          <table:table-cell office:value-type="float" office:value="26.04" table:style-name="ce3">
            <text:p>26.04</text:p>
          </table:table-cell>
          <table:table-cell office:value-type="float" office:value="27.576000000000001" table:style-name="ce3">
            <text:p>27.576</text:p>
          </table:table-cell>
          <table:table-cell office:value-type="float" office:value="27.632999999999999" table:style-name="ce3">
            <text:p>27.633</text:p>
          </table:table-cell>
          <table:table-cell office:value-type="float" office:value="27.779" table:style-name="ce3">
            <text:p>27.779</text:p>
          </table:table-cell>
          <table:table-cell office:value-type="float" office:value="27.021000000000001" table:style-name="ce3">
            <text:p>27.021</text:p>
          </table:table-cell>
          <table:table-cell office:value-type="float" office:value="26.503" table:style-name="ce3">
            <text:p>26.503</text:p>
          </table:table-cell>
          <table:table-cell office:value-type="float" office:value="26.829000000000001" table:style-name="ce3">
            <text:p>26.829</text:p>
          </table:table-cell>
          <table:table-cell office:value-type="float" office:value="26.681999999999999" table:style-name="ce3">
            <text:p>26.682</text:p>
          </table:table-cell>
          <table:table-cell office:value-type="float" office:value="26.844000000000001" table:style-name="ce3">
            <text:p>26.844</text:p>
          </table:table-cell>
          <table:table-cell office:value-type="float" office:value="27.556999999999999" table:style-name="ce3">
            <text:p>27.557</text:p>
          </table:table-cell>
          <table:table-cell office:value-type="float" office:value="29.707000000000001" table:style-name="ce3">
            <text:p>29.707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40999999999999" table:style-name="ce3">
            <text:p>30.441</text:p>
          </table:table-cell>
          <table:table-cell office:value-type="float" office:value="29.141999999999999" table:style-name="ce3">
            <text:p>29.142</text:p>
          </table:table-cell>
          <table:table-cell office:value-type="float" office:value="26.794" table:style-name="ce3">
            <text:p>26.794</text:p>
          </table:table-cell>
          <table:table-cell office:value-type="float" office:value="23.61" table:style-name="ce3">
            <text:p>23.61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154" table:style-name="ce3">
            <text:p>25.154</text:p>
          </table:table-cell>
          <table:table-cell office:value-type="float" office:value="23.329000000000001" table:style-name="ce3">
            <text:p>23.329</text:p>
          </table:table-cell>
          <table:table-cell office:value-type="float" office:value="22.32" table:style-name="ce3">
            <text:p>22.32</text:p>
          </table:table-cell>
          <table:table-cell office:value-type="float" office:value="21.806999999999999" table:style-name="ce3">
            <text:p>21.807</text:p>
          </table:table-cell>
          <table:table-cell office:value-type="float" office:value="21.763000000000002" table:style-name="ce3">
            <text:p>21.763</text:p>
          </table:table-cell>
          <table:table-cell office:value-type="float" office:value="22.097999999999999" table:style-name="ce3">
            <text:p>22.098</text:p>
          </table:table-cell>
          <table:table-cell office:value-type="float" office:value="23.815000000000001" table:style-name="ce3">
            <text:p>23.815</text:p>
          </table:table-cell>
          <table:table-cell office:value-type="float" office:value="27.364000000000001" table:style-name="ce3">
            <text:p>27.364</text:p>
          </table:table-cell>
          <table:table-cell office:value-type="float" office:value="31.428000000000001" table:style-name="ce3">
            <text:p>31.428</text:p>
          </table:table-cell>
          <table:table-cell office:value-type="float" office:value="33.281999999999996" table:style-name="ce3">
            <text:p>33.282</text:p>
          </table:table-cell>
          <table:table-cell office:value-type="float" office:value="33.35" table:style-name="ce3">
            <text:p>33.35</text:p>
          </table:table-cell>
          <table:table-cell office:value-type="float" office:value="33.527000000000001" table:style-name="ce3">
            <text:p>33.527</text:p>
          </table:table-cell>
          <table:table-cell office:value-type="float" office:value="32.612000000000002" table:style-name="ce3">
            <text:p>32.612</text:p>
          </table:table-cell>
          <table:table-cell office:value-type="float" office:value="31.986000000000001" table:style-name="ce3">
            <text:p>31.986</text:p>
          </table:table-cell>
          <table:table-cell office:value-type="float" office:value="32.380000000000003" table:style-name="ce3">
            <text:p>32.38</text:p>
          </table:table-cell>
          <table:table-cell office:value-type="float" office:value="32.203000000000003" table:style-name="ce3">
            <text:p>32.203</text:p>
          </table:table-cell>
          <table:table-cell office:value-type="float" office:value="32.398000000000003" table:style-name="ce3">
            <text:p>32.398</text:p>
          </table:table-cell>
          <table:table-cell office:value-type="float" office:value="33.259" table:style-name="ce3">
            <text:p>33.259</text:p>
          </table:table-cell>
          <table:table-cell office:value-type="float" office:value="35.853000000000002" table:style-name="ce3">
            <text:p>35.853</text:p>
          </table:table-cell>
          <table:table-cell office:value-type="float" office:value="36.838999999999999" table:style-name="ce3">
            <text:p>36.839</text:p>
          </table:table-cell>
          <table:table-cell office:value-type="float" office:value="36.738999999999997" table:style-name="ce3">
            <text:p>36.739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2.338000000000001" table:style-name="ce3">
            <text:p>32.338</text:p>
          </table:table-cell>
          <table:table-cell office:value-type="float" office:value="28.495000000000001" table:style-name="ce3">
            <text:p>28.49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.875999999999999" table:style-name="ce3">
            <text:p>10.876</text:p>
          </table:table-cell>
          <table:table-cell office:value-type="float" office:value="10.086" table:style-name="ce3">
            <text:p>10.086</text:p>
          </table:table-cell>
          <table:table-cell office:value-type="float" office:value="9.65" table:style-name="ce3">
            <text:p>9.65</text:p>
          </table:table-cell>
          <table:table-cell office:value-type="float" office:value="9.4280000000000008" table:style-name="ce3">
            <text:p>9.428</text:p>
          </table:table-cell>
          <table:table-cell office:value-type="float" office:value="9.41" table:style-name="ce3">
            <text:p>9.41</text:p>
          </table:table-cell>
          <table:table-cell office:value-type="float" office:value="9.5540000000000003" table:style-name="ce3">
            <text:p>9.554</text:p>
          </table:table-cell>
          <table:table-cell office:value-type="float" office:value="10.297000000000001" table:style-name="ce3">
            <text:p>10.297</text:p>
          </table:table-cell>
          <table:table-cell office:value-type="float" office:value="11.831" table:style-name="ce3">
            <text:p>11.831</text:p>
          </table:table-cell>
          <table:table-cell office:value-type="float" office:value="13.587999999999999" table:style-name="ce3">
            <text:p>13.588</text:p>
          </table:table-cell>
          <table:table-cell office:value-type="float" office:value="14.39" table:style-name="ce3">
            <text:p>14.39</text:p>
          </table:table-cell>
          <table:table-cell office:value-type="float" office:value="14.419" table:style-name="ce3">
            <text:p>14.419</text:p>
          </table:table-cell>
          <table:table-cell office:value-type="float" office:value="14.496" table:style-name="ce3">
            <text:p>14.496</text:p>
          </table:table-cell>
          <table:table-cell office:value-type="float" office:value="14.1" table:style-name="ce3">
            <text:p>14.1</text:p>
          </table:table-cell>
          <table:table-cell office:value-type="float" office:value="13.83" table:style-name="ce3">
            <text:p>13.83</text:p>
          </table:table-cell>
          <table:table-cell office:value-type="float" office:value="14" table:style-name="ce3">
            <text:p>14</text:p>
          </table:table-cell>
          <table:table-cell office:value-type="float" office:value="13.923" table:style-name="ce3">
            <text:p>13.923</text:p>
          </table:table-cell>
          <table:table-cell office:value-type="float" office:value="14.007" table:style-name="ce3">
            <text:p>14.007</text:p>
          </table:table-cell>
          <table:table-cell office:value-type="float" office:value="14.38" table:style-name="ce3">
            <text:p>14.38</text:p>
          </table:table-cell>
          <table:table-cell office:value-type="float" office:value="15.500999999999999" table:style-name="ce3">
            <text:p>15.501</text:p>
          </table:table-cell>
          <table:table-cell office:value-type="float" office:value="15.928000000000001" table:style-name="ce3">
            <text:p>15.928</text:p>
          </table:table-cell>
          <table:table-cell office:value-type="float" office:value="15.885" table:style-name="ce3">
            <text:p>15.885</text:p>
          </table:table-cell>
          <table:table-cell office:value-type="float" office:value="15.207000000000001" table:style-name="ce3">
            <text:p>15.207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2.32" table:style-name="ce3">
            <text:p>12.32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80300000000000005" table:style-name="ce3">
            <text:p>0.803</text:p>
          </table:table-cell>
          <table:table-cell office:value-type="float" office:value="0.745" table:style-name="ce3">
            <text:p>0.745</text:p>
          </table:table-cell>
          <table:table-cell office:value-type="float" office:value="0.71299999999999997" table:style-name="ce3">
            <text:p>0.713</text:p>
          </table:table-cell>
          <table:table-cell office:value-type="float" office:value="0.69699999999999995" table:style-name="ce3">
            <text:p>0.697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0599999999999996" table:style-name="ce3">
            <text:p>0.706</text:p>
          </table:table-cell>
          <table:table-cell office:value-type="float" office:value="0.76100000000000001" table:style-name="ce3">
            <text:p>0.761</text:p>
          </table:table-cell>
          <table:table-cell office:value-type="float" office:value="0.874" table:style-name="ce3">
            <text:p>0.874</text:p>
          </table:table-cell>
          <table:table-cell office:value-type="float" office:value="1.004" table:style-name="ce3">
            <text:p>1.004</text:p>
          </table:table-cell>
          <table:table-cell office:value-type="float" office:value="1.0629999999999999" table:style-name="ce3">
            <text:p>1.063</text:p>
          </table:table-cell>
          <table:table-cell office:value-type="float" office:value="1.0649999999999999" table:style-name="ce3">
            <text:p>1.065</text:p>
          </table:table-cell>
          <table:table-cell office:value-type="float" office:value="1.071" table:style-name="ce3">
            <text:p>1.071</text:p>
          </table:table-cell>
          <table:table-cell office:value-type="float" office:value="1.042" table:style-name="ce3">
            <text:p>1.042</text:p>
          </table:table-cell>
          <table:table-cell office:value-type="float" office:value="1.022" table:style-name="ce3">
            <text:p>1.022</text:p>
          </table:table-cell>
          <table:table-cell office:value-type="float" office:value="1.034" table:style-name="ce3">
            <text:p>1.034</text:p>
          </table:table-cell>
          <table:table-cell office:value-type="float" office:value="1.0289999999999999" table:style-name="ce3">
            <text:p>1.029</text:p>
          </table:table-cell>
          <table:table-cell office:value-type="float" office:value="1.0349999999999999" table:style-name="ce3">
            <text:p>1.035</text:p>
          </table:table-cell>
          <table:table-cell office:value-type="float" office:value="1.0620000000000001" table:style-name="ce3">
            <text:p>1.062</text:p>
          </table:table-cell>
          <table:table-cell office:value-type="float" office:value="1.145" table:style-name="ce3">
            <text:p>1.145</text:p>
          </table:table-cell>
          <table:table-cell office:value-type="float" office:value="1.177" table:style-name="ce3">
            <text:p>1.177</text:p>
          </table:table-cell>
          <table:table-cell office:value-type="float" office:value="1.173" table:style-name="ce3">
            <text:p>1.173</text:p>
          </table:table-cell>
          <table:table-cell office:value-type="float" office:value="1.123" table:style-name="ce3">
            <text:p>1.123</text:p>
          </table:table-cell>
          <table:table-cell office:value-type="float" office:value="1.0329999999999999" table:style-name="ce3">
            <text:p>1.033</text:p>
          </table:table-cell>
          <table:table-cell office:value-type="float" office:value="0.91" table:style-name="ce3">
            <text:p>0.91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.6340000000000003" table:style-name="ce3">
            <text:p>9.634</text:p>
          </table:table-cell>
          <table:table-cell office:value-type="float" office:value="8.9339999999999993" table:style-name="ce3">
            <text:p>8.934</text:p>
          </table:table-cell>
          <table:table-cell office:value-type="float" office:value="8.548" table:style-name="ce3">
            <text:p>8.548</text:p>
          </table:table-cell>
          <table:table-cell office:value-type="float" office:value="8.3520000000000003" table:style-name="ce3">
            <text:p>8.352</text:p>
          </table:table-cell>
          <table:table-cell office:value-type="float" office:value="8.3350000000000009" table:style-name="ce3">
            <text:p>8.335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9.1210000000000004" table:style-name="ce3">
            <text:p>9.121</text:p>
          </table:table-cell>
          <table:table-cell office:value-type="float" office:value="10.48" table:style-name="ce3">
            <text:p>10.48</text:p>
          </table:table-cell>
          <table:table-cell office:value-type="float" office:value="12.036" table:style-name="ce3">
            <text:p>12.036</text:p>
          </table:table-cell>
          <table:table-cell office:value-type="float" office:value="12.746" table:style-name="ce3">
            <text:p>12.746</text:p>
          </table:table-cell>
          <table:table-cell office:value-type="float" office:value="12.772" table:style-name="ce3">
            <text:p>12.772</text:p>
          </table:table-cell>
          <table:table-cell office:value-type="float" office:value="12.84" table:style-name="ce3">
            <text:p>12.84</text:p>
          </table:table-cell>
          <table:table-cell office:value-type="float" office:value="12.489000000000001" table:style-name="ce3">
            <text:p>12.489</text:p>
          </table:table-cell>
          <table:table-cell office:value-type="float" office:value="12.25" table:style-name="ce3">
            <text:p>12.25</text:p>
          </table:table-cell>
          <table:table-cell office:value-type="float" office:value="12.401" table:style-name="ce3">
            <text:p>12.401</text:p>
          </table:table-cell>
          <table:table-cell office:value-type="float" office:value="12.333" table:style-name="ce3">
            <text:p>12.333</text:p>
          </table:table-cell>
          <table:table-cell office:value-type="float" office:value="12.407999999999999" table:style-name="ce3">
            <text:p>12.408</text:p>
          </table:table-cell>
          <table:table-cell office:value-type="float" office:value="12.737" table:style-name="ce3">
            <text:p>12.737</text:p>
          </table:table-cell>
          <table:table-cell office:value-type="float" office:value="13.731" table:style-name="ce3">
            <text:p>13.731</text:p>
          </table:table-cell>
          <table:table-cell office:value-type="float" office:value="14.108000000000001" table:style-name="ce3">
            <text:p>14.108</text:p>
          </table:table-cell>
          <table:table-cell office:value-type="float" office:value="14.07" table:style-name="ce3">
            <text:p>14.07</text:p>
          </table:table-cell>
          <table:table-cell office:value-type="float" office:value="13.47" table:style-name="ce3">
            <text:p>13.47</text:p>
          </table:table-cell>
          <table:table-cell office:value-type="float" office:value="12.385" table:style-name="ce3">
            <text:p>12.385</text:p>
          </table:table-cell>
          <table:table-cell office:value-type="float" office:value="10.913" table:style-name="ce3">
            <text:p>10.913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.391" table:style-name="ce3">
            <text:p>13.391</text:p>
          </table:table-cell>
          <table:table-cell office:value-type="float" office:value="12.419" table:style-name="ce3">
            <text:p>12.419</text:p>
          </table:table-cell>
          <table:table-cell office:value-type="float" office:value="11.882999999999999" table:style-name="ce3">
            <text:p>11.883</text:p>
          </table:table-cell>
          <table:table-cell office:value-type="float" office:value="11.609" table:style-name="ce3">
            <text:p>11.609</text:p>
          </table:table-cell>
          <table:table-cell office:value-type="float" office:value="11.586" table:style-name="ce3">
            <text:p>11.586</text:p>
          </table:table-cell>
          <table:table-cell office:value-type="float" office:value="11.763999999999999" table:style-name="ce3">
            <text:p>11.76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4.568" table:style-name="ce3">
            <text:p>14.568</text:p>
          </table:table-cell>
          <table:table-cell office:value-type="float" office:value="16.731000000000002" table:style-name="ce3">
            <text:p>16.731</text:p>
          </table:table-cell>
          <table:table-cell office:value-type="float" office:value="17.718" table:style-name="ce3">
            <text:p>17.718</text:p>
          </table:table-cell>
          <table:table-cell office:value-type="float" office:value="17.754000000000001" table:style-name="ce3">
            <text:p>17.754</text:p>
          </table:table-cell>
          <table:table-cell office:value-type="float" office:value="17.847999999999999" table:style-name="ce3">
            <text:p>17.848</text:p>
          </table:table-cell>
          <table:table-cell office:value-type="float" office:value="17.361000000000001" table:style-name="ce3">
            <text:p>17.361</text:p>
          </table:table-cell>
          <table:table-cell office:value-type="float" office:value="17.027999999999999" table:style-name="ce3">
            <text:p>17.028</text:p>
          </table:table-cell>
          <table:table-cell office:value-type="float" office:value="17.238" table:style-name="ce3">
            <text:p>17.238</text:p>
          </table:table-cell>
          <table:table-cell office:value-type="float" office:value="17.143999999999998" table:style-name="ce3">
            <text:p>17.144</text:p>
          </table:table-cell>
          <table:table-cell office:value-type="float" office:value="17.247" table:style-name="ce3">
            <text:p>17.247</text:p>
          </table:table-cell>
          <table:table-cell office:value-type="float" office:value="17.706" table:style-name="ce3">
            <text:p>17.706</text:p>
          </table:table-cell>
          <table:table-cell office:value-type="float" office:value="19.087" table:style-name="ce3">
            <text:p>19.087</text:p>
          </table:table-cell>
          <table:table-cell office:value-type="float" office:value="19.611999999999998" table:style-name="ce3">
            <text:p>19.612</text:p>
          </table:table-cell>
          <table:table-cell office:value-type="float" office:value="19.559000000000001" table:style-name="ce3">
            <text:p>19.559</text:p>
          </table:table-cell>
          <table:table-cell office:value-type="float" office:value="18.724" table:style-name="ce3">
            <text:p>18.724</text:p>
          </table:table-cell>
          <table:table-cell office:value-type="float" office:value="17.215" table:style-name="ce3">
            <text:p>17.215</text:p>
          </table:table-cell>
          <table:table-cell office:value-type="float" office:value="15.169" table:style-name="ce3">
            <text:p>15.169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8.5879999999999992" table:style-name="ce3">
            <text:p>8.588</text:p>
          </table:table-cell>
          <table:table-cell office:value-type="float" office:value="7.9649999999999999" table:style-name="ce3">
            <text:p>7.965</text:p>
          </table:table-cell>
          <table:table-cell office:value-type="float" office:value="7.62" table:style-name="ce3">
            <text:p>7.62</text:p>
          </table:table-cell>
          <table:table-cell office:value-type="float" office:value="7.4450000000000003" table:style-name="ce3">
            <text:p>7.445</text:p>
          </table:table-cell>
          <table:table-cell office:value-type="float" office:value="7.43" table:style-name="ce3">
            <text:p>7.4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8.1310000000000002" table:style-name="ce3">
            <text:p>8.131</text:p>
          </table:table-cell>
          <table:table-cell office:value-type="float" office:value="9.3420000000000005" table:style-name="ce3">
            <text:p>9.342</text:p>
          </table:table-cell>
          <table:table-cell office:value-type="float" office:value="10.73" table:style-name="ce3">
            <text:p>10.73</text:p>
          </table:table-cell>
          <table:table-cell office:value-type="float" office:value="11.363" table:style-name="ce3">
            <text:p>11.363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446" table:style-name="ce3">
            <text:p>11.446</text:p>
          </table:table-cell>
          <table:table-cell office:value-type="float" office:value="11.134" table:style-name="ce3">
            <text:p>11.134</text:p>
          </table:table-cell>
          <table:table-cell office:value-type="float" office:value="10.92" table:style-name="ce3">
            <text:p>10.92</text:p>
          </table:table-cell>
          <table:table-cell office:value-type="float" office:value="11.055" table:style-name="ce3">
            <text:p>11.055</text:p>
          </table:table-cell>
          <table:table-cell office:value-type="float" office:value="10.994" table:style-name="ce3">
            <text:p>10.994</text:p>
          </table:table-cell>
          <table:table-cell office:value-type="float" office:value="11.061" table:style-name="ce3">
            <text:p>11.061</text:p>
          </table:table-cell>
          <table:table-cell office:value-type="float" office:value="11.355" table:style-name="ce3">
            <text:p>11.355</text:p>
          </table:table-cell>
          <table:table-cell office:value-type="float" office:value="12.241" table:style-name="ce3">
            <text:p>12.241</text:p>
          </table:table-cell>
          <table:table-cell office:value-type="float" office:value="12.577" table:style-name="ce3">
            <text:p>12.577</text:p>
          </table:table-cell>
          <table:table-cell office:value-type="float" office:value="12.542999999999999" table:style-name="ce3">
            <text:p>12.543</text:p>
          </table:table-cell>
          <table:table-cell office:value-type="float" office:value="12.007999999999999" table:style-name="ce3">
            <text:p>12.008</text:p>
          </table:table-cell>
          <table:table-cell office:value-type="float" office:value="11.04" table:style-name="ce3">
            <text:p>11.04</text:p>
          </table:table-cell>
          <table:table-cell office:value-type="float" office:value="9.7279999999999998" table:style-name="ce3">
            <text:p>9.728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6.564" table:style-name="ce3">
            <text:p>16.564</text:p>
          </table:table-cell>
          <table:table-cell office:value-type="float" office:value="15.361000000000001" table:style-name="ce3">
            <text:p>15.361</text:p>
          </table:table-cell>
          <table:table-cell office:value-type="float" office:value="14.698" table:style-name="ce3">
            <text:p>14.698</text:p>
          </table:table-cell>
          <table:table-cell office:value-type="float" office:value="14.36" table:style-name="ce3">
            <text:p>14.36</text:p>
          </table:table-cell>
          <table:table-cell office:value-type="float" office:value="14.331" table:style-name="ce3">
            <text:p>14.331</text:p>
          </table:table-cell>
          <table:table-cell office:value-type="float" office:value="14.551" table:style-name="ce3">
            <text:p>14.551</text:p>
          </table:table-cell>
          <table:table-cell office:value-type="float" office:value="15.682" table:style-name="ce3">
            <text:p>15.682</text:p>
          </table:table-cell>
          <table:table-cell office:value-type="float" office:value="18.018999999999998" table:style-name="ce3">
            <text:p>18.019</text:p>
          </table:table-cell>
          <table:table-cell office:value-type="float" office:value="20.695" table:style-name="ce3">
            <text:p>20.695</text:p>
          </table:table-cell>
          <table:table-cell office:value-type="float" office:value="21.914999999999999" table:style-name="ce3">
            <text:p>21.915</text:p>
          </table:table-cell>
          <table:table-cell office:value-type="float" office:value="21.96" table:style-name="ce3">
            <text:p>21.96</text:p>
          </table:table-cell>
          <table:table-cell office:value-type="float" office:value="22.077000000000002" table:style-name="ce3">
            <text:p>22.077</text:p>
          </table:table-cell>
          <table:table-cell office:value-type="float" office:value="21.474" table:style-name="ce3">
            <text:p>21.474</text:p>
          </table:table-cell>
          <table:table-cell office:value-type="float" office:value="21.062000000000001" table:style-name="ce3">
            <text:p>21.062</text:p>
          </table:table-cell>
          <table:table-cell office:value-type="float" office:value="21.321000000000002" table:style-name="ce3">
            <text:p>21.321</text:p>
          </table:table-cell>
          <table:table-cell office:value-type="float" office:value="21.204999999999998" table:style-name="ce3">
            <text:p>21.205</text:p>
          </table:table-cell>
          <table:table-cell office:value-type="float" office:value="21.332999999999998" table:style-name="ce3">
            <text:p>21.333</text:p>
          </table:table-cell>
          <table:table-cell office:value-type="float" office:value="21.9" table:style-name="ce3">
            <text:p>21.9</text:p>
          </table:table-cell>
          <table:table-cell office:value-type="float" office:value="23.609000000000002" table:style-name="ce3">
            <text:p>23.609</text:p>
          </table:table-cell>
          <table:table-cell office:value-type="float" office:value="24.257999999999999" table:style-name="ce3">
            <text:p>24.258</text:p>
          </table:table-cell>
          <table:table-cell office:value-type="float" office:value="24.192" table:style-name="ce3">
            <text:p>24.192</text:p>
          </table:table-cell>
          <table:table-cell office:value-type="float" office:value="23.16" table:style-name="ce3">
            <text:p>23.16</text:p>
          </table:table-cell>
          <table:table-cell office:value-type="float" office:value="21.294" table:style-name="ce3">
            <text:p>21.294</text:p>
          </table:table-cell>
          <table:table-cell office:value-type="float" office:value="18.763000000000002" table:style-name="ce3">
            <text:p>18.763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.2789999999999999" table:style-name="ce3">
            <text:p>9.279</text:p>
          </table:table-cell>
          <table:table-cell office:value-type="float" office:value="8.6050000000000004" table:style-name="ce3">
            <text:p>8.605</text:p>
          </table:table-cell>
          <table:table-cell office:value-type="float" office:value="8.2330000000000005" table:style-name="ce3">
            <text:p>8.233</text:p>
          </table:table-cell>
          <table:table-cell office:value-type="float" office:value="8.0440000000000005" table:style-name="ce3">
            <text:p>8.044</text:p>
          </table:table-cell>
          <table:table-cell office:value-type="float" office:value="8.0280000000000005" table:style-name="ce3">
            <text:p>8.028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7850000000000001" table:style-name="ce3">
            <text:p>8.785</text:p>
          </table:table-cell>
          <table:table-cell office:value-type="float" office:value="10.093999999999999" table:style-name="ce3">
            <text:p>10.094</text:p>
          </table:table-cell>
          <table:table-cell office:value-type="float" office:value="11.593" table:style-name="ce3">
            <text:p>11.593</text:p>
          </table:table-cell>
          <table:table-cell office:value-type="float" office:value="12.276999999999999" table:style-name="ce3">
            <text:p>12.277</text:p>
          </table:table-cell>
          <table:table-cell office:value-type="float" office:value="12.302" table:style-name="ce3">
            <text:p>12.302</text:p>
          </table:table-cell>
          <table:table-cell office:value-type="float" office:value="12.367000000000001" table:style-name="ce3">
            <text:p>12.367</text:p>
          </table:table-cell>
          <table:table-cell office:value-type="float" office:value="12.029" table:style-name="ce3">
            <text:p>12.029</text:p>
          </table:table-cell>
          <table:table-cell office:value-type="float" office:value="11.798999999999999" table:style-name="ce3">
            <text:p>11.799</text:p>
          </table:table-cell>
          <table:table-cell office:value-type="float" office:value="11.944000000000001" table:style-name="ce3">
            <text:p>11.944</text:p>
          </table:table-cell>
          <table:table-cell office:value-type="float" office:value="11.879" table:style-name="ce3">
            <text:p>11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2.268000000000001" table:style-name="ce3">
            <text:p>12.268</text:p>
          </table:table-cell>
          <table:table-cell office:value-type="float" office:value="13.225" table:style-name="ce3">
            <text:p>13.225</text:p>
          </table:table-cell>
          <table:table-cell office:value-type="float" office:value="13.589" table:style-name="ce3">
            <text:p>13.589</text:p>
          </table:table-cell>
          <table:table-cell office:value-type="float" office:value="13.552" table:style-name="ce3">
            <text:p>13.552</text:p>
          </table:table-cell>
          <table:table-cell office:value-type="float" office:value="12.974" table:style-name="ce3">
            <text:p>12.974</text:p>
          </table:table-cell>
          <table:table-cell office:value-type="float" office:value="11.928000000000001" table:style-name="ce3">
            <text:p>11.928</text:p>
          </table:table-cell>
          <table:table-cell office:value-type="float" office:value="10.510999999999999" table:style-name="ce3">
            <text:p>10.511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.3949999999999996" table:style-name="ce3">
            <text:p>9.395</text:p>
          </table:table-cell>
          <table:table-cell office:value-type="float" office:value="8.7129999999999992" table:style-name="ce3">
            <text:p>8.713</text:p>
          </table:table-cell>
          <table:table-cell office:value-type="float" office:value="8.3369999999999997" table:style-name="ce3">
            <text:p>8.337</text:p>
          </table:table-cell>
          <table:table-cell office:value-type="float" office:value="8.1449999999999996" table:style-name="ce3">
            <text:p>8.145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8.2539999999999996" table:style-name="ce3">
            <text:p>8.254</text:p>
          </table:table-cell>
          <table:table-cell office:value-type="float" office:value="8.8949999999999996" table:style-name="ce3">
            <text:p>8.895</text:p>
          </table:table-cell>
          <table:table-cell office:value-type="float" office:value="10.221" table:style-name="ce3">
            <text:p>10.221</text:p>
          </table:table-cell>
          <table:table-cell office:value-type="float" office:value="11.739000000000001" table:style-name="ce3">
            <text:p>11.739</text:p>
          </table:table-cell>
          <table:table-cell office:value-type="float" office:value="12.430999999999999" table:style-name="ce3">
            <text:p>12.431</text:p>
          </table:table-cell>
          <table:table-cell office:value-type="float" office:value="12.457000000000001" table:style-name="ce3">
            <text:p>12.457</text:p>
          </table:table-cell>
          <table:table-cell office:value-type="float" office:value="12.523" table:style-name="ce3">
            <text:p>12.523</text:p>
          </table:table-cell>
          <table:table-cell office:value-type="float" office:value="12.180999999999999" table:style-name="ce3">
            <text:p>12.181</text:p>
          </table:table-cell>
          <table:table-cell office:value-type="float" office:value="11.946999999999999" table:style-name="ce3">
            <text:p>11.947</text:p>
          </table:table-cell>
          <table:table-cell office:value-type="float" office:value="12.093999999999999" table:style-name="ce3">
            <text:p>12.094</text:p>
          </table:table-cell>
          <table:table-cell office:value-type="float" office:value="12.028" table:style-name="ce3">
            <text:p>12.028</text:p>
          </table:table-cell>
          <table:table-cell office:value-type="float" office:value="12.101000000000001" table:style-name="ce3">
            <text:p>12.101</text:p>
          </table:table-cell>
          <table:table-cell office:value-type="float" office:value="12.423" table:style-name="ce3">
            <text:p>12.423</text:p>
          </table:table-cell>
          <table:table-cell office:value-type="float" office:value="13.391999999999999" table:style-name="ce3">
            <text:p>13.392</text:p>
          </table:table-cell>
          <table:table-cell office:value-type="float" office:value="13.76" table:style-name="ce3">
            <text:p>13.76</text:p>
          </table:table-cell>
          <table:table-cell office:value-type="float" office:value="13.723000000000001" table:style-name="ce3">
            <text:p>13.723</text:p>
          </table:table-cell>
          <table:table-cell office:value-type="float" office:value="13.137" table:style-name="ce3">
            <text:p>13.137</text:p>
          </table:table-cell>
          <table:table-cell office:value-type="float" office:value="12.079000000000001" table:style-name="ce3">
            <text:p>12.079</text:p>
          </table:table-cell>
          <table:table-cell office:value-type="float" office:value="10.643000000000001" table:style-name="ce3">
            <text:p>10.643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1.561999999999999" table:style-name="ce3">
            <text:p>11.562</text:p>
          </table:table-cell>
          <table:table-cell office:value-type="float" office:value="10.723000000000001" table:style-name="ce3">
            <text:p>10.723</text:p>
          </table:table-cell>
          <table:table-cell office:value-type="float" office:value="10.259" table:style-name="ce3">
            <text:p>10.259</text:p>
          </table:table-cell>
          <table:table-cell office:value-type="float" office:value="10.023" table:style-name="ce3">
            <text:p>10.023</text:p>
          </table:table-cell>
          <table:table-cell office:value-type="float" office:value="10.003" table:style-name="ce3">
            <text:p>10.003</text:p>
          </table:table-cell>
          <table:table-cell office:value-type="float" office:value="10.157" table:style-name="ce3">
            <text:p>10.157</text:p>
          </table:table-cell>
          <table:table-cell office:value-type="float" office:value="10.946" table:style-name="ce3">
            <text:p>10.946</text:p>
          </table:table-cell>
          <table:table-cell office:value-type="float" office:value="12.577999999999999" table:style-name="ce3">
            <text:p>12.578</text:p>
          </table:table-cell>
          <table:table-cell office:value-type="float" office:value="14.445" table:style-name="ce3">
            <text:p>14.445</text:p>
          </table:table-cell>
          <table:table-cell office:value-type="float" office:value="15.298" table:style-name="ce3">
            <text:p>15.298</text:p>
          </table:table-cell>
          <table:table-cell office:value-type="float" office:value="15.329000000000001" table:style-name="ce3">
            <text:p>15.329</text:p>
          </table:table-cell>
          <table:table-cell office:value-type="float" office:value="15.41" table:style-name="ce3">
            <text:p>15.41</text:p>
          </table:table-cell>
          <table:table-cell office:value-type="float" office:value="14.99" table:style-name="ce3">
            <text:p>14.99</text:p>
          </table:table-cell>
          <table:table-cell office:value-type="float" office:value="14.702" table:style-name="ce3">
            <text:p>14.702</text:p>
          </table:table-cell>
          <table:table-cell office:value-type="float" office:value="14.882999999999999" table:style-name="ce3">
            <text:p>14.883</text:p>
          </table:table-cell>
          <table:table-cell office:value-type="float" office:value="14.802" table:style-name="ce3">
            <text:p>14.802</text:p>
          </table:table-cell>
          <table:table-cell office:value-type="float" office:value="14.891" table:style-name="ce3">
            <text:p>14.891</text:p>
          </table:table-cell>
          <table:table-cell office:value-type="float" office:value="15.287000000000001" table:style-name="ce3">
            <text:p>15.287</text:p>
          </table:table-cell>
          <table:table-cell office:value-type="float" office:value="16.48" table:style-name="ce3">
            <text:p>16.48</text:p>
          </table:table-cell>
          <table:table-cell office:value-type="float" office:value="16.933" table:style-name="ce3">
            <text:p>16.933</text:p>
          </table:table-cell>
          <table:table-cell office:value-type="float" office:value="16.887" table:style-name="ce3">
            <text:p>16.887</text:p>
          </table:table-cell>
          <table:table-cell office:value-type="float" office:value="16.166" table:style-name="ce3">
            <text:p>16.166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3.097" table:style-name="ce3">
            <text:p>13.097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6.3719999999999999" table:style-name="ce3">
            <text:p>6.372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5.6539999999999999" table:style-name="ce3">
            <text:p>5.654</text:p>
          </table:table-cell>
          <table:table-cell office:value-type="float" office:value="5.524" table:style-name="ce3">
            <text:p>5.524</text:p>
          </table:table-cell>
          <table:table-cell office:value-type="float" office:value="5.5129999999999999" table:style-name="ce3">
            <text:p>5.513</text:p>
          </table:table-cell>
          <table:table-cell office:value-type="float" office:value="5.5979999999999999" table:style-name="ce3">
            <text:p>5.598</text:p>
          </table:table-cell>
          <table:table-cell office:value-type="float" office:value="6.0330000000000004" table:style-name="ce3">
            <text:p>6.033</text:p>
          </table:table-cell>
          <table:table-cell office:value-type="float" office:value="6.9320000000000004" table:style-name="ce3">
            <text:p>6.932</text:p>
          </table:table-cell>
          <table:table-cell office:value-type="float" office:value="7.9610000000000003" table:style-name="ce3">
            <text:p>7.961</text:p>
          </table:table-cell>
          <table:table-cell office:value-type="float" office:value="8.43" table:style-name="ce3">
            <text:p>8.43</text:p>
          </table:table-cell>
          <table:table-cell office:value-type="float" office:value="8.4480000000000004" table:style-name="ce3">
            <text:p>8.448</text:p>
          </table:table-cell>
          <table:table-cell office:value-type="float" office:value="8.4930000000000003" table:style-name="ce3">
            <text:p>8.493</text:p>
          </table:table-cell>
          <table:table-cell office:value-type="float" office:value="8.2609999999999992" table:style-name="ce3">
            <text:p>8.261</text:p>
          </table:table-cell>
          <table:table-cell office:value-type="float" office:value="8.1020000000000003" table:style-name="ce3">
            <text:p>8.102</text:p>
          </table:table-cell>
          <table:table-cell office:value-type="float" office:value="8.202" table:style-name="ce3">
            <text:p>8.202</text:p>
          </table:table-cell>
          <table:table-cell office:value-type="float" office:value="8.157" table:style-name="ce3">
            <text:p>8.157</text:p>
          </table:table-cell>
          <table:table-cell office:value-type="float" office:value="8.2070000000000007" table:style-name="ce3">
            <text:p>8.207</text:p>
          </table:table-cell>
          <table:table-cell office:value-type="float" office:value="8.4250000000000007" table:style-name="ce3">
            <text:p>8.425</text:p>
          </table:table-cell>
          <table:table-cell office:value-type="float" office:value="9.0820000000000007" table:style-name="ce3">
            <text:p>9.082</text:p>
          </table:table-cell>
          <table:table-cell office:value-type="float" office:value="9.3320000000000007" table:style-name="ce3">
            <text:p>9.332</text:p>
          </table:table-cell>
          <table:table-cell office:value-type="float" office:value="9.3059999999999992" table:style-name="ce3">
            <text:p>9.306</text:p>
          </table:table-cell>
          <table:table-cell office:value-type="float" office:value="8.9090000000000007" table:style-name="ce3">
            <text:p>8.909</text:p>
          </table:table-cell>
          <table:table-cell office:value-type="float" office:value="8.1910000000000007" table:style-name="ce3">
            <text:p>8.191</text:p>
          </table:table-cell>
          <table:table-cell office:value-type="float" office:value="7.218" table:style-name="ce3">
            <text:p>7.218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8.35" table:style-name="ce3">
            <text:p>8.35</text:p>
          </table:table-cell>
          <table:table-cell office:value-type="float" office:value="7.7439999999999998" table:style-name="ce3">
            <text:p>7.744</text:p>
          </table:table-cell>
          <table:table-cell office:value-type="float" office:value="7.4089999999999998" table:style-name="ce3">
            <text:p>7.409</text:p>
          </table:table-cell>
          <table:table-cell office:value-type="float" office:value="7.2389999999999999" table:style-name="ce3">
            <text:p>7.239</text:p>
          </table:table-cell>
          <table:table-cell office:value-type="float" office:value="7.2240000000000002" table:style-name="ce3">
            <text:p>7.224</text:p>
          </table:table-cell>
          <table:table-cell office:value-type="float" office:value="7.335" table:style-name="ce3">
            <text:p>7.335</text:p>
          </table:table-cell>
          <table:table-cell office:value-type="float" office:value="7.9050000000000002" table:style-name="ce3">
            <text:p>7.905</text:p>
          </table:table-cell>
          <table:table-cell office:value-type="float" office:value="9.0830000000000002" table:style-name="ce3">
            <text:p>9.083</text:p>
          </table:table-cell>
          <table:table-cell office:value-type="float" office:value="10.432" table:style-name="ce3">
            <text:p>10.432</text:p>
          </table:table-cell>
          <table:table-cell office:value-type="float" office:value="11.048" table:style-name="ce3">
            <text:p>11.048</text:p>
          </table:table-cell>
          <table:table-cell office:value-type="float" office:value="11.07" table:style-name="ce3">
            <text:p>11.07</text:p>
          </table:table-cell>
          <table:table-cell office:value-type="float" office:value="11.129" table:style-name="ce3">
            <text:p>11.129</text:p>
          </table:table-cell>
          <table:table-cell office:value-type="float" office:value="10.824999999999999" table:style-name="ce3">
            <text:p>10.825</text:p>
          </table:table-cell>
          <table:table-cell office:value-type="float" office:value="10.618" table:style-name="ce3">
            <text:p>10.618</text:p>
          </table:table-cell>
          <table:table-cell office:value-type="float" office:value="10.747999999999999" table:style-name="ce3">
            <text:p>10.748</text:p>
          </table:table-cell>
          <table:table-cell office:value-type="float" office:value="10.69" table:style-name="ce3">
            <text:p>10.69</text:p>
          </table:table-cell>
          <table:table-cell office:value-type="float" office:value="10.754" table:style-name="ce3">
            <text:p>10.754</text:p>
          </table:table-cell>
          <table:table-cell office:value-type="float" office:value="11.04" table:style-name="ce3">
            <text:p>11.04</text:p>
          </table:table-cell>
          <table:table-cell office:value-type="float" office:value="11.901" table:style-name="ce3">
            <text:p>11.901</text:p>
          </table:table-cell>
          <table:table-cell office:value-type="float" office:value="12.228999999999999" table:style-name="ce3">
            <text:p>12.229</text:p>
          </table:table-cell>
          <table:table-cell office:value-type="float" office:value="12.195" table:style-name="ce3">
            <text:p>12.195</text:p>
          </table:table-cell>
          <table:table-cell office:value-type="float" office:value="11.675000000000001" table:style-name="ce3">
            <text:p>11.675</text:p>
          </table:table-cell>
          <table:table-cell office:value-type="float" office:value="10.734" table:style-name="ce3">
            <text:p>10.734</text:p>
          </table:table-cell>
          <table:table-cell office:value-type="float" office:value="9.4589999999999996" table:style-name="ce3">
            <text:p>9.459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0.101000000000001" table:style-name="ce3">
            <text:p>10.101</text:p>
          </table:table-cell>
          <table:table-cell office:value-type="float" office:value="9.3680000000000003" table:style-name="ce3">
            <text:p>9.368</text:p>
          </table:table-cell>
          <table:table-cell office:value-type="float" office:value="8.9629999999999992" table:style-name="ce3">
            <text:p>8.963</text:p>
          </table:table-cell>
          <table:table-cell office:value-type="float" office:value="8.7569999999999997" table:style-name="ce3">
            <text:p>8.757</text:p>
          </table:table-cell>
          <table:table-cell office:value-type="float" office:value="8.7390000000000008" table:style-name="ce3">
            <text:p>8.739</text:p>
          </table:table-cell>
          <table:table-cell office:value-type="float" office:value="8.8729999999999993" table:style-name="ce3">
            <text:p>8.87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10.988" table:style-name="ce3">
            <text:p>10.988</text:p>
          </table:table-cell>
          <table:table-cell office:value-type="float" office:value="12.62" table:style-name="ce3">
            <text:p>12.62</text:p>
          </table:table-cell>
          <table:table-cell office:value-type="float" office:value="13.364000000000001" table:style-name="ce3">
            <text:p>13.364</text:p>
          </table:table-cell>
          <table:table-cell office:value-type="float" office:value="13.391999999999999" table:style-name="ce3">
            <text:p>13.392</text:p>
          </table:table-cell>
          <table:table-cell office:value-type="float" office:value="13.462999999999999" table:style-name="ce3">
            <text:p>13.463</text:p>
          </table:table-cell>
          <table:table-cell office:value-type="float" office:value="13.095000000000001" table:style-name="ce3">
            <text:p>13.095</text:p>
          </table:table-cell>
          <table:table-cell office:value-type="float" office:value="12.843999999999999" table:style-name="ce3">
            <text:p>12.844</text:p>
          </table:table-cell>
          <table:table-cell office:value-type="float" office:value="13.002000000000001" table:style-name="ce3">
            <text:p>13.002</text:p>
          </table:table-cell>
          <table:table-cell office:value-type="float" office:value="12.930999999999999" table:style-name="ce3">
            <text:p>12.931</text:p>
          </table:table-cell>
          <table:table-cell office:value-type="float" office:value="13.01" table:style-name="ce3">
            <text:p>13.01</text:p>
          </table:table-cell>
          <table:table-cell office:value-type="float" office:value="13.355" table:style-name="ce3">
            <text:p>13.355</text:p>
          </table:table-cell>
          <table:table-cell office:value-type="float" office:value="14.397" table:style-name="ce3">
            <text:p>14.397</text:p>
          </table:table-cell>
          <table:table-cell office:value-type="float" office:value="14.792999999999999" table:style-name="ce3">
            <text:p>14.793</text:p>
          </table:table-cell>
          <table:table-cell office:value-type="float" office:value="14.753" table:style-name="ce3">
            <text:p>14.753</text:p>
          </table:table-cell>
          <table:table-cell office:value-type="float" office:value="14.122999999999999" table:style-name="ce3">
            <text:p>14.123</text:p>
          </table:table-cell>
          <table:table-cell office:value-type="float" office:value="12.984999999999999" table:style-name="ce3">
            <text:p>12.985</text:p>
          </table:table-cell>
          <table:table-cell office:value-type="float" office:value="11.442" table:style-name="ce3">
            <text:p>11.442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7090000000000001" table:style-name="ce3">
            <text:p>2.709</text:p>
          </table:table-cell>
          <table:table-cell office:value-type="float" office:value="2.512" table:style-name="ce3">
            <text:p>2.512</text:p>
          </table:table-cell>
          <table:table-cell office:value-type="float" office:value="2.403" table:style-name="ce3">
            <text:p>2.403</text:p>
          </table:table-cell>
          <table:table-cell office:value-type="float" office:value="2.3479999999999999" table:style-name="ce3">
            <text:p>2.348</text:p>
          </table:table-cell>
          <table:table-cell office:value-type="float" office:value="2.343" table:style-name="ce3">
            <text:p>2.343</text:p>
          </table:table-cell>
          <table:table-cell office:value-type="float" office:value="2.379" table:style-name="ce3">
            <text:p>2.379</text:p>
          </table:table-cell>
          <table:table-cell office:value-type="float" office:value="2.5640000000000001" table:style-name="ce3">
            <text:p>2.564</text:p>
          </table:table-cell>
          <table:table-cell office:value-type="float" office:value="2.9460000000000002" table:style-name="ce3">
            <text:p>2.946</text:p>
          </table:table-cell>
          <table:table-cell office:value-type="float" office:value="3.3839999999999999" table:style-name="ce3">
            <text:p>3.384</text:p>
          </table:table-cell>
          <table:table-cell office:value-type="float" office:value="3.5840000000000001" table:style-name="ce3">
            <text:p>3.584</text:p>
          </table:table-cell>
          <table:table-cell office:value-type="float" office:value="3.5910000000000002" table:style-name="ce3">
            <text:p>3.591</text:p>
          </table:table-cell>
          <table:table-cell office:value-type="float" office:value="3.61" table:style-name="ce3">
            <text:p>3.61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444" table:style-name="ce3">
            <text:p>3.444</text:p>
          </table:table-cell>
          <table:table-cell office:value-type="float" office:value="3.4870000000000001" table:style-name="ce3">
            <text:p>3.487</text:p>
          </table:table-cell>
          <table:table-cell office:value-type="float" office:value="3.4670000000000001" table:style-name="ce3">
            <text:p>3.467</text:p>
          </table:table-cell>
          <table:table-cell office:value-type="float" office:value="3.488" table:style-name="ce3">
            <text:p>3.488</text:p>
          </table:table-cell>
          <table:table-cell office:value-type="float" office:value="3.581" table:style-name="ce3">
            <text:p>3.581</text:p>
          </table:table-cell>
          <table:table-cell office:value-type="float" office:value="3.8610000000000002" table:style-name="ce3">
            <text:p>3.861</text:p>
          </table:table-cell>
          <table:table-cell office:value-type="float" office:value="3.9670000000000001" table:style-name="ce3">
            <text:p>3.967</text:p>
          </table:table-cell>
          <table:table-cell office:value-type="float" office:value="3.956" table:style-name="ce3">
            <text:p>3.956</text:p>
          </table:table-cell>
          <table:table-cell office:value-type="float" office:value="3.7869999999999999" table:style-name="ce3">
            <text:p>3.787</text:p>
          </table:table-cell>
          <table:table-cell office:value-type="float" office:value="3.4820000000000002" table:style-name="ce3">
            <text:p>3.482</text:p>
          </table:table-cell>
          <table:table-cell office:value-type="float" office:value="3.0680000000000001" table:style-name="ce3">
            <text:p>3.06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0229999999999997" table:style-name="ce3">
            <text:p>5.023</text:p>
          </table:table-cell>
          <table:table-cell office:value-type="float" office:value="4.6580000000000004" table:style-name="ce3">
            <text:p>4.658</text:p>
          </table:table-cell>
          <table:table-cell office:value-type="float" office:value="4.4569999999999999" table:style-name="ce3">
            <text:p>4.457</text:p>
          </table:table-cell>
          <table:table-cell office:value-type="float" office:value="4.3540000000000001" table:style-name="ce3">
            <text:p>4.354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4119999999999999" table:style-name="ce3">
            <text:p>4.412</text:p>
          </table:table-cell>
          <table:table-cell office:value-type="float" office:value="4.7549999999999999" table:style-name="ce3">
            <text:p>4.755</text:p>
          </table:table-cell>
          <table:table-cell office:value-type="float" office:value="5.4640000000000004" table:style-name="ce3">
            <text:p>5.464</text:p>
          </table:table-cell>
          <table:table-cell office:value-type="float" office:value="6.2750000000000004" table:style-name="ce3">
            <text:p>6.275</text:p>
          </table:table-cell>
          <table:table-cell office:value-type="float" office:value="6.6449999999999996" table:style-name="ce3">
            <text:p>6.64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694" table:style-name="ce3">
            <text:p>6.694</text:p>
          </table:table-cell>
          <table:table-cell office:value-type="float" office:value="6.5119999999999996" table:style-name="ce3">
            <text:p>6.512</text:p>
          </table:table-cell>
          <table:table-cell office:value-type="float" office:value="6.3869999999999996" table:style-name="ce3">
            <text:p>6.387</text:p>
          </table:table-cell>
          <table:table-cell office:value-type="float" office:value="6.4649999999999999" table:style-name="ce3">
            <text:p>6.465</text:p>
          </table:table-cell>
          <table:table-cell office:value-type="float" office:value="6.43" table:style-name="ce3">
            <text:p>6.43</text:p>
          </table:table-cell>
          <table:table-cell office:value-type="float" office:value="6.4690000000000003" table:style-name="ce3">
            <text:p>6.469</text:p>
          </table:table-cell>
          <table:table-cell office:value-type="float" office:value="6.641" table:style-name="ce3">
            <text:p>6.641</text:p>
          </table:table-cell>
          <table:table-cell office:value-type="float" office:value="7.1589999999999998" table:style-name="ce3">
            <text:p>7.159</text:p>
          </table:table-cell>
          <table:table-cell office:value-type="float" office:value="7.3559999999999999" table:style-name="ce3">
            <text:p>7.356</text:p>
          </table:table-cell>
          <table:table-cell office:value-type="float" office:value="7.3360000000000003" table:style-name="ce3">
            <text:p>7.336</text:p>
          </table:table-cell>
          <table:table-cell office:value-type="float" office:value="7.0229999999999997" table:style-name="ce3">
            <text:p>7.023</text:p>
          </table:table-cell>
          <table:table-cell office:value-type="float" office:value="6.4569999999999999" table:style-name="ce3">
            <text:p>6.457</text:p>
          </table:table-cell>
          <table:table-cell office:value-type="float" office:value="5.6890000000000001" table:style-name="ce3">
            <text:p>5.689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.599" table:style-name="ce3">
            <text:p>14.599</text:p>
          </table:table-cell>
          <table:table-cell office:value-type="float" office:value="13.539" table:style-name="ce3">
            <text:p>13.539</text:p>
          </table:table-cell>
          <table:table-cell office:value-type="float" office:value="12.954000000000001" table:style-name="ce3">
            <text:p>12.954</text:p>
          </table:table-cell>
          <table:table-cell office:value-type="float" office:value="12.656000000000001" table:style-name="ce3">
            <text:p>12.656</text:p>
          </table:table-cell>
          <table:table-cell office:value-type="float" office:value="12.631" table:style-name="ce3">
            <text:p>12.631</text:p>
          </table:table-cell>
          <table:table-cell office:value-type="float" office:value="12.824999999999999" table:style-name="ce3">
            <text:p>12.825</text:p>
          </table:table-cell>
          <table:table-cell office:value-type="float" office:value="13.821999999999999" table:style-name="ce3">
            <text:p>13.822</text:p>
          </table:table-cell>
          <table:table-cell office:value-type="float" office:value="15.881" table:style-name="ce3">
            <text:p>15.881</text:p>
          </table:table-cell>
          <table:table-cell office:value-type="float" office:value="18.239999999999998" table:style-name="ce3">
            <text:p>18.24</text:p>
          </table:table-cell>
          <table:table-cell office:value-type="float" office:value="19.315999999999999" table:style-name="ce3">
            <text:p>19.316</text:p>
          </table:table-cell>
          <table:table-cell office:value-type="float" office:value="19.355" table:style-name="ce3">
            <text:p>19.355</text:p>
          </table:table-cell>
          <table:table-cell office:value-type="float" office:value="19.457999999999998" table:style-name="ce3">
            <text:p>19.458</text:p>
          </table:table-cell>
          <table:table-cell office:value-type="float" office:value="18.927" table:style-name="ce3">
            <text:p>18.927</text:p>
          </table:table-cell>
          <table:table-cell office:value-type="float" office:value="18.564" table:style-name="ce3">
            <text:p>18.564</text:p>
          </table:table-cell>
          <table:table-cell office:value-type="float" office:value="18.792000000000002" table:style-name="ce3">
            <text:p>18.792</text:p>
          </table:table-cell>
          <table:table-cell office:value-type="float" office:value="18.690000000000001" table:style-name="ce3">
            <text:p>18.69</text:p>
          </table:table-cell>
          <table:table-cell office:value-type="float" office:value="18.803000000000001" table:style-name="ce3">
            <text:p>18.803</text:p>
          </table:table-cell>
          <table:table-cell office:value-type="float" office:value="19.303000000000001" table:style-name="ce3">
            <text:p>19.303</text:p>
          </table:table-cell>
          <table:table-cell office:value-type="float" office:value="20.808" table:style-name="ce3">
            <text:p>20.808</text:p>
          </table:table-cell>
          <table:table-cell office:value-type="float" office:value="21.38" table:style-name="ce3">
            <text:p>21.38</text:p>
          </table:table-cell>
          <table:table-cell office:value-type="float" office:value="21.323" table:style-name="ce3">
            <text:p>21.323</text:p>
          </table:table-cell>
          <table:table-cell office:value-type="float" office:value="20.413" table:style-name="ce3">
            <text:p>20.413</text:p>
          </table:table-cell>
          <table:table-cell office:value-type="float" office:value="18.768000000000001" table:style-name="ce3">
            <text:p>18.768</text:p>
          </table:table-cell>
          <table:table-cell office:value-type="float" office:value="16.536999999999999" table:style-name="ce3">
            <text:p>16.537</text:p>
          </table:table-cell>
          <table:table-cell table:number-columns-repeated="1635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.0569999999999999" table:style-name="ce3">
            <text:p>1.057</text:p>
          </table:table-cell>
          <table:table-cell office:value-type="float" office:value="0.98" table:style-name="ce3">
            <text:p>0.98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91600000000000004" table:style-name="ce3">
            <text:p>0.916</text:p>
          </table:table-cell>
          <table:table-cell office:value-type="float" office:value="0.91400000000000003" table:style-name="ce3">
            <text:p>0.914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1.0009999999999999" table:style-name="ce3">
            <text:p>1.001</text:p>
          </table:table-cell>
          <table:table-cell office:value-type="float" office:value="1.1499999999999999" table:style-name="ce3">
            <text:p>1.15</text:p>
          </table:table-cell>
          <table:table-cell office:value-type="float" office:value="1.321" table:style-name="ce3">
            <text:p>1.321</text:p>
          </table:table-cell>
          <table:table-cell office:value-type="float" office:value="1.3979999999999999" table:style-name="ce3">
            <text:p>1.398</text:p>
          </table:table-cell>
          <table:table-cell office:value-type="float" office:value="1.401" table:style-name="ce3">
            <text:p>1.401</text:p>
          </table:table-cell>
          <table:table-cell office:value-type="float" office:value="1.409" table:style-name="ce3">
            <text:p>1.409</text:p>
          </table:table-cell>
          <table:table-cell office:value-type="float" office:value="1.37" table:style-name="ce3">
            <text:p>1.37</text:p>
          </table:table-cell>
          <table:table-cell office:value-type="float" office:value="1.3440000000000001" table:style-name="ce3">
            <text:p>1.344</text:p>
          </table:table-cell>
          <table:table-cell office:value-type="float" office:value="1.361" table:style-name="ce3">
            <text:p>1.361</text:p>
          </table:table-cell>
          <table:table-cell office:value-type="float" office:value="1.353" table:style-name="ce3">
            <text:p>1.353</text:p>
          </table:table-cell>
          <table:table-cell office:value-type="float" office:value="1.361" table:style-name="ce3">
            <text:p>1.361</text:p>
          </table:table-cell>
          <table:table-cell office:value-type="float" office:value="1.3979999999999999" table:style-name="ce3">
            <text:p>1.398</text:p>
          </table:table-cell>
          <table:table-cell office:value-type="float" office:value="1.5069999999999999" table:style-name="ce3">
            <text:p>1.507</text:p>
          </table:table-cell>
          <table:table-cell office:value-type="float" office:value="1.548" table:style-name="ce3">
            <text:p>1.548</text:p>
          </table:table-cell>
          <table:table-cell office:value-type="float" office:value="1.544" table:style-name="ce3">
            <text:p>1.544</text:p>
          </table:table-cell>
          <table:table-cell office:value-type="float" office:value="1.478" table:style-name="ce3">
            <text:p>1.478</text:p>
          </table:table-cell>
          <table:table-cell office:value-type="float" office:value="1.359" table:style-name="ce3">
            <text:p>1.359</text:p>
          </table:table-cell>
          <table:table-cell office:value-type="float" office:value="1.1970000000000001" table:style-name="ce3">
            <text:p>1.197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4969999999999999" table:style-name="ce3">
            <text:p>5.497</text:p>
          </table:table-cell>
          <table:table-cell office:value-type="float" office:value="5.0979999999999999" table:style-name="ce3">
            <text:p>5.09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7649999999999997" table:style-name="ce3">
            <text:p>4.765</text:p>
          </table:table-cell>
          <table:table-cell office:value-type="float" office:value="4.7560000000000002" table:style-name="ce3">
            <text:p>4.756</text:p>
          </table:table-cell>
          <table:table-cell office:value-type="float" office:value="4.8289999999999997" table:style-name="ce3">
            <text:p>4.829</text:p>
          </table:table-cell>
          <table:table-cell office:value-type="float" office:value="5.2039999999999997" table:style-name="ce3">
            <text:p>5.204</text:p>
          </table:table-cell>
          <table:table-cell office:value-type="float" office:value="5.98" table:style-name="ce3">
            <text:p>5.98</text:p>
          </table:table-cell>
          <table:table-cell office:value-type="float" office:value="6.8680000000000003" table:style-name="ce3">
            <text:p>6.868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7.2880000000000003" table:style-name="ce3">
            <text:p>7.288</text:p>
          </table:table-cell>
          <table:table-cell office:value-type="float" office:value="7.3259999999999996" table:style-name="ce3">
            <text:p>7.326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6.99" table:style-name="ce3">
            <text:p>6.99</text:p>
          </table:table-cell>
          <table:table-cell office:value-type="float" office:value="7.0759999999999996" table:style-name="ce3">
            <text:p>7.076</text:p>
          </table:table-cell>
          <table:table-cell office:value-type="float" office:value="7.0369999999999999" table:style-name="ce3">
            <text:p>7.037</text:p>
          </table:table-cell>
          <table:table-cell office:value-type="float" office:value="7.08" table:style-name="ce3">
            <text:p>7.08</text:p>
          </table:table-cell>
          <table:table-cell office:value-type="float" office:value="7.2679999999999998" table:style-name="ce3">
            <text:p>7.268</text:p>
          </table:table-cell>
          <table:table-cell office:value-type="float" office:value="7.835" table:style-name="ce3">
            <text:p>7.835</text:p>
          </table:table-cell>
          <table:table-cell office:value-type="float" office:value="8.0500000000000007" table:style-name="ce3">
            <text:p>8.05</text:p>
          </table:table-cell>
          <table:table-cell office:value-type="float" office:value="8.0280000000000005" table:style-name="ce3">
            <text:p>8.028</text:p>
          </table:table-cell>
          <table:table-cell office:value-type="float" office:value="7.6859999999999999" table:style-name="ce3">
            <text:p>7.686</text:p>
          </table:table-cell>
          <table:table-cell office:value-type="float" office:value="7.0670000000000002" table:style-name="ce3">
            <text:p>7.067</text:p>
          </table:table-cell>
          <table:table-cell office:value-type="float" office:value="6.2270000000000003" table:style-name="ce3">
            <text:p>6.22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.49" table:style-name="ce3">
            <text:p>10.49</text:p>
          </table:table-cell>
          <table:table-cell office:value-type="float" office:value="9.7289999999999992" table:style-name="ce3">
            <text:p>9.729</text:p>
          </table:table-cell>
          <table:table-cell office:value-type="float" office:value="9.3079999999999998" table:style-name="ce3">
            <text:p>9.308</text:p>
          </table:table-cell>
          <table:table-cell office:value-type="float" office:value="9.0939999999999994" table:style-name="ce3">
            <text:p>9.094</text:p>
          </table:table-cell>
          <table:table-cell office:value-type="float" office:value="9.0760000000000005" table:style-name="ce3">
            <text:p>9.076</text:p>
          </table:table-cell>
          <table:table-cell office:value-type="float" office:value="9.2149999999999999" table:style-name="ce3">
            <text:p>9.215</text:p>
          </table:table-cell>
          <table:table-cell office:value-type="float" office:value="9.9320000000000004" table:style-name="ce3">
            <text:p>9.932</text:p>
          </table:table-cell>
          <table:table-cell office:value-type="float" office:value="11.412000000000001" table:style-name="ce3">
            <text:p>11.412</text:p>
          </table:table-cell>
          <table:table-cell office:value-type="float" office:value="13.106" table:style-name="ce3">
            <text:p>13.106</text:p>
          </table:table-cell>
          <table:table-cell office:value-type="float" office:value="13.879" table:style-name="ce3">
            <text:p>13.879</text:p>
          </table:table-cell>
          <table:table-cell office:value-type="float" office:value="13.907999999999999" table:style-name="ce3">
            <text:p>13.908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6" table:style-name="ce3">
            <text:p>13.6</text:p>
          </table:table-cell>
          <table:table-cell office:value-type="float" office:value="13.339" table:style-name="ce3">
            <text:p>13.339</text:p>
          </table:table-cell>
          <table:table-cell office:value-type="float" office:value="13.503" table:style-name="ce3">
            <text:p>13.503</text:p>
          </table:table-cell>
          <table:table-cell office:value-type="float" office:value="13.43" table:style-name="ce3">
            <text:p>13.43</text:p>
          </table:table-cell>
          <table:table-cell office:value-type="float" office:value="13.510999999999999" table:style-name="ce3">
            <text:p>13.511</text:p>
          </table:table-cell>
          <table:table-cell office:value-type="float" office:value="13.87" table:style-name="ce3">
            <text:p>13.87</text:p>
          </table:table-cell>
          <table:table-cell office:value-type="float" office:value="14.952" table:style-name="ce3">
            <text:p>14.952</text:p>
          </table:table-cell>
          <table:table-cell office:value-type="float" office:value="15.363" table:style-name="ce3">
            <text:p>15.363</text:p>
          </table:table-cell>
          <table:table-cell office:value-type="float" office:value="15.321999999999999" table:style-name="ce3">
            <text:p>15.322</text:p>
          </table:table-cell>
          <table:table-cell office:value-type="float" office:value="14.667999999999999" table:style-name="ce3">
            <text:p>14.668</text:p>
          </table:table-cell>
          <table:table-cell office:value-type="float" office:value="13.486000000000001" table:style-name="ce3">
            <text:p>13.486</text:p>
          </table:table-cell>
          <table:table-cell office:value-type="float" office:value="11.882999999999999" table:style-name="ce3">
            <text:p>11.883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9480000000000004" table:style-name="ce3">
            <text:p>5.948</text:p>
          </table:table-cell>
          <table:table-cell office:value-type="float" office:value="5.516" table:style-name="ce3">
            <text:p>5.516</text:p>
          </table:table-cell>
          <table:table-cell office:value-type="float" office:value="5.2779999999999996" table:style-name="ce3">
            <text:p>5.278</text:p>
          </table:table-cell>
          <table:table-cell office:value-type="float" office:value="5.1559999999999997" table:style-name="ce3">
            <text:p>5.156</text:p>
          </table:table-cell>
          <table:table-cell office:value-type="float" office:value="5.1459999999999999" table:style-name="ce3">
            <text:p>5.146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6.47" table:style-name="ce3">
            <text:p>6.47</text:p>
          </table:table-cell>
          <table:table-cell office:value-type="float" office:value="7.431" table:style-name="ce3">
            <text:p>7.431</text:p>
          </table:table-cell>
          <table:table-cell office:value-type="float" office:value="7.8689999999999998" table:style-name="ce3">
            <text:p>7.869</text:p>
          </table:table-cell>
          <table:table-cell office:value-type="float" office:value="7.8860000000000001" table:style-name="ce3">
            <text:p>7.886</text:p>
          </table:table-cell>
          <table:table-cell office:value-type="float" office:value="7.9279999999999999" table:style-name="ce3">
            <text:p>7.928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6559999999999997" table:style-name="ce3">
            <text:p>7.656</text:p>
          </table:table-cell>
          <table:table-cell office:value-type="float" office:value="7.6139999999999999" table:style-name="ce3">
            <text:p>7.614</text:p>
          </table:table-cell>
          <table:table-cell office:value-type="float" office:value="7.6609999999999996" table:style-name="ce3">
            <text:p>7.661</text:p>
          </table:table-cell>
          <table:table-cell office:value-type="float" office:value="7.8639999999999999" table:style-name="ce3">
            <text:p>7.864</text:p>
          </table:table-cell>
          <table:table-cell office:value-type="float" office:value="8.4779999999999998" table:style-name="ce3">
            <text:p>8.478</text:p>
          </table:table-cell>
          <table:table-cell office:value-type="float" office:value="8.7110000000000003" table:style-name="ce3">
            <text:p>8.711</text:p>
          </table:table-cell>
          <table:table-cell office:value-type="float" office:value="8.6869999999999994" table:style-name="ce3">
            <text:p>8.687</text:p>
          </table:table-cell>
          <table:table-cell office:value-type="float" office:value="8.3160000000000007" table:style-name="ce3">
            <text:p>8.316</text:p>
          </table:table-cell>
          <table:table-cell office:value-type="float" office:value="7.6459999999999999" table:style-name="ce3">
            <text:p>7.646</text:p>
          </table:table-cell>
          <table:table-cell office:value-type="float" office:value="6.7380000000000004" table:style-name="ce3">
            <text:p>6.73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4.269" table:style-name="ce3">
            <text:p>14.269</text:p>
          </table:table-cell>
          <table:table-cell office:value-type="float" office:value="13.233000000000001" table:style-name="ce3">
            <text:p>13.233</text:p>
          </table:table-cell>
          <table:table-cell office:value-type="float" office:value="12.661" table:style-name="ce3">
            <text:p>12.661</text:p>
          </table:table-cell>
          <table:table-cell office:value-type="float" office:value="12.37" table:style-name="ce3">
            <text:p>12.37</text:p>
          </table:table-cell>
          <table:table-cell office:value-type="float" office:value="12.345000000000001" table:style-name="ce3">
            <text:p>12.345</text:p>
          </table:table-cell>
          <table:table-cell office:value-type="float" office:value="12.535" table:style-name="ce3">
            <text:p>12.535</text:p>
          </table:table-cell>
          <table:table-cell office:value-type="float" office:value="13.509" table:style-name="ce3">
            <text:p>13.509</text:p>
          </table:table-cell>
          <table:table-cell office:value-type="float" office:value="15.522" table:style-name="ce3">
            <text:p>15.522</text:p>
          </table:table-cell>
          <table:table-cell office:value-type="float" office:value="17.827000000000002" table:style-name="ce3">
            <text:p>17.827</text:p>
          </table:table-cell>
          <table:table-cell office:value-type="float" office:value="18.879000000000001" table:style-name="ce3">
            <text:p>18.879</text:p>
          </table:table-cell>
          <table:table-cell office:value-type="float" office:value="18.917000000000002" table:style-name="ce3">
            <text:p>18.917</text:p>
          </table:table-cell>
          <table:table-cell office:value-type="float" office:value="19.018000000000001" table:style-name="ce3">
            <text:p>19.018</text:p>
          </table:table-cell>
          <table:table-cell office:value-type="float" office:value="18.498999999999999" table:style-name="ce3">
            <text:p>18.499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8.367000000000001" table:style-name="ce3">
            <text:p>18.367</text:p>
          </table:table-cell>
          <table:table-cell office:value-type="float" office:value="18.266999999999999" table:style-name="ce3">
            <text:p>18.267</text:p>
          </table:table-cell>
          <table:table-cell office:value-type="float" office:value="18.376999999999999" table:style-name="ce3">
            <text:p>18.377</text:p>
          </table:table-cell>
          <table:table-cell office:value-type="float" office:value="18.866" table:style-name="ce3">
            <text:p>18.866</text:p>
          </table:table-cell>
          <table:table-cell office:value-type="float" office:value="20.337" table:style-name="ce3">
            <text:p>20.337</text:p>
          </table:table-cell>
          <table:table-cell office:value-type="float" office:value="20.896999999999998" table:style-name="ce3">
            <text:p>20.897</text:p>
          </table:table-cell>
          <table:table-cell office:value-type="float" office:value="20.84" table:style-name="ce3">
            <text:p>20.84</text:p>
          </table:table-cell>
          <table:table-cell office:value-type="float" office:value="19.951000000000001" table:style-name="ce3">
            <text:p>19.951</text:p>
          </table:table-cell>
          <table:table-cell office:value-type="float" office:value="18.343" table:style-name="ce3">
            <text:p>18.343</text:p>
          </table:table-cell>
          <table:table-cell office:value-type="float" office:value="16.163" table:style-name="ce3">
            <text:p>16.16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.4059999999999997" table:style-name="ce3">
            <text:p>6.40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5.6849999999999996" table:style-name="ce3">
            <text:p>5.685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5430000000000001" table:style-name="ce3">
            <text:p>5.543</text:p>
          </table:table-cell>
          <table:table-cell office:value-type="float" office:value="5.6280000000000001" table:style-name="ce3">
            <text:p>5.628</text:p>
          </table:table-cell>
          <table:table-cell office:value-type="float" office:value="6.0650000000000004" table:style-name="ce3">
            <text:p>6.065</text:p>
          </table:table-cell>
          <table:table-cell office:value-type="float" office:value="6.9690000000000003" table:style-name="ce3">
            <text:p>6.969</text:p>
          </table:table-cell>
          <table:table-cell office:value-type="float" office:value="8.0039999999999996" table:style-name="ce3">
            <text:p>8.004</text:p>
          </table:table-cell>
          <table:table-cell office:value-type="float" office:value="8.4760000000000009" table:style-name="ce3">
            <text:p>8.476</text:p>
          </table:table-cell>
          <table:table-cell office:value-type="float" office:value="8.4939999999999998" table:style-name="ce3">
            <text:p>8.494</text:p>
          </table:table-cell>
          <table:table-cell office:value-type="float" office:value="8.5389999999999997" table:style-name="ce3">
            <text:p>8.539</text:p>
          </table:table-cell>
          <table:table-cell office:value-type="float" office:value="8.3059999999999992" table:style-name="ce3">
            <text:p>8.306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2469999999999999" table:style-name="ce3">
            <text:p>8.247</text:p>
          </table:table-cell>
          <table:table-cell office:value-type="float" office:value="8.2010000000000005" table:style-name="ce3">
            <text:p>8.201</text:p>
          </table:table-cell>
          <table:table-cell office:value-type="float" office:value="8.2509999999999994" table:style-name="ce3">
            <text:p>8.251</text:p>
          </table:table-cell>
          <table:table-cell office:value-type="float" office:value="8.4700000000000006" table:style-name="ce3">
            <text:p>8.47</text:p>
          </table:table-cell>
          <table:table-cell office:value-type="float" office:value="9.1310000000000002" table:style-name="ce3">
            <text:p>9.131</text:p>
          </table:table-cell>
          <table:table-cell office:value-type="float" office:value="9.3819999999999997" table:style-name="ce3">
            <text:p>9.382</text:p>
          </table:table-cell>
          <table:table-cell office:value-type="float" office:value="9.3569999999999993" table:style-name="ce3">
            <text:p>9.357</text:p>
          </table:table-cell>
          <table:table-cell office:value-type="float" office:value="8.9570000000000007" table:style-name="ce3">
            <text:p>8.957</text:p>
          </table:table-cell>
          <table:table-cell office:value-type="float" office:value="8.2360000000000007" table:style-name="ce3">
            <text:p>8.236</text:p>
          </table:table-cell>
          <table:table-cell office:value-type="float" office:value="7.2569999999999997" table:style-name="ce3">
            <text:p>7.25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.69199999999999995" table:style-name="ce3">
            <text:p>0.692</text:p>
          </table:table-cell>
          <table:table-cell office:value-type="float" office:value="0.64200000000000002" table:style-name="ce3">
            <text:p>0.642</text:p>
          </table:table-cell>
          <table:table-cell office:value-type="float" office:value="0.61399999999999999" table:style-name="ce3">
            <text:p>0.614</text:p>
          </table:table-cell>
          <table:table-cell office:value-type="float" office:value="0.6" table:style-name="ce3">
            <text:p>0.6</text:p>
          </table:table-cell>
          <table:table-cell office:value-type="float" office:value="0.59899999999999998" table:style-name="ce3">
            <text:p>0.599</text:p>
          </table:table-cell>
          <table:table-cell office:value-type="float" office:value="0.60799999999999998" table:style-name="ce3">
            <text:p>0.608</text:p>
          </table:table-cell>
          <table:table-cell office:value-type="float" office:value="0.65600000000000003" table:style-name="ce3">
            <text:p>0.656</text:p>
          </table:table-cell>
          <table:table-cell office:value-type="float" office:value="0.753" table:style-name="ce3">
            <text:p>0.753</text:p>
          </table:table-cell>
          <table:table-cell office:value-type="float" office:value="0.86499999999999999" table:style-name="ce3">
            <text:p>0.865</text:p>
          </table:table-cell>
          <table:table-cell office:value-type="float" office:value="0.91600000000000004" table:style-name="ce3">
            <text:p>0.916</text:p>
          </table:table-cell>
          <table:table-cell office:value-type="float" office:value="0.91800000000000004" table:style-name="ce3">
            <text:p>0.918</text:p>
          </table:table-cell>
          <table:table-cell office:value-type="float" office:value="0.92300000000000004" table:style-name="ce3">
            <text:p>0.923</text:p>
          </table:table-cell>
          <table:table-cell office:value-type="float" office:value="0.89800000000000002" table:style-name="ce3">
            <text:p>0.898</text:p>
          </table:table-cell>
          <table:table-cell office:value-type="float" office:value="0.88" table:style-name="ce3">
            <text:p>0.88</text:p>
          </table:table-cell>
          <table:table-cell office:value-type="float" office:value="0.89100000000000001" table:style-name="ce3">
            <text:p>0.891</text:p>
          </table:table-cell>
          <table:table-cell office:value-type="float" office:value="0.88600000000000001" table:style-name="ce3">
            <text:p>0.886</text:p>
          </table:table-cell>
          <table:table-cell office:value-type="float" office:value="0.89200000000000002" table:style-name="ce3">
            <text:p>0.892</text:p>
          </table:table-cell>
          <table:table-cell office:value-type="float" office:value="0.91500000000000004" table:style-name="ce3">
            <text:p>0.915</text:p>
          </table:table-cell>
          <table:table-cell office:value-type="float" office:value="0.98699999999999999" table:style-name="ce3">
            <text:p>0.987</text:p>
          </table:table-cell>
          <table:table-cell office:value-type="float" office:value="1.014" table:style-name="ce3">
            <text:p>1.014</text:p>
          </table:table-cell>
          <table:table-cell office:value-type="float" office:value="1.0109999999999999" table:style-name="ce3">
            <text:p>1.011</text:p>
          </table:table-cell>
          <table:table-cell office:value-type="float" office:value="0.96799999999999997" table:style-name="ce3">
            <text:p>0.968</text:p>
          </table:table-cell>
          <table:table-cell office:value-type="float" office:value="0.89" table:style-name="ce3">
            <text:p>0.89</text:p>
          </table:table-cell>
          <table:table-cell office:value-type="float" office:value="0.78400000000000003" table:style-name="ce3">
            <text:p>0.784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6.6360000000000001" table:style-name="ce3">
            <text:p>6.636</text:p>
          </table:table-cell>
          <table:table-cell office:value-type="float" office:value="6.1539999999999999" table:style-name="ce3">
            <text:p>6.154</text:p>
          </table:table-cell>
          <table:table-cell office:value-type="float" office:value="5.8879999999999999" table:style-name="ce3">
            <text:p>5.888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09999999999997" table:style-name="ce3">
            <text:p>5.741</text:p>
          </table:table-cell>
          <table:table-cell office:value-type="float" office:value="5.8289999999999997" table:style-name="ce3">
            <text:p>5.829</text:p>
          </table:table-cell>
          <table:table-cell office:value-type="float" office:value="6.282" table:style-name="ce3">
            <text:p>6.282</text:p>
          </table:table-cell>
          <table:table-cell office:value-type="float" office:value="7.2190000000000003" table:style-name="ce3">
            <text:p>7.219</text:p>
          </table:table-cell>
          <table:table-cell office:value-type="float" office:value="8.2910000000000004" table:style-name="ce3">
            <text:p>8.291</text:p>
          </table:table-cell>
          <table:table-cell office:value-type="float" office:value="8.7799999999999994" table:style-name="ce3">
            <text:p>8.78</text:p>
          </table:table-cell>
          <table:table-cell office:value-type="float" office:value="8.798" table:style-name="ce3">
            <text:p>8.798</text:p>
          </table:table-cell>
          <table:table-cell office:value-type="float" office:value="8.8439999999999994" table:style-name="ce3">
            <text:p>8.84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4380000000000006" table:style-name="ce3">
            <text:p>8.438</text:p>
          </table:table-cell>
          <table:table-cell office:value-type="float" office:value="8.5419999999999998" table:style-name="ce3">
            <text:p>8.542</text:p>
          </table:table-cell>
          <table:table-cell office:value-type="float" office:value="8.4949999999999992" table:style-name="ce3">
            <text:p>8.495</text:p>
          </table:table-cell>
          <table:table-cell office:value-type="float" office:value="8.5459999999999994" table:style-name="ce3">
            <text:p>8.546</text:p>
          </table:table-cell>
          <table:table-cell office:value-type="float" office:value="8.7739999999999991" table:style-name="ce3">
            <text:p>8.774</text:p>
          </table:table-cell>
          <table:table-cell office:value-type="float" office:value="9.4580000000000002" table:style-name="ce3">
            <text:p>9.458</text:p>
          </table:table-cell>
          <table:table-cell office:value-type="float" office:value="9.718" table:style-name="ce3">
            <text:p>9.718</text:p>
          </table:table-cell>
          <table:table-cell office:value-type="float" office:value="9.6920000000000002" table:style-name="ce3">
            <text:p>9.692</text:p>
          </table:table-cell>
          <table:table-cell office:value-type="float" office:value="9.2780000000000005" table:style-name="ce3">
            <text:p>9.278</text:p>
          </table:table-cell>
          <table:table-cell office:value-type="float" office:value="8.5310000000000006" table:style-name="ce3">
            <text:p>8.531</text:p>
          </table:table-cell>
          <table:table-cell office:value-type="float" office:value="7.5170000000000003" table:style-name="ce3">
            <text:p>7.517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6949999999999998" table:style-name="ce3">
            <text:p>3.695</text:p>
          </table:table-cell>
          <table:table-cell office:value-type="float" office:value="3.427" table:style-name="ce3">
            <text:p>3.427</text:p>
          </table:table-cell>
          <table:table-cell office:value-type="float" office:value="3.278" table:style-name="ce3">
            <text:p>3.278</text:p>
          </table:table-cell>
          <table:table-cell office:value-type="float" office:value="3.2029999999999998" table:style-name="ce3">
            <text:p>3.203</text:p>
          </table:table-cell>
          <table:table-cell office:value-type="float" office:value="3.1970000000000001" table:style-name="ce3">
            <text:p>3.197</text:p>
          </table:table-cell>
          <table:table-cell office:value-type="float" office:value="3.246" table:style-name="ce3">
            <text:p>3.246</text:p>
          </table:table-cell>
          <table:table-cell office:value-type="float" office:value="3.4980000000000002" table:style-name="ce3">
            <text:p>3.498</text:p>
          </table:table-cell>
          <table:table-cell office:value-type="float" office:value="4.0190000000000001" table:style-name="ce3">
            <text:p>4.019</text:p>
          </table:table-cell>
          <table:table-cell office:value-type="float" office:value="4.6159999999999997" table:style-name="ce3">
            <text:p>4.61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979999999999997" table:style-name="ce3">
            <text:p>4.898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4.79" table:style-name="ce3">
            <text:p>4.7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4.7560000000000002" table:style-name="ce3">
            <text:p>4.756</text:p>
          </table:table-cell>
          <table:table-cell office:value-type="float" office:value="4.7300000000000004" table:style-name="ce3">
            <text:p>4.73</text:p>
          </table:table-cell>
          <table:table-cell office:value-type="float" office:value="4.7590000000000003" table:style-name="ce3">
            <text:p>4.759</text:p>
          </table:table-cell>
          <table:table-cell office:value-type="float" office:value="4.8849999999999998" table:style-name="ce3">
            <text:p>4.885</text:p>
          </table:table-cell>
          <table:table-cell office:value-type="float" office:value="5.266" table:style-name="ce3">
            <text:p>5.266</text:p>
          </table:table-cell>
          <table:table-cell office:value-type="float" office:value="5.4109999999999996" table:style-name="ce3">
            <text:p>5.41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5.1660000000000004" table:style-name="ce3">
            <text:p>5.166</text:p>
          </table:table-cell>
          <table:table-cell office:value-type="float" office:value="4.75" table:style-name="ce3">
            <text:p>4.75</text:p>
          </table:table-cell>
          <table:table-cell office:value-type="float" office:value="4.1849999999999996" table:style-name="ce3">
            <text:p>4.185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.288" table:style-name="ce3">
            <text:p>1.288</text:p>
          </table:table-cell>
          <table:table-cell office:value-type="float" office:value="1.194" table:style-name="ce3">
            <text:p>1.194</text:p>
          </table:table-cell>
          <table:table-cell office:value-type="float" office:value="1.143" table:style-name="ce3">
            <text:p>1.143</text:p>
          </table:table-cell>
          <table:table-cell office:value-type="float" office:value="1.1160000000000001" table:style-name="ce3">
            <text:p>1.116</text:p>
          </table:table-cell>
          <table:table-cell office:value-type="float" office:value="1.1140000000000001" table:style-name="ce3">
            <text:p>1.114</text:p>
          </table:table-cell>
          <table:table-cell office:value-type="float" office:value="1.131" table:style-name="ce3">
            <text:p>1.131</text:p>
          </table:table-cell>
          <table:table-cell office:value-type="float" office:value="1.2190000000000001" table:style-name="ce3">
            <text:p>1.219</text:p>
          </table:table-cell>
          <table:table-cell office:value-type="float" office:value="1.401" table:style-name="ce3">
            <text:p>1.401</text:p>
          </table:table-cell>
          <table:table-cell office:value-type="float" office:value="1.609" table:style-name="ce3">
            <text:p>1.609</text:p>
          </table:table-cell>
          <table:table-cell office:value-type="float" office:value="1.704" table:style-name="ce3">
            <text:p>1.704</text:p>
          </table:table-cell>
          <table:table-cell office:value-type="float" office:value="1.7070000000000001" table:style-name="ce3">
            <text:p>1.707</text:p>
          </table:table-cell>
          <table:table-cell office:value-type="float" office:value="1.716" table:style-name="ce3">
            <text:p>1.716</text:p>
          </table:table-cell>
          <table:table-cell office:value-type="float" office:value="1.669" table:style-name="ce3">
            <text:p>1.669</text:p>
          </table:table-cell>
          <table:table-cell office:value-type="float" office:value="1.637" table:style-name="ce3">
            <text:p>1.637</text:p>
          </table:table-cell>
          <table:table-cell office:value-type="float" office:value="1.6579999999999999" table:style-name="ce3">
            <text:p>1.658</text:p>
          </table:table-cell>
          <table:table-cell office:value-type="float" office:value="1.649" table:style-name="ce3">
            <text:p>1.649</text:p>
          </table:table-cell>
          <table:table-cell office:value-type="float" office:value="1.6579999999999999" table:style-name="ce3">
            <text:p>1.658</text:p>
          </table:table-cell>
          <table:table-cell office:value-type="float" office:value="1.7030000000000001" table:style-name="ce3">
            <text:p>1.703</text:p>
          </table:table-cell>
          <table:table-cell office:value-type="float" office:value="1.835" table:style-name="ce3">
            <text:p>1.835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881" table:style-name="ce3">
            <text:p>1.881</text:p>
          </table:table-cell>
          <table:table-cell office:value-type="float" office:value="1.8" table:style-name="ce3">
            <text:p>1.8</text:p>
          </table:table-cell>
          <table:table-cell office:value-type="float" office:value="1.655" table:style-name="ce3">
            <text:p>1.655</text:p>
          </table:table-cell>
          <table:table-cell office:value-type="float" office:value="1.4590000000000001" table:style-name="ce3">
            <text:p>1.459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.29" table:style-name="ce3">
            <text:p>6.29</text:p>
          </table:table-cell>
          <table:table-cell office:value-type="float" office:value="5.8339999999999996" table:style-name="ce3">
            <text:p>5.834</text:p>
          </table:table-cell>
          <table:table-cell office:value-type="float" office:value="5.5819999999999999" table:style-name="ce3">
            <text:p>5.582</text:p>
          </table:table-cell>
          <table:table-cell office:value-type="float" office:value="5.4530000000000003" table:style-name="ce3">
            <text:p>5.453</text:p>
          </table:table-cell>
          <table:table-cell office:value-type="float" office:value="5.4420000000000002" table:style-name="ce3">
            <text:p>5.442</text:p>
          </table:table-cell>
          <table:table-cell office:value-type="float" office:value="5.5259999999999998" table:style-name="ce3">
            <text:p>5.526</text:p>
          </table:table-cell>
          <table:table-cell office:value-type="float" office:value="5.9550000000000001" table:style-name="ce3">
            <text:p>5.955</text:p>
          </table:table-cell>
          <table:table-cell office:value-type="float" office:value="6.843" table:style-name="ce3">
            <text:p>6.843</text:p>
          </table:table-cell>
          <table:table-cell office:value-type="float" office:value="7.859" table:style-name="ce3">
            <text:p>7.859</text:p>
          </table:table-cell>
          <table:table-cell office:value-type="float" office:value="8.3230000000000004" table:style-name="ce3">
            <text:p>8.323</text:p>
          </table:table-cell>
          <table:table-cell office:value-type="float" office:value="8.34" table:style-name="ce3">
            <text:p>8.34</text:p>
          </table:table-cell>
          <table:table-cell office:value-type="float" office:value="8.3840000000000003" table:style-name="ce3">
            <text:p>8.384</text:p>
          </table:table-cell>
          <table:table-cell office:value-type="float" office:value="8.1549999999999994" table:style-name="ce3">
            <text:p>8.155</text:p>
          </table:table-cell>
          <table:table-cell office:value-type="float" office:value="7.9989999999999997" table:style-name="ce3">
            <text:p>7.999</text:p>
          </table:table-cell>
          <table:table-cell office:value-type="float" office:value="8.0969999999999995" table:style-name="ce3">
            <text:p>8.097</text:p>
          </table:table-cell>
          <table:table-cell office:value-type="float" office:value="8.0530000000000008" table:style-name="ce3">
            <text:p>8.053</text:p>
          </table:table-cell>
          <table:table-cell office:value-type="float" office:value="8.1020000000000003" table:style-name="ce3">
            <text:p>8.102</text:p>
          </table:table-cell>
          <table:table-cell office:value-type="float" office:value="8.3170000000000002" table:style-name="ce3">
            <text:p>8.317</text:p>
          </table:table-cell>
          <table:table-cell office:value-type="float" office:value="8.9659999999999993" table:style-name="ce3">
            <text:p>8.966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9.1869999999999994" table:style-name="ce3">
            <text:p>9.187</text:p>
          </table:table-cell>
          <table:table-cell office:value-type="float" office:value="8.7949999999999999" table:style-name="ce3">
            <text:p>8.795</text:p>
          </table:table-cell>
          <table:table-cell office:value-type="float" office:value="8.0869999999999997" table:style-name="ce3">
            <text:p>8.087</text:p>
          </table:table-cell>
          <table:table-cell office:value-type="float" office:value="7.1260000000000003" table:style-name="ce3">
            <text:p>7.12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.7210000000000001" table:style-name="ce3">
            <text:p>6.721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5.9640000000000004" table:style-name="ce3">
            <text:p>5.964</text:p>
          </table:table-cell>
          <table:table-cell office:value-type="float" office:value="5.827" table:style-name="ce3">
            <text:p>5.827</text:p>
          </table:table-cell>
          <table:table-cell office:value-type="float" office:value="5.8150000000000004" table:style-name="ce3">
            <text:p>5.815</text:p>
          </table:table-cell>
          <table:table-cell office:value-type="float" office:value="5.9050000000000002" table:style-name="ce3">
            <text:p>5.905</text:p>
          </table:table-cell>
          <table:table-cell office:value-type="float" office:value="6.3630000000000004" table:style-name="ce3">
            <text:p>6.363</text:p>
          </table:table-cell>
          <table:table-cell office:value-type="float" office:value="7.3120000000000003" table:style-name="ce3">
            <text:p>7.312</text:p>
          </table:table-cell>
          <table:table-cell office:value-type="float" office:value="8.3970000000000002" table:style-name="ce3">
            <text:p>8.397</text:p>
          </table:table-cell>
          <table:table-cell office:value-type="float" office:value="8.8930000000000007" table:style-name="ce3">
            <text:p>8.893</text:p>
          </table:table-cell>
          <table:table-cell office:value-type="float" office:value="8.9109999999999996" table:style-name="ce3">
            <text:p>8.911</text:p>
          </table:table-cell>
          <table:table-cell office:value-type="float" office:value="8.9580000000000002" table:style-name="ce3">
            <text:p>8.958</text:p>
          </table:table-cell>
          <table:table-cell office:value-type="float" office:value="8.7140000000000004" table:style-name="ce3">
            <text:p>8.714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519999999999992" table:style-name="ce3">
            <text:p>8.652</text:p>
          </table:table-cell>
          <table:table-cell office:value-type="float" office:value="8.6050000000000004" table:style-name="ce3">
            <text:p>8.605</text:p>
          </table:table-cell>
          <table:table-cell office:value-type="float" office:value="8.657" table:style-name="ce3">
            <text:p>8.657</text:p>
          </table:table-cell>
          <table:table-cell office:value-type="float" office:value="8.8870000000000005" table:style-name="ce3">
            <text:p>8.887</text:p>
          </table:table-cell>
          <table:table-cell office:value-type="float" office:value="9.58" table:style-name="ce3">
            <text:p>9.58</text:p>
          </table:table-cell>
          <table:table-cell office:value-type="float" office:value="9.843" table:style-name="ce3">
            <text:p>9.843</text:p>
          </table:table-cell>
          <table:table-cell office:value-type="float" office:value="9.8170000000000002" table:style-name="ce3">
            <text:p>9.817</text:p>
          </table:table-cell>
          <table:table-cell office:value-type="float" office:value="9.3979999999999997" table:style-name="ce3">
            <text:p>9.398</text:p>
          </table:table-cell>
          <table:table-cell office:value-type="float" office:value="8.641" table:style-name="ce3">
            <text:p>8.641</text:p>
          </table:table-cell>
          <table:table-cell office:value-type="float" office:value="7.6139999999999999" table:style-name="ce3">
            <text:p>7.614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6.2789999999999999" table:style-name="ce3">
            <text:p>6.279</text:p>
          </table:table-cell>
          <table:table-cell office:value-type="float" office:value="5.8230000000000004" table:style-name="ce3">
            <text:p>5.823</text:p>
          </table:table-cell>
          <table:table-cell office:value-type="float" office:value="5.5709999999999997" table:style-name="ce3">
            <text:p>5.571</text:p>
          </table:table-cell>
          <table:table-cell office:value-type="float" office:value="5.4429999999999996" table:style-name="ce3">
            <text:p>5.443</text:p>
          </table:table-cell>
          <table:table-cell office:value-type="float" office:value="5.4320000000000004" table:style-name="ce3">
            <text:p>5.432</text:p>
          </table:table-cell>
          <table:table-cell office:value-type="float" office:value="5.516" table:style-name="ce3">
            <text:p>5.516</text:p>
          </table:table-cell>
          <table:table-cell office:value-type="float" office:value="5.944" table:style-name="ce3">
            <text:p>5.944</text:p>
          </table:table-cell>
          <table:table-cell office:value-type="float" office:value="6.83" table:style-name="ce3">
            <text:p>6.83</text:p>
          </table:table-cell>
          <table:table-cell office:value-type="float" office:value="7.8440000000000003" table:style-name="ce3">
            <text:p>7.844</text:p>
          </table:table-cell>
          <table:table-cell office:value-type="float" office:value="8.3070000000000004" table:style-name="ce3">
            <text:p>8.307</text:p>
          </table:table-cell>
          <table:table-cell office:value-type="float" office:value="8.3239999999999998" table:style-name="ce3">
            <text:p>8.324</text:p>
          </table:table-cell>
          <table:table-cell office:value-type="float" office:value="8.3680000000000003" table:style-name="ce3">
            <text:p>8.368</text:p>
          </table:table-cell>
          <table:table-cell office:value-type="float" office:value="8.14" table:style-name="ce3">
            <text:p>8.14</text:p>
          </table:table-cell>
          <table:table-cell office:value-type="float" office:value="7.984" table:style-name="ce3">
            <text:p>7.984</text:p>
          </table:table-cell>
          <table:table-cell office:value-type="float" office:value="8.0820000000000007" table:style-name="ce3">
            <text:p>8.082</text:p>
          </table:table-cell>
          <table:table-cell office:value-type="float" office:value="8.0380000000000003" table:style-name="ce3">
            <text:p>8.038</text:p>
          </table:table-cell>
          <table:table-cell office:value-type="float" office:value="8.0860000000000003" table:style-name="ce3">
            <text:p>8.086</text:p>
          </table:table-cell>
          <table:table-cell office:value-type="float" office:value="8.3010000000000002" table:style-name="ce3">
            <text:p>8.301</text:p>
          </table:table-cell>
          <table:table-cell office:value-type="float" office:value="8.9489999999999998" table:style-name="ce3">
            <text:p>8.949</text:p>
          </table:table-cell>
          <table:table-cell office:value-type="float" office:value="9.1950000000000003" table:style-name="ce3">
            <text:p>9.195</text:p>
          </table:table-cell>
          <table:table-cell office:value-type="float" office:value="9.17" table:style-name="ce3">
            <text:p>9.17</text:p>
          </table:table-cell>
          <table:table-cell office:value-type="float" office:value="8.7789999999999999" table:style-name="ce3">
            <text:p>8.779</text:p>
          </table:table-cell>
          <table:table-cell office:value-type="float" office:value="8.0709999999999997" table:style-name="ce3">
            <text:p>8.071</text:p>
          </table:table-cell>
          <table:table-cell office:value-type="float" office:value="7.1120000000000001" table:style-name="ce3">
            <text:p>7.11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.3890000000000002" table:style-name="ce3">
            <text:p>6.389</text:p>
          </table:table-cell>
          <table:table-cell office:value-type="float" office:value="5.9249999999999998" table:style-name="ce3">
            <text:p>5.925</text:p>
          </table:table-cell>
          <table:table-cell office:value-type="float" office:value="5.6689999999999996" table:style-name="ce3">
            <text:p>5.669</text:p>
          </table:table-cell>
          <table:table-cell office:value-type="float" office:value="5.5389999999999997" table:style-name="ce3">
            <text:p>5.539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6.0490000000000004" table:style-name="ce3">
            <text:p>6.049</text:p>
          </table:table-cell>
          <table:table-cell office:value-type="float" office:value="6.95" table:style-name="ce3">
            <text:p>6.95</text:p>
          </table:table-cell>
          <table:table-cell office:value-type="float" office:value="7.9829999999999997" table:style-name="ce3">
            <text:p>7.983</text:p>
          </table:table-cell>
          <table:table-cell office:value-type="float" office:value="8.4529999999999994" table:style-name="ce3">
            <text:p>8.453</text:p>
          </table:table-cell>
          <table:table-cell office:value-type="float" office:value="8.4710000000000001" table:style-name="ce3">
            <text:p>8.471</text:p>
          </table:table-cell>
          <table:table-cell office:value-type="float" office:value="8.516" table:style-name="ce3">
            <text:p>8.516</text:p>
          </table:table-cell>
          <table:table-cell office:value-type="float" office:value="8.2829999999999995" table:style-name="ce3">
            <text:p>8.283</text:p>
          </table:table-cell>
          <table:table-cell office:value-type="float" office:value="8.1240000000000006" table:style-name="ce3">
            <text:p>8.124</text:p>
          </table:table-cell>
          <table:table-cell office:value-type="float" office:value="8.2240000000000002" table:style-name="ce3">
            <text:p>8.224</text:p>
          </table:table-cell>
          <table:table-cell office:value-type="float" office:value="8.1790000000000003" table:style-name="ce3">
            <text:p>8.179</text:p>
          </table:table-cell>
          <table:table-cell office:value-type="float" office:value="8.2289999999999992" table:style-name="ce3">
            <text:p>8.229</text:p>
          </table:table-cell>
          <table:table-cell office:value-type="float" office:value="8.4480000000000004" table:style-name="ce3">
            <text:p>8.448</text:p>
          </table:table-cell>
          <table:table-cell office:value-type="float" office:value="9.1069999999999993" table:style-name="ce3">
            <text:p>9.107</text:p>
          </table:table-cell>
          <table:table-cell office:value-type="float" office:value="9.3569999999999993" table:style-name="ce3">
            <text:p>9.357</text:p>
          </table:table-cell>
          <table:table-cell office:value-type="float" office:value="9.3320000000000007" table:style-name="ce3">
            <text:p>9.33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8.2140000000000004" table:style-name="ce3">
            <text:p>8.214</text:p>
          </table:table-cell>
          <table:table-cell office:value-type="float" office:value="7.2380000000000004" table:style-name="ce3">
            <text:p>7.23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.4219999999999999" table:style-name="ce3">
            <text:p>1.422</text:p>
          </table:table-cell>
          <table:table-cell office:value-type="float" office:value="1.3180000000000001" table:style-name="ce3">
            <text:p>1.318</text:p>
          </table:table-cell>
          <table:table-cell office:value-type="float" office:value="1.2609999999999999" table:style-name="ce3">
            <text:p>1.261</text:p>
          </table:table-cell>
          <table:table-cell office:value-type="float" office:value="1.232" table:style-name="ce3">
            <text:p>1.232</text:p>
          </table:table-cell>
          <table:table-cell office:value-type="float" office:value="1.23" table:style-name="ce3">
            <text:p>1.23</text:p>
          </table:table-cell>
          <table:table-cell office:value-type="float" office:value="1.2490000000000001" table:style-name="ce3">
            <text:p>1.249</text:p>
          </table:table-cell>
          <table:table-cell office:value-type="float" office:value="1.3460000000000001" table:style-name="ce3">
            <text:p>1.346</text:p>
          </table:table-cell>
          <table:table-cell office:value-type="float" office:value="1.5469999999999999" table:style-name="ce3">
            <text:p>1.547</text:p>
          </table:table-cell>
          <table:table-cell office:value-type="float" office:value="1.776" table:style-name="ce3">
            <text:p>1.776</text:p>
          </table:table-cell>
          <table:table-cell office:value-type="float" office:value="1.881" table:style-name="ce3">
            <text:p>1.881</text:p>
          </table:table-cell>
          <table:table-cell office:value-type="float" office:value="1.885" table:style-name="ce3">
            <text:p>1.885</text:p>
          </table:table-cell>
          <table:table-cell office:value-type="float" office:value="1.895" table:style-name="ce3">
            <text:p>1.895</text:p>
          </table:table-cell>
          <table:table-cell office:value-type="float" office:value="1.843" table:style-name="ce3">
            <text:p>1.843</text:p>
          </table:table-cell>
          <table:table-cell office:value-type="float" office:value="1.8080000000000001" table:style-name="ce3">
            <text:p>1.808</text:p>
          </table:table-cell>
          <table:table-cell office:value-type="float" office:value="1.83" table:style-name="ce3">
            <text:p>1.83</text:p>
          </table:table-cell>
          <table:table-cell office:value-type="float" office:value="1.82" table:style-name="ce3">
            <text:p>1.82</text:p>
          </table:table-cell>
          <table:table-cell office:value-type="float" office:value="1.831" table:style-name="ce3">
            <text:p>1.831</text:p>
          </table:table-cell>
          <table:table-cell office:value-type="float" office:value="1.88" table:style-name="ce3">
            <text:p>1.88</text:p>
          </table:table-cell>
          <table:table-cell office:value-type="float" office:value="2.0259999999999998" table:style-name="ce3">
            <text:p>2.026</text:p>
          </table:table-cell>
          <table:table-cell office:value-type="float" office:value="2.0819999999999999" table:style-name="ce3">
            <text:p>2.082</text:p>
          </table:table-cell>
          <table:table-cell office:value-type="float" office:value="2.0760000000000001" table:style-name="ce3">
            <text:p>2.076</text:p>
          </table:table-cell>
          <table:table-cell office:value-type="float" office:value="1.988" table:style-name="ce3">
            <text:p>1.988</text:p>
          </table:table-cell>
          <table:table-cell office:value-type="float" office:value="1.8280000000000001" table:style-name="ce3">
            <text:p>1.828</text:p>
          </table:table-cell>
          <table:table-cell office:value-type="float" office:value="1.61" table:style-name="ce3">
            <text:p>1.61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.8840000000000003" table:style-name="ce3">
            <text:p>4.884</text:p>
          </table:table-cell>
          <table:table-cell office:value-type="float" office:value="4.5289999999999999" table:style-name="ce3">
            <text:p>4.529</text:p>
          </table:table-cell>
          <table:table-cell office:value-type="float" office:value="4.3330000000000002" table:style-name="ce3">
            <text:p>4.333</text:p>
          </table:table-cell>
          <table:table-cell office:value-type="float" office:value="4.234" table:style-name="ce3">
            <text:p>4.234</text:p>
          </table:table-cell>
          <table:table-cell office:value-type="float" office:value="4.2249999999999996" table:style-name="ce3">
            <text:p>4.225</text:p>
          </table:table-cell>
          <table:table-cell office:value-type="float" office:value="4.29" table:style-name="ce3">
            <text:p>4.29</text:p>
          </table:table-cell>
          <table:table-cell office:value-type="float" office:value="4.6239999999999997" table:style-name="ce3">
            <text:p>4.624</text:p>
          </table:table-cell>
          <table:table-cell office:value-type="float" office:value="5.3129999999999997" table:style-name="ce3">
            <text:p>5.313</text:p>
          </table:table-cell>
          <table:table-cell office:value-type="float" office:value="6.101" table:style-name="ce3">
            <text:p>6.101</text:p>
          </table:table-cell>
          <table:table-cell office:value-type="float" office:value="6.4610000000000003" table:style-name="ce3">
            <text:p>6.461</text:p>
          </table:table-cell>
          <table:table-cell office:value-type="float" office:value="6.4749999999999996" table:style-name="ce3">
            <text:p>6.475</text:p>
          </table:table-cell>
          <table:table-cell office:value-type="float" office:value="6.5090000000000003" table:style-name="ce3">
            <text:p>6.509</text:p>
          </table:table-cell>
          <table:table-cell office:value-type="float" office:value="6.3310000000000004" table:style-name="ce3">
            <text:p>6.331</text:p>
          </table:table-cell>
          <table:table-cell office:value-type="float" office:value="6.21" table:style-name="ce3">
            <text:p>6.21</text:p>
          </table:table-cell>
          <table:table-cell office:value-type="float" office:value="6.2859999999999996" table:style-name="ce3">
            <text:p>6.286</text:p>
          </table:table-cell>
          <table:table-cell office:value-type="float" office:value="6.2519999999999998" table:style-name="ce3">
            <text:p>6.252</text:p>
          </table:table-cell>
          <table:table-cell office:value-type="float" office:value="6.29" table:style-name="ce3">
            <text:p>6.29</text:p>
          </table:table-cell>
          <table:table-cell office:value-type="float" office:value="6.4569999999999999" table:style-name="ce3">
            <text:p>6.457</text:p>
          </table:table-cell>
          <table:table-cell office:value-type="float" office:value="6.9610000000000003" table:style-name="ce3">
            <text:p>6.961</text:p>
          </table:table-cell>
          <table:table-cell office:value-type="float" office:value="7.1520000000000001" table:style-name="ce3">
            <text:p>7.152</text:p>
          </table:table-cell>
          <table:table-cell office:value-type="float" office:value="7.133" table:style-name="ce3">
            <text:p>7.13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2779999999999996" table:style-name="ce3">
            <text:p>6.278</text:p>
          </table:table-cell>
          <table:table-cell office:value-type="float" office:value="5.532" table:style-name="ce3">
            <text:p>5.532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.5" table:style-name="ce3">
            <text:p>0.5</text:p>
          </table:table-cell>
          <table:table-cell office:value-type="float" office:value="0.46400000000000002" table:style-name="ce3">
            <text:p>0.464</text:p>
          </table:table-cell>
          <table:table-cell office:value-type="float" office:value="0.44400000000000001" table:style-name="ce3">
            <text:p>0.444</text:p>
          </table:table-cell>
          <table:table-cell office:value-type="float" office:value="0.433" table:style-name="ce3">
            <text:p>0.433</text:p>
          </table:table-cell>
          <table:table-cell office:value-type="float" office:value="0.433" table:style-name="ce3">
            <text:p>0.433</text:p>
          </table:table-cell>
          <table:table-cell office:value-type="float" office:value="0.439" table:style-name="ce3">
            <text:p>0.439</text:p>
          </table:table-cell>
          <table:table-cell office:value-type="float" office:value="0.47299999999999998" table:style-name="ce3">
            <text:p>0.473</text:p>
          </table:table-cell>
          <table:table-cell office:value-type="float" office:value="0.54400000000000004" table:style-name="ce3">
            <text:p>0.544</text:p>
          </table:table-cell>
          <table:table-cell office:value-type="float" office:value="0.625" table:style-name="ce3">
            <text:p>0.625</text:p>
          </table:table-cell>
          <table:table-cell office:value-type="float" office:value="0.66100000000000003" table:style-name="ce3">
            <text:p>0.661</text:p>
          </table:table-cell>
          <table:table-cell office:value-type="float" office:value="0.66300000000000003" table:style-name="ce3">
            <text:p>0.663</text:p>
          </table:table-cell>
          <table:table-cell office:value-type="float" office:value="0.66600000000000004" table:style-name="ce3">
            <text:p>0.666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3600000000000001" table:style-name="ce3">
            <text:p>0.636</text:p>
          </table:table-cell>
          <table:table-cell office:value-type="float" office:value="0.64400000000000002" table:style-name="ce3">
            <text:p>0.644</text:p>
          </table:table-cell>
          <table:table-cell office:value-type="float" office:value="0.64" table:style-name="ce3">
            <text:p>0.64</text:p>
          </table:table-cell>
          <table:table-cell office:value-type="float" office:value="0.64400000000000002" table:style-name="ce3">
            <text:p>0.644</text:p>
          </table:table-cell>
          <table:table-cell office:value-type="float" office:value="0.66100000000000003" table:style-name="ce3">
            <text:p>0.661</text:p>
          </table:table-cell>
          <table:table-cell office:value-type="float" office:value="0.71299999999999997" table:style-name="ce3">
            <text:p>0.713</text:p>
          </table:table-cell>
          <table:table-cell office:value-type="float" office:value="0.73199999999999998" table:style-name="ce3">
            <text:p>0.732</text:p>
          </table:table-cell>
          <table:table-cell office:value-type="float" office:value="0.73" table:style-name="ce3">
            <text:p>0.73</text:p>
          </table:table-cell>
          <table:table-cell office:value-type="float" office:value="0.69899999999999995" table:style-name="ce3">
            <text:p>0.699</text:p>
          </table:table-cell>
          <table:table-cell office:value-type="float" office:value="0.64300000000000002" table:style-name="ce3">
            <text:p>0.643</text:p>
          </table:table-cell>
          <table:table-cell office:value-type="float" office:value="0.56599999999999995" table:style-name="ce3">
            <text:p>0.566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.2480000000000002" table:style-name="ce3">
            <text:p>2.248</text:p>
          </table:table-cell>
          <table:table-cell office:value-type="float" office:value="2.085" table:style-name="ce3">
            <text:p>2.085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490000000000001" table:style-name="ce3">
            <text:p>1.949</text:p>
          </table:table-cell>
          <table:table-cell office:value-type="float" office:value="1.9450000000000001" table:style-name="ce3">
            <text:p>1.945</text:p>
          </table:table-cell>
          <table:table-cell office:value-type="float" office:value="1.9750000000000001" table:style-name="ce3">
            <text:p>1.975</text:p>
          </table:table-cell>
          <table:table-cell office:value-type="float" office:value="2.1280000000000001" table:style-name="ce3">
            <text:p>2.128</text:p>
          </table:table-cell>
          <table:table-cell office:value-type="float" office:value="2.4449999999999998" table:style-name="ce3">
            <text:p>2.445</text:p>
          </table:table-cell>
          <table:table-cell office:value-type="float" office:value="2.8079999999999998" table:style-name="ce3">
            <text:p>2.808</text:p>
          </table:table-cell>
          <table:table-cell office:value-type="float" office:value="2.9740000000000002" table:style-name="ce3">
            <text:p>2.974</text:p>
          </table:table-cell>
          <table:table-cell office:value-type="float" office:value="2.98" table:style-name="ce3">
            <text:p>2.98</text:p>
          </table:table-cell>
          <table:table-cell office:value-type="float" office:value="2.996" table:style-name="ce3">
            <text:p>2.996</text:p>
          </table:table-cell>
          <table:table-cell office:value-type="float" office:value="2.9140000000000001" table:style-name="ce3">
            <text:p>2.914</text:p>
          </table:table-cell>
          <table:table-cell office:value-type="float" office:value="2.8580000000000001" table:style-name="ce3">
            <text:p>2.858</text:p>
          </table:table-cell>
          <table:table-cell office:value-type="float" office:value="2.8940000000000001" table:style-name="ce3">
            <text:p>2.894</text:p>
          </table:table-cell>
          <table:table-cell office:value-type="float" office:value="2.8780000000000001" table:style-name="ce3">
            <text:p>2.878</text:p>
          </table:table-cell>
          <table:table-cell office:value-type="float" office:value="2.895" table:style-name="ce3">
            <text:p>2.895</text:p>
          </table:table-cell>
          <table:table-cell office:value-type="float" office:value="2.972" table:style-name="ce3">
            <text:p>2.972</text:p>
          </table:table-cell>
          <table:table-cell office:value-type="float" office:value="3.2040000000000002" table:style-name="ce3">
            <text:p>3.204</text:p>
          </table:table-cell>
          <table:table-cell office:value-type="float" office:value="3.2919999999999998" table:style-name="ce3">
            <text:p>3.292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2.89" table:style-name="ce3">
            <text:p>2.89</text:p>
          </table:table-cell>
          <table:table-cell office:value-type="float" office:value="2.5459999999999998" table:style-name="ce3">
            <text:p>2.546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.8420000000000001" table:style-name="ce3">
            <text:p>2.842</text:p>
          </table:table-cell>
          <table:table-cell office:value-type="float" office:value="2.6360000000000001" table:style-name="ce3">
            <text:p>2.636</text:p>
          </table:table-cell>
          <table:table-cell office:value-type="float" office:value="2.5219999999999998" table:style-name="ce3">
            <text:p>2.522</text:p>
          </table:table-cell>
          <table:table-cell office:value-type="float" office:value="2.464" table:style-name="ce3">
            <text:p>2.464</text:p>
          </table:table-cell>
          <table:table-cell office:value-type="float" office:value="2.4590000000000001" table:style-name="ce3">
            <text:p>2.459</text:p>
          </table:table-cell>
          <table:table-cell office:value-type="float" office:value="2.496" table:style-name="ce3">
            <text:p>2.496</text:p>
          </table:table-cell>
          <table:table-cell office:value-type="float" office:value="2.6909999999999998" table:style-name="ce3">
            <text:p>2.691</text:p>
          </table:table-cell>
          <table:table-cell office:value-type="float" office:value="3.0910000000000002" table:style-name="ce3">
            <text:p>3.091</text:p>
          </table:table-cell>
          <table:table-cell office:value-type="float" office:value="3.5510000000000002" table:style-name="ce3">
            <text:p>3.551</text:p>
          </table:table-cell>
          <table:table-cell office:value-type="float" office:value="3.76" table:style-name="ce3">
            <text:p>3.76</text:p>
          </table:table-cell>
          <table:table-cell office:value-type="float" office:value="3.7679999999999998" table:style-name="ce3">
            <text:p>3.768</text:p>
          </table:table-cell>
          <table:table-cell office:value-type="float" office:value="3.7879999999999998" table:style-name="ce3">
            <text:p>3.788</text:p>
          </table:table-cell>
          <table:table-cell office:value-type="float" office:value="3.6840000000000002" table:style-name="ce3">
            <text:p>3.684</text:p>
          </table:table-cell>
          <table:table-cell office:value-type="float" office:value="3.6139999999999999" table:style-name="ce3">
            <text:p>3.614</text:p>
          </table:table-cell>
          <table:table-cell office:value-type="float" office:value="3.6579999999999999" table:style-name="ce3">
            <text:p>3.658</text:p>
          </table:table-cell>
          <table:table-cell office:value-type="float" office:value="3.6379999999999999" table:style-name="ce3">
            <text:p>3.638</text:p>
          </table:table-cell>
          <table:table-cell office:value-type="float" office:value="3.66" table:style-name="ce3">
            <text:p>3.66</text:p>
          </table:table-cell>
          <table:table-cell office:value-type="float" office:value="3.7570000000000001" table:style-name="ce3">
            <text:p>3.757</text:p>
          </table:table-cell>
          <table:table-cell office:value-type="float" office:value="4.05" table:style-name="ce3">
            <text:p>4.05</text:p>
          </table:table-cell>
          <table:table-cell office:value-type="float" office:value="4.1619999999999999" table:style-name="ce3">
            <text:p>4.162</text:p>
          </table:table-cell>
          <table:table-cell office:value-type="float" office:value="4.1509999999999998" table:style-name="ce3">
            <text:p>4.151</text:p>
          </table:table-cell>
          <table:table-cell office:value-type="float" office:value="3.9729999999999999" table:style-name="ce3">
            <text:p>3.973</text:p>
          </table:table-cell>
          <table:table-cell office:value-type="float" office:value="3.653" table:style-name="ce3">
            <text:p>3.653</text:p>
          </table:table-cell>
          <table:table-cell office:value-type="float" office:value="3.2189999999999999" table:style-name="ce3">
            <text:p>3.219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8.9730000000000008" table:style-name="ce3">
            <text:p>8.973</text:p>
          </table:table-cell>
          <table:table-cell office:value-type="float" office:value="8.3219999999999992" table:style-name="ce3">
            <text:p>8.322</text:p>
          </table:table-cell>
          <table:table-cell office:value-type="float" office:value="7.9619999999999997" table:style-name="ce3">
            <text:p>7.962</text:p>
          </table:table-cell>
          <table:table-cell office:value-type="float" office:value="7.7789999999999999" table:style-name="ce3">
            <text:p>7.779</text:p>
          </table:table-cell>
          <table:table-cell office:value-type="float" office:value="7.7629999999999999" table:style-name="ce3">
            <text:p>7.763</text:p>
          </table:table-cell>
          <table:table-cell office:value-type="float" office:value="7.883" table:style-name="ce3">
            <text:p>7.883</text:p>
          </table:table-cell>
          <table:table-cell office:value-type="float" office:value="8.4949999999999992" table:style-name="ce3">
            <text:p>8.495</text:p>
          </table:table-cell>
          <table:table-cell office:value-type="float" office:value="9.7609999999999992" table:style-name="ce3">
            <text:p>9.761</text:p>
          </table:table-cell>
          <table:table-cell office:value-type="float" office:value="11.211" table:style-name="ce3">
            <text:p>11.211</text:p>
          </table:table-cell>
          <table:table-cell office:value-type="float" office:value="11.872" table:style-name="ce3">
            <text:p>11.872</text:p>
          </table:table-cell>
          <table:table-cell office:value-type="float" office:value="11.896000000000001" table:style-name="ce3">
            <text:p>11.896</text:p>
          </table:table-cell>
          <table:table-cell office:value-type="float" office:value="11.959" table:style-name="ce3">
            <text:p>11.959</text:p>
          </table:table-cell>
          <table:table-cell office:value-type="float" office:value="11.632999999999999" table:style-name="ce3">
            <text:p>11.633</text:p>
          </table:table-cell>
          <table:table-cell office:value-type="float" office:value="11.41" table:style-name="ce3">
            <text:p>11.41</text:p>
          </table:table-cell>
          <table:table-cell office:value-type="float" office:value="11.55" table:style-name="ce3">
            <text:p>11.55</text:p>
          </table:table-cell>
          <table:table-cell office:value-type="float" office:value="11.487" table:style-name="ce3">
            <text:p>11.487</text:p>
          </table:table-cell>
          <table:table-cell office:value-type="float" office:value="11.557" table:style-name="ce3">
            <text:p>11.557</text:p>
          </table:table-cell>
          <table:table-cell office:value-type="float" office:value="11.864000000000001" table:style-name="ce3">
            <text:p>11.864</text:p>
          </table:table-cell>
          <table:table-cell office:value-type="float" office:value="12.789" table:style-name="ce3">
            <text:p>12.789</text:p>
          </table:table-cell>
          <table:table-cell office:value-type="float" office:value="13.141" table:style-name="ce3">
            <text:p>13.141</text:p>
          </table:table-cell>
          <table:table-cell office:value-type="float" office:value="13.105" table:style-name="ce3">
            <text:p>13.105</text:p>
          </table:table-cell>
          <table:table-cell office:value-type="float" office:value="12.545999999999999" table:style-name="ce3">
            <text:p>12.546</text:p>
          </table:table-cell>
          <table:table-cell office:value-type="float" office:value="11.535" table:style-name="ce3">
            <text:p>11.535</text:p>
          </table:table-cell>
          <table:table-cell office:value-type="float" office:value="10.164" table:style-name="ce3">
            <text:p>10.164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0.85099999999999998" table:style-name="ce3">
            <text:p>0.851</text:p>
          </table:table-cell>
          <table:table-cell office:value-type="float" office:value="0.81399999999999995" table:style-name="ce3">
            <text:p>0.814</text:p>
          </table:table-cell>
          <table:table-cell office:value-type="float" office:value="0.79500000000000004" table:style-name="ce3">
            <text:p>0.795</text:p>
          </table:table-cell>
          <table:table-cell office:value-type="float" office:value="0.79400000000000004" table:style-name="ce3">
            <text:p>0.794</text:p>
          </table:table-cell>
          <table:table-cell office:value-type="float" office:value="0.80600000000000005" table:style-name="ce3">
            <text:p>0.806</text:p>
          </table:table-cell>
          <table:table-cell office:value-type="float" office:value="0.86799999999999999" table:style-name="ce3">
            <text:p>0.868</text:p>
          </table:table-cell>
          <table:table-cell office:value-type="float" office:value="0.998" table:style-name="ce3">
            <text:p>0.998</text:p>
          </table:table-cell>
          <table:table-cell office:value-type="float" office:value="1.1459999999999999" table:style-name="ce3">
            <text:p>1.146</text:p>
          </table:table-cell>
          <table:table-cell office:value-type="float" office:value="1.214" table:style-name="ce3">
            <text:p>1.214</text:p>
          </table:table-cell>
          <table:table-cell office:value-type="float" office:value="1.216" table:style-name="ce3">
            <text:p>1.216</text:p>
          </table:table-cell>
          <table:table-cell office:value-type="float" office:value="1.2230000000000001" table:style-name="ce3">
            <text:p>1.223</text:p>
          </table:table-cell>
          <table:table-cell office:value-type="float" office:value="1.1890000000000001" table:style-name="ce3">
            <text:p>1.189</text:p>
          </table:table-cell>
          <table:table-cell office:value-type="float" office:value="1.1659999999999999" table:style-name="ce3">
            <text:p>1.166</text:p>
          </table:table-cell>
          <table:table-cell office:value-type="float" office:value="1.181" table:style-name="ce3">
            <text:p>1.181</text:p>
          </table:table-cell>
          <table:table-cell office:value-type="float" office:value="1.1739999999999999" table:style-name="ce3">
            <text:p>1.174</text:p>
          </table:table-cell>
          <table:table-cell office:value-type="float" office:value="1.181" table:style-name="ce3">
            <text:p>1.181</text:p>
          </table:table-cell>
          <table:table-cell office:value-type="float" office:value="1.2130000000000001" table:style-name="ce3">
            <text:p>1.213</text:p>
          </table:table-cell>
          <table:table-cell office:value-type="float" office:value="1.3069999999999999" table:style-name="ce3">
            <text:p>1.307</text:p>
          </table:table-cell>
          <table:table-cell office:value-type="float" office:value="1.343" table:style-name="ce3">
            <text:p>1.343</text:p>
          </table:table-cell>
          <table:table-cell office:value-type="float" office:value="1.34" table:style-name="ce3">
            <text:p>1.34</text:p>
          </table:table-cell>
          <table:table-cell office:value-type="float" office:value="1.282" table:style-name="ce3">
            <text:p>1.282</text:p>
          </table:table-cell>
          <table:table-cell office:value-type="float" office:value="1.179" table:style-name="ce3">
            <text:p>1.179</text:p>
          </table:table-cell>
          <table:table-cell office:value-type="float" office:value="1.0389999999999999" table:style-name="ce3">
            <text:p>1.039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0.839" table:style-name="ce3">
            <text:p>10.839</text:p>
          </table:table-cell>
          <table:table-cell office:value-type="float" office:value="10.052" table:style-name="ce3">
            <text:p>10.052</text:p>
          </table:table-cell>
          <table:table-cell office:value-type="float" office:value="9.6180000000000003" table:style-name="ce3">
            <text:p>9.618</text:p>
          </table:table-cell>
          <table:table-cell office:value-type="float" office:value="9.3970000000000002" table:style-name="ce3">
            <text:p>9.397</text:p>
          </table:table-cell>
          <table:table-cell office:value-type="float" office:value="9.3780000000000001" table:style-name="ce3">
            <text:p>9.378</text:p>
          </table:table-cell>
          <table:table-cell office:value-type="float" office:value="9.5220000000000002" table:style-name="ce3">
            <text:p>9.522</text:p>
          </table:table-cell>
          <table:table-cell office:value-type="float" office:value="10.262" table:style-name="ce3">
            <text:p>10.262</text:p>
          </table:table-cell>
          <table:table-cell office:value-type="float" office:value="11.791" table:style-name="ce3">
            <text:p>11.791</text:p>
          </table:table-cell>
          <table:table-cell office:value-type="float" office:value="13.542" table:style-name="ce3">
            <text:p>13.542</text:p>
          </table:table-cell>
          <table:table-cell office:value-type="float" office:value="14.340999999999999" table:style-name="ce3">
            <text:p>14.341</text:p>
          </table:table-cell>
          <table:table-cell office:value-type="float" office:value="14.37" table:style-name="ce3">
            <text:p>14.37</text:p>
          </table:table-cell>
          <table:table-cell office:value-type="float" office:value="14.446" table:style-name="ce3">
            <text:p>14.446</text:p>
          </table:table-cell>
          <table:table-cell office:value-type="float" office:value="14.052" table:style-name="ce3">
            <text:p>14.052</text:p>
          </table:table-cell>
          <table:table-cell office:value-type="float" office:value="13.782999999999999" table:style-name="ce3">
            <text:p>13.783</text:p>
          </table:table-cell>
          <table:table-cell office:value-type="float" office:value="13.952" table:style-name="ce3">
            <text:p>13.952</text:p>
          </table:table-cell>
          <table:table-cell office:value-type="float" office:value="13.875999999999999" table:style-name="ce3">
            <text:p>13.876</text:p>
          </table:table-cell>
          <table:table-cell office:value-type="float" office:value="13.96" table:style-name="ce3">
            <text:p>13.96</text:p>
          </table:table-cell>
          <table:table-cell office:value-type="float" office:value="14.331" table:style-name="ce3">
            <text:p>14.331</text:p>
          </table:table-cell>
          <table:table-cell office:value-type="float" office:value="15.449" table:style-name="ce3">
            <text:p>15.449</text:p>
          </table:table-cell>
          <table:table-cell office:value-type="float" office:value="15.874000000000001" table:style-name="ce3">
            <text:p>15.874</text:p>
          </table:table-cell>
          <table:table-cell office:value-type="float" office:value="15.831" table:style-name="ce3">
            <text:p>15.831</text:p>
          </table:table-cell>
          <table:table-cell office:value-type="float" office:value="15.154999999999999" table:style-name="ce3">
            <text:p>15.155</text:p>
          </table:table-cell>
          <table:table-cell office:value-type="float" office:value="13.933999999999999" table:style-name="ce3">
            <text:p>13.934</text:p>
          </table:table-cell>
          <table:table-cell office:value-type="float" office:value="12.278" table:style-name="ce3">
            <text:p>12.278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.954" table:style-name="ce3">
            <text:p>1.954</text:p>
          </table:table-cell>
          <table:table-cell office:value-type="float" office:value="1.8120000000000001" table:style-name="ce3">
            <text:p>1.812</text:p>
          </table:table-cell>
          <table:table-cell office:value-type="float" office:value="1.734" table:style-name="ce3">
            <text:p>1.734</text:p>
          </table:table-cell>
          <table:table-cell office:value-type="float" office:value="1.694" table:style-name="ce3">
            <text:p>1.694</text:p>
          </table:table-cell>
          <table:table-cell office:value-type="float" office:value="1.6910000000000001" table:style-name="ce3">
            <text:p>1.691</text:p>
          </table:table-cell>
          <table:table-cell office:value-type="float" office:value="1.7170000000000001" table:style-name="ce3">
            <text:p>1.717</text:p>
          </table:table-cell>
          <table:table-cell office:value-type="float" office:value="1.85" table:style-name="ce3">
            <text:p>1.85</text:p>
          </table:table-cell>
          <table:table-cell office:value-type="float" office:value="2.1259999999999999" table:style-name="ce3">
            <text:p>2.126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585" table:style-name="ce3">
            <text:p>2.585</text:p>
          </table:table-cell>
          <table:table-cell office:value-type="float" office:value="2.5910000000000002" table:style-name="ce3">
            <text:p>2.591</text:p>
          </table:table-cell>
          <table:table-cell office:value-type="float" office:value="2.605" table:style-name="ce3">
            <text:p>2.605</text:p>
          </table:table-cell>
          <table:table-cell office:value-type="float" office:value="2.5329999999999999" table:style-name="ce3">
            <text:p>2.533</text:p>
          </table:table-cell>
          <table:table-cell office:value-type="float" office:value="2.4849999999999999" table:style-name="ce3">
            <text:p>2.485</text:p>
          </table:table-cell>
          <table:table-cell office:value-type="float" office:value="2.5150000000000001" table:style-name="ce3">
            <text:p>2.515</text:p>
          </table:table-cell>
          <table:table-cell office:value-type="float" office:value="2.5019999999999998" table:style-name="ce3">
            <text:p>2.502</text:p>
          </table:table-cell>
          <table:table-cell office:value-type="float" office:value="2.5169999999999999" table:style-name="ce3">
            <text:p>2.517</text:p>
          </table:table-cell>
          <table:table-cell office:value-type="float" office:value="2.5840000000000001" table:style-name="ce3">
            <text:p>2.584</text:p>
          </table:table-cell>
          <table:table-cell office:value-type="float" office:value="2.7850000000000001" table:style-name="ce3">
            <text:p>2.785</text:p>
          </table:table-cell>
          <table:table-cell office:value-type="float" office:value="2.8620000000000001" table:style-name="ce3">
            <text:p>2.862</text:p>
          </table:table-cell>
          <table:table-cell office:value-type="float" office:value="2.8540000000000001" table:style-name="ce3">
            <text:p>2.854</text:p>
          </table:table-cell>
          <table:table-cell office:value-type="float" office:value="2.7320000000000002" table:style-name="ce3">
            <text:p>2.732</text:p>
          </table:table-cell>
          <table:table-cell office:value-type="float" office:value="2.512" table:style-name="ce3">
            <text:p>2.512</text:p>
          </table:table-cell>
          <table:table-cell office:value-type="float" office:value="2.214" table:style-name="ce3">
            <text:p>2.214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.1539999999999999" table:style-name="ce3">
            <text:p>2.154</text:p>
          </table:table-cell>
          <table:table-cell office:value-type="float" office:value="1.998" table:style-name="ce3">
            <text:p>1.998</text:p>
          </table:table-cell>
          <table:table-cell office:value-type="float" office:value="1.911" table:style-name="ce3">
            <text:p>1.911</text:p>
          </table:table-cell>
          <table:table-cell office:value-type="float" office:value="1.8680000000000001" table:style-name="ce3">
            <text:p>1.868</text:p>
          </table:table-cell>
          <table:table-cell office:value-type="float" office:value="1.8640000000000001" table:style-name="ce3">
            <text:p>1.864</text:p>
          </table:table-cell>
          <table:table-cell office:value-type="float" office:value="1.8919999999999999" table:style-name="ce3">
            <text:p>1.892</text:p>
          </table:table-cell>
          <table:table-cell office:value-type="float" office:value="2.0390000000000001" table:style-name="ce3">
            <text:p>2.039</text:p>
          </table:table-cell>
          <table:table-cell office:value-type="float" office:value="2.343" table:style-name="ce3">
            <text:p>2.343</text:p>
          </table:table-cell>
          <table:table-cell office:value-type="float" office:value="2.6909999999999998" table:style-name="ce3">
            <text:p>2.691</text:p>
          </table:table-cell>
          <table:table-cell office:value-type="float" office:value="2.85" table:style-name="ce3">
            <text:p>2.85</text:p>
          </table:table-cell>
          <table:table-cell office:value-type="float" office:value="2.8559999999999999" table:style-name="ce3">
            <text:p>2.856</text:p>
          </table:table-cell>
          <table:table-cell office:value-type="float" office:value="2.871" table:style-name="ce3">
            <text:p>2.871</text:p>
          </table:table-cell>
          <table:table-cell office:value-type="float" office:value="2.7930000000000001" table:style-name="ce3">
            <text:p>2.793</text:p>
          </table:table-cell>
          <table:table-cell office:value-type="float" office:value="2.7389999999999999" table:style-name="ce3">
            <text:p>2.739</text:p>
          </table:table-cell>
          <table:table-cell office:value-type="float" office:value="2.7730000000000001" table:style-name="ce3">
            <text:p>2.773</text:p>
          </table:table-cell>
          <table:table-cell office:value-type="float" office:value="2.758" table:style-name="ce3">
            <text:p>2.758</text:p>
          </table:table-cell>
          <table:table-cell office:value-type="float" office:value="2.774" table:style-name="ce3">
            <text:p>2.774</text:p>
          </table:table-cell>
          <table:table-cell office:value-type="float" office:value="2.8479999999999999" table:style-name="ce3">
            <text:p>2.848</text:p>
          </table:table-cell>
          <table:table-cell office:value-type="float" office:value="3.07" table:style-name="ce3">
            <text:p>3.07</text:p>
          </table:table-cell>
          <table:table-cell office:value-type="float" office:value="3.1549999999999998" table:style-name="ce3">
            <text:p>3.155</text:p>
          </table:table-cell>
          <table:table-cell office:value-type="float" office:value="3.1459999999999999" table:style-name="ce3">
            <text:p>3.146</text:p>
          </table:table-cell>
          <table:table-cell office:value-type="float" office:value="3.012" table:style-name="ce3">
            <text:p>3.012</text:p>
          </table:table-cell>
          <table:table-cell office:value-type="float" office:value="2.7690000000000001" table:style-name="ce3">
            <text:p>2.769</text:p>
          </table:table-cell>
          <table:table-cell office:value-type="float" office:value="2.44" table:style-name="ce3">
            <text:p>2.44</text:p>
          </table:table-cell>
          <table:table-cell table:number-columns-repeated="1635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07" table:style-name="ce3">
            <text:p>4.07</text:p>
          </table:table-cell>
          <table:table-cell office:value-type="float" office:value="3.8940000000000001" table:style-name="ce3">
            <text:p>3.894</text:p>
          </table:table-cell>
          <table:table-cell office:value-type="float" office:value="3.8039999999999998" table:style-name="ce3">
            <text:p>3.804</text:p>
          </table:table-cell>
          <table:table-cell office:value-type="float" office:value="3.7970000000000002" table:style-name="ce3">
            <text:p>3.797</text:p>
          </table:table-cell>
          <table:table-cell office:value-type="float" office:value="3.855" table:style-name="ce3">
            <text:p>3.855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774" table:style-name="ce3">
            <text:p>4.774</text:p>
          </table:table-cell>
          <table:table-cell office:value-type="float" office:value="5.4820000000000002" table:style-name="ce3">
            <text:p>5.482</text:p>
          </table:table-cell>
          <table:table-cell office:value-type="float" office:value="5.806" table:style-name="ce3">
            <text:p>5.806</text:p>
          </table:table-cell>
          <table:table-cell office:value-type="float" office:value="5.8179999999999996" table:style-name="ce3">
            <text:p>5.818</text:p>
          </table:table-cell>
          <table:table-cell office:value-type="float" office:value="5.8490000000000002" table:style-name="ce3">
            <text:p>5.849</text:p>
          </table:table-cell>
          <table:table-cell office:value-type="float" office:value="5.6890000000000001" table:style-name="ce3">
            <text:p>5.689</text:p>
          </table:table-cell>
          <table:table-cell office:value-type="float" office:value="5.58" table:style-name="ce3">
            <text:p>5.58</text:p>
          </table:table-cell>
          <table:table-cell office:value-type="float" office:value="5.649" table:style-name="ce3">
            <text:p>5.649</text:p>
          </table:table-cell>
          <table:table-cell office:value-type="float" office:value="5.6180000000000003" table:style-name="ce3">
            <text:p>5.618</text:p>
          </table:table-cell>
          <table:table-cell office:value-type="float" office:value="5.6520000000000001" table:style-name="ce3">
            <text:p>5.652</text:p>
          </table:table-cell>
          <table:table-cell office:value-type="float" office:value="5.8019999999999996" table:style-name="ce3">
            <text:p>5.802</text:p>
          </table:table-cell>
          <table:table-cell office:value-type="float" office:value="6.2539999999999996" table:style-name="ce3">
            <text:p>6.254</text:p>
          </table:table-cell>
          <table:table-cell office:value-type="float" office:value="6.4260000000000002" table:style-name="ce3">
            <text:p>6.426</text:p>
          </table:table-cell>
          <table:table-cell office:value-type="float" office:value="6.4089999999999998" table:style-name="ce3">
            <text:p>6.409</text:p>
          </table:table-cell>
          <table:table-cell office:value-type="float" office:value="6.1360000000000001" table:style-name="ce3">
            <text:p>6.136</text:p>
          </table:table-cell>
          <table:table-cell office:value-type="float" office:value="5.641" table:style-name="ce3">
            <text:p>5.641</text:p>
          </table:table-cell>
          <table:table-cell office:value-type="float" office:value="4.9710000000000001" table:style-name="ce3">
            <text:p>4.971</text:p>
          </table:table-cell>
          <table:table-cell table:number-columns-repeated="1635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.994" table:style-name="ce3">
            <text:p>1.994</text:p>
          </table:table-cell>
          <table:table-cell office:value-type="float" office:value="1.849" table:style-name="ce3">
            <text:p>1.849</text:p>
          </table:table-cell>
          <table:table-cell office:value-type="float" office:value="1.7689999999999999" table:style-name="ce3">
            <text:p>1.769</text:p>
          </table:table-cell>
          <table:table-cell office:value-type="float" office:value="1.7290000000000001" table:style-name="ce3">
            <text:p>1.729</text:p>
          </table:table-cell>
          <table:table-cell office:value-type="float" office:value="1.7250000000000001" table:style-name="ce3">
            <text:p>1.725</text:p>
          </table:table-cell>
          <table:table-cell office:value-type="float" office:value="1.752" table:style-name="ce3">
            <text:p>1.752</text:p>
          </table:table-cell>
          <table:table-cell office:value-type="float" office:value="1.8879999999999999" table:style-name="ce3">
            <text:p>1.888</text:p>
          </table:table-cell>
          <table:table-cell office:value-type="float" office:value="2.169" table:style-name="ce3">
            <text:p>2.169</text:p>
          </table:table-cell>
          <table:table-cell office:value-type="float" office:value="2.4910000000000001" table:style-name="ce3">
            <text:p>2.491</text:p>
          </table:table-cell>
          <table:table-cell office:value-type="float" office:value="2.6379999999999999" table:style-name="ce3">
            <text:p>2.638</text:p>
          </table:table-cell>
          <table:table-cell office:value-type="float" office:value="2.6429999999999998" table:style-name="ce3">
            <text:p>2.643</text:p>
          </table:table-cell>
          <table:table-cell office:value-type="float" office:value="2.657" table:style-name="ce3">
            <text:p>2.657</text:p>
          </table:table-cell>
          <table:table-cell office:value-type="float" office:value="2.585" table:style-name="ce3">
            <text:p>2.585</text:p>
          </table:table-cell>
          <table:table-cell office:value-type="float" office:value="2.5350000000000001" table:style-name="ce3">
            <text:p>2.535</text:p>
          </table:table-cell>
          <table:table-cell office:value-type="float" office:value="2.5670000000000002" table:style-name="ce3">
            <text:p>2.567</text:p>
          </table:table-cell>
          <table:table-cell office:value-type="float" office:value="2.5529999999999999" table:style-name="ce3">
            <text:p>2.553</text:p>
          </table:table-cell>
          <table:table-cell office:value-type="float" office:value="2.5680000000000001" table:style-name="ce3">
            <text:p>2.568</text:p>
          </table:table-cell>
          <table:table-cell office:value-type="float" office:value="2.6360000000000001" table:style-name="ce3">
            <text:p>2.636</text:p>
          </table:table-cell>
          <table:table-cell office:value-type="float" office:value="2.8420000000000001" table:style-name="ce3">
            <text:p>2.842</text:p>
          </table:table-cell>
          <table:table-cell office:value-type="float" office:value="2.92" table:style-name="ce3">
            <text:p>2.92</text:p>
          </table:table-cell>
          <table:table-cell office:value-type="float" office:value="2.9119999999999999" table:style-name="ce3">
            <text:p>2.912</text:p>
          </table:table-cell>
          <table:table-cell office:value-type="float" office:value="2.7879999999999998" table:style-name="ce3">
            <text:p>2.788</text:p>
          </table:table-cell>
          <table:table-cell office:value-type="float" office:value="2.5630000000000002" table:style-name="ce3">
            <text:p>2.563</text:p>
          </table:table-cell>
          <table:table-cell office:value-type="float" office:value="2.2589999999999999" table:style-name="ce3">
            <text:p>2.259</text:p>
          </table:table-cell>
          <table:table-cell table:number-columns-repeated="1635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7.5309999999999997" table:style-name="ce3">
            <text:p>7.531</text:p>
          </table:table-cell>
          <table:table-cell office:value-type="float" office:value="6.984" table:style-name="ce3">
            <text:p>6.984</text:p>
          </table:table-cell>
          <table:table-cell office:value-type="float" office:value="6.6829999999999998" table:style-name="ce3">
            <text:p>6.683</text:p>
          </table:table-cell>
          <table:table-cell office:value-type="float" office:value="6.5289999999999999" table:style-name="ce3">
            <text:p>6.529</text:p>
          </table:table-cell>
          <table:table-cell office:value-type="float" office:value="6.516" table:style-name="ce3">
            <text:p>6.516</text:p>
          </table:table-cell>
          <table:table-cell office:value-type="float" office:value="6.6159999999999997" table:style-name="ce3">
            <text:p>6.616</text:p>
          </table:table-cell>
          <table:table-cell office:value-type="float" office:value="7.13" table:style-name="ce3">
            <text:p>7.13</text:p>
          </table:table-cell>
          <table:table-cell office:value-type="float" office:value="8.1929999999999996" table:style-name="ce3">
            <text:p>8.193</text:p>
          </table:table-cell>
          <table:table-cell office:value-type="float" office:value="9.4090000000000007" table:style-name="ce3">
            <text:p>9.409</text:p>
          </table:table-cell>
          <table:table-cell office:value-type="float" office:value="9.9640000000000004" table:style-name="ce3">
            <text:p>9.964</text:p>
          </table:table-cell>
          <table:table-cell office:value-type="float" office:value="9.9849999999999994" table:style-name="ce3">
            <text:p>9.985</text:p>
          </table:table-cell>
          <table:table-cell office:value-type="float" office:value="10.038" table:style-name="ce3">
            <text:p>10.038</text:p>
          </table:table-cell>
          <table:table-cell office:value-type="float" office:value="9.7639999999999993" table:style-name="ce3">
            <text:p>9.764</text:p>
          </table:table-cell>
          <table:table-cell office:value-type="float" office:value="9.5760000000000005" table:style-name="ce3">
            <text:p>9.576</text:p>
          </table:table-cell>
          <table:table-cell office:value-type="float" office:value="9.6940000000000008" table:style-name="ce3">
            <text:p>9.694</text:p>
          </table:table-cell>
          <table:table-cell office:value-type="float" office:value="9.641" table:style-name="ce3">
            <text:p>9.641</text:p>
          </table:table-cell>
          <table:table-cell office:value-type="float" office:value="9.6999999999999993" table:style-name="ce3">
            <text:p>9.7</text:p>
          </table:table-cell>
          <table:table-cell office:value-type="float" office:value="9.9570000000000007" table:style-name="ce3">
            <text:p>9.957</text:p>
          </table:table-cell>
          <table:table-cell office:value-type="float" office:value="10.734" table:style-name="ce3">
            <text:p>10.734</text:p>
          </table:table-cell>
          <table:table-cell office:value-type="float" office:value="11.029" table:style-name="ce3">
            <text:p>11.029</text:p>
          </table:table-cell>
          <table:table-cell office:value-type="float" office:value="10.999000000000001" table:style-name="ce3">
            <text:p>10.999</text:p>
          </table:table-cell>
          <table:table-cell office:value-type="float" office:value="10.53" table:style-name="ce3">
            <text:p>10.53</text:p>
          </table:table-cell>
          <table:table-cell office:value-type="float" office:value="9.6820000000000004" table:style-name="ce3">
            <text:p>9.682</text:p>
          </table:table-cell>
          <table:table-cell office:value-type="float" office:value="8.5310000000000006" table:style-name="ce3">
            <text:p>8.531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.444" table:style-name="ce3">
            <text:p>2.444</text:p>
          </table:table-cell>
          <table:table-cell office:value-type="float" office:value="2.2669999999999999" table:style-name="ce3">
            <text:p>2.267</text:p>
          </table:table-cell>
          <table:table-cell office:value-type="float" office:value="2.169" table:style-name="ce3">
            <text:p>2.169</text:p>
          </table:table-cell>
          <table:table-cell office:value-type="float" office:value="2.1190000000000002" table:style-name="ce3">
            <text:p>2.119</text:p>
          </table:table-cell>
          <table:table-cell office:value-type="float" office:value="2.1150000000000002" table:style-name="ce3">
            <text:p>2.115</text:p>
          </table:table-cell>
          <table:table-cell office:value-type="float" office:value="2.1469999999999998" table:style-name="ce3">
            <text:p>2.147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6589999999999998" table:style-name="ce3">
            <text:p>2.659</text:p>
          </table:table-cell>
          <table:table-cell office:value-type="float" office:value="3.0539999999999998" table:style-name="ce3">
            <text:p>3.054</text:p>
          </table:table-cell>
          <table:table-cell office:value-type="float" office:value="3.234" table:style-name="ce3">
            <text:p>3.234</text:p>
          </table:table-cell>
          <table:table-cell office:value-type="float" office:value="3.2410000000000001" table:style-name="ce3">
            <text:p>3.241</text:p>
          </table:table-cell>
          <table:table-cell office:value-type="float" office:value="3.258" table:style-name="ce3">
            <text:p>3.258</text:p>
          </table:table-cell>
          <table:table-cell office:value-type="float" office:value="3.169" table:style-name="ce3">
            <text:p>3.169</text:p>
          </table:table-cell>
          <table:table-cell office:value-type="float" office:value="3.1080000000000001" table:style-name="ce3">
            <text:p>3.108</text:p>
          </table:table-cell>
          <table:table-cell office:value-type="float" office:value="3.1459999999999999" table:style-name="ce3">
            <text:p>3.146</text:p>
          </table:table-cell>
          <table:table-cell office:value-type="float" office:value="3.129" table:style-name="ce3">
            <text:p>3.129</text:p>
          </table:table-cell>
          <table:table-cell office:value-type="float" office:value="3.1480000000000001" table:style-name="ce3">
            <text:p>3.148</text:p>
          </table:table-cell>
          <table:table-cell office:value-type="float" office:value="3.2320000000000002" table:style-name="ce3">
            <text:p>3.232</text:p>
          </table:table-cell>
          <table:table-cell office:value-type="float" office:value="3.484" table:style-name="ce3">
            <text:p>3.484</text:p>
          </table:table-cell>
          <table:table-cell office:value-type="float" office:value="3.58" table:style-name="ce3">
            <text:p>3.58</text:p>
          </table:table-cell>
          <table:table-cell office:value-type="float" office:value="3.57" table:style-name="ce3">
            <text:p>3.57</text:p>
          </table:table-cell>
          <table:table-cell office:value-type="float" office:value="3.4180000000000001" table:style-name="ce3">
            <text:p>3.418</text:p>
          </table:table-cell>
          <table:table-cell office:value-type="float" office:value="3.1419999999999999" table:style-name="ce3">
            <text:p>3.142</text:p>
          </table:table-cell>
          <table:table-cell office:value-type="float" office:value="2.7690000000000001" table:style-name="ce3">
            <text:p>2.769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6.6000000000000003E-2" table:style-name="ce3">
            <text:p>-0.066</text:p>
          </table:table-cell>
          <table:table-cell office:value-type="float" office:value="-6.0999999999999999E-2" table:style-name="ce3">
            <text:p>-0.061</text:p>
          </table:table-cell>
          <table:table-cell office:value-type="float" office:value="-5.8999999999999997E-2" table:style-name="ce3">
            <text:p>-0.059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7000000000000002E-2" table:style-name="ce3">
            <text:p>-0.057</text:p>
          </table:table-cell>
          <table:table-cell office:value-type="float" office:value="-5.8000000000000003E-2" table:style-name="ce3">
            <text:p>-0.058</text:p>
          </table:table-cell>
          <table:table-cell office:value-type="float" office:value="-6.3E-2" table:style-name="ce3">
            <text:p>-0.063</text:p>
          </table:table-cell>
          <table:table-cell office:value-type="float" office:value="-7.1999999999999995E-2" table:style-name="ce3">
            <text:p>-0.072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7999999999999995E-2" table:style-name="ce3">
            <text:p>-0.088</text:p>
          </table:table-cell>
          <table:table-cell office:value-type="float" office:value="-8.5999999999999993E-2" table:style-name="ce3">
            <text:p>-0.086</text:p>
          </table:table-cell>
          <table:table-cell office:value-type="float" office:value="-8.4000000000000005E-2" table:style-name="ce3">
            <text:p>-0.084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8.6999999999999994E-2" table:style-name="ce3">
            <text:p>-0.087</text:p>
          </table:table-cell>
          <table:table-cell office:value-type="float" office:value="-9.4E-2" table:style-name="ce3">
            <text:p>-0.094</text:p>
          </table:table-cell>
          <table:table-cell office:value-type="float" office:value="-9.7000000000000003E-2" table:style-name="ce3">
            <text:p>-0.097</text:p>
          </table:table-cell>
          <table:table-cell office:value-type="float" office:value="-9.6000000000000002E-2" table:style-name="ce3">
            <text:p>-0.096</text:p>
          </table:table-cell>
          <table:table-cell office:value-type="float" office:value="-9.1999999999999998E-2" table:style-name="ce3">
            <text:p>-0.092</text:p>
          </table:table-cell>
          <table:table-cell office:value-type="float" office:value="-8.5000000000000006E-2" table:style-name="ce3">
            <text:p>-0.085</text:p>
          </table:table-cell>
          <table:table-cell office:value-type="float" office:value="-7.4999999999999997E-2" table:style-name="ce3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0.13200000000000001" table:style-name="ce3">
            <text:p>-0.132</text:p>
          </table:table-cell>
          <table:table-cell office:value-type="float" office:value="-0.123" table:style-name="ce3">
            <text:p>-0.123</text:p>
          </table:table-cell>
          <table:table-cell office:value-type="float" office:value="-0.11700000000000001" table:style-name="ce3">
            <text:p>-0.117</text:p>
          </table:table-cell>
          <table:table-cell office:value-type="float" office:value="-0.115" table:style-name="ce3">
            <text:p>-0.115</text:p>
          </table:table-cell>
          <table:table-cell office:value-type="float" office:value="-0.114" table:style-name="ce3">
            <text:p>-0.114</text:p>
          </table:table-cell>
          <table:table-cell office:value-type="float" office:value="-0.11600000000000001" table:style-name="ce3">
            <text:p>-0.116</text:p>
          </table:table-cell>
          <table:table-cell office:value-type="float" office:value="-0.125" table:style-name="ce3">
            <text:p>-0.125</text:p>
          </table:table-cell>
          <table:table-cell office:value-type="float" office:value="-0.14399999999999999" table:style-name="ce3">
            <text:p>-0.144</text:p>
          </table:table-cell>
          <table:table-cell office:value-type="float" office:value="-0.16500000000000001" table:style-name="ce3">
            <text:p>-0.165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7599999999999999" table:style-name="ce3">
            <text:p>-0.176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800000000000001" table:style-name="ce3">
            <text:p>-0.168</text:p>
          </table:table-cell>
          <table:table-cell office:value-type="float" office:value="-0.17" table:style-name="ce3">
            <text:p>-0.17</text:p>
          </table:table-cell>
          <table:table-cell office:value-type="float" office:value="-0.16900000000000001" table:style-name="ce3">
            <text:p>-0.169</text:p>
          </table:table-cell>
          <table:table-cell office:value-type="float" office:value="-0.17" table:style-name="ce3">
            <text:p>-0.17</text:p>
          </table:table-cell>
          <table:table-cell office:value-type="float" office:value="-0.17499999999999999" table:style-name="ce3">
            <text:p>-0.175</text:p>
          </table:table-cell>
          <table:table-cell office:value-type="float" office:value="-0.188" table:style-name="ce3">
            <text:p>-0.188</text:p>
          </table:table-cell>
          <table:table-cell office:value-type="float" office:value="-0.193" table:style-name="ce3">
            <text:p>-0.193</text:p>
          </table:table-cell>
          <table:table-cell office:value-type="float" office:value="-0.193" table:style-name="ce3">
            <text:p>-0.193</text:p>
          </table:table-cell>
          <table:table-cell office:value-type="float" office:value="-0.185" table:style-name="ce3">
            <text:p>-0.185</text:p>
          </table:table-cell>
          <table:table-cell office:value-type="float" office:value="-0.17" table:style-name="ce3">
            <text:p>-0.17</text:p>
          </table:table-cell>
          <table:table-cell office:value-type="float" office:value="-0.15" table:style-name="ce3">
            <text:p>-0.15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0.52800000000000002" table:style-name="ce3">
            <text:p>-0.528</text:p>
          </table:table-cell>
          <table:table-cell office:value-type="float" office:value="-0.49" table:style-name="ce3">
            <text:p>-0.49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5800000000000002" table:style-name="ce3">
            <text:p>-0.458</text:p>
          </table:table-cell>
          <table:table-cell office:value-type="float" office:value="-0.45700000000000002" table:style-name="ce3">
            <text:p>-0.457</text:p>
          </table:table-cell>
          <table:table-cell office:value-type="float" office:value="-0.46400000000000002" table:style-name="ce3">
            <text:p>-0.464</text:p>
          </table:table-cell>
          <table:table-cell office:value-type="float" office:value="-0.5" table:style-name="ce3">
            <text:p>-0.5</text:p>
          </table:table-cell>
          <table:table-cell office:value-type="float" office:value="-0.57499999999999996" table:style-name="ce3">
            <text:p>-0.575</text:p>
          </table:table-cell>
          <table:table-cell office:value-type="float" office:value="-0.66" table:style-name="ce3">
            <text:p>-0.66</text:p>
          </table:table-cell>
          <table:table-cell office:value-type="float" office:value="-0.69899999999999995" table:style-name="ce3">
            <text:p>-0.699</text:p>
          </table:table-cell>
          <table:table-cell office:value-type="float" office:value="-0.70099999999999996" table:style-name="ce3">
            <text:p>-0.701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8500000000000005" table:style-name="ce3">
            <text:p>-0.685</text:p>
          </table:table-cell>
          <table:table-cell office:value-type="float" office:value="-0.67200000000000004" table:style-name="ce3">
            <text:p>-0.672</text:p>
          </table:table-cell>
          <table:table-cell office:value-type="float" office:value="-0.68" table:style-name="ce3">
            <text:p>-0.68</text:p>
          </table:table-cell>
          <table:table-cell office:value-type="float" office:value="-0.67700000000000005" table:style-name="ce3">
            <text:p>-0.677</text:p>
          </table:table-cell>
          <table:table-cell office:value-type="float" office:value="-0.68100000000000005" table:style-name="ce3">
            <text:p>-0.681</text:p>
          </table:table-cell>
          <table:table-cell office:value-type="float" office:value="-0.69899999999999995" table:style-name="ce3">
            <text:p>-0.699</text:p>
          </table:table-cell>
          <table:table-cell office:value-type="float" office:value="-0.753" table:style-name="ce3">
            <text:p>-0.753</text:p>
          </table:table-cell>
          <table:table-cell office:value-type="float" office:value="-0.77400000000000002" table:style-name="ce3">
            <text:p>-0.774</text:p>
          </table:table-cell>
          <table:table-cell office:value-type="float" office:value="-0.77200000000000002" table:style-name="ce3">
            <text:p>-0.772</text:p>
          </table:table-cell>
          <table:table-cell office:value-type="float" office:value="-0.73899999999999999" table:style-name="ce3">
            <text:p>-0.739</text:p>
          </table:table-cell>
          <table:table-cell office:value-type="float" office:value="-0.67900000000000005" table:style-name="ce3">
            <text:p>-0.679</text:p>
          </table:table-cell>
          <table:table-cell office:value-type="float" office:value="-0.59899999999999998" table:style-name="ce3">
            <text:p>-0.599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.3119999999999998" table:style-name="ce3">
            <text:p>2.312</text:p>
          </table:table-cell>
          <table:table-cell office:value-type="float" office:value="2.145" table:style-name="ce3">
            <text:p>2.145</text:p>
          </table:table-cell>
          <table:table-cell office:value-type="float" office:value="2.052" table:style-name="ce3">
            <text:p>2.052</text:p>
          </table:table-cell>
          <table:table-cell office:value-type="float" office:value="2.0049999999999999" table:style-name="ce3">
            <text:p>2.005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310000000000001" table:style-name="ce3">
            <text:p>2.031</text:p>
          </table:table-cell>
          <table:table-cell office:value-type="float" office:value="2.1890000000000001" table:style-name="ce3">
            <text:p>2.189</text:p>
          </table:table-cell>
          <table:table-cell office:value-type="float" office:value="2.516" table:style-name="ce3">
            <text:p>2.516</text:p>
          </table:table-cell>
          <table:table-cell office:value-type="float" office:value="2.8889999999999998" table:style-name="ce3">
            <text:p>2.889</text:p>
          </table:table-cell>
          <table:table-cell office:value-type="float" office:value="3.06" table:style-name="ce3">
            <text:p>3.06</text:p>
          </table:table-cell>
          <table:table-cell office:value-type="float" office:value="3.0659999999999998" table:style-name="ce3">
            <text:p>3.066</text:p>
          </table:table-cell>
          <table:table-cell office:value-type="float" office:value="3.0819999999999999" table:style-name="ce3">
            <text:p>3.082</text:p>
          </table:table-cell>
          <table:table-cell office:value-type="float" office:value="2.9980000000000002" table:style-name="ce3">
            <text:p>2.998</text:p>
          </table:table-cell>
          <table:table-cell office:value-type="float" office:value="2.94" table:style-name="ce3">
            <text:p>2.94</text:p>
          </table:table-cell>
          <table:table-cell office:value-type="float" office:value="2.9769999999999999" table:style-name="ce3">
            <text:p>2.977</text:p>
          </table:table-cell>
          <table:table-cell office:value-type="float" office:value="2.96" table:style-name="ce3">
            <text:p>2.96</text:p>
          </table:table-cell>
          <table:table-cell office:value-type="float" office:value="2.9780000000000002" table:style-name="ce3">
            <text:p>2.978</text:p>
          </table:table-cell>
          <table:table-cell office:value-type="float" office:value="3.0569999999999999" table:style-name="ce3">
            <text:p>3.057</text:p>
          </table:table-cell>
          <table:table-cell office:value-type="float" office:value="3.2959999999999998" table:style-name="ce3">
            <text:p>3.296</text:p>
          </table:table-cell>
          <table:table-cell office:value-type="float" office:value="3.387" table:style-name="ce3">
            <text:p>3.387</text:p>
          </table:table-cell>
          <table:table-cell office:value-type="float" office:value="3.3769999999999998" table:style-name="ce3">
            <text:p>3.377</text:p>
          </table:table-cell>
          <table:table-cell office:value-type="float" office:value="3.2330000000000001" table:style-name="ce3">
            <text:p>3.233</text:p>
          </table:table-cell>
          <table:table-cell office:value-type="float" office:value="2.9729999999999999" table:style-name="ce3">
            <text:p>2.973</text:p>
          </table:table-cell>
          <table:table-cell office:value-type="float" office:value="2.6190000000000002" table:style-name="ce3">
            <text:p>2.619</text:p>
          </table:table-cell>
          <table:table-cell table:number-columns-repeated="1635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.2609999999999992" table:style-name="ce3">
            <text:p>8.26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3310000000000004" table:style-name="ce3">
            <text:p>7.331</text:p>
          </table:table-cell>
          <table:table-cell office:value-type="float" office:value="7.1619999999999999" table:style-name="ce3">
            <text:p>7.162</text:p>
          </table:table-cell>
          <table:table-cell office:value-type="float" office:value="7.1479999999999997" table:style-name="ce3">
            <text:p>7.148</text:p>
          </table:table-cell>
          <table:table-cell office:value-type="float" office:value="7.258" table:style-name="ce3">
            <text:p>7.258</text:p>
          </table:table-cell>
          <table:table-cell office:value-type="float" office:value="7.8220000000000001" table:style-name="ce3">
            <text:p>7.822</text:p>
          </table:table-cell>
          <table:table-cell office:value-type="float" office:value="8.9870000000000001" table:style-name="ce3">
            <text:p>8.987</text:p>
          </table:table-cell>
          <table:table-cell office:value-type="float" office:value="10.321999999999999" table:style-name="ce3">
            <text:p>10.322</text:p>
          </table:table-cell>
          <table:table-cell office:value-type="float" office:value="10.930999999999999" table:style-name="ce3">
            <text:p>10.931</text:p>
          </table:table-cell>
          <table:table-cell office:value-type="float" office:value="10.952999999999999" table:style-name="ce3">
            <text:p>10.953</text:p>
          </table:table-cell>
          <table:table-cell office:value-type="float" office:value="11.010999999999999" table:style-name="ce3">
            <text:p>11.011</text:p>
          </table:table-cell>
          <table:table-cell office:value-type="float" office:value="10.711" table:style-name="ce3">
            <text:p>10.711</text:p>
          </table:table-cell>
          <table:table-cell office:value-type="float" office:value="10.505000000000001" table:style-name="ce3">
            <text:p>10.505</text:p>
          </table:table-cell>
          <table:table-cell office:value-type="float" office:value="10.635" table:style-name="ce3">
            <text:p>10.635</text:p>
          </table:table-cell>
          <table:table-cell office:value-type="float" office:value="10.576000000000001" table:style-name="ce3">
            <text:p>10.576</text:p>
          </table:table-cell>
          <table:table-cell office:value-type="float" office:value="10.64" table:style-name="ce3">
            <text:p>10.64</text:p>
          </table:table-cell>
          <table:table-cell office:value-type="float" office:value="10.923" table:style-name="ce3">
            <text:p>10.923</text:p>
          </table:table-cell>
          <table:table-cell office:value-type="float" office:value="11.775" table:style-name="ce3">
            <text:p>11.775</text:p>
          </table:table-cell>
          <table:table-cell office:value-type="float" office:value="12.099" table:style-name="ce3">
            <text:p>12.099</text:p>
          </table:table-cell>
          <table:table-cell office:value-type="float" office:value="12.066000000000001" table:style-name="ce3">
            <text:p>12.066</text:p>
          </table:table-cell>
          <table:table-cell office:value-type="float" office:value="11.551" table:style-name="ce3">
            <text:p>11.551</text:p>
          </table:table-cell>
          <table:table-cell office:value-type="float" office:value="10.621" table:style-name="ce3">
            <text:p>10.621</text:p>
          </table:table-cell>
          <table:table-cell office:value-type="float" office:value="9.3580000000000005" table:style-name="ce3">
            <text:p>9.358</text:p>
          </table:table-cell>
          <table:table-cell table:number-columns-repeated="1635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6.1740000000000004" table:style-name="ce3">
            <text:p>6.174</text:p>
          </table:table-cell>
          <table:table-cell office:value-type="float" office:value="6.1769999999999996" table:style-name="ce3">
            <text:p>6.177</text:p>
          </table:table-cell>
          <table:table-cell office:value-type="float" office:value="6.17" table:style-name="ce3">
            <text:p>6.17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6.1820000000000004" table:style-name="ce3">
            <text:p>6.182</text:p>
          </table:table-cell>
          <table:table-cell office:value-type="float" office:value="6.1879999999999997" table:style-name="ce3">
            <text:p>6.188</text:p>
          </table:table-cell>
          <table:table-cell office:value-type="float" office:value="6.1779999999999999" table:style-name="ce3">
            <text:p>6.178</text:p>
          </table:table-cell>
          <table:table-cell office:value-type="float" office:value="6.1470000000000002" table:style-name="ce3">
            <text:p>6.147</text:p>
          </table:table-cell>
          <table:table-cell office:value-type="float" office:value="0.33" table:style-name="ce3">
            <text:p>0.33</text:p>
          </table:table-cell>
          <table:table-cell office:value-type="float" office:value="0.35" table:style-name="ce3">
            <text:p>0.35</text:p>
          </table:table-cell>
          <table:table-cell office:value-type="float" office:value="0.35" table:style-name="ce3">
            <text:p>0.35</text:p>
          </table:table-cell>
          <table:table-cell office:value-type="float" office:value="0.35199999999999998" table:style-name="ce3">
            <text:p>0.352</text:p>
          </table:table-cell>
          <table:table-cell office:value-type="float" office:value="0.34300000000000003" table:style-name="ce3">
            <text:p>0.343</text:p>
          </table:table-cell>
          <table:table-cell office:value-type="float" office:value="0.33600000000000002" table:style-name="ce3">
            <text:p>0.336</text:p>
          </table:table-cell>
          <table:table-cell office:value-type="float" office:value="0.34" table:style-name="ce3">
            <text:p>0.34</text:p>
          </table:table-cell>
          <table:table-cell office:value-type="float" office:value="0.33800000000000002" table:style-name="ce3">
            <text:p>0.338</text:p>
          </table:table-cell>
          <table:table-cell office:value-type="float" office:value="0.34" table:style-name="ce3">
            <text:p>0.34</text:p>
          </table:table-cell>
          <table:table-cell office:value-type="float" office:value="0.34899999999999998" table:style-name="ce3">
            <text:p>0.349</text:p>
          </table:table-cell>
          <table:table-cell office:value-type="float" office:value="0.377" table:style-name="ce3">
            <text:p>0.377</text:p>
          </table:table-cell>
          <table:table-cell office:value-type="float" office:value="0.38700000000000001" table:style-name="ce3">
            <text:p>0.387</text:p>
          </table:table-cell>
          <table:table-cell office:value-type="float" office:value="0.38600000000000001" table:style-name="ce3">
            <text:p>0.386</text:p>
          </table:table-cell>
          <table:table-cell office:value-type="float" office:value="0.36899999999999999" table:style-name="ce3">
            <text:p>0.369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440000000000001" table:style-name="ce3">
            <text:p>6.144</text:p>
          </table:table-cell>
          <table:table-cell table:number-columns-repeated="1635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0.33" table:style-name="ce3">
            <text:p>-0.33</text:p>
          </table:table-cell>
          <table:table-cell office:value-type="float" office:value="-0.30599999999999999" table:style-name="ce3">
            <text:p>-0.306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8999999999999998" table:style-name="ce3">
            <text:p>-0.29</text:p>
          </table:table-cell>
          <table:table-cell office:value-type="float" office:value="-0.313" table:style-name="ce3">
            <text:p>-0.313</text:p>
          </table:table-cell>
          <table:table-cell office:value-type="float" office:value="-0.35899999999999999" table:style-name="ce3">
            <text:p>-0.359</text:p>
          </table:table-cell>
          <table:table-cell office:value-type="float" office:value="-0.41299999999999998" table:style-name="ce3">
            <text:p>-0.413</text:p>
          </table:table-cell>
          <table:table-cell office:value-type="float" office:value="-0.437" table:style-name="ce3">
            <text:p>-0.437</text:p>
          </table:table-cell>
          <table:table-cell office:value-type="float" office:value="-0.438" table:style-name="ce3">
            <text:p>-0.438</text:p>
          </table:table-cell>
          <table:table-cell office:value-type="float" office:value="-0.44" table:style-name="ce3">
            <text:p>-0.44</text:p>
          </table:table-cell>
          <table:table-cell office:value-type="float" office:value="-0.42799999999999999" table:style-name="ce3">
            <text:p>-0.428</text:p>
          </table:table-cell>
          <table:table-cell office:value-type="float" office:value="-0.42" table:style-name="ce3">
            <text:p>-0.42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42299999999999999" table:style-name="ce3">
            <text:p>-0.423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437" table:style-name="ce3">
            <text:p>-0.437</text:p>
          </table:table-cell>
          <table:table-cell office:value-type="float" office:value="-0.47099999999999997" table:style-name="ce3">
            <text:p>-0.471</text:p>
          </table:table-cell>
          <table:table-cell office:value-type="float" office:value="-0.48399999999999999" table:style-name="ce3">
            <text:p>-0.484</text:p>
          </table:table-cell>
          <table:table-cell office:value-type="float" office:value="-0.48199999999999998" table:style-name="ce3">
            <text:p>-0.482</text:p>
          </table:table-cell>
          <table:table-cell office:value-type="float" office:value="-0.46200000000000002" table:style-name="ce3">
            <text:p>-0.462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374" table:style-name="ce3">
            <text:p>-0.374</text:p>
          </table:table-cell>
          <table:table-cell table:number-columns-repeated="1635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0.26400000000000001" table:style-name="ce3">
            <text:p>-0.264</text:p>
          </table:table-cell>
          <table:table-cell office:value-type="float" office:value="-0.245" table:style-name="ce3">
            <text:p>-0.245</text:p>
          </table:table-cell>
          <table:table-cell office:value-type="float" office:value="-0.23400000000000001" table:style-name="ce3">
            <text:p>-0.234</text:p>
          </table:table-cell>
          <table:table-cell office:value-type="float" office:value="-0.22900000000000001" table:style-name="ce3">
            <text:p>-0.229</text:p>
          </table:table-cell>
          <table:table-cell office:value-type="float" office:value="-0.22900000000000001" table:style-name="ce3">
            <text:p>-0.229</text:p>
          </table:table-cell>
          <table:table-cell office:value-type="float" office:value="-0.23200000000000001" table:style-name="ce3">
            <text:p>-0.232</text:p>
          </table:table-cell>
          <table:table-cell office:value-type="float" office:value="-0.25" table:style-name="ce3">
            <text:p>-0.25</text:p>
          </table:table-cell>
          <table:table-cell office:value-type="float" office:value="-0.28699999999999998" table:style-name="ce3">
            <text:p>-0.287</text:p>
          </table:table-cell>
          <table:table-cell office:value-type="float" office:value="-0.33" table:style-name="ce3">
            <text:p>-0.33</text:p>
          </table:table-cell>
          <table:table-cell office:value-type="float" office:value="-0.35" table:style-name="ce3">
            <text:p>-0.35</text:p>
          </table:table-cell>
          <table:table-cell office:value-type="float" office:value="-0.35" table:style-name="ce3">
            <text:p>-0.35</text:p>
          </table:table-cell>
          <table:table-cell office:value-type="float" office:value="-0.35199999999999998" table:style-name="ce3">
            <text:p>-0.352</text:p>
          </table:table-cell>
          <table:table-cell office:value-type="float" office:value="-0.34300000000000003" table:style-name="ce3">
            <text:p>-0.343</text:p>
          </table:table-cell>
          <table:table-cell office:value-type="float" office:value="-0.33600000000000002" table:style-name="ce3">
            <text:p>-0.336</text:p>
          </table:table-cell>
          <table:table-cell office:value-type="float" office:value="-0.34" table:style-name="ce3">
            <text:p>-0.34</text:p>
          </table:table-cell>
          <table:table-cell office:value-type="float" office:value="-0.33800000000000002" table:style-name="ce3">
            <text:p>-0.338</text:p>
          </table:table-cell>
          <table:table-cell office:value-type="float" office:value="-0.34" table:style-name="ce3">
            <text:p>-0.34</text:p>
          </table:table-cell>
          <table:table-cell office:value-type="float" office:value="-0.34899999999999998" table:style-name="ce3">
            <text:p>-0.349</text:p>
          </table:table-cell>
          <table:table-cell office:value-type="float" office:value="-0.377" table:style-name="ce3">
            <text:p>-0.377</text:p>
          </table:table-cell>
          <table:table-cell office:value-type="float" office:value="-0.38700000000000001" table:style-name="ce3">
            <text:p>-0.38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36899999999999999" table:style-name="ce3">
            <text:p>-0.369</text:p>
          </table:table-cell>
          <table:table-cell office:value-type="float" office:value="-0.34" table:style-name="ce3">
            <text:p>-0.34</text:p>
          </table:table-cell>
          <table:table-cell office:value-type="float" office:value="-0.29899999999999999" table:style-name="ce3">
            <text:p>-0.299</text:p>
          </table:table-cell>
          <table:table-cell table:number-columns-repeated="1635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0.33" table:style-name="ce3">
            <text:p>-0.33</text:p>
          </table:table-cell>
          <table:table-cell office:value-type="float" office:value="-0.30599999999999999" table:style-name="ce3">
            <text:p>-0.306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8999999999999998" table:style-name="ce3">
            <text:p>-0.29</text:p>
          </table:table-cell>
          <table:table-cell office:value-type="float" office:value="-0.313" table:style-name="ce3">
            <text:p>-0.313</text:p>
          </table:table-cell>
          <table:table-cell office:value-type="float" office:value="-0.35899999999999999" table:style-name="ce3">
            <text:p>-0.359</text:p>
          </table:table-cell>
          <table:table-cell office:value-type="float" office:value="-0.41299999999999998" table:style-name="ce3">
            <text:p>-0.413</text:p>
          </table:table-cell>
          <table:table-cell office:value-type="float" office:value="-0.437" table:style-name="ce3">
            <text:p>-0.437</text:p>
          </table:table-cell>
          <table:table-cell office:value-type="float" office:value="-0.438" table:style-name="ce3">
            <text:p>-0.438</text:p>
          </table:table-cell>
          <table:table-cell office:value-type="float" office:value="-0.44" table:style-name="ce3">
            <text:p>-0.44</text:p>
          </table:table-cell>
          <table:table-cell office:value-type="float" office:value="-0.42799999999999999" table:style-name="ce3">
            <text:p>-0.428</text:p>
          </table:table-cell>
          <table:table-cell office:value-type="float" office:value="-0.42" table:style-name="ce3">
            <text:p>-0.42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42299999999999999" table:style-name="ce3">
            <text:p>-0.423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437" table:style-name="ce3">
            <text:p>-0.437</text:p>
          </table:table-cell>
          <table:table-cell office:value-type="float" office:value="-0.47099999999999997" table:style-name="ce3">
            <text:p>-0.471</text:p>
          </table:table-cell>
          <table:table-cell office:value-type="float" office:value="-0.48399999999999999" table:style-name="ce3">
            <text:p>-0.484</text:p>
          </table:table-cell>
          <table:table-cell office:value-type="float" office:value="-0.48199999999999998" table:style-name="ce3">
            <text:p>-0.482</text:p>
          </table:table-cell>
          <table:table-cell office:value-type="float" office:value="-0.46200000000000002" table:style-name="ce3">
            <text:p>-0.462</text:p>
          </table:table-cell>
          <table:table-cell office:value-type="float" office:value="-0.42499999999999999" table:style-name="ce3">
            <text:p>-0.425</text:p>
          </table:table-cell>
          <table:table-cell office:value-type="float" office:value="-0.374" table:style-name="ce3">
            <text:p>-0.374</text:p>
          </table:table-cell>
          <table:table-cell table:number-columns-repeated="1635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2.989000000000001" table:style-name="ce3">
            <text:p>22.989</text:p>
          </table:table-cell>
          <table:table-cell office:value-type="float" office:value="21.321000000000002" table:style-name="ce3">
            <text:p>21.321</text:p>
          </table:table-cell>
          <table:table-cell office:value-type="float" office:value="20.399000000000001" table:style-name="ce3">
            <text:p>20.399</text:p>
          </table:table-cell>
          <table:table-cell office:value-type="float" office:value="19.93" table:style-name="ce3">
            <text:p>19.93</text:p>
          </table:table-cell>
          <table:table-cell office:value-type="float" office:value="19.89" table:style-name="ce3">
            <text:p>19.89</text:p>
          </table:table-cell>
          <table:table-cell office:value-type="float" office:value="20.196000000000002" table:style-name="ce3">
            <text:p>20.196</text:p>
          </table:table-cell>
          <table:table-cell office:value-type="float" office:value="21.765000000000001" table:style-name="ce3">
            <text:p>21.765</text:p>
          </table:table-cell>
          <table:table-cell office:value-type="float" office:value="25.009" table:style-name="ce3">
            <text:p>25.009</text:p>
          </table:table-cell>
          <table:table-cell office:value-type="float" office:value="28.722999999999999" table:style-name="ce3">
            <text:p>28.723</text:p>
          </table:table-cell>
          <table:table-cell office:value-type="float" office:value="30.417000000000002" table:style-name="ce3">
            <text:p>30.417</text:p>
          </table:table-cell>
          <table:table-cell office:value-type="float" office:value="30.478999999999999" table:style-name="ce3">
            <text:p>30.479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29.805" table:style-name="ce3">
            <text:p>29.805</text:p>
          </table:table-cell>
          <table:table-cell office:value-type="float" office:value="29.233000000000001" table:style-name="ce3">
            <text:p>29.233</text:p>
          </table:table-cell>
          <table:table-cell office:value-type="float" office:value="29.593" table:style-name="ce3">
            <text:p>29.593</text:p>
          </table:table-cell>
          <table:table-cell office:value-type="float" office:value="29.431000000000001" table:style-name="ce3">
            <text:p>29.431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30.396000000000001" table:style-name="ce3">
            <text:p>30.396</text:p>
          </table:table-cell>
          <table:table-cell office:value-type="float" office:value="32.767000000000003" table:style-name="ce3">
            <text:p>32.767</text:p>
          </table:table-cell>
          <table:table-cell office:value-type="float" office:value="33.667999999999999" table:style-name="ce3">
            <text:p>33.668</text:p>
          </table:table-cell>
          <table:table-cell office:value-type="float" office:value="33.576999999999998" table:style-name="ce3">
            <text:p>33.577</text:p>
          </table:table-cell>
          <table:table-cell office:value-type="float" office:value="32.143999999999998" table:style-name="ce3">
            <text:p>32.144</text:p>
          </table:table-cell>
          <table:table-cell office:value-type="float" office:value="29.553999999999998" table:style-name="ce3">
            <text:p>29.554</text:p>
          </table:table-cell>
          <table:table-cell office:value-type="float" office:value="26.042000000000002" table:style-name="ce3">
            <text:p>26.042</text:p>
          </table:table-cell>
          <table:table-cell table:number-columns-repeated="1635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0.26400000000000001" table:style-name="ce3">
            <text:p>-0.264</text:p>
          </table:table-cell>
          <table:table-cell office:value-type="float" office:value="-0.245" table:style-name="ce3">
            <text:p>-0.245</text:p>
          </table:table-cell>
          <table:table-cell office:value-type="float" office:value="-0.23400000000000001" table:style-name="ce3">
            <text:p>-0.234</text:p>
          </table:table-cell>
          <table:table-cell office:value-type="float" office:value="-0.22900000000000001" table:style-name="ce3">
            <text:p>-0.229</text:p>
          </table:table-cell>
          <table:table-cell office:value-type="float" office:value="-0.22900000000000001" table:style-name="ce3">
            <text:p>-0.229</text:p>
          </table:table-cell>
          <table:table-cell office:value-type="float" office:value="-0.23200000000000001" table:style-name="ce3">
            <text:p>-0.232</text:p>
          </table:table-cell>
          <table:table-cell office:value-type="float" office:value="-0.25" table:style-name="ce3">
            <text:p>-0.25</text:p>
          </table:table-cell>
          <table:table-cell office:value-type="float" office:value="-0.28699999999999998" table:style-name="ce3">
            <text:p>-0.287</text:p>
          </table:table-cell>
          <table:table-cell office:value-type="float" office:value="-0.33" table:style-name="ce3">
            <text:p>-0.33</text:p>
          </table:table-cell>
          <table:table-cell office:value-type="float" office:value="-0.35" table:style-name="ce3">
            <text:p>-0.35</text:p>
          </table:table-cell>
          <table:table-cell office:value-type="float" office:value="-0.35" table:style-name="ce3">
            <text:p>-0.35</text:p>
          </table:table-cell>
          <table:table-cell office:value-type="float" office:value="-0.35199999999999998" table:style-name="ce3">
            <text:p>-0.352</text:p>
          </table:table-cell>
          <table:table-cell office:value-type="float" office:value="-0.34300000000000003" table:style-name="ce3">
            <text:p>-0.343</text:p>
          </table:table-cell>
          <table:table-cell office:value-type="float" office:value="-0.33600000000000002" table:style-name="ce3">
            <text:p>-0.336</text:p>
          </table:table-cell>
          <table:table-cell office:value-type="float" office:value="-0.34" table:style-name="ce3">
            <text:p>-0.34</text:p>
          </table:table-cell>
          <table:table-cell office:value-type="float" office:value="-0.33800000000000002" table:style-name="ce3">
            <text:p>-0.338</text:p>
          </table:table-cell>
          <table:table-cell office:value-type="float" office:value="-0.34" table:style-name="ce3">
            <text:p>-0.34</text:p>
          </table:table-cell>
          <table:table-cell office:value-type="float" office:value="-0.34899999999999998" table:style-name="ce3">
            <text:p>-0.349</text:p>
          </table:table-cell>
          <table:table-cell office:value-type="float" office:value="-0.377" table:style-name="ce3">
            <text:p>-0.377</text:p>
          </table:table-cell>
          <table:table-cell office:value-type="float" office:value="-0.38700000000000001" table:style-name="ce3">
            <text:p>-0.387</text:p>
          </table:table-cell>
          <table:table-cell office:value-type="float" office:value="-0.38600000000000001" table:style-name="ce3">
            <text:p>-0.386</text:p>
          </table:table-cell>
          <table:table-cell office:value-type="float" office:value="-0.36899999999999999" table:style-name="ce3">
            <text:p>-0.369</text:p>
          </table:table-cell>
          <table:table-cell office:value-type="float" office:value="-0.34" table:style-name="ce3">
            <text:p>-0.34</text:p>
          </table:table-cell>
          <table:table-cell office:value-type="float" office:value="-0.29899999999999999" table:style-name="ce3">
            <text:p>-0.299</text:p>
          </table:table-cell>
          <table:table-cell table:number-columns-repeated="16359"/>
        </table:table-row>
        <table:table-row table:number-rows-repeated="1048492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83" table:style-name="ce6">
            <text:p>83</text:p>
          </table:table-cell>
          <table:table-cell office:value-type="float" office:value="101" table:style-name="ce6">
            <text:p>101</text:p>
          </table:table-cell>
          <table:table-cell table:number-columns-repeated="1638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83" table:style-name="ce6">
            <text:p>83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4" table:style-name="ce6">
            <text:p>84</text:p>
          </table:table-cell>
          <table:table-cell office:value-type="float" office:value="86" table:style-name="ce6">
            <text:p>86</text:p>
          </table:table-cell>
          <table:table-cell table:number-columns-repeated="1638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84" table:style-name="ce6">
            <text:p>84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85" table:style-name="ce6">
            <text:p>85</text:p>
          </table:table-cell>
          <table:table-cell office:value-type="float" office:value="95" table:style-name="ce6">
            <text:p>95</text:p>
          </table:table-cell>
          <table:table-cell table:number-columns-repeated="1638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85" table:style-name="ce6">
            <text:p>85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7" table:style-name="ce6">
            <text:p>87</text:p>
          </table:table-cell>
          <table:table-cell table:number-columns-repeated="1638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86" table:style-name="ce6">
            <text:p>86</text:p>
          </table:table-cell>
          <table:table-cell office:value-type="float" office:value="97" table:style-name="ce6">
            <text:p>97</text:p>
          </table:table-cell>
          <table:table-cell table:number-columns-repeated="1638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86" table:style-name="ce6">
            <text:p>86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87" table:style-name="ce6">
            <text:p>87</text:p>
          </table:table-cell>
          <table:table-cell office:value-type="float" office:value="226" table:style-name="ce6">
            <text:p>226</text:p>
          </table:table-cell>
          <table:table-cell table:number-columns-repeated="1638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87" table:style-name="ce6">
            <text:p>87</text:p>
          </table:table-cell>
          <table:table-cell office:value-type="float" office:value="102" table:style-name="ce6">
            <text:p>102</text:p>
          </table:table-cell>
          <table:table-cell table:number-columns-repeated="1638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88" table:style-name="ce6">
            <text:p>88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88" table:style-name="ce6">
            <text:p>88</text:p>
          </table:table-cell>
          <table:table-cell office:value-type="float" office:value="96" table:style-name="ce6">
            <text:p>96</text:p>
          </table:table-cell>
          <table:table-cell table:number-columns-repeated="16381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float" office:value="106" table:style-name="ce6">
            <text:p>106</text:p>
          </table:table-cell>
          <table:table-cell table:number-columns-repeated="1638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96" table:style-name="ce6">
            <text:p>96</text:p>
          </table:table-cell>
          <table:table-cell office:value-type="float" office:value="104" table:style-name="ce6">
            <text:p>104</text:p>
          </table:table-cell>
          <table:table-cell table:number-columns-repeated="16381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98" table:style-name="ce6">
            <text:p>98</text:p>
          </table:table-cell>
          <table:table-cell office:value-type="float" office:value="99" table:style-name="ce6">
            <text:p>99</text:p>
          </table:table-cell>
          <table:table-cell table:number-columns-repeated="1638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02" table:style-name="ce6">
            <text:p>102</text:p>
          </table:table-cell>
          <table:table-cell office:value-type="float" office:value="107" table:style-name="ce6">
            <text:p>107</text:p>
          </table:table-cell>
          <table:table-cell table:number-columns-repeated="1638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273" table:style-name="ce6">
            <text:p>273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280" table:style-name="ce6">
            <text:p>280</text:p>
          </table:table-cell>
          <table:table-cell office:value-type="float" office:value="281" table:style-name="ce6">
            <text:p>281</text:p>
          </table:table-cell>
          <table:table-cell table:number-columns-repeated="1638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281" table:style-name="ce6">
            <text:p>281</text:p>
          </table:table-cell>
          <table:table-cell office:value-type="float" office:value="282" table:style-name="ce6">
            <text:p>282</text:p>
          </table:table-cell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5" table:style-name="ce7">
            <text:p>11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25" table:style-name="ce7">
            <text:p>12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5" table:style-name="ce7">
            <text:p>13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45" table:style-name="ce7">
            <text:p>14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55" table:style-name="ce7">
            <text:p>155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09" table:style-name="ce3">
            <text:p>109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12" table:style-name="ce3">
            <text:p>112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12" table:style-name="ce3">
            <text:p>112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12" table:style-name="ce3">
            <text:p>112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12" table:style-name="ce3">
            <text:p>1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80" table:style-name="ce3">
            <text:p>80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13" table:style-name="ce3">
            <text:p>11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13" table:style-name="ce3">
            <text:p>11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13" table:style-name="ce3">
            <text:p>11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17" table:style-name="ce3">
            <text:p>1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17" table:style-name="ce3">
            <text:p>1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3">
            <text:p>12</text:p>
          </table:table-cell>
          <table:table-cell office:value-type="float" office:value="121" table:style-name="ce3">
            <text:p>1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21" table:style-name="ce3">
            <text:p>1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21" table:style-name="ce3">
            <text:p>1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84" table:style-name="ce3">
            <text:p>84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23" table:style-name="ce3">
            <text:p>12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23" table:style-name="ce3">
            <text:p>12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23" table:style-name="ce3">
            <text:p>12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23" table:style-name="ce3">
            <text:p>12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3">
            <text:p>14</text:p>
          </table:table-cell>
          <table:table-cell office:value-type="float" office:value="86" table:style-name="ce3">
            <text:p>86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5" table:style-name="ce3">
            <text:p>15</text:p>
          </table:table-cell>
          <table:table-cell office:value-type="float" office:value="87" table:style-name="ce3">
            <text:p>8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26" table:style-name="ce3">
            <text:p>126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5" table:style-name="ce3">
            <text:p>15</text:p>
          </table:table-cell>
          <table:table-cell office:value-type="float" office:value="126" table:style-name="ce3">
            <text:p>126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3">
            <text:p>17</text:p>
          </table:table-cell>
          <table:table-cell office:value-type="float" office:value="88" table:style-name="ce3">
            <text:p>88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1" table:style-name="ce3">
            <text:p>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3">
            <text:p>17</text:p>
          </table:table-cell>
          <table:table-cell office:value-type="float" office:value="128" table:style-name="ce3">
            <text:p>128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33" table:style-name="ce3">
            <text:p>1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3">
            <text:p>18</text:p>
          </table:table-cell>
          <table:table-cell office:value-type="float" office:value="133" table:style-name="ce3">
            <text:p>1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40" table:style-name="ce3">
            <text:p>140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9" table:style-name="ce3">
            <text:p>19</text:p>
          </table:table-cell>
          <table:table-cell office:value-type="float" office:value="140" table:style-name="ce3">
            <text:p>140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3">
            <text:p>20</text:p>
          </table:table-cell>
          <table:table-cell office:value-type="float" office:value="141" table:style-name="ce3">
            <text:p>14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42" table:style-name="ce3">
            <text:p>14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42" table:style-name="ce3">
            <text:p>14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46" table:style-name="ce3">
            <text:p>146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3" table:style-name="ce3">
            <text:p>23</text:p>
          </table:table-cell>
          <table:table-cell office:value-type="float" office:value="149" table:style-name="ce3">
            <text:p>149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49" table:style-name="ce3">
            <text:p>149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4" table:style-name="ce3">
            <text:p>24</text:p>
          </table:table-cell>
          <table:table-cell office:value-type="float" office:value="98" table:style-name="ce3">
            <text:p>98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50" table:style-name="ce3">
            <text:p>150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50" table:style-name="ce3">
            <text:p>150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51" table:style-name="ce3">
            <text:p>15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51" table:style-name="ce3">
            <text:p>15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51" table:style-name="ce3">
            <text:p>15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02" table:style-name="ce3">
            <text:p>102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59" table:style-name="ce3">
            <text:p>159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59" table:style-name="ce3">
            <text:p>159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72" table:style-name="ce3">
            <text:p>72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72" table:style-name="ce3">
            <text:p>72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62" table:style-name="ce3">
            <text:p>162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62" table:style-name="ce3">
            <text:p>162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3">
            <text:p>32</text:p>
          </table:table-cell>
          <table:table-cell office:value-type="float" office:value="104" table:style-name="ce3">
            <text:p>104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1" table:style-name="ce3">
            <text:p>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08" table:style-name="ce3">
            <text:p>108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63" table:style-name="ce3">
            <text:p>16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63" table:style-name="ce3">
            <text:p>16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07" table:style-name="ce3">
            <text:p>10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" table:style-name="ce3">
            <text:p>1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07" table:style-name="ce3">
            <text:p>10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3">
            <text:p>34</text:p>
          </table:table-cell>
          <table:table-cell office:value-type="float" office:value="169" table:style-name="ce3">
            <text:p>169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5" table:style-name="ce3">
            <text:p>35</text:p>
          </table:table-cell>
          <table:table-cell office:value-type="float" office:value="171" table:style-name="ce3">
            <text:p>17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09" table:style-name="ce3">
            <text:p>109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09" table:style-name="ce3">
            <text:p>109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7" table:style-name="ce3">
            <text:p>37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3">
            <text:p>38</text:p>
          </table:table-cell>
          <table:table-cell office:value-type="float" office:value="111" table:style-name="ce3">
            <text:p>11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14" table:style-name="ce3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14" table:style-name="ce3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14" table:style-name="ce3">
            <text:p>1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15" table:style-name="ce3">
            <text:p>11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91666666666668" table:style-name="ce3">
            <text:p>1.029166667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15" table:style-name="ce3">
            <text:p>11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81" table:style-name="ce3">
            <text:p>81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81" table:style-name="ce3">
            <text:p>81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3">
            <text:p>41</text:p>
          </table:table-cell>
          <table:table-cell office:value-type="float" office:value="116" table:style-name="ce3">
            <text:p>116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4" table:style-name="ro1">
          <table:table-cell office:value-type="float" office:value="42" table:style-name="ce3">
            <text:p>42</text:p>
          </table:table-cell>
          <table:table-cell office:value-type="float" office:value="118" table:style-name="ce3">
            <text:p>1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82" table:style-name="ce3">
            <text:p>82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82" table:style-name="ce3">
            <text:p>82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5833333333333326" table:style-name="ce3">
            <text:p>0.958333333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19" table:style-name="ce3">
            <text:p>119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20" table:style-name="ce3">
            <text:p>120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20" table:style-name="ce3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3">
            <text:p>44</text:p>
          </table:table-cell>
          <table:table-cell office:value-type="float" office:value="120" table:style-name="ce3">
            <text:p>1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3">
            <text:p>45</text:p>
          </table:table-cell>
          <table:table-cell office:value-type="float" office:value="85" table:style-name="ce3">
            <text:p>8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25" table:style-name="ce3">
            <text:p>125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25" table:style-name="ce3">
            <text:p>1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25" table:style-name="ce3">
            <text:p>1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27" table:style-name="ce3">
            <text:p>1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27" table:style-name="ce3">
            <text:p>1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27" table:style-name="ce3">
            <text:p>1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29" table:style-name="ce3">
            <text:p>129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29" table:style-name="ce3">
            <text:p>129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29" table:style-name="ce3">
            <text:p>129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30" table:style-name="ce3">
            <text:p>130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9" table:style-name="ce3">
            <text:p>49</text:p>
          </table:table-cell>
          <table:table-cell office:value-type="float" office:value="130" table:style-name="ce3">
            <text:p>130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30" table:style-name="ce3">
            <text:p>130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89" table:style-name="ce3">
            <text:p>89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5833333333333326" table:style-name="ce3">
            <text:p>0.958333333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5833333333333326" table:style-name="ce3">
            <text:p>0.958333333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89" table:style-name="ce3">
            <text:p>89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89" table:style-name="ce3">
            <text:p>89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6249999999999991" table:style-name="ce3">
            <text:p>0.9625</text:p>
          </table:table-cell>
          <table:table-cell office:value-type="float" office:value="0.96666666666666667" table:style-name="ce3">
            <text:p>0.966666667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office:value-type="float" office:value="0.97083333333333333" table:style-name="ce3">
            <text:p>0.970833333</text:p>
          </table:table-cell>
          <table:table-cell table:number-columns-repeated="1635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0" table:style-name="ce3">
            <text:p>90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32" table:style-name="ce3">
            <text:p>132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34" table:style-name="ce3">
            <text:p>1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34" table:style-name="ce3">
            <text:p>1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34" table:style-name="ce3">
            <text:p>1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35" table:style-name="ce3">
            <text:p>135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5" table:style-name="ce3">
            <text:p>55</text:p>
          </table:table-cell>
          <table:table-cell office:value-type="float" office:value="135" table:style-name="ce3">
            <text:p>1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35" table:style-name="ce3">
            <text:p>135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6" table:style-name="ce3">
            <text:p>56</text:p>
          </table:table-cell>
          <table:table-cell office:value-type="float" office:value="136" table:style-name="ce3">
            <text:p>136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36" table:style-name="ce3">
            <text:p>136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3">
            <text:p>57</text:p>
          </table:table-cell>
          <table:table-cell office:value-type="float" office:value="93" table:style-name="ce3">
            <text:p>9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38" table:style-name="ce3">
            <text:p>13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58" table:style-name="ce3">
            <text:p>58</text:p>
          </table:table-cell>
          <table:table-cell office:value-type="float" office:value="139" table:style-name="ce3">
            <text:p>13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9" table:style-name="ce3">
            <text:p>59</text:p>
          </table:table-cell>
          <table:table-cell office:value-type="float" office:value="143" table:style-name="ce3">
            <text:p>14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44" table:style-name="ce3">
            <text:p>14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44" table:style-name="ce3">
            <text:p>144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52" table:style-name="ce3">
            <text:p>152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52" table:style-name="ce3">
            <text:p>152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52" table:style-name="ce3">
            <text:p>152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53" table:style-name="ce3">
            <text:p>15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53" table:style-name="ce3">
            <text:p>15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4" table:style-name="ce3">
            <text:p>64</text:p>
          </table:table-cell>
          <table:table-cell office:value-type="float" office:value="154" table:style-name="ce3">
            <text:p>15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55" table:style-name="ce3">
            <text:p>155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3">
            <text:p>65</text:p>
          </table:table-cell>
          <table:table-cell office:value-type="float" office:value="155" table:style-name="ce3">
            <text:p>155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56" table:style-name="ce3">
            <text:p>15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56" table:style-name="ce3">
            <text:p>15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8" table:style-name="ce3">
            <text:p>68</text:p>
          </table:table-cell>
          <table:table-cell office:value-type="float" office:value="157" table:style-name="ce3">
            <text:p>15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101" table:style-name="ce3">
            <text:p>101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61" table:style-name="ce3">
            <text:p>16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61" table:style-name="ce3">
            <text:p>16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65" table:style-name="ce3">
            <text:p>16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65" table:style-name="ce3">
            <text:p>16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4" table:style-name="ce3">
            <text:p>74</text:p>
          </table:table-cell>
          <table:table-cell office:value-type="float" office:value="166" table:style-name="ce3">
            <text:p>166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167" table:style-name="ce3">
            <text:p>1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3">
            <text:p>75</text:p>
          </table:table-cell>
          <table:table-cell office:value-type="float" office:value="167" table:style-name="ce3">
            <text:p>1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3">
            <text:p>76</text:p>
          </table:table-cell>
          <table:table-cell office:value-type="float" office:value="168" table:style-name="ce3">
            <text:p>168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168" table:style-name="ce3">
            <text:p>168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16666666666667" table:style-name="ce3">
            <text:p>0.991666667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3">
            <text:p>77</text:p>
          </table:table-cell>
          <table:table-cell office:value-type="float" office:value="106" table:style-name="ce3">
            <text:p>106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7916666666666663" table:style-name="ce3">
            <text:p>0.979166667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333333333333328" table:style-name="ce3">
            <text:p>0.983333333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70" table:style-name="ce3">
            <text:p>170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70" table:style-name="ce3">
            <text:p>170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172" table:style-name="ce3">
            <text:p>172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172" table:style-name="ce3">
            <text:p>172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1" table:style-name="ce3">
            <text:p>81</text:p>
          </table:table-cell>
          <table:table-cell office:value-type="float" office:value="116" table:style-name="ce3">
            <text:p>116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3">
            <text:p>82</text:p>
          </table:table-cell>
          <table:table-cell office:value-type="float" office:value="119" table:style-name="ce3">
            <text:p>119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19" table:style-name="ce3">
            <text:p>119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83" table:style-name="ce3">
            <text:p>83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3">
            <text:p>88</text:p>
          </table:table-cell>
          <table:table-cell office:value-type="float" office:value="128" table:style-name="ce3">
            <text:p>128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0.99583333333333335" table:style-name="ce3">
            <text:p>0.995833333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9" table:style-name="ce3">
            <text:p>89</text:p>
          </table:table-cell>
          <table:table-cell office:value-type="float" office:value="131" table:style-name="ce3">
            <text:p>13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131" table:style-name="ce3">
            <text:p>131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37" table:style-name="ce3">
            <text:p>13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37" table:style-name="ce3">
            <text:p>13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" table:style-name="ce3">
            <text:p>1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45" table:style-name="ce3">
            <text:p>145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08333333333333" table:style-name="ce3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45" table:style-name="ce3">
            <text:p>14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45" table:style-name="ce3">
            <text:p>14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208333333333333" table:style-name="ce3">
            <text:p>1.020833333</text:p>
          </table:table-cell>
          <table:table-cell office:value-type="float" office:value="1.0166666666666666" table:style-name="ce3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147" table:style-name="ce3">
            <text:p>14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3">
            <text:p>101</text:p>
          </table:table-cell>
          <table:table-cell office:value-type="float" office:value="158" table:style-name="ce3">
            <text:p>158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60" table:style-name="ce3">
            <text:p>160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60" table:style-name="ce3">
            <text:p>160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041666666666667" table:style-name="ce3">
            <text:p>1.0041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3">
            <text:p>105</text:p>
          </table:table-cell>
          <table:table-cell office:value-type="float" office:value="164" table:style-name="ce3">
            <text:p>164</text:p>
          </table:table-cell>
          <table:table-cell office:value-type="float" office:value="1.0125" table:style-name="ce3">
            <text:p>1.0125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083333333333333" table:style-name="ce3">
            <text:p>1.008333333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66666666666666" table:style-name="ce3">
            <text:p>1.016666667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office:value-type="float" office:value="1.0125" table:style-name="ce3">
            <text:p>1.0125</text:p>
          </table:table-cell>
          <table:table-cell table:number-columns-repeated="16358"/>
        </table:table-row>
        <table:table-row table:number-rows-repeated="1048370" table:style-name="ro1">
          <table:table-cell table:number-columns-repeated="16384"/>
        </table:table-row>
      </table:table>
      <table:database-ranges>
        <table:database-range table:target-range-address="Transformers.A109:Transformers.J20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3T07:13:55Z</dc:date>
    <meta:editing-cycles>118</meta:editing-cycles>
  </office:meta>
</office:document-meta>
</file>